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ext-properties fo:font-size="18pt" style:font-size-asian="18pt" style:font-size-complex="18pt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18pt" style:font-size-asian="18pt" style:font-size-complex="18pt"/>
    </style:style>
    <style:style style:name="ce5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/>
    <style:style style:name="ce10" style:family="table-cell" style:parent-style-name="Default" style:data-style-name="N13">
      <style:table-cell-properties style:vertical-align="automatic"/>
    </style:style>
    <style:style style:name="ce11" style:family="table-cell" style:parent-style-name="Default" style:data-style-name="N14">
      <style:table-cell-properties style:vertical-align="automatic"/>
    </style:style>
    <style:style style:name="ce12" style:family="table-cell" style:parent-style-name="Default" style:data-style-name="N0">
      <style:table-cell-properties fo:background-color="#D9D9D9"/>
    </style:style>
    <style:style style:name="ce13" style:family="table-cell" style:parent-style-name="Default" style:data-style-name="N0">
      <style:table-cell-properties style:vertical-align="automatic" fo:background-color="#D9D9D9"/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15" style:family="table-cell" style:parent-style-name="Default" style:data-style-name="N1">
      <style:table-cell-properties style:vertical-align="automatic"/>
    </style:style>
    <style:style style:name="co1" style:family="table-column">
      <style:table-column-properties fo:break-before="auto" style:column-width="27.0933333333333cm"/>
    </style:style>
    <style:style style:name="co2" style:family="table-column">
      <style:table-column-properties fo:break-before="auto" style:column-width="2.46944444444444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4.33916666666667cm"/>
    </style:style>
    <style:style style:name="co5" style:family="table-column">
      <style:table-column-properties fo:break-before="auto" style:column-width="3.26319444444444cm"/>
    </style:style>
    <style:style style:name="co6" style:family="table-column">
      <style:table-column-properties fo:break-before="auto" style:column-width="3.73944444444444cm"/>
    </style:style>
    <style:style style:name="co7" style:family="table-column">
      <style:table-column-properties fo:break-before="auto" style:column-width="3.89819444444444cm"/>
    </style:style>
    <style:style style:name="co8" style:family="table-column">
      <style:table-column-properties fo:break-before="auto" style:column-width="3.21027777777778cm"/>
    </style:style>
    <style:style style:name="co9" style:family="table-column">
      <style:table-column-properties fo:break-before="auto" style:column-width="6.35cm"/>
    </style:style>
    <style:style style:name="co10" style:family="table-column">
      <style:table-column-properties fo:break-before="auto" style:column-width="5.83847222222222cm"/>
    </style:style>
    <style:style style:name="co11" style:family="table-column">
      <style:table-column-properties fo:break-before="auto" style:column-width="4.95652777777778cm"/>
    </style:style>
    <style:style style:name="co12" style:family="table-column">
      <style:table-column-properties fo:break-before="auto" style:column-width="5.30930555555556cm"/>
    </style:style>
    <style:style style:name="co13" style:family="table-column">
      <style:table-column-properties fo:break-before="auto" style:column-width="5.04472222222222cm"/>
    </style:style>
    <style:style style:name="co14" style:family="table-column">
      <style:table-column-properties fo:break-before="auto" style:column-width="2.62819444444444cm"/>
    </style:style>
    <style:style style:name="co15" style:family="table-column">
      <style:table-column-properties fo:break-before="auto" style:column-width="3.72180555555556cm"/>
    </style:style>
    <style:style style:name="ro1" style:family="table-row">
      <style:table-row-properties style:row-height="23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22.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ext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Description</text:p>
          </table:table-cell>
          <table:table-cell table:number-columns-repeated="25" table:style-name="ce3"/>
          <table:table-cell table:number-columns-repeated="16358"/>
        </table:table-row>
        <table:table-row table:style-name="ro2">
          <table:table-cell office:value-type="string" table:style-name="ce4">
            <text:p>A company makes and sells 3 types of Chocolates- Dark Chocolate, White Chocolate and Milk Chocolate.</text:p>
          </table:table-cell>
          <table:table-cell table:number-columns-repeated="25" table:style-name="ce3"/>
          <table:table-cell table:number-columns-repeated="16358"/>
        </table:table-row>
        <table:table-row table:style-name="ro3">
          <table:table-cell office:value-type="string" table:style-name="ce4">
            <text:p>To make 1 kg of chocolate, the raw materials are described below:</text:p>
          </table:table-cell>
          <table:table-cell table:number-columns-repeated="25" table:style-name="ce3"/>
          <table:table-cell table:number-columns-repeated="16358"/>
        </table:table-row>
        <table:table-row table:style-name="ro3">
          <table:table-cell office:value-type="string" table:style-name="ce4">
            <text:p>-Dark Chocolate- 500 gms cocoa powder, 100 gms sugar, 400 gms cocoa butter</text:p>
          </table:table-cell>
          <table:table-cell table:number-columns-repeated="25" table:style-name="ce3"/>
          <table:table-cell table:number-columns-repeated="16358"/>
        </table:table-row>
        <table:table-row table:style-name="ro3">
          <table:table-cell office:value-type="string" table:style-name="ce4">
            <text:p>-White Chocolate- 400 gms milk powder, 300 gms sugar, 300 gms cocoa butter</text:p>
          </table:table-cell>
          <table:table-cell table:number-columns-repeated="25" table:style-name="ce3"/>
          <table:table-cell table:number-columns-repeated="16358"/>
        </table:table-row>
        <table:table-row table:style-name="ro2">
          <table:table-cell office:value-type="string" table:style-name="ce4">
            <text:p>-Milk Chocolate- 200 gms cocoa powder, 300 gms milk powder, 200 gms sugar, 300 gms cocoa butter</text:p>
          </table:table-cell>
          <table:table-cell table:number-columns-repeated="25" table:style-name="ce3"/>
          <table:table-cell table:number-columns-repeated="16358"/>
        </table:table-row>
        <table:table-row table:style-name="ro2">
          <table:table-cell office:value-type="string" table:style-name="ce4">
            <text:p>The company plans to make 18,000 kg of dark chocolate, 20,000 kg of white chocolate and 25,000 kg of milk chocolate in the first month.</text:p>
          </table:table-cell>
          <table:table-cell table:number-columns-repeated="25" table:style-name="ce3"/>
          <table:table-cell table:number-columns-repeated="16358"/>
        </table:table-row>
        <table:table-row table:style-name="ro2">
          <table:table-cell office:value-type="string" table:style-name="ce4">
            <text:p>It plans to increase it on a monthly basis by 1% for dark chocolate, 3% for white chocolate and 3% for milk chocolate.</text:p>
          </table:table-cell>
          <table:table-cell table:number-columns-repeated="25" table:style-name="ce3"/>
          <table:table-cell table:number-columns-repeated="16358"/>
        </table:table-row>
        <table:table-row table:style-name="ro2">
          <table:table-cell office:value-type="string" table:style-name="ce4">
            <text:p>Make a model of the company's manufacturing and raw material usage for 24 months based on the information provided.</text:p>
          </table:table-cell>
          <table:table-cell table:number-columns-repeated="25" table:style-name="ce3"/>
          <table:table-cell table:number-columns-repeated="16358"/>
        </table:table-row>
        <table:table-row table:style-name="ro3">
          <table:table-cell table:number-columns-repeated="26" table:style-name="ce3"/>
          <table:table-cell table:number-columns-repeated="16358"/>
        </table:table-row>
        <table:table-row table:style-name="ro3">
          <table:table-cell office:value-type="string" table:style-name="ce5">
            <text:p>The company plans to purchase 15,000 kg of cocoa powder, 20,000 kg of milk powder, 18,000 kg of sugar and 25,000 kg of cocoa butter.</text:p>
          </table:table-cell>
          <table:table-cell table:number-columns-repeated="25" table:style-name="ce3"/>
          <table:table-cell table:number-columns-repeated="16358"/>
        </table:table-row>
        <table:table-row table:style-name="ro3">
          <table:table-cell table:style-name="ce6"/>
          <table:table-cell table:number-columns-repeated="25" table:style-name="ce3"/>
          <table:table-cell table:number-columns-repeated="16358"/>
        </table:table-row>
        <table:table-row table:style-name="ro3">
          <table:table-cell office:value-type="string" table:style-name="ce5">
            <text:p>It plans to increase its purchases on a monthly basis of cocoa powder by 2%, milk powder by 2%, sugar by 3% and cocoa butter by 3.5%.</text:p>
          </table:table-cell>
          <table:table-cell table:number-columns-repeated="25" table:style-name="ce3"/>
          <table:table-cell table:number-columns-repeated="16358"/>
        </table:table-row>
        <table:table-row table:style-name="ro3">
          <table:table-cell table:style-name="ce6"/>
          <table:table-cell table:number-columns-repeated="25" table:style-name="ce3"/>
          <table:table-cell table:number-columns-repeated="16358"/>
        </table:table-row>
        <table:table-row table:style-name="ro3">
          <table:table-cell office:value-type="string" table:style-name="ce5">
            <text:p>The company plans to sell 15,000 kg of dark chocolate, 20,000 kg of white chocolate and 22,000 kg of milk chocolate in the first month.</text:p>
          </table:table-cell>
          <table:table-cell table:number-columns-repeated="25" table:style-name="ce3"/>
          <table:table-cell table:number-columns-repeated="16358"/>
        </table:table-row>
        <table:table-row table:style-name="ro3">
          <table:table-cell table:style-name="ce6"/>
          <table:table-cell table:number-columns-repeated="25" table:style-name="ce3"/>
          <table:table-cell table:number-columns-repeated="16358"/>
        </table:table-row>
        <table:table-row table:style-name="ro3">
          <table:table-cell office:value-type="string" table:style-name="ce5">
            <text:p>It plans to increase its sales on a monthly basis by 1% for dark chocolate, 2.5% for white chocolate and 3% for milk chocolate.</text:p>
          </table:table-cell>
          <table:table-cell table:number-columns-repeated="25" table:style-name="ce3"/>
          <table:table-cell table:number-columns-repeated="16358"/>
        </table:table-row>
        <table:table-row table:style-name="ro3">
          <table:table-cell table:style-name="ce6"/>
          <table:table-cell table:number-columns-repeated="25" table:style-name="ce3"/>
          <table:table-cell table:number-columns-repeated="16358"/>
        </table:table-row>
        <table:table-row table:style-name="ro3">
          <table:table-cell office:value-type="string" table:style-name="ce5">
            <text:p>The selling price per kg is Rs 2,500 for dark chocolate, Rs 2,000 for white chocolate and Rs 1,900 for milk chocolate.</text:p>
          </table:table-cell>
          <table:table-cell table:number-columns-repeated="25" table:style-name="ce3"/>
          <table:table-cell table:number-columns-repeated="16358"/>
        </table:table-row>
        <table:table-row table:style-name="ro3">
          <table:table-cell table:style-name="ce6"/>
          <table:table-cell table:number-columns-repeated="25" table:style-name="ce3"/>
          <table:table-cell table:number-columns-repeated="16358"/>
        </table:table-row>
        <table:table-row table:style-name="ro3">
          <table:table-cell office:value-type="string" table:style-name="ce5">
            <text:p>The purchase price per kg is Rs 1,300 for cocoa powder, Rs 700 for milk powder, Rs 45 for sugar, Rs 2,300 for cocoa butter.</text:p>
          </table:table-cell>
          <table:table-cell table:number-columns-repeated="25" table:style-name="ce3"/>
          <table:table-cell table:number-columns-repeated="16358"/>
        </table:table-row>
        <table:table-row table:style-name="ro3">
          <table:table-cell table:style-name="ce6"/>
          <table:table-cell table:number-columns-repeated="25" table:style-name="ce3"/>
          <table:table-cell table:number-columns-repeated="16358"/>
        </table:table-row>
        <table:table-row table:style-name="ro3">
          <table:table-cell office:value-type="string" table:style-name="ce5">
            <text:p>Update the model based on the new data.</text:p>
          </table:table-cell>
          <table:table-cell table:number-columns-repeated="25" table:style-name="ce3"/>
          <table:table-cell table:number-columns-repeated="16358"/>
        </table:table-row>
        <table:table-row table:style-name="ro3">
          <table:table-cell table:number-columns-repeated="26" table:style-name="ce3"/>
          <table:table-cell table:number-columns-repeated="16358"/>
        </table:table-row>
        <table:table-row table:style-name="ro3">
          <table:table-cell office:value-type="string" table:style-name="ce5">
            <text:p>The company pays for cocoa powder after 1 month and cocoa butter after 3 months. It pays for sugar and milk powder immediately.</text:p>
          </table:table-cell>
          <table:table-cell table:number-columns-repeated="25" table:style-name="ce3"/>
          <table:table-cell table:number-columns-repeated="16358"/>
        </table:table-row>
        <table:table-row table:style-name="ro3">
          <table:table-cell table:style-name="ce6"/>
          <table:table-cell table:number-columns-repeated="25" table:style-name="ce3"/>
          <table:table-cell table:number-columns-repeated="16358"/>
        </table:table-row>
        <table:table-row table:style-name="ro3">
          <table:table-cell office:value-type="string" table:style-name="ce5">
            <text:p>35% of the company's sales is to BigWholesaler who pays the company after 1 month.</text:p>
          </table:table-cell>
          <table:table-cell table:number-columns-repeated="25" table:style-name="ce3"/>
          <table:table-cell table:number-columns-repeated="16358"/>
        </table:table-row>
        <table:table-row table:style-name="ro3">
          <table:table-cell table:style-name="ce6"/>
          <table:table-cell table:number-columns-repeated="25" table:style-name="ce3"/>
          <table:table-cell table:number-columns-repeated="16358"/>
        </table:table-row>
        <table:table-row table:style-name="ro3">
          <table:table-cell office:value-type="string" table:style-name="ce5">
            <text:p>35% of the company's sales is to BigRetailer who pays the company after 2 months.</text:p>
          </table:table-cell>
          <table:table-cell table:number-columns-repeated="25" table:style-name="ce3"/>
          <table:table-cell table:number-columns-repeated="16358"/>
        </table:table-row>
        <table:table-row table:style-name="ro3">
          <table:table-cell table:style-name="ce6"/>
          <table:table-cell table:number-columns-repeated="25" table:style-name="ce3"/>
          <table:table-cell table:number-columns-repeated="16358"/>
        </table:table-row>
        <table:table-row table:style-name="ro3">
          <table:table-cell office:value-type="string" table:style-name="ce5">
            <text:p>30% of the company's sales is in cash.</text:p>
          </table:table-cell>
          <table:table-cell table:number-columns-repeated="25" table:style-name="ce3"/>
          <table:table-cell table:number-columns-repeated="16358"/>
        </table:table-row>
        <table:table-row table:number-rows-repeated="968" table:style-name="ro3">
          <table:table-cell table:number-columns-repeated="26" table:style-name="ce3"/>
          <table:table-cell table:number-columns-repeated="16358"/>
        </table:table-row>
        <table:table-row table:number-rows-repeated="1047577" table:style-name="ro4">
          <table:table-cell table:number-columns-repeated="16384"/>
        </table:table-row>
      </table:table>
      <table:table table:name="Assumptions" table:style-name="ta1"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1019" table:default-cell-style-name="ce1"/>
        <table:table-column table:style-name="co3" table:number-columns-repeated="15360" table:default-cell-style-name="ce1"/>
        <table:table-row table:style-name="ro5">
          <table:table-cell office:value-type="string" table:style-name="ce7">
            <text:p>To Make 1 Kg of Chocolate</text:p>
          </table:table-cell>
          <table:table-cell table:number-columns-repeated="16383" table:style-name="ce1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Raw Material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">
            <text:p>Chocolates</text:p>
          </table:table-cell>
          <table:table-cell office:value-type="string" table:style-name="ce7">
            <text:p>Cocoa Powder</text:p>
          </table:table-cell>
          <table:table-cell office:value-type="string" table:style-name="ce8">
            <text:p>Milk Powder</text:p>
          </table:table-cell>
          <table:table-cell office:value-type="string" table:style-name="ce7">
            <text:p>Sugar</text:p>
          </table:table-cell>
          <table:table-cell office:value-type="string" table:style-name="ce7">
            <text:p>Cocoa Butter</text:p>
          </table:table-cell>
          <table:table-cell table:number-columns-repeated="16379"/>
        </table:table-row>
        <table:table-row table:style-name="ro5">
          <table:table-cell office:value-type="string" table:style-name="ce8">
            <text:p>Dark Chocolate</text:p>
          </table:table-cell>
          <table:table-cell office:value-type="float" office:value="0.5" table:formula="of:=500/1000" table:style-name="ce9">
            <text:p>0,5</text:p>
          </table:table-cell>
          <table:table-cell table:style-name="ce1"/>
          <table:table-cell office:value-type="float" office:value="0.1" table:formula="of:=100/1000" table:style-name="ce9">
            <text:p>0,1</text:p>
          </table:table-cell>
          <table:table-cell office:value-type="float" office:value="0.4" table:formula="of:=400/1000" table:style-name="ce9">
            <text:p>0,4</text:p>
          </table:table-cell>
          <table:table-cell table:number-columns-repeated="16379"/>
        </table:table-row>
        <table:table-row table:style-name="ro5">
          <table:table-cell office:value-type="string" table:style-name="ce8">
            <text:p>White chocolate</text:p>
          </table:table-cell>
          <table:table-cell table:style-name="ce1"/>
          <table:table-cell office:value-type="float" office:value="0.4" table:formula="of:=400/1000" table:style-name="ce9">
            <text:p>0,4</text:p>
          </table:table-cell>
          <table:table-cell office:value-type="float" office:value="0.3" table:formula="of:=300/1000" table:style-name="ce9">
            <text:p>0,3</text:p>
          </table:table-cell>
          <table:table-cell office:value-type="float" office:value="0.3" table:formula="of:=300/1000" table:style-name="ce9">
            <text:p>0,3</text:p>
          </table:table-cell>
          <table:table-cell table:number-columns-repeated="16379"/>
        </table:table-row>
        <table:table-row table:style-name="ro5">
          <table:table-cell office:value-type="string" table:style-name="ce8">
            <text:p>Milk chocolate</text:p>
          </table:table-cell>
          <table:table-cell office:value-type="float" office:value="0.2" table:formula="of:=200/1000" table:style-name="ce9">
            <text:p>0,2</text:p>
          </table:table-cell>
          <table:table-cell office:value-type="float" office:value="0.3" table:formula="of:=300/1000" table:style-name="ce9">
            <text:p>0,3</text:p>
          </table:table-cell>
          <table:table-cell office:value-type="float" office:value="0.2" table:formula="of:=200/1000" table:style-name="ce9">
            <text:p>0,2</text:p>
          </table:table-cell>
          <table:table-cell office:value-type="float" office:value="0.3" table:formula="of:=300/1000" table:style-name="ce9">
            <text:p>0,3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Manufacturing (In '000 Kg)</text:p>
          </table:table-cell>
          <table:table-cell office:value-type="string" table:style-name="ce8">
            <text:p>First mont</text:p>
          </table:table-cell>
          <table:table-cell office:value-type="string" table:style-name="ce8">
            <text:p>Inc in other months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8">
            <text:p>Dark Chocolate</text:p>
          </table:table-cell>
          <table:table-cell office:value-type="float" office:value="18" table:formula="of:=18000/1000" table:style-name="ce9">
            <text:p>18</text:p>
          </table:table-cell>
          <table:table-cell office:value-type="percentage" office:value="0.01" table:style-name="ce10">
            <text:p>1%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8">
            <text:p>White chocolate</text:p>
          </table:table-cell>
          <table:table-cell office:value-type="float" office:value="20" table:formula="of:=20000/1000" table:style-name="ce9">
            <text:p>20</text:p>
          </table:table-cell>
          <table:table-cell office:value-type="percentage" office:value="0.03" table:style-name="ce10">
            <text:p>3%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8">
            <text:p>Milk chocolate</text:p>
          </table:table-cell>
          <table:table-cell office:value-type="float" office:value="25" table:formula="of:=25000/1000" table:style-name="ce9">
            <text:p>25</text:p>
          </table:table-cell>
          <table:table-cell office:value-type="percentage" office:value="0.03" table:style-name="ce10">
            <text:p>3%</text:p>
          </table:table-cell>
          <table:table-cell table:number-columns-repeated="16381" table:style-name="ce1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Purchase (In '000 Kg)</text:p>
          </table:table-cell>
          <table:table-cell office:value-type="string" table:style-name="ce7">
            <text:p>First Month</text:p>
          </table:table-cell>
          <table:table-cell office:value-type="string" table:style-name="ce7">
            <text:p>Inc in other months</text:p>
          </table:table-cell>
          <table:table-cell office:value-type="string" table:style-name="ce7">
            <text:p>Purchase Price</text:p>
          </table:table-cell>
          <table:table-cell office:value-type="string" table:style-name="ce8">
            <text:p>Payments for Purchases</text:p>
          </table:table-cell>
          <table:table-cell table:number-columns-repeated="16379"/>
        </table:table-row>
        <table:table-row table:style-name="ro5">
          <table:table-cell office:value-type="string" table:style-name="ce8">
            <text:p>Cocoa Powder</text:p>
          </table:table-cell>
          <table:table-cell office:value-type="float" office:value="15" table:formula="of:=15000/1000" table:style-name="ce9">
            <text:p>15</text:p>
          </table:table-cell>
          <table:table-cell office:value-type="percentage" office:value="0.02" table:style-name="ce10">
            <text:p>2%</text:p>
          </table:table-cell>
          <table:table-cell office:value-type="float" office:value="1300" table:style-name="ce8">
            <text:p>1300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5">
          <table:table-cell office:value-type="string" table:style-name="ce8">
            <text:p>Milk Powder</text:p>
          </table:table-cell>
          <table:table-cell office:value-type="float" office:value="20" table:formula="of:=20000/1000" table:style-name="ce9">
            <text:p>20</text:p>
          </table:table-cell>
          <table:table-cell office:value-type="percentage" office:value="0.02" table:style-name="ce10">
            <text:p>2%</text:p>
          </table:table-cell>
          <table:table-cell office:value-type="float" office:value="700" table:style-name="ce8">
            <text:p>700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5">
          <table:table-cell office:value-type="string" table:style-name="ce8">
            <text:p>Sugar</text:p>
          </table:table-cell>
          <table:table-cell office:value-type="float" office:value="18" table:formula="of:=18000/1000" table:style-name="ce9">
            <text:p>18</text:p>
          </table:table-cell>
          <table:table-cell office:value-type="percentage" office:value="0.03" table:style-name="ce10">
            <text:p>3%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5">
          <table:table-cell office:value-type="string" table:style-name="ce8">
            <text:p>Cocoa Butter</text:p>
          </table:table-cell>
          <table:table-cell office:value-type="float" office:value="25" table:formula="of:=25000/1000" table:style-name="ce9">
            <text:p>25</text:p>
          </table:table-cell>
          <table:table-cell office:value-type="percentage" office:value="3.5000000000000003E-2" table:style-name="ce11">
            <text:p>3,50%</text:p>
          </table:table-cell>
          <table:table-cell office:value-type="float" office:value="2300" table:style-name="ce8">
            <text:p>2300</text:p>
          </table:table-cell>
          <table:table-cell office:value-type="float" office:value="3" table:style-name="ce8">
            <text:p>3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Sales (In '000Kg)</text:p>
          </table:table-cell>
          <table:table-cell office:value-type="string" table:style-name="ce7">
            <text:p>First Month</text:p>
          </table:table-cell>
          <table:table-cell office:value-type="string" table:style-name="ce7">
            <text:p>Inc In Other Months</text:p>
          </table:table-cell>
          <table:table-cell office:value-type="string" table:style-name="ce7">
            <text:p>Selling Price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8">
            <text:p>Dark Chocolate</text:p>
          </table:table-cell>
          <table:table-cell office:value-type="float" office:value="15" table:formula="of:=15000/1000" table:style-name="ce9">
            <text:p>15</text:p>
          </table:table-cell>
          <table:table-cell office:value-type="percentage" office:value="0.01" table:style-name="ce10">
            <text:p>1%</text:p>
          </table:table-cell>
          <table:table-cell office:value-type="float" office:value="2500" table:style-name="ce8">
            <text:p>250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8">
            <text:p>White chocolate</text:p>
          </table:table-cell>
          <table:table-cell office:value-type="float" office:value="20" table:formula="of:=20000/1000" table:style-name="ce9">
            <text:p>20</text:p>
          </table:table-cell>
          <table:table-cell office:value-type="percentage" office:value="2.5000000000000001E-2" table:style-name="ce11">
            <text:p>2,50%</text:p>
          </table:table-cell>
          <table:table-cell office:value-type="float" office:value="2000" table:style-name="ce8">
            <text:p>200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8">
            <text:p>Milk chocolate</text:p>
          </table:table-cell>
          <table:table-cell office:value-type="float" office:value="22" table:formula="of:=22000/1000" table:style-name="ce9">
            <text:p>22</text:p>
          </table:table-cell>
          <table:table-cell office:value-type="percentage" office:value="0.03" table:style-name="ce10">
            <text:p>3%</text:p>
          </table:table-cell>
          <table:table-cell office:value-type="float" office:value="1900" table:style-name="ce8">
            <text:p>1900</text:p>
          </table:table-cell>
          <table:table-cell table:number-columns-repeated="16380" table:style-name="ce1"/>
        </table:table-row>
        <table:table-row table:number-rows-repeated="2" table:style-name="ro4">
          <table:table-cell table:number-columns-repeated="16384"/>
        </table:table-row>
        <table:table-row table:style-name="ro5">
          <table:table-cell office:value-type="string" table:style-name="ce7">
            <text:p>Collection for sales</text:p>
          </table:table-cell>
          <table:table-cell office:value-type="string" table:style-name="ce7">
            <text:p>Sales %</text:p>
          </table:table-cell>
          <table:table-cell office:value-type="string" table:style-name="ce7">
            <text:p>Collection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8">
            <text:p>Big Wholesaler</text:p>
          </table:table-cell>
          <table:table-cell office:value-type="percentage" office:value="0.35" table:style-name="ce10">
            <text:p>35%</text:p>
          </table:table-cell>
          <table:table-cell office:value-type="float" office:value="1" table:style-name="ce8">
            <text:p>1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8">
            <text:p>Big Retailer</text:p>
          </table:table-cell>
          <table:table-cell office:value-type="percentage" office:value="0.35" table:style-name="ce10">
            <text:p>35%</text:p>
          </table:table-cell>
          <table:table-cell office:value-type="float" office:value="2" table:style-name="ce8">
            <text:p>2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8">
            <text:p>Cash</text:p>
          </table:table-cell>
          <table:table-cell office:value-type="percentage" office:value="0.3" table:style-name="ce10">
            <text:p>30%</text:p>
          </table:table-cell>
          <table:table-cell office:value-type="float" office:value="0" table:style-name="ce8">
            <text:p>0</text:p>
          </table:table-cell>
          <table:table-cell table:number-columns-repeated="16381" table:style-name="ce1"/>
        </table:table-row>
        <table:table-row table:number-rows-repeated="1048547" table:style-name="ro4">
          <table:table-cell table:number-columns-repeated="16384"/>
        </table:table-row>
      </table:table>
      <table:table table:name="Calcs" table:style-name="ta1">
        <table:table-column table:style-name="co7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5">
          <table:table-cell table:style-name="ce12"/>
          <table:table-cell office:value-type="string" table:style-name="ce13">
            <text:p>M1</text:p>
          </table:table-cell>
          <table:table-cell office:value-type="string" table:style-name="ce13">
            <text:p>M2</text:p>
          </table:table-cell>
          <table:table-cell office:value-type="string" table:style-name="ce13">
            <text:p>M3</text:p>
          </table:table-cell>
          <table:table-cell office:value-type="string" table:style-name="ce13">
            <text:p>M4</text:p>
          </table:table-cell>
          <table:table-cell office:value-type="string" table:style-name="ce13">
            <text:p>M5</text:p>
          </table:table-cell>
          <table:table-cell office:value-type="string" table:style-name="ce13">
            <text:p>M6</text:p>
          </table:table-cell>
          <table:table-cell office:value-type="string" table:style-name="ce13">
            <text:p>M7</text:p>
          </table:table-cell>
          <table:table-cell office:value-type="string" table:style-name="ce13">
            <text:p>M8</text:p>
          </table:table-cell>
          <table:table-cell office:value-type="string" table:style-name="ce13">
            <text:p>M9</text:p>
          </table:table-cell>
          <table:table-cell office:value-type="string" table:style-name="ce13">
            <text:p>M10</text:p>
          </table:table-cell>
          <table:table-cell office:value-type="string" table:style-name="ce13">
            <text:p>M11</text:p>
          </table:table-cell>
          <table:table-cell office:value-type="string" table:style-name="ce13">
            <text:p>M12</text:p>
          </table:table-cell>
          <table:table-cell office:value-type="string" table:style-name="ce13">
            <text:p>M13</text:p>
          </table:table-cell>
          <table:table-cell office:value-type="string" table:style-name="ce13">
            <text:p>M14</text:p>
          </table:table-cell>
          <table:table-cell office:value-type="string" table:style-name="ce13">
            <text:p>M15</text:p>
          </table:table-cell>
          <table:table-cell office:value-type="string" table:style-name="ce13">
            <text:p>M16</text:p>
          </table:table-cell>
          <table:table-cell office:value-type="string" table:style-name="ce13">
            <text:p>M17</text:p>
          </table:table-cell>
          <table:table-cell office:value-type="string" table:style-name="ce13">
            <text:p>M18</text:p>
          </table:table-cell>
          <table:table-cell office:value-type="string" table:style-name="ce13">
            <text:p>M19</text:p>
          </table:table-cell>
          <table:table-cell office:value-type="string" table:style-name="ce13">
            <text:p>M20</text:p>
          </table:table-cell>
          <table:table-cell office:value-type="string" table:style-name="ce13">
            <text:p>M21</text:p>
          </table:table-cell>
          <table:table-cell office:value-type="string" table:style-name="ce13">
            <text:p>M22</text:p>
          </table:table-cell>
          <table:table-cell office:value-type="string" table:style-name="ce13">
            <text:p>M23</text:p>
          </table:table-cell>
          <table:table-cell office:value-type="string" table:style-name="ce13">
            <text:p>M24</text:p>
          </table:table-cell>
          <table:table-cell table:number-columns-repeated="16359"/>
        </table:table-row>
        <table:table-row table:style-name="ro5">
          <table:table-cell office:value-type="string" table:style-name="ce7">
            <text:p>Manufacturing ('000 Kg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Dark Chocolate</text:p>
          </table:table-cell>
          <table:table-cell office:value-type="float" office:value="18" table:formula="of:=[Assumptions.B10]" table:style-name="ce9">
            <text:p>18</text:p>
          </table:table-cell>
          <table:table-cell office:value-type="float" office:value="18.18" table:formula="of:=[.B3]+([.B3]*[Assumptions.C10])" table:style-name="ce14">
            <text:p>18</text:p>
          </table:table-cell>
          <table:table-cell office:value-type="float" office:value="18.18" table:formula="of:=[.C3]+([.C3]*[Assumptions.D10])" table:style-name="ce14">
            <text:p>18</text:p>
          </table:table-cell>
          <table:table-cell office:value-type="float" office:value="18.18" table:formula="of:=[.D3]+([.D3]*[Assumptions.E10])" table:style-name="ce14">
            <text:p>18</text:p>
          </table:table-cell>
          <table:table-cell office:value-type="float" office:value="18.18" table:formula="of:=[.E3]+([.E3]*[Assumptions.F10])" table:style-name="ce14">
            <text:p>18</text:p>
          </table:table-cell>
          <table:table-cell office:value-type="float" office:value="18.18" table:formula="of:=[.F3]+([.F3]*[Assumptions.G10])" table:style-name="ce14">
            <text:p>18</text:p>
          </table:table-cell>
          <table:table-cell office:value-type="float" office:value="18.18" table:formula="of:=[.G3]+([.G3]*[Assumptions.H10])" table:style-name="ce14">
            <text:p>18</text:p>
          </table:table-cell>
          <table:table-cell office:value-type="float" office:value="18.18" table:formula="of:=[.H3]+([.H3]*[Assumptions.I10])" table:style-name="ce14">
            <text:p>18</text:p>
          </table:table-cell>
          <table:table-cell office:value-type="float" office:value="18.18" table:formula="of:=[.I3]+([.I3]*[Assumptions.J10])" table:style-name="ce14">
            <text:p>18</text:p>
          </table:table-cell>
          <table:table-cell office:value-type="float" office:value="18.18" table:formula="of:=[.J3]+([.J3]*[Assumptions.K10])" table:style-name="ce14">
            <text:p>18</text:p>
          </table:table-cell>
          <table:table-cell office:value-type="float" office:value="18.18" table:formula="of:=[.K3]+([.K3]*[Assumptions.L10])" table:style-name="ce14">
            <text:p>18</text:p>
          </table:table-cell>
          <table:table-cell office:value-type="float" office:value="18.18" table:formula="of:=[.L3]+([.L3]*[Assumptions.M10])" table:style-name="ce14">
            <text:p>18</text:p>
          </table:table-cell>
          <table:table-cell office:value-type="float" office:value="18.18" table:formula="of:=[.M3]+([.M3]*[Assumptions.N10])" table:style-name="ce14">
            <text:p>18</text:p>
          </table:table-cell>
          <table:table-cell office:value-type="float" office:value="18.18" table:formula="of:=[.N3]+([.N3]*[Assumptions.O10])" table:style-name="ce14">
            <text:p>18</text:p>
          </table:table-cell>
          <table:table-cell office:value-type="float" office:value="18.18" table:formula="of:=[.O3]+([.O3]*[Assumptions.P10])" table:style-name="ce14">
            <text:p>18</text:p>
          </table:table-cell>
          <table:table-cell office:value-type="float" office:value="18.18" table:formula="of:=[.P3]+([.P3]*[Assumptions.Q10])" table:style-name="ce14">
            <text:p>18</text:p>
          </table:table-cell>
          <table:table-cell office:value-type="float" office:value="18.18" table:formula="of:=[.Q3]+([.Q3]*[Assumptions.R10])" table:style-name="ce14">
            <text:p>18</text:p>
          </table:table-cell>
          <table:table-cell office:value-type="float" office:value="18.18" table:formula="of:=[.R3]+([.R3]*[Assumptions.S10])" table:style-name="ce14">
            <text:p>18</text:p>
          </table:table-cell>
          <table:table-cell office:value-type="float" office:value="18.18" table:formula="of:=[.S3]+([.S3]*[Assumptions.T10])" table:style-name="ce14">
            <text:p>18</text:p>
          </table:table-cell>
          <table:table-cell office:value-type="float" office:value="18.18" table:formula="of:=[.T3]+([.T3]*[Assumptions.U10])" table:style-name="ce14">
            <text:p>18</text:p>
          </table:table-cell>
          <table:table-cell office:value-type="float" office:value="18.18" table:formula="of:=[.U3]+([.U3]*[Assumptions.V10])" table:style-name="ce14">
            <text:p>18</text:p>
          </table:table-cell>
          <table:table-cell office:value-type="float" office:value="18.18" table:formula="of:=[.V3]+([.V3]*[Assumptions.W10])" table:style-name="ce14">
            <text:p>18</text:p>
          </table:table-cell>
          <table:table-cell office:value-type="float" office:value="18.18" table:formula="of:=[.W3]+([.W3]*[Assumptions.X10])" table:style-name="ce14">
            <text:p>18</text:p>
          </table:table-cell>
          <table:table-cell office:value-type="float" office:value="18.18" table:formula="of:=[.X3]+([.X3]*[Assumptions.Y10])" table:style-name="ce14">
            <text:p>18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White chocolate</text:p>
          </table:table-cell>
          <table:table-cell office:value-type="float" office:value="20" table:formula="of:=[Assumptions.B11]" table:style-name="ce9">
            <text:p>20</text:p>
          </table:table-cell>
          <table:table-cell office:value-type="float" office:value="20.6" table:formula="of:=[.B4]+([.B4]*[Assumptions.C11])" table:style-name="ce14">
            <text:p>21</text:p>
          </table:table-cell>
          <table:table-cell office:value-type="float" office:value="20.6" table:formula="of:=[.C4]+([.C4]*[Assumptions.D11])" table:style-name="ce14">
            <text:p>21</text:p>
          </table:table-cell>
          <table:table-cell office:value-type="float" office:value="20.6" table:formula="of:=[.D4]+([.D4]*[Assumptions.E11])" table:style-name="ce14">
            <text:p>21</text:p>
          </table:table-cell>
          <table:table-cell office:value-type="float" office:value="20.6" table:formula="of:=[.E4]+([.E4]*[Assumptions.F11])" table:style-name="ce14">
            <text:p>21</text:p>
          </table:table-cell>
          <table:table-cell office:value-type="float" office:value="20.6" table:formula="of:=[.F4]+([.F4]*[Assumptions.G11])" table:style-name="ce14">
            <text:p>21</text:p>
          </table:table-cell>
          <table:table-cell office:value-type="float" office:value="20.6" table:formula="of:=[.G4]+([.G4]*[Assumptions.H11])" table:style-name="ce14">
            <text:p>21</text:p>
          </table:table-cell>
          <table:table-cell office:value-type="float" office:value="20.6" table:formula="of:=[.H4]+([.H4]*[Assumptions.I11])" table:style-name="ce14">
            <text:p>21</text:p>
          </table:table-cell>
          <table:table-cell office:value-type="float" office:value="20.6" table:formula="of:=[.I4]+([.I4]*[Assumptions.J11])" table:style-name="ce14">
            <text:p>21</text:p>
          </table:table-cell>
          <table:table-cell office:value-type="float" office:value="20.6" table:formula="of:=[.J4]+([.J4]*[Assumptions.K11])" table:style-name="ce14">
            <text:p>21</text:p>
          </table:table-cell>
          <table:table-cell office:value-type="float" office:value="20.6" table:formula="of:=[.K4]+([.K4]*[Assumptions.L11])" table:style-name="ce14">
            <text:p>21</text:p>
          </table:table-cell>
          <table:table-cell office:value-type="float" office:value="20.6" table:formula="of:=[.L4]+([.L4]*[Assumptions.M11])" table:style-name="ce14">
            <text:p>21</text:p>
          </table:table-cell>
          <table:table-cell office:value-type="float" office:value="20.6" table:formula="of:=[.M4]+([.M4]*[Assumptions.N11])" table:style-name="ce14">
            <text:p>21</text:p>
          </table:table-cell>
          <table:table-cell office:value-type="float" office:value="20.6" table:formula="of:=[.N4]+([.N4]*[Assumptions.O11])" table:style-name="ce14">
            <text:p>21</text:p>
          </table:table-cell>
          <table:table-cell office:value-type="float" office:value="20.6" table:formula="of:=[.O4]+([.O4]*[Assumptions.P11])" table:style-name="ce14">
            <text:p>21</text:p>
          </table:table-cell>
          <table:table-cell office:value-type="float" office:value="20.6" table:formula="of:=[.P4]+([.P4]*[Assumptions.Q11])" table:style-name="ce14">
            <text:p>21</text:p>
          </table:table-cell>
          <table:table-cell office:value-type="float" office:value="20.6" table:formula="of:=[.Q4]+([.Q4]*[Assumptions.R11])" table:style-name="ce14">
            <text:p>21</text:p>
          </table:table-cell>
          <table:table-cell office:value-type="float" office:value="20.6" table:formula="of:=[.R4]+([.R4]*[Assumptions.S11])" table:style-name="ce14">
            <text:p>21</text:p>
          </table:table-cell>
          <table:table-cell office:value-type="float" office:value="20.6" table:formula="of:=[.S4]+([.S4]*[Assumptions.T11])" table:style-name="ce14">
            <text:p>21</text:p>
          </table:table-cell>
          <table:table-cell office:value-type="float" office:value="20.6" table:formula="of:=[.T4]+([.T4]*[Assumptions.U11])" table:style-name="ce14">
            <text:p>21</text:p>
          </table:table-cell>
          <table:table-cell office:value-type="float" office:value="20.6" table:formula="of:=[.U4]+([.U4]*[Assumptions.V11])" table:style-name="ce14">
            <text:p>21</text:p>
          </table:table-cell>
          <table:table-cell office:value-type="float" office:value="20.6" table:formula="of:=[.V4]+([.V4]*[Assumptions.W11])" table:style-name="ce14">
            <text:p>21</text:p>
          </table:table-cell>
          <table:table-cell office:value-type="float" office:value="20.6" table:formula="of:=[.W4]+([.W4]*[Assumptions.X11])" table:style-name="ce14">
            <text:p>21</text:p>
          </table:table-cell>
          <table:table-cell office:value-type="float" office:value="20.6" table:formula="of:=[.X4]+([.X4]*[Assumptions.Y11])" table:style-name="ce14">
            <text:p>21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Milk chocolate</text:p>
          </table:table-cell>
          <table:table-cell office:value-type="float" office:value="25" table:formula="of:=[Assumptions.B12]" table:style-name="ce9">
            <text:p>25</text:p>
          </table:table-cell>
          <table:table-cell office:value-type="float" office:value="25.75" table:formula="of:=[.B5]+([.B5]*[Assumptions.C12])" table:style-name="ce14">
            <text:p>26</text:p>
          </table:table-cell>
          <table:table-cell office:value-type="float" office:value="25.75" table:formula="of:=[.C5]+([.C5]*[Assumptions.D12])" table:style-name="ce14">
            <text:p>26</text:p>
          </table:table-cell>
          <table:table-cell office:value-type="float" office:value="25.75" table:formula="of:=[.D5]+([.D5]*[Assumptions.E12])" table:style-name="ce14">
            <text:p>26</text:p>
          </table:table-cell>
          <table:table-cell office:value-type="float" office:value="25.75" table:formula="of:=[.E5]+([.E5]*[Assumptions.F12])" table:style-name="ce14">
            <text:p>26</text:p>
          </table:table-cell>
          <table:table-cell office:value-type="float" office:value="25.75" table:formula="of:=[.F5]+([.F5]*[Assumptions.G12])" table:style-name="ce14">
            <text:p>26</text:p>
          </table:table-cell>
          <table:table-cell office:value-type="float" office:value="25.75" table:formula="of:=[.G5]+([.G5]*[Assumptions.H12])" table:style-name="ce14">
            <text:p>26</text:p>
          </table:table-cell>
          <table:table-cell office:value-type="float" office:value="25.75" table:formula="of:=[.H5]+([.H5]*[Assumptions.I12])" table:style-name="ce14">
            <text:p>26</text:p>
          </table:table-cell>
          <table:table-cell office:value-type="float" office:value="25.75" table:formula="of:=[.I5]+([.I5]*[Assumptions.J12])" table:style-name="ce14">
            <text:p>26</text:p>
          </table:table-cell>
          <table:table-cell office:value-type="float" office:value="25.75" table:formula="of:=[.J5]+([.J5]*[Assumptions.K12])" table:style-name="ce14">
            <text:p>26</text:p>
          </table:table-cell>
          <table:table-cell office:value-type="float" office:value="25.75" table:formula="of:=[.K5]+([.K5]*[Assumptions.L12])" table:style-name="ce14">
            <text:p>26</text:p>
          </table:table-cell>
          <table:table-cell office:value-type="float" office:value="25.75" table:formula="of:=[.L5]+([.L5]*[Assumptions.M12])" table:style-name="ce14">
            <text:p>26</text:p>
          </table:table-cell>
          <table:table-cell office:value-type="float" office:value="25.75" table:formula="of:=[.M5]+([.M5]*[Assumptions.N12])" table:style-name="ce14">
            <text:p>26</text:p>
          </table:table-cell>
          <table:table-cell office:value-type="float" office:value="25.75" table:formula="of:=[.N5]+([.N5]*[Assumptions.O12])" table:style-name="ce14">
            <text:p>26</text:p>
          </table:table-cell>
          <table:table-cell office:value-type="float" office:value="25.75" table:formula="of:=[.O5]+([.O5]*[Assumptions.P12])" table:style-name="ce14">
            <text:p>26</text:p>
          </table:table-cell>
          <table:table-cell office:value-type="float" office:value="25.75" table:formula="of:=[.P5]+([.P5]*[Assumptions.Q12])" table:style-name="ce14">
            <text:p>26</text:p>
          </table:table-cell>
          <table:table-cell office:value-type="float" office:value="25.75" table:formula="of:=[.Q5]+([.Q5]*[Assumptions.R12])" table:style-name="ce14">
            <text:p>26</text:p>
          </table:table-cell>
          <table:table-cell office:value-type="float" office:value="25.75" table:formula="of:=[.R5]+([.R5]*[Assumptions.S12])" table:style-name="ce14">
            <text:p>26</text:p>
          </table:table-cell>
          <table:table-cell office:value-type="float" office:value="25.75" table:formula="of:=[.S5]+([.S5]*[Assumptions.T12])" table:style-name="ce14">
            <text:p>26</text:p>
          </table:table-cell>
          <table:table-cell office:value-type="float" office:value="25.75" table:formula="of:=[.T5]+([.T5]*[Assumptions.U12])" table:style-name="ce14">
            <text:p>26</text:p>
          </table:table-cell>
          <table:table-cell office:value-type="float" office:value="25.75" table:formula="of:=[.U5]+([.U5]*[Assumptions.V12])" table:style-name="ce14">
            <text:p>26</text:p>
          </table:table-cell>
          <table:table-cell office:value-type="float" office:value="25.75" table:formula="of:=[.V5]+([.V5]*[Assumptions.W12])" table:style-name="ce14">
            <text:p>26</text:p>
          </table:table-cell>
          <table:table-cell office:value-type="float" office:value="25.75" table:formula="of:=[.W5]+([.W5]*[Assumptions.X12])" table:style-name="ce14">
            <text:p>26</text:p>
          </table:table-cell>
          <table:table-cell office:value-type="float" office:value="25.75" table:formula="of:=[.X5]+([.X5]*[Assumptions.Y12])" table:style-name="ce14">
            <text:p>26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Total</text:p>
          </table:table-cell>
          <table:table-cell office:value-type="float" office:value="63" table:formula="of:=SUM([.B3:.B5])" table:style-name="ce14">
            <text:p>63</text:p>
          </table:table-cell>
          <table:table-cell office:value-type="float" office:value="64.53" table:formula="of:=SUM([.C3:.C5])" table:style-name="ce14">
            <text:p>65</text:p>
          </table:table-cell>
          <table:table-cell office:value-type="float" office:value="64.53" table:formula="of:=SUM([.D3:.D5])" table:style-name="ce14">
            <text:p>65</text:p>
          </table:table-cell>
          <table:table-cell office:value-type="float" office:value="64.53" table:formula="of:=SUM([.E3:.E5])" table:style-name="ce14">
            <text:p>65</text:p>
          </table:table-cell>
          <table:table-cell office:value-type="float" office:value="64.53" table:formula="of:=SUM([.F3:.F5])" table:style-name="ce14">
            <text:p>65</text:p>
          </table:table-cell>
          <table:table-cell office:value-type="float" office:value="64.53" table:formula="of:=SUM([.G3:.G5])" table:style-name="ce14">
            <text:p>65</text:p>
          </table:table-cell>
          <table:table-cell office:value-type="float" office:value="64.53" table:formula="of:=SUM([.H3:.H5])" table:style-name="ce14">
            <text:p>65</text:p>
          </table:table-cell>
          <table:table-cell office:value-type="float" office:value="64.53" table:formula="of:=SUM([.I3:.I5])" table:style-name="ce14">
            <text:p>65</text:p>
          </table:table-cell>
          <table:table-cell office:value-type="float" office:value="64.53" table:formula="of:=SUM([.J3:.J5])" table:style-name="ce14">
            <text:p>65</text:p>
          </table:table-cell>
          <table:table-cell office:value-type="float" office:value="64.53" table:formula="of:=SUM([.K3:.K5])" table:style-name="ce14">
            <text:p>65</text:p>
          </table:table-cell>
          <table:table-cell office:value-type="float" office:value="64.53" table:formula="of:=SUM([.L3:.L5])" table:style-name="ce14">
            <text:p>65</text:p>
          </table:table-cell>
          <table:table-cell office:value-type="float" office:value="64.53" table:formula="of:=SUM([.M3:.M5])" table:style-name="ce14">
            <text:p>65</text:p>
          </table:table-cell>
          <table:table-cell office:value-type="float" office:value="64.53" table:formula="of:=SUM([.N3:.N5])" table:style-name="ce14">
            <text:p>65</text:p>
          </table:table-cell>
          <table:table-cell office:value-type="float" office:value="64.53" table:formula="of:=SUM([.O3:.O5])" table:style-name="ce14">
            <text:p>65</text:p>
          </table:table-cell>
          <table:table-cell office:value-type="float" office:value="64.53" table:formula="of:=SUM([.P3:.P5])" table:style-name="ce14">
            <text:p>65</text:p>
          </table:table-cell>
          <table:table-cell office:value-type="float" office:value="64.53" table:formula="of:=SUM([.Q3:.Q5])" table:style-name="ce14">
            <text:p>65</text:p>
          </table:table-cell>
          <table:table-cell office:value-type="float" office:value="64.53" table:formula="of:=SUM([.R3:.R5])" table:style-name="ce14">
            <text:p>65</text:p>
          </table:table-cell>
          <table:table-cell office:value-type="float" office:value="64.53" table:formula="of:=SUM([.S3:.S5])" table:style-name="ce14">
            <text:p>65</text:p>
          </table:table-cell>
          <table:table-cell office:value-type="float" office:value="64.53" table:formula="of:=SUM([.T3:.T5])" table:style-name="ce14">
            <text:p>65</text:p>
          </table:table-cell>
          <table:table-cell office:value-type="float" office:value="64.53" table:formula="of:=SUM([.U3:.U5])" table:style-name="ce14">
            <text:p>65</text:p>
          </table:table-cell>
          <table:table-cell office:value-type="float" office:value="64.53" table:formula="of:=SUM([.V3:.V5])" table:style-name="ce14">
            <text:p>65</text:p>
          </table:table-cell>
          <table:table-cell office:value-type="float" office:value="64.53" table:formula="of:=SUM([.W3:.W5])" table:style-name="ce14">
            <text:p>65</text:p>
          </table:table-cell>
          <table:table-cell office:value-type="float" office:value="64.53" table:formula="of:=SUM([.X3:.X5])" table:style-name="ce14">
            <text:p>65</text:p>
          </table:table-cell>
          <table:table-cell office:value-type="float" office:value="64.53" table:formula="of:=SUM([.Y3:.Y5])" table:style-name="ce14">
            <text:p>65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Raw Material (In '000Kg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">
            <text:p>Cocoa Powder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Dark Chocolate</text:p>
          </table:table-cell>
          <table:table-cell office:value-type="float" office:value="9" table:formula="of:=[.B3]*[Assumptions.$B5]" table:style-name="ce15">
            <text:p>9</text:p>
          </table:table-cell>
          <table:table-cell office:value-type="float" office:value="9.09" table:formula="of:=[.C3]*[Assumptions.$B5]" table:style-name="ce15">
            <text:p>9</text:p>
          </table:table-cell>
          <table:table-cell office:value-type="float" office:value="9.09" table:formula="of:=[.D3]*[Assumptions.$B5]" table:style-name="ce15">
            <text:p>9</text:p>
          </table:table-cell>
          <table:table-cell office:value-type="float" office:value="9.09" table:formula="of:=[.E3]*[Assumptions.$B5]" table:style-name="ce15">
            <text:p>9</text:p>
          </table:table-cell>
          <table:table-cell office:value-type="float" office:value="9.09" table:formula="of:=[.F3]*[Assumptions.$B5]" table:style-name="ce15">
            <text:p>9</text:p>
          </table:table-cell>
          <table:table-cell office:value-type="float" office:value="9.09" table:formula="of:=[.G3]*[Assumptions.$B5]" table:style-name="ce15">
            <text:p>9</text:p>
          </table:table-cell>
          <table:table-cell office:value-type="float" office:value="9.09" table:formula="of:=[.H3]*[Assumptions.$B5]" table:style-name="ce15">
            <text:p>9</text:p>
          </table:table-cell>
          <table:table-cell office:value-type="float" office:value="9.09" table:formula="of:=[.I3]*[Assumptions.$B5]" table:style-name="ce15">
            <text:p>9</text:p>
          </table:table-cell>
          <table:table-cell office:value-type="float" office:value="9.09" table:formula="of:=[.J3]*[Assumptions.$B5]" table:style-name="ce15">
            <text:p>9</text:p>
          </table:table-cell>
          <table:table-cell office:value-type="float" office:value="9.09" table:formula="of:=[.K3]*[Assumptions.$B5]" table:style-name="ce15">
            <text:p>9</text:p>
          </table:table-cell>
          <table:table-cell office:value-type="float" office:value="9.09" table:formula="of:=[.L3]*[Assumptions.$B5]" table:style-name="ce15">
            <text:p>9</text:p>
          </table:table-cell>
          <table:table-cell office:value-type="float" office:value="9.09" table:formula="of:=[.M3]*[Assumptions.$B5]" table:style-name="ce15">
            <text:p>9</text:p>
          </table:table-cell>
          <table:table-cell office:value-type="float" office:value="9.09" table:formula="of:=[.N3]*[Assumptions.$B5]" table:style-name="ce15">
            <text:p>9</text:p>
          </table:table-cell>
          <table:table-cell office:value-type="float" office:value="9.09" table:formula="of:=[.O3]*[Assumptions.$B5]" table:style-name="ce15">
            <text:p>9</text:p>
          </table:table-cell>
          <table:table-cell office:value-type="float" office:value="9.09" table:formula="of:=[.P3]*[Assumptions.$B5]" table:style-name="ce15">
            <text:p>9</text:p>
          </table:table-cell>
          <table:table-cell office:value-type="float" office:value="9.09" table:formula="of:=[.Q3]*[Assumptions.$B5]" table:style-name="ce15">
            <text:p>9</text:p>
          </table:table-cell>
          <table:table-cell office:value-type="float" office:value="9.09" table:formula="of:=[.R3]*[Assumptions.$B5]" table:style-name="ce15">
            <text:p>9</text:p>
          </table:table-cell>
          <table:table-cell office:value-type="float" office:value="9.09" table:formula="of:=[.S3]*[Assumptions.$B5]" table:style-name="ce15">
            <text:p>9</text:p>
          </table:table-cell>
          <table:table-cell office:value-type="float" office:value="9.09" table:formula="of:=[.T3]*[Assumptions.$B5]" table:style-name="ce15">
            <text:p>9</text:p>
          </table:table-cell>
          <table:table-cell office:value-type="float" office:value="9.09" table:formula="of:=[.U3]*[Assumptions.$B5]" table:style-name="ce15">
            <text:p>9</text:p>
          </table:table-cell>
          <table:table-cell office:value-type="float" office:value="9.09" table:formula="of:=[.V3]*[Assumptions.$B5]" table:style-name="ce15">
            <text:p>9</text:p>
          </table:table-cell>
          <table:table-cell office:value-type="float" office:value="9.09" table:formula="of:=[.W3]*[Assumptions.$B5]" table:style-name="ce15">
            <text:p>9</text:p>
          </table:table-cell>
          <table:table-cell office:value-type="float" office:value="9.09" table:formula="of:=[.X3]*[Assumptions.$B5]" table:style-name="ce15">
            <text:p>9</text:p>
          </table:table-cell>
          <table:table-cell office:value-type="float" office:value="9.09" table:formula="of:=[.Y3]*[Assumptions.$B5]" table:style-name="ce15">
            <text:p>9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White chocolate</text:p>
          </table:table-cell>
          <table:table-cell office:value-type="float" office:value="0" table:formula="of:=[.B4]*[Assumptions.$B6]" table:style-name="ce15">
            <text:p>0</text:p>
          </table:table-cell>
          <table:table-cell office:value-type="float" office:value="0" table:formula="of:=[.C4]*[Assumptions.$B6]" table:style-name="ce15">
            <text:p>0</text:p>
          </table:table-cell>
          <table:table-cell office:value-type="float" office:value="0" table:formula="of:=[.D4]*[Assumptions.$B6]" table:style-name="ce15">
            <text:p>0</text:p>
          </table:table-cell>
          <table:table-cell office:value-type="float" office:value="0" table:formula="of:=[.E4]*[Assumptions.$B6]" table:style-name="ce15">
            <text:p>0</text:p>
          </table:table-cell>
          <table:table-cell office:value-type="float" office:value="0" table:formula="of:=[.F4]*[Assumptions.$B6]" table:style-name="ce15">
            <text:p>0</text:p>
          </table:table-cell>
          <table:table-cell office:value-type="float" office:value="0" table:formula="of:=[.G4]*[Assumptions.$B6]" table:style-name="ce15">
            <text:p>0</text:p>
          </table:table-cell>
          <table:table-cell office:value-type="float" office:value="0" table:formula="of:=[.H4]*[Assumptions.$B6]" table:style-name="ce15">
            <text:p>0</text:p>
          </table:table-cell>
          <table:table-cell office:value-type="float" office:value="0" table:formula="of:=[.I4]*[Assumptions.$B6]" table:style-name="ce15">
            <text:p>0</text:p>
          </table:table-cell>
          <table:table-cell office:value-type="float" office:value="0" table:formula="of:=[.J4]*[Assumptions.$B6]" table:style-name="ce15">
            <text:p>0</text:p>
          </table:table-cell>
          <table:table-cell office:value-type="float" office:value="0" table:formula="of:=[.K4]*[Assumptions.$B6]" table:style-name="ce15">
            <text:p>0</text:p>
          </table:table-cell>
          <table:table-cell office:value-type="float" office:value="0" table:formula="of:=[.L4]*[Assumptions.$B6]" table:style-name="ce15">
            <text:p>0</text:p>
          </table:table-cell>
          <table:table-cell office:value-type="float" office:value="0" table:formula="of:=[.M4]*[Assumptions.$B6]" table:style-name="ce15">
            <text:p>0</text:p>
          </table:table-cell>
          <table:table-cell office:value-type="float" office:value="0" table:formula="of:=[.N4]*[Assumptions.$B6]" table:style-name="ce15">
            <text:p>0</text:p>
          </table:table-cell>
          <table:table-cell office:value-type="float" office:value="0" table:formula="of:=[.O4]*[Assumptions.$B6]" table:style-name="ce15">
            <text:p>0</text:p>
          </table:table-cell>
          <table:table-cell office:value-type="float" office:value="0" table:formula="of:=[.P4]*[Assumptions.$B6]" table:style-name="ce15">
            <text:p>0</text:p>
          </table:table-cell>
          <table:table-cell office:value-type="float" office:value="0" table:formula="of:=[.Q4]*[Assumptions.$B6]" table:style-name="ce15">
            <text:p>0</text:p>
          </table:table-cell>
          <table:table-cell office:value-type="float" office:value="0" table:formula="of:=[.R4]*[Assumptions.$B6]" table:style-name="ce15">
            <text:p>0</text:p>
          </table:table-cell>
          <table:table-cell office:value-type="float" office:value="0" table:formula="of:=[.S4]*[Assumptions.$B6]" table:style-name="ce15">
            <text:p>0</text:p>
          </table:table-cell>
          <table:table-cell office:value-type="float" office:value="0" table:formula="of:=[.T4]*[Assumptions.$B6]" table:style-name="ce15">
            <text:p>0</text:p>
          </table:table-cell>
          <table:table-cell office:value-type="float" office:value="0" table:formula="of:=[.U4]*[Assumptions.$B6]" table:style-name="ce15">
            <text:p>0</text:p>
          </table:table-cell>
          <table:table-cell office:value-type="float" office:value="0" table:formula="of:=[.V4]*[Assumptions.$B6]" table:style-name="ce15">
            <text:p>0</text:p>
          </table:table-cell>
          <table:table-cell office:value-type="float" office:value="0" table:formula="of:=[.W4]*[Assumptions.$B6]" table:style-name="ce15">
            <text:p>0</text:p>
          </table:table-cell>
          <table:table-cell office:value-type="float" office:value="0" table:formula="of:=[.X4]*[Assumptions.$B6]" table:style-name="ce15">
            <text:p>0</text:p>
          </table:table-cell>
          <table:table-cell office:value-type="float" office:value="0" table:formula="of:=[.Y4]*[Assumptions.$B6]" table:style-name="ce15">
            <text:p>0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Milk chocolate</text:p>
          </table:table-cell>
          <table:table-cell office:value-type="float" office:value="5" table:formula="of:=[.B5]*[Assumptions.$B7]" table:style-name="ce15">
            <text:p>5</text:p>
          </table:table-cell>
          <table:table-cell office:value-type="float" office:value="5.15" table:formula="of:=[.C5]*[Assumptions.$B7]" table:style-name="ce15">
            <text:p>5</text:p>
          </table:table-cell>
          <table:table-cell office:value-type="float" office:value="5.15" table:formula="of:=[.D5]*[Assumptions.$B7]" table:style-name="ce15">
            <text:p>5</text:p>
          </table:table-cell>
          <table:table-cell office:value-type="float" office:value="5.15" table:formula="of:=[.E5]*[Assumptions.$B7]" table:style-name="ce15">
            <text:p>5</text:p>
          </table:table-cell>
          <table:table-cell office:value-type="float" office:value="5.15" table:formula="of:=[.F5]*[Assumptions.$B7]" table:style-name="ce15">
            <text:p>5</text:p>
          </table:table-cell>
          <table:table-cell office:value-type="float" office:value="5.15" table:formula="of:=[.G5]*[Assumptions.$B7]" table:style-name="ce15">
            <text:p>5</text:p>
          </table:table-cell>
          <table:table-cell office:value-type="float" office:value="5.15" table:formula="of:=[.H5]*[Assumptions.$B7]" table:style-name="ce15">
            <text:p>5</text:p>
          </table:table-cell>
          <table:table-cell office:value-type="float" office:value="5.15" table:formula="of:=[.I5]*[Assumptions.$B7]" table:style-name="ce15">
            <text:p>5</text:p>
          </table:table-cell>
          <table:table-cell office:value-type="float" office:value="5.15" table:formula="of:=[.J5]*[Assumptions.$B7]" table:style-name="ce15">
            <text:p>5</text:p>
          </table:table-cell>
          <table:table-cell office:value-type="float" office:value="5.15" table:formula="of:=[.K5]*[Assumptions.$B7]" table:style-name="ce15">
            <text:p>5</text:p>
          </table:table-cell>
          <table:table-cell office:value-type="float" office:value="5.15" table:formula="of:=[.L5]*[Assumptions.$B7]" table:style-name="ce15">
            <text:p>5</text:p>
          </table:table-cell>
          <table:table-cell office:value-type="float" office:value="5.15" table:formula="of:=[.M5]*[Assumptions.$B7]" table:style-name="ce15">
            <text:p>5</text:p>
          </table:table-cell>
          <table:table-cell office:value-type="float" office:value="5.15" table:formula="of:=[.N5]*[Assumptions.$B7]" table:style-name="ce15">
            <text:p>5</text:p>
          </table:table-cell>
          <table:table-cell office:value-type="float" office:value="5.15" table:formula="of:=[.O5]*[Assumptions.$B7]" table:style-name="ce15">
            <text:p>5</text:p>
          </table:table-cell>
          <table:table-cell office:value-type="float" office:value="5.15" table:formula="of:=[.P5]*[Assumptions.$B7]" table:style-name="ce15">
            <text:p>5</text:p>
          </table:table-cell>
          <table:table-cell office:value-type="float" office:value="5.15" table:formula="of:=[.Q5]*[Assumptions.$B7]" table:style-name="ce15">
            <text:p>5</text:p>
          </table:table-cell>
          <table:table-cell office:value-type="float" office:value="5.15" table:formula="of:=[.R5]*[Assumptions.$B7]" table:style-name="ce15">
            <text:p>5</text:p>
          </table:table-cell>
          <table:table-cell office:value-type="float" office:value="5.15" table:formula="of:=[.S5]*[Assumptions.$B7]" table:style-name="ce15">
            <text:p>5</text:p>
          </table:table-cell>
          <table:table-cell office:value-type="float" office:value="5.15" table:formula="of:=[.T5]*[Assumptions.$B7]" table:style-name="ce15">
            <text:p>5</text:p>
          </table:table-cell>
          <table:table-cell office:value-type="float" office:value="5.15" table:formula="of:=[.U5]*[Assumptions.$B7]" table:style-name="ce15">
            <text:p>5</text:p>
          </table:table-cell>
          <table:table-cell office:value-type="float" office:value="5.15" table:formula="of:=[.V5]*[Assumptions.$B7]" table:style-name="ce15">
            <text:p>5</text:p>
          </table:table-cell>
          <table:table-cell office:value-type="float" office:value="5.15" table:formula="of:=[.W5]*[Assumptions.$B7]" table:style-name="ce15">
            <text:p>5</text:p>
          </table:table-cell>
          <table:table-cell office:value-type="float" office:value="5.15" table:formula="of:=[.X5]*[Assumptions.$B7]" table:style-name="ce15">
            <text:p>5</text:p>
          </table:table-cell>
          <table:table-cell office:value-type="float" office:value="5.15" table:formula="of:=[.Y5]*[Assumptions.$B7]" table:style-name="ce15">
            <text:p>5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Total</text:p>
          </table:table-cell>
          <table:table-cell office:value-type="float" office:value="14" table:formula="of:=SUM([.B10:.B12])" table:style-name="ce14">
            <text:p>14</text:p>
          </table:table-cell>
          <table:table-cell office:value-type="float" office:value="14.24" table:formula="of:=SUM([.C10:.C12])" table:style-name="ce14">
            <text:p>14</text:p>
          </table:table-cell>
          <table:table-cell office:value-type="float" office:value="14.24" table:formula="of:=SUM([.D10:.D12])" table:style-name="ce14">
            <text:p>14</text:p>
          </table:table-cell>
          <table:table-cell office:value-type="float" office:value="14.24" table:formula="of:=SUM([.E10:.E12])" table:style-name="ce14">
            <text:p>14</text:p>
          </table:table-cell>
          <table:table-cell office:value-type="float" office:value="14.24" table:formula="of:=SUM([.F10:.F12])" table:style-name="ce14">
            <text:p>14</text:p>
          </table:table-cell>
          <table:table-cell office:value-type="float" office:value="14.24" table:formula="of:=SUM([.G10:.G12])" table:style-name="ce14">
            <text:p>14</text:p>
          </table:table-cell>
          <table:table-cell office:value-type="float" office:value="14.24" table:formula="of:=SUM([.H10:.H12])" table:style-name="ce14">
            <text:p>14</text:p>
          </table:table-cell>
          <table:table-cell office:value-type="float" office:value="14.24" table:formula="of:=SUM([.I10:.I12])" table:style-name="ce14">
            <text:p>14</text:p>
          </table:table-cell>
          <table:table-cell office:value-type="float" office:value="14.24" table:formula="of:=SUM([.J10:.J12])" table:style-name="ce14">
            <text:p>14</text:p>
          </table:table-cell>
          <table:table-cell office:value-type="float" office:value="14.24" table:formula="of:=SUM([.K10:.K12])" table:style-name="ce14">
            <text:p>14</text:p>
          </table:table-cell>
          <table:table-cell office:value-type="float" office:value="14.24" table:formula="of:=SUM([.L10:.L12])" table:style-name="ce14">
            <text:p>14</text:p>
          </table:table-cell>
          <table:table-cell office:value-type="float" office:value="14.24" table:formula="of:=SUM([.M10:.M12])" table:style-name="ce14">
            <text:p>14</text:p>
          </table:table-cell>
          <table:table-cell office:value-type="float" office:value="14.24" table:formula="of:=SUM([.N10:.N12])" table:style-name="ce14">
            <text:p>14</text:p>
          </table:table-cell>
          <table:table-cell office:value-type="float" office:value="14.24" table:formula="of:=SUM([.O10:.O12])" table:style-name="ce14">
            <text:p>14</text:p>
          </table:table-cell>
          <table:table-cell office:value-type="float" office:value="14.24" table:formula="of:=SUM([.P10:.P12])" table:style-name="ce14">
            <text:p>14</text:p>
          </table:table-cell>
          <table:table-cell office:value-type="float" office:value="14.24" table:formula="of:=SUM([.Q10:.Q12])" table:style-name="ce14">
            <text:p>14</text:p>
          </table:table-cell>
          <table:table-cell office:value-type="float" office:value="14.24" table:formula="of:=SUM([.R10:.R12])" table:style-name="ce14">
            <text:p>14</text:p>
          </table:table-cell>
          <table:table-cell office:value-type="float" office:value="14.24" table:formula="of:=SUM([.S10:.S12])" table:style-name="ce14">
            <text:p>14</text:p>
          </table:table-cell>
          <table:table-cell office:value-type="float" office:value="14.24" table:formula="of:=SUM([.T10:.T12])" table:style-name="ce14">
            <text:p>14</text:p>
          </table:table-cell>
          <table:table-cell office:value-type="float" office:value="14.24" table:formula="of:=SUM([.U10:.U12])" table:style-name="ce14">
            <text:p>14</text:p>
          </table:table-cell>
          <table:table-cell office:value-type="float" office:value="14.24" table:formula="of:=SUM([.V10:.V12])" table:style-name="ce14">
            <text:p>14</text:p>
          </table:table-cell>
          <table:table-cell office:value-type="float" office:value="14.24" table:formula="of:=SUM([.W10:.W12])" table:style-name="ce14">
            <text:p>14</text:p>
          </table:table-cell>
          <table:table-cell office:value-type="float" office:value="14.24" table:formula="of:=SUM([.X10:.X12])" table:style-name="ce14">
            <text:p>14</text:p>
          </table:table-cell>
          <table:table-cell office:value-type="float" office:value="14.24" table:formula="of:=SUM([.Y10:.Y12])" table:style-name="ce14">
            <text:p>14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Milk Powder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Dark Chocolate</text:p>
          </table:table-cell>
          <table:table-cell office:value-type="float" office:value="0" table:formula="of:=[.B3]*[Assumptions.$C5]" table:style-name="ce14">
            <text:p>0</text:p>
          </table:table-cell>
          <table:table-cell office:value-type="float" office:value="0" table:formula="of:=[.C3]*[Assumptions.$C5]" table:style-name="ce14">
            <text:p>0</text:p>
          </table:table-cell>
          <table:table-cell office:value-type="float" office:value="0" table:formula="of:=[.D3]*[Assumptions.$C5]" table:style-name="ce14">
            <text:p>0</text:p>
          </table:table-cell>
          <table:table-cell office:value-type="float" office:value="0" table:formula="of:=[.E3]*[Assumptions.$C5]" table:style-name="ce14">
            <text:p>0</text:p>
          </table:table-cell>
          <table:table-cell office:value-type="float" office:value="0" table:formula="of:=[.F3]*[Assumptions.$C5]" table:style-name="ce14">
            <text:p>0</text:p>
          </table:table-cell>
          <table:table-cell office:value-type="float" office:value="0" table:formula="of:=[.G3]*[Assumptions.$C5]" table:style-name="ce14">
            <text:p>0</text:p>
          </table:table-cell>
          <table:table-cell office:value-type="float" office:value="0" table:formula="of:=[.H3]*[Assumptions.$C5]" table:style-name="ce14">
            <text:p>0</text:p>
          </table:table-cell>
          <table:table-cell office:value-type="float" office:value="0" table:formula="of:=[.I3]*[Assumptions.$C5]" table:style-name="ce14">
            <text:p>0</text:p>
          </table:table-cell>
          <table:table-cell office:value-type="float" office:value="0" table:formula="of:=[.J3]*[Assumptions.$C5]" table:style-name="ce14">
            <text:p>0</text:p>
          </table:table-cell>
          <table:table-cell office:value-type="float" office:value="0" table:formula="of:=[.K3]*[Assumptions.$C5]" table:style-name="ce14">
            <text:p>0</text:p>
          </table:table-cell>
          <table:table-cell office:value-type="float" office:value="0" table:formula="of:=[.L3]*[Assumptions.$C5]" table:style-name="ce14">
            <text:p>0</text:p>
          </table:table-cell>
          <table:table-cell office:value-type="float" office:value="0" table:formula="of:=[.M3]*[Assumptions.$C5]" table:style-name="ce14">
            <text:p>0</text:p>
          </table:table-cell>
          <table:table-cell office:value-type="float" office:value="0" table:formula="of:=[.N3]*[Assumptions.$C5]" table:style-name="ce14">
            <text:p>0</text:p>
          </table:table-cell>
          <table:table-cell office:value-type="float" office:value="0" table:formula="of:=[.O3]*[Assumptions.$C5]" table:style-name="ce14">
            <text:p>0</text:p>
          </table:table-cell>
          <table:table-cell office:value-type="float" office:value="0" table:formula="of:=[.P3]*[Assumptions.$C5]" table:style-name="ce14">
            <text:p>0</text:p>
          </table:table-cell>
          <table:table-cell office:value-type="float" office:value="0" table:formula="of:=[.Q3]*[Assumptions.$C5]" table:style-name="ce14">
            <text:p>0</text:p>
          </table:table-cell>
          <table:table-cell office:value-type="float" office:value="0" table:formula="of:=[.R3]*[Assumptions.$C5]" table:style-name="ce14">
            <text:p>0</text:p>
          </table:table-cell>
          <table:table-cell office:value-type="float" office:value="0" table:formula="of:=[.S3]*[Assumptions.$C5]" table:style-name="ce14">
            <text:p>0</text:p>
          </table:table-cell>
          <table:table-cell office:value-type="float" office:value="0" table:formula="of:=[.T3]*[Assumptions.$C5]" table:style-name="ce14">
            <text:p>0</text:p>
          </table:table-cell>
          <table:table-cell office:value-type="float" office:value="0" table:formula="of:=[.U3]*[Assumptions.$C5]" table:style-name="ce14">
            <text:p>0</text:p>
          </table:table-cell>
          <table:table-cell office:value-type="float" office:value="0" table:formula="of:=[.V3]*[Assumptions.$C5]" table:style-name="ce14">
            <text:p>0</text:p>
          </table:table-cell>
          <table:table-cell office:value-type="float" office:value="0" table:formula="of:=[.W3]*[Assumptions.$C5]" table:style-name="ce14">
            <text:p>0</text:p>
          </table:table-cell>
          <table:table-cell office:value-type="float" office:value="0" table:formula="of:=[.X3]*[Assumptions.$C5]" table:style-name="ce14">
            <text:p>0</text:p>
          </table:table-cell>
          <table:table-cell office:value-type="float" office:value="0" table:formula="of:=[.Y3]*[Assumptions.$C5]" table:style-name="ce14">
            <text:p>0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White chocolate</text:p>
          </table:table-cell>
          <table:table-cell office:value-type="float" office:value="8" table:formula="of:=[.B4]*[Assumptions.$C6]" table:style-name="ce14">
            <text:p>8</text:p>
          </table:table-cell>
          <table:table-cell office:value-type="float" office:value="8.24" table:formula="of:=[.C4]*[Assumptions.$C6]" table:style-name="ce14">
            <text:p>8</text:p>
          </table:table-cell>
          <table:table-cell office:value-type="float" office:value="8.24" table:formula="of:=[.D4]*[Assumptions.$C6]" table:style-name="ce14">
            <text:p>8</text:p>
          </table:table-cell>
          <table:table-cell office:value-type="float" office:value="8.24" table:formula="of:=[.E4]*[Assumptions.$C6]" table:style-name="ce14">
            <text:p>8</text:p>
          </table:table-cell>
          <table:table-cell office:value-type="float" office:value="8.24" table:formula="of:=[.F4]*[Assumptions.$C6]" table:style-name="ce14">
            <text:p>8</text:p>
          </table:table-cell>
          <table:table-cell office:value-type="float" office:value="8.24" table:formula="of:=[.G4]*[Assumptions.$C6]" table:style-name="ce14">
            <text:p>8</text:p>
          </table:table-cell>
          <table:table-cell office:value-type="float" office:value="8.24" table:formula="of:=[.H4]*[Assumptions.$C6]" table:style-name="ce14">
            <text:p>8</text:p>
          </table:table-cell>
          <table:table-cell office:value-type="float" office:value="8.24" table:formula="of:=[.I4]*[Assumptions.$C6]" table:style-name="ce14">
            <text:p>8</text:p>
          </table:table-cell>
          <table:table-cell office:value-type="float" office:value="8.24" table:formula="of:=[.J4]*[Assumptions.$C6]" table:style-name="ce14">
            <text:p>8</text:p>
          </table:table-cell>
          <table:table-cell office:value-type="float" office:value="8.24" table:formula="of:=[.K4]*[Assumptions.$C6]" table:style-name="ce14">
            <text:p>8</text:p>
          </table:table-cell>
          <table:table-cell office:value-type="float" office:value="8.24" table:formula="of:=[.L4]*[Assumptions.$C6]" table:style-name="ce14">
            <text:p>8</text:p>
          </table:table-cell>
          <table:table-cell office:value-type="float" office:value="8.24" table:formula="of:=[.M4]*[Assumptions.$C6]" table:style-name="ce14">
            <text:p>8</text:p>
          </table:table-cell>
          <table:table-cell office:value-type="float" office:value="8.24" table:formula="of:=[.N4]*[Assumptions.$C6]" table:style-name="ce14">
            <text:p>8</text:p>
          </table:table-cell>
          <table:table-cell office:value-type="float" office:value="8.24" table:formula="of:=[.O4]*[Assumptions.$C6]" table:style-name="ce14">
            <text:p>8</text:p>
          </table:table-cell>
          <table:table-cell office:value-type="float" office:value="8.24" table:formula="of:=[.P4]*[Assumptions.$C6]" table:style-name="ce14">
            <text:p>8</text:p>
          </table:table-cell>
          <table:table-cell office:value-type="float" office:value="8.24" table:formula="of:=[.Q4]*[Assumptions.$C6]" table:style-name="ce14">
            <text:p>8</text:p>
          </table:table-cell>
          <table:table-cell office:value-type="float" office:value="8.24" table:formula="of:=[.R4]*[Assumptions.$C6]" table:style-name="ce14">
            <text:p>8</text:p>
          </table:table-cell>
          <table:table-cell office:value-type="float" office:value="8.24" table:formula="of:=[.S4]*[Assumptions.$C6]" table:style-name="ce14">
            <text:p>8</text:p>
          </table:table-cell>
          <table:table-cell office:value-type="float" office:value="8.24" table:formula="of:=[.T4]*[Assumptions.$C6]" table:style-name="ce14">
            <text:p>8</text:p>
          </table:table-cell>
          <table:table-cell office:value-type="float" office:value="8.24" table:formula="of:=[.U4]*[Assumptions.$C6]" table:style-name="ce14">
            <text:p>8</text:p>
          </table:table-cell>
          <table:table-cell office:value-type="float" office:value="8.24" table:formula="of:=[.V4]*[Assumptions.$C6]" table:style-name="ce14">
            <text:p>8</text:p>
          </table:table-cell>
          <table:table-cell office:value-type="float" office:value="8.24" table:formula="of:=[.W4]*[Assumptions.$C6]" table:style-name="ce14">
            <text:p>8</text:p>
          </table:table-cell>
          <table:table-cell office:value-type="float" office:value="8.24" table:formula="of:=[.X4]*[Assumptions.$C6]" table:style-name="ce14">
            <text:p>8</text:p>
          </table:table-cell>
          <table:table-cell office:value-type="float" office:value="8.24" table:formula="of:=[.Y4]*[Assumptions.$C6]" table:style-name="ce14">
            <text:p>8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Milk chocolate</text:p>
          </table:table-cell>
          <table:table-cell office:value-type="float" office:value="7.5" table:formula="of:=[.B5]*[Assumptions.$C7]" table:style-name="ce14">
            <text:p>8</text:p>
          </table:table-cell>
          <table:table-cell office:value-type="float" office:value="7.7249999999999996" table:formula="of:=[.C5]*[Assumptions.$C7]" table:style-name="ce14">
            <text:p>8</text:p>
          </table:table-cell>
          <table:table-cell office:value-type="float" office:value="7.7249999999999996" table:formula="of:=[.D5]*[Assumptions.$C7]" table:style-name="ce14">
            <text:p>8</text:p>
          </table:table-cell>
          <table:table-cell office:value-type="float" office:value="7.7249999999999996" table:formula="of:=[.E5]*[Assumptions.$C7]" table:style-name="ce14">
            <text:p>8</text:p>
          </table:table-cell>
          <table:table-cell office:value-type="float" office:value="7.7249999999999996" table:formula="of:=[.F5]*[Assumptions.$C7]" table:style-name="ce14">
            <text:p>8</text:p>
          </table:table-cell>
          <table:table-cell office:value-type="float" office:value="7.7249999999999996" table:formula="of:=[.G5]*[Assumptions.$C7]" table:style-name="ce14">
            <text:p>8</text:p>
          </table:table-cell>
          <table:table-cell office:value-type="float" office:value="7.7249999999999996" table:formula="of:=[.H5]*[Assumptions.$C7]" table:style-name="ce14">
            <text:p>8</text:p>
          </table:table-cell>
          <table:table-cell office:value-type="float" office:value="7.7249999999999996" table:formula="of:=[.I5]*[Assumptions.$C7]" table:style-name="ce14">
            <text:p>8</text:p>
          </table:table-cell>
          <table:table-cell office:value-type="float" office:value="7.7249999999999996" table:formula="of:=[.J5]*[Assumptions.$C7]" table:style-name="ce14">
            <text:p>8</text:p>
          </table:table-cell>
          <table:table-cell office:value-type="float" office:value="7.7249999999999996" table:formula="of:=[.K5]*[Assumptions.$C7]" table:style-name="ce14">
            <text:p>8</text:p>
          </table:table-cell>
          <table:table-cell office:value-type="float" office:value="7.7249999999999996" table:formula="of:=[.L5]*[Assumptions.$C7]" table:style-name="ce14">
            <text:p>8</text:p>
          </table:table-cell>
          <table:table-cell office:value-type="float" office:value="7.7249999999999996" table:formula="of:=[.M5]*[Assumptions.$C7]" table:style-name="ce14">
            <text:p>8</text:p>
          </table:table-cell>
          <table:table-cell office:value-type="float" office:value="7.7249999999999996" table:formula="of:=[.N5]*[Assumptions.$C7]" table:style-name="ce14">
            <text:p>8</text:p>
          </table:table-cell>
          <table:table-cell office:value-type="float" office:value="7.7249999999999996" table:formula="of:=[.O5]*[Assumptions.$C7]" table:style-name="ce14">
            <text:p>8</text:p>
          </table:table-cell>
          <table:table-cell office:value-type="float" office:value="7.7249999999999996" table:formula="of:=[.P5]*[Assumptions.$C7]" table:style-name="ce14">
            <text:p>8</text:p>
          </table:table-cell>
          <table:table-cell office:value-type="float" office:value="7.7249999999999996" table:formula="of:=[.Q5]*[Assumptions.$C7]" table:style-name="ce14">
            <text:p>8</text:p>
          </table:table-cell>
          <table:table-cell office:value-type="float" office:value="7.7249999999999996" table:formula="of:=[.R5]*[Assumptions.$C7]" table:style-name="ce14">
            <text:p>8</text:p>
          </table:table-cell>
          <table:table-cell office:value-type="float" office:value="7.7249999999999996" table:formula="of:=[.S5]*[Assumptions.$C7]" table:style-name="ce14">
            <text:p>8</text:p>
          </table:table-cell>
          <table:table-cell office:value-type="float" office:value="7.7249999999999996" table:formula="of:=[.T5]*[Assumptions.$C7]" table:style-name="ce14">
            <text:p>8</text:p>
          </table:table-cell>
          <table:table-cell office:value-type="float" office:value="7.7249999999999996" table:formula="of:=[.U5]*[Assumptions.$C7]" table:style-name="ce14">
            <text:p>8</text:p>
          </table:table-cell>
          <table:table-cell office:value-type="float" office:value="7.7249999999999996" table:formula="of:=[.V5]*[Assumptions.$C7]" table:style-name="ce14">
            <text:p>8</text:p>
          </table:table-cell>
          <table:table-cell office:value-type="float" office:value="7.7249999999999996" table:formula="of:=[.W5]*[Assumptions.$C7]" table:style-name="ce14">
            <text:p>8</text:p>
          </table:table-cell>
          <table:table-cell office:value-type="float" office:value="7.7249999999999996" table:formula="of:=[.X5]*[Assumptions.$C7]" table:style-name="ce14">
            <text:p>8</text:p>
          </table:table-cell>
          <table:table-cell office:value-type="float" office:value="7.7249999999999996" table:formula="of:=[.Y5]*[Assumptions.$C7]" table:style-name="ce14">
            <text:p>8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Total</text:p>
          </table:table-cell>
          <table:table-cell office:value-type="float" office:value="15.5" table:formula="of:=SUM([.B16:.B18])" table:style-name="ce14">
            <text:p>16</text:p>
          </table:table-cell>
          <table:table-cell office:value-type="float" office:value="15.965" table:formula="of:=SUM([.C16:.C18])" table:style-name="ce14">
            <text:p>16</text:p>
          </table:table-cell>
          <table:table-cell office:value-type="float" office:value="15.965" table:formula="of:=SUM([.D16:.D18])" table:style-name="ce14">
            <text:p>16</text:p>
          </table:table-cell>
          <table:table-cell office:value-type="float" office:value="15.965" table:formula="of:=SUM([.E16:.E18])" table:style-name="ce14">
            <text:p>16</text:p>
          </table:table-cell>
          <table:table-cell office:value-type="float" office:value="15.965" table:formula="of:=SUM([.F16:.F18])" table:style-name="ce14">
            <text:p>16</text:p>
          </table:table-cell>
          <table:table-cell office:value-type="float" office:value="15.965" table:formula="of:=SUM([.G16:.G18])" table:style-name="ce14">
            <text:p>16</text:p>
          </table:table-cell>
          <table:table-cell office:value-type="float" office:value="15.965" table:formula="of:=SUM([.H16:.H18])" table:style-name="ce14">
            <text:p>16</text:p>
          </table:table-cell>
          <table:table-cell office:value-type="float" office:value="15.965" table:formula="of:=SUM([.I16:.I18])" table:style-name="ce14">
            <text:p>16</text:p>
          </table:table-cell>
          <table:table-cell office:value-type="float" office:value="15.965" table:formula="of:=SUM([.J16:.J18])" table:style-name="ce14">
            <text:p>16</text:p>
          </table:table-cell>
          <table:table-cell office:value-type="float" office:value="15.965" table:formula="of:=SUM([.K16:.K18])" table:style-name="ce14">
            <text:p>16</text:p>
          </table:table-cell>
          <table:table-cell office:value-type="float" office:value="15.965" table:formula="of:=SUM([.L16:.L18])" table:style-name="ce14">
            <text:p>16</text:p>
          </table:table-cell>
          <table:table-cell office:value-type="float" office:value="15.965" table:formula="of:=SUM([.M16:.M18])" table:style-name="ce14">
            <text:p>16</text:p>
          </table:table-cell>
          <table:table-cell office:value-type="float" office:value="15.965" table:formula="of:=SUM([.N16:.N18])" table:style-name="ce14">
            <text:p>16</text:p>
          </table:table-cell>
          <table:table-cell office:value-type="float" office:value="15.965" table:formula="of:=SUM([.O16:.O18])" table:style-name="ce14">
            <text:p>16</text:p>
          </table:table-cell>
          <table:table-cell office:value-type="float" office:value="15.965" table:formula="of:=SUM([.P16:.P18])" table:style-name="ce14">
            <text:p>16</text:p>
          </table:table-cell>
          <table:table-cell office:value-type="float" office:value="15.965" table:formula="of:=SUM([.Q16:.Q18])" table:style-name="ce14">
            <text:p>16</text:p>
          </table:table-cell>
          <table:table-cell office:value-type="float" office:value="15.965" table:formula="of:=SUM([.R16:.R18])" table:style-name="ce14">
            <text:p>16</text:p>
          </table:table-cell>
          <table:table-cell office:value-type="float" office:value="15.965" table:formula="of:=SUM([.S16:.S18])" table:style-name="ce14">
            <text:p>16</text:p>
          </table:table-cell>
          <table:table-cell office:value-type="float" office:value="15.965" table:formula="of:=SUM([.T16:.T18])" table:style-name="ce14">
            <text:p>16</text:p>
          </table:table-cell>
          <table:table-cell office:value-type="float" office:value="15.965" table:formula="of:=SUM([.U16:.U18])" table:style-name="ce14">
            <text:p>16</text:p>
          </table:table-cell>
          <table:table-cell office:value-type="float" office:value="15.965" table:formula="of:=SUM([.V16:.V18])" table:style-name="ce14">
            <text:p>16</text:p>
          </table:table-cell>
          <table:table-cell office:value-type="float" office:value="15.965" table:formula="of:=SUM([.W16:.W18])" table:style-name="ce14">
            <text:p>16</text:p>
          </table:table-cell>
          <table:table-cell office:value-type="float" office:value="15.965" table:formula="of:=SUM([.X16:.X18])" table:style-name="ce14">
            <text:p>16</text:p>
          </table:table-cell>
          <table:table-cell office:value-type="float" office:value="15.965" table:formula="of:=SUM([.Y16:.Y18])" table:style-name="ce14">
            <text:p>16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Sugar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Dark Chocolate</text:p>
          </table:table-cell>
          <table:table-cell office:value-type="float" office:value="1.8" table:formula="of:=[.B3]*[Assumptions.$D5]" table:style-name="ce14">
            <text:p>2</text:p>
          </table:table-cell>
          <table:table-cell office:value-type="float" office:value="1.8180000000000001" table:formula="of:=[.C3]*[Assumptions.$D5]" table:style-name="ce14">
            <text:p>2</text:p>
          </table:table-cell>
          <table:table-cell office:value-type="float" office:value="1.8180000000000001" table:formula="of:=[.D3]*[Assumptions.$D5]" table:style-name="ce14">
            <text:p>2</text:p>
          </table:table-cell>
          <table:table-cell office:value-type="float" office:value="1.8180000000000001" table:formula="of:=[.E3]*[Assumptions.$D5]" table:style-name="ce14">
            <text:p>2</text:p>
          </table:table-cell>
          <table:table-cell office:value-type="float" office:value="1.8180000000000001" table:formula="of:=[.F3]*[Assumptions.$D5]" table:style-name="ce14">
            <text:p>2</text:p>
          </table:table-cell>
          <table:table-cell office:value-type="float" office:value="1.8180000000000001" table:formula="of:=[.G3]*[Assumptions.$D5]" table:style-name="ce14">
            <text:p>2</text:p>
          </table:table-cell>
          <table:table-cell office:value-type="float" office:value="1.8180000000000001" table:formula="of:=[.H3]*[Assumptions.$D5]" table:style-name="ce14">
            <text:p>2</text:p>
          </table:table-cell>
          <table:table-cell office:value-type="float" office:value="1.8180000000000001" table:formula="of:=[.I3]*[Assumptions.$D5]" table:style-name="ce14">
            <text:p>2</text:p>
          </table:table-cell>
          <table:table-cell office:value-type="float" office:value="1.8180000000000001" table:formula="of:=[.J3]*[Assumptions.$D5]" table:style-name="ce14">
            <text:p>2</text:p>
          </table:table-cell>
          <table:table-cell office:value-type="float" office:value="1.8180000000000001" table:formula="of:=[.K3]*[Assumptions.$D5]" table:style-name="ce14">
            <text:p>2</text:p>
          </table:table-cell>
          <table:table-cell office:value-type="float" office:value="1.8180000000000001" table:formula="of:=[.L3]*[Assumptions.$D5]" table:style-name="ce14">
            <text:p>2</text:p>
          </table:table-cell>
          <table:table-cell office:value-type="float" office:value="1.8180000000000001" table:formula="of:=[.M3]*[Assumptions.$D5]" table:style-name="ce14">
            <text:p>2</text:p>
          </table:table-cell>
          <table:table-cell office:value-type="float" office:value="1.8180000000000001" table:formula="of:=[.N3]*[Assumptions.$D5]" table:style-name="ce14">
            <text:p>2</text:p>
          </table:table-cell>
          <table:table-cell office:value-type="float" office:value="1.8180000000000001" table:formula="of:=[.O3]*[Assumptions.$D5]" table:style-name="ce14">
            <text:p>2</text:p>
          </table:table-cell>
          <table:table-cell office:value-type="float" office:value="1.8180000000000001" table:formula="of:=[.P3]*[Assumptions.$D5]" table:style-name="ce14">
            <text:p>2</text:p>
          </table:table-cell>
          <table:table-cell office:value-type="float" office:value="1.8180000000000001" table:formula="of:=[.Q3]*[Assumptions.$D5]" table:style-name="ce14">
            <text:p>2</text:p>
          </table:table-cell>
          <table:table-cell office:value-type="float" office:value="1.8180000000000001" table:formula="of:=[.R3]*[Assumptions.$D5]" table:style-name="ce14">
            <text:p>2</text:p>
          </table:table-cell>
          <table:table-cell office:value-type="float" office:value="1.8180000000000001" table:formula="of:=[.S3]*[Assumptions.$D5]" table:style-name="ce14">
            <text:p>2</text:p>
          </table:table-cell>
          <table:table-cell office:value-type="float" office:value="1.8180000000000001" table:formula="of:=[.T3]*[Assumptions.$D5]" table:style-name="ce14">
            <text:p>2</text:p>
          </table:table-cell>
          <table:table-cell office:value-type="float" office:value="1.8180000000000001" table:formula="of:=[.U3]*[Assumptions.$D5]" table:style-name="ce14">
            <text:p>2</text:p>
          </table:table-cell>
          <table:table-cell office:value-type="float" office:value="1.8180000000000001" table:formula="of:=[.V3]*[Assumptions.$D5]" table:style-name="ce14">
            <text:p>2</text:p>
          </table:table-cell>
          <table:table-cell office:value-type="float" office:value="1.8180000000000001" table:formula="of:=[.W3]*[Assumptions.$D5]" table:style-name="ce14">
            <text:p>2</text:p>
          </table:table-cell>
          <table:table-cell office:value-type="float" office:value="1.8180000000000001" table:formula="of:=[.X3]*[Assumptions.$D5]" table:style-name="ce14">
            <text:p>2</text:p>
          </table:table-cell>
          <table:table-cell office:value-type="float" office:value="1.8180000000000001" table:formula="of:=[.Y3]*[Assumptions.$D5]" table:style-name="ce14">
            <text:p>2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White chocolate</text:p>
          </table:table-cell>
          <table:table-cell office:value-type="float" office:value="6" table:formula="of:=[.B4]*[Assumptions.$D6]" table:style-name="ce14">
            <text:p>6</text:p>
          </table:table-cell>
          <table:table-cell office:value-type="float" office:value="6.1800000000000006" table:formula="of:=[.C4]*[Assumptions.$D6]" table:style-name="ce14">
            <text:p>6</text:p>
          </table:table-cell>
          <table:table-cell office:value-type="float" office:value="6.1800000000000006" table:formula="of:=[.D4]*[Assumptions.$D6]" table:style-name="ce14">
            <text:p>6</text:p>
          </table:table-cell>
          <table:table-cell office:value-type="float" office:value="6.1800000000000006" table:formula="of:=[.E4]*[Assumptions.$D6]" table:style-name="ce14">
            <text:p>6</text:p>
          </table:table-cell>
          <table:table-cell office:value-type="float" office:value="6.1800000000000006" table:formula="of:=[.F4]*[Assumptions.$D6]" table:style-name="ce14">
            <text:p>6</text:p>
          </table:table-cell>
          <table:table-cell office:value-type="float" office:value="6.1800000000000006" table:formula="of:=[.G4]*[Assumptions.$D6]" table:style-name="ce14">
            <text:p>6</text:p>
          </table:table-cell>
          <table:table-cell office:value-type="float" office:value="6.1800000000000006" table:formula="of:=[.H4]*[Assumptions.$D6]" table:style-name="ce14">
            <text:p>6</text:p>
          </table:table-cell>
          <table:table-cell office:value-type="float" office:value="6.1800000000000006" table:formula="of:=[.I4]*[Assumptions.$D6]" table:style-name="ce14">
            <text:p>6</text:p>
          </table:table-cell>
          <table:table-cell office:value-type="float" office:value="6.1800000000000006" table:formula="of:=[.J4]*[Assumptions.$D6]" table:style-name="ce14">
            <text:p>6</text:p>
          </table:table-cell>
          <table:table-cell office:value-type="float" office:value="6.1800000000000006" table:formula="of:=[.K4]*[Assumptions.$D6]" table:style-name="ce14">
            <text:p>6</text:p>
          </table:table-cell>
          <table:table-cell office:value-type="float" office:value="6.1800000000000006" table:formula="of:=[.L4]*[Assumptions.$D6]" table:style-name="ce14">
            <text:p>6</text:p>
          </table:table-cell>
          <table:table-cell office:value-type="float" office:value="6.1800000000000006" table:formula="of:=[.M4]*[Assumptions.$D6]" table:style-name="ce14">
            <text:p>6</text:p>
          </table:table-cell>
          <table:table-cell office:value-type="float" office:value="6.1800000000000006" table:formula="of:=[.N4]*[Assumptions.$D6]" table:style-name="ce14">
            <text:p>6</text:p>
          </table:table-cell>
          <table:table-cell office:value-type="float" office:value="6.1800000000000006" table:formula="of:=[.O4]*[Assumptions.$D6]" table:style-name="ce14">
            <text:p>6</text:p>
          </table:table-cell>
          <table:table-cell office:value-type="float" office:value="6.1800000000000006" table:formula="of:=[.P4]*[Assumptions.$D6]" table:style-name="ce14">
            <text:p>6</text:p>
          </table:table-cell>
          <table:table-cell office:value-type="float" office:value="6.1800000000000006" table:formula="of:=[.Q4]*[Assumptions.$D6]" table:style-name="ce14">
            <text:p>6</text:p>
          </table:table-cell>
          <table:table-cell office:value-type="float" office:value="6.1800000000000006" table:formula="of:=[.R4]*[Assumptions.$D6]" table:style-name="ce14">
            <text:p>6</text:p>
          </table:table-cell>
          <table:table-cell office:value-type="float" office:value="6.1800000000000006" table:formula="of:=[.S4]*[Assumptions.$D6]" table:style-name="ce14">
            <text:p>6</text:p>
          </table:table-cell>
          <table:table-cell office:value-type="float" office:value="6.1800000000000006" table:formula="of:=[.T4]*[Assumptions.$D6]" table:style-name="ce14">
            <text:p>6</text:p>
          </table:table-cell>
          <table:table-cell office:value-type="float" office:value="6.1800000000000006" table:formula="of:=[.U4]*[Assumptions.$D6]" table:style-name="ce14">
            <text:p>6</text:p>
          </table:table-cell>
          <table:table-cell office:value-type="float" office:value="6.1800000000000006" table:formula="of:=[.V4]*[Assumptions.$D6]" table:style-name="ce14">
            <text:p>6</text:p>
          </table:table-cell>
          <table:table-cell office:value-type="float" office:value="6.1800000000000006" table:formula="of:=[.W4]*[Assumptions.$D6]" table:style-name="ce14">
            <text:p>6</text:p>
          </table:table-cell>
          <table:table-cell office:value-type="float" office:value="6.1800000000000006" table:formula="of:=[.X4]*[Assumptions.$D6]" table:style-name="ce14">
            <text:p>6</text:p>
          </table:table-cell>
          <table:table-cell office:value-type="float" office:value="6.1800000000000006" table:formula="of:=[.Y4]*[Assumptions.$D6]" table:style-name="ce14">
            <text:p>6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Milk chocolate</text:p>
          </table:table-cell>
          <table:table-cell office:value-type="float" office:value="5" table:formula="of:=[.B5]*[Assumptions.$D7]" table:style-name="ce14">
            <text:p>5</text:p>
          </table:table-cell>
          <table:table-cell office:value-type="float" office:value="5.15" table:formula="of:=[.C5]*[Assumptions.$D7]" table:style-name="ce14">
            <text:p>5</text:p>
          </table:table-cell>
          <table:table-cell office:value-type="float" office:value="5.15" table:formula="of:=[.D5]*[Assumptions.$D7]" table:style-name="ce14">
            <text:p>5</text:p>
          </table:table-cell>
          <table:table-cell office:value-type="float" office:value="5.15" table:formula="of:=[.E5]*[Assumptions.$D7]" table:style-name="ce14">
            <text:p>5</text:p>
          </table:table-cell>
          <table:table-cell office:value-type="float" office:value="5.15" table:formula="of:=[.F5]*[Assumptions.$D7]" table:style-name="ce14">
            <text:p>5</text:p>
          </table:table-cell>
          <table:table-cell office:value-type="float" office:value="5.15" table:formula="of:=[.G5]*[Assumptions.$D7]" table:style-name="ce14">
            <text:p>5</text:p>
          </table:table-cell>
          <table:table-cell office:value-type="float" office:value="5.15" table:formula="of:=[.H5]*[Assumptions.$D7]" table:style-name="ce14">
            <text:p>5</text:p>
          </table:table-cell>
          <table:table-cell office:value-type="float" office:value="5.15" table:formula="of:=[.I5]*[Assumptions.$D7]" table:style-name="ce14">
            <text:p>5</text:p>
          </table:table-cell>
          <table:table-cell office:value-type="float" office:value="5.15" table:formula="of:=[.J5]*[Assumptions.$D7]" table:style-name="ce14">
            <text:p>5</text:p>
          </table:table-cell>
          <table:table-cell office:value-type="float" office:value="5.15" table:formula="of:=[.K5]*[Assumptions.$D7]" table:style-name="ce14">
            <text:p>5</text:p>
          </table:table-cell>
          <table:table-cell office:value-type="float" office:value="5.15" table:formula="of:=[.L5]*[Assumptions.$D7]" table:style-name="ce14">
            <text:p>5</text:p>
          </table:table-cell>
          <table:table-cell office:value-type="float" office:value="5.15" table:formula="of:=[.M5]*[Assumptions.$D7]" table:style-name="ce14">
            <text:p>5</text:p>
          </table:table-cell>
          <table:table-cell office:value-type="float" office:value="5.15" table:formula="of:=[.N5]*[Assumptions.$D7]" table:style-name="ce14">
            <text:p>5</text:p>
          </table:table-cell>
          <table:table-cell office:value-type="float" office:value="5.15" table:formula="of:=[.O5]*[Assumptions.$D7]" table:style-name="ce14">
            <text:p>5</text:p>
          </table:table-cell>
          <table:table-cell office:value-type="float" office:value="5.15" table:formula="of:=[.P5]*[Assumptions.$D7]" table:style-name="ce14">
            <text:p>5</text:p>
          </table:table-cell>
          <table:table-cell office:value-type="float" office:value="5.15" table:formula="of:=[.Q5]*[Assumptions.$D7]" table:style-name="ce14">
            <text:p>5</text:p>
          </table:table-cell>
          <table:table-cell office:value-type="float" office:value="5.15" table:formula="of:=[.R5]*[Assumptions.$D7]" table:style-name="ce14">
            <text:p>5</text:p>
          </table:table-cell>
          <table:table-cell office:value-type="float" office:value="5.15" table:formula="of:=[.S5]*[Assumptions.$D7]" table:style-name="ce14">
            <text:p>5</text:p>
          </table:table-cell>
          <table:table-cell office:value-type="float" office:value="5.15" table:formula="of:=[.T5]*[Assumptions.$D7]" table:style-name="ce14">
            <text:p>5</text:p>
          </table:table-cell>
          <table:table-cell office:value-type="float" office:value="5.15" table:formula="of:=[.U5]*[Assumptions.$D7]" table:style-name="ce14">
            <text:p>5</text:p>
          </table:table-cell>
          <table:table-cell office:value-type="float" office:value="5.15" table:formula="of:=[.V5]*[Assumptions.$D7]" table:style-name="ce14">
            <text:p>5</text:p>
          </table:table-cell>
          <table:table-cell office:value-type="float" office:value="5.15" table:formula="of:=[.W5]*[Assumptions.$D7]" table:style-name="ce14">
            <text:p>5</text:p>
          </table:table-cell>
          <table:table-cell office:value-type="float" office:value="5.15" table:formula="of:=[.X5]*[Assumptions.$D7]" table:style-name="ce14">
            <text:p>5</text:p>
          </table:table-cell>
          <table:table-cell office:value-type="float" office:value="5.15" table:formula="of:=[.Y5]*[Assumptions.$D7]" table:style-name="ce14">
            <text:p>5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Total</text:p>
          </table:table-cell>
          <table:table-cell office:value-type="float" office:value="12.8" table:formula="of:=SUM([.B22:.B24])" table:style-name="ce14">
            <text:p>13</text:p>
          </table:table-cell>
          <table:table-cell office:value-type="float" office:value="13.148000000000001" table:formula="of:=SUM([.C22:.C24])" table:style-name="ce14">
            <text:p>13</text:p>
          </table:table-cell>
          <table:table-cell office:value-type="float" office:value="13.148000000000001" table:formula="of:=SUM([.D22:.D24])" table:style-name="ce14">
            <text:p>13</text:p>
          </table:table-cell>
          <table:table-cell office:value-type="float" office:value="13.148000000000001" table:formula="of:=SUM([.E22:.E24])" table:style-name="ce14">
            <text:p>13</text:p>
          </table:table-cell>
          <table:table-cell office:value-type="float" office:value="13.148000000000001" table:formula="of:=SUM([.F22:.F24])" table:style-name="ce14">
            <text:p>13</text:p>
          </table:table-cell>
          <table:table-cell office:value-type="float" office:value="13.148000000000001" table:formula="of:=SUM([.G22:.G24])" table:style-name="ce14">
            <text:p>13</text:p>
          </table:table-cell>
          <table:table-cell office:value-type="float" office:value="13.148000000000001" table:formula="of:=SUM([.H22:.H24])" table:style-name="ce14">
            <text:p>13</text:p>
          </table:table-cell>
          <table:table-cell office:value-type="float" office:value="13.148000000000001" table:formula="of:=SUM([.I22:.I24])" table:style-name="ce14">
            <text:p>13</text:p>
          </table:table-cell>
          <table:table-cell office:value-type="float" office:value="13.148000000000001" table:formula="of:=SUM([.J22:.J24])" table:style-name="ce14">
            <text:p>13</text:p>
          </table:table-cell>
          <table:table-cell office:value-type="float" office:value="13.148000000000001" table:formula="of:=SUM([.K22:.K24])" table:style-name="ce14">
            <text:p>13</text:p>
          </table:table-cell>
          <table:table-cell office:value-type="float" office:value="13.148000000000001" table:formula="of:=SUM([.L22:.L24])" table:style-name="ce14">
            <text:p>13</text:p>
          </table:table-cell>
          <table:table-cell office:value-type="float" office:value="13.148000000000001" table:formula="of:=SUM([.M22:.M24])" table:style-name="ce14">
            <text:p>13</text:p>
          </table:table-cell>
          <table:table-cell office:value-type="float" office:value="13.148000000000001" table:formula="of:=SUM([.N22:.N24])" table:style-name="ce14">
            <text:p>13</text:p>
          </table:table-cell>
          <table:table-cell office:value-type="float" office:value="13.148000000000001" table:formula="of:=SUM([.O22:.O24])" table:style-name="ce14">
            <text:p>13</text:p>
          </table:table-cell>
          <table:table-cell office:value-type="float" office:value="13.148000000000001" table:formula="of:=SUM([.P22:.P24])" table:style-name="ce14">
            <text:p>13</text:p>
          </table:table-cell>
          <table:table-cell office:value-type="float" office:value="13.148000000000001" table:formula="of:=SUM([.Q22:.Q24])" table:style-name="ce14">
            <text:p>13</text:p>
          </table:table-cell>
          <table:table-cell office:value-type="float" office:value="13.148000000000001" table:formula="of:=SUM([.R22:.R24])" table:style-name="ce14">
            <text:p>13</text:p>
          </table:table-cell>
          <table:table-cell office:value-type="float" office:value="13.148000000000001" table:formula="of:=SUM([.S22:.S24])" table:style-name="ce14">
            <text:p>13</text:p>
          </table:table-cell>
          <table:table-cell office:value-type="float" office:value="13.148000000000001" table:formula="of:=SUM([.T22:.T24])" table:style-name="ce14">
            <text:p>13</text:p>
          </table:table-cell>
          <table:table-cell office:value-type="float" office:value="13.148000000000001" table:formula="of:=SUM([.U22:.U24])" table:style-name="ce14">
            <text:p>13</text:p>
          </table:table-cell>
          <table:table-cell office:value-type="float" office:value="13.148000000000001" table:formula="of:=SUM([.V22:.V24])" table:style-name="ce14">
            <text:p>13</text:p>
          </table:table-cell>
          <table:table-cell office:value-type="float" office:value="13.148000000000001" table:formula="of:=SUM([.W22:.W24])" table:style-name="ce14">
            <text:p>13</text:p>
          </table:table-cell>
          <table:table-cell office:value-type="float" office:value="13.148000000000001" table:formula="of:=SUM([.X22:.X24])" table:style-name="ce14">
            <text:p>13</text:p>
          </table:table-cell>
          <table:table-cell office:value-type="float" office:value="13.148000000000001" table:formula="of:=SUM([.Y22:.Y24])" table:style-name="ce14">
            <text:p>13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Cocoa Butter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Dark Chocolate</text:p>
          </table:table-cell>
          <table:table-cell office:value-type="float" office:value="7.2" table:formula="of:=[.B3]*[Assumptions.$E5]" table:style-name="ce14">
            <text:p>7</text:p>
          </table:table-cell>
          <table:table-cell office:value-type="float" office:value="7.2720000000000002" table:formula="of:=[.C3]*[Assumptions.$E5]" table:style-name="ce14">
            <text:p>7</text:p>
          </table:table-cell>
          <table:table-cell office:value-type="float" office:value="7.2720000000000002" table:formula="of:=[.D3]*[Assumptions.$E5]" table:style-name="ce14">
            <text:p>7</text:p>
          </table:table-cell>
          <table:table-cell office:value-type="float" office:value="7.2720000000000002" table:formula="of:=[.E3]*[Assumptions.$E5]" table:style-name="ce14">
            <text:p>7</text:p>
          </table:table-cell>
          <table:table-cell office:value-type="float" office:value="7.2720000000000002" table:formula="of:=[.F3]*[Assumptions.$E5]" table:style-name="ce14">
            <text:p>7</text:p>
          </table:table-cell>
          <table:table-cell office:value-type="float" office:value="7.2720000000000002" table:formula="of:=[.G3]*[Assumptions.$E5]" table:style-name="ce14">
            <text:p>7</text:p>
          </table:table-cell>
          <table:table-cell office:value-type="float" office:value="7.2720000000000002" table:formula="of:=[.H3]*[Assumptions.$E5]" table:style-name="ce14">
            <text:p>7</text:p>
          </table:table-cell>
          <table:table-cell office:value-type="float" office:value="7.2720000000000002" table:formula="of:=[.I3]*[Assumptions.$E5]" table:style-name="ce14">
            <text:p>7</text:p>
          </table:table-cell>
          <table:table-cell office:value-type="float" office:value="7.2720000000000002" table:formula="of:=[.J3]*[Assumptions.$E5]" table:style-name="ce14">
            <text:p>7</text:p>
          </table:table-cell>
          <table:table-cell office:value-type="float" office:value="7.2720000000000002" table:formula="of:=[.K3]*[Assumptions.$E5]" table:style-name="ce14">
            <text:p>7</text:p>
          </table:table-cell>
          <table:table-cell office:value-type="float" office:value="7.2720000000000002" table:formula="of:=[.L3]*[Assumptions.$E5]" table:style-name="ce14">
            <text:p>7</text:p>
          </table:table-cell>
          <table:table-cell office:value-type="float" office:value="7.2720000000000002" table:formula="of:=[.M3]*[Assumptions.$E5]" table:style-name="ce14">
            <text:p>7</text:p>
          </table:table-cell>
          <table:table-cell office:value-type="float" office:value="7.2720000000000002" table:formula="of:=[.N3]*[Assumptions.$E5]" table:style-name="ce14">
            <text:p>7</text:p>
          </table:table-cell>
          <table:table-cell office:value-type="float" office:value="7.2720000000000002" table:formula="of:=[.O3]*[Assumptions.$E5]" table:style-name="ce14">
            <text:p>7</text:p>
          </table:table-cell>
          <table:table-cell office:value-type="float" office:value="7.2720000000000002" table:formula="of:=[.P3]*[Assumptions.$E5]" table:style-name="ce14">
            <text:p>7</text:p>
          </table:table-cell>
          <table:table-cell office:value-type="float" office:value="7.2720000000000002" table:formula="of:=[.Q3]*[Assumptions.$E5]" table:style-name="ce14">
            <text:p>7</text:p>
          </table:table-cell>
          <table:table-cell office:value-type="float" office:value="7.2720000000000002" table:formula="of:=[.R3]*[Assumptions.$E5]" table:style-name="ce14">
            <text:p>7</text:p>
          </table:table-cell>
          <table:table-cell office:value-type="float" office:value="7.2720000000000002" table:formula="of:=[.S3]*[Assumptions.$E5]" table:style-name="ce14">
            <text:p>7</text:p>
          </table:table-cell>
          <table:table-cell office:value-type="float" office:value="7.2720000000000002" table:formula="of:=[.T3]*[Assumptions.$E5]" table:style-name="ce14">
            <text:p>7</text:p>
          </table:table-cell>
          <table:table-cell office:value-type="float" office:value="7.2720000000000002" table:formula="of:=[.U3]*[Assumptions.$E5]" table:style-name="ce14">
            <text:p>7</text:p>
          </table:table-cell>
          <table:table-cell office:value-type="float" office:value="7.2720000000000002" table:formula="of:=[.V3]*[Assumptions.$E5]" table:style-name="ce14">
            <text:p>7</text:p>
          </table:table-cell>
          <table:table-cell office:value-type="float" office:value="7.2720000000000002" table:formula="of:=[.W3]*[Assumptions.$E5]" table:style-name="ce14">
            <text:p>7</text:p>
          </table:table-cell>
          <table:table-cell office:value-type="float" office:value="7.2720000000000002" table:formula="of:=[.X3]*[Assumptions.$E5]" table:style-name="ce14">
            <text:p>7</text:p>
          </table:table-cell>
          <table:table-cell office:value-type="float" office:value="7.2720000000000002" table:formula="of:=[.Y3]*[Assumptions.$E5]" table:style-name="ce14">
            <text:p>7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White chocolate</text:p>
          </table:table-cell>
          <table:table-cell office:value-type="float" office:value="6" table:formula="of:=[.B4]*[Assumptions.$E6]" table:style-name="ce14">
            <text:p>6</text:p>
          </table:table-cell>
          <table:table-cell office:value-type="float" office:value="6.1800000000000006" table:formula="of:=[.C4]*[Assumptions.$E6]" table:style-name="ce14">
            <text:p>6</text:p>
          </table:table-cell>
          <table:table-cell office:value-type="float" office:value="6.1800000000000006" table:formula="of:=[.D4]*[Assumptions.$E6]" table:style-name="ce14">
            <text:p>6</text:p>
          </table:table-cell>
          <table:table-cell office:value-type="float" office:value="6.1800000000000006" table:formula="of:=[.E4]*[Assumptions.$E6]" table:style-name="ce14">
            <text:p>6</text:p>
          </table:table-cell>
          <table:table-cell office:value-type="float" office:value="6.1800000000000006" table:formula="of:=[.F4]*[Assumptions.$E6]" table:style-name="ce14">
            <text:p>6</text:p>
          </table:table-cell>
          <table:table-cell office:value-type="float" office:value="6.1800000000000006" table:formula="of:=[.G4]*[Assumptions.$E6]" table:style-name="ce14">
            <text:p>6</text:p>
          </table:table-cell>
          <table:table-cell office:value-type="float" office:value="6.1800000000000006" table:formula="of:=[.H4]*[Assumptions.$E6]" table:style-name="ce14">
            <text:p>6</text:p>
          </table:table-cell>
          <table:table-cell office:value-type="float" office:value="6.1800000000000006" table:formula="of:=[.I4]*[Assumptions.$E6]" table:style-name="ce14">
            <text:p>6</text:p>
          </table:table-cell>
          <table:table-cell office:value-type="float" office:value="6.1800000000000006" table:formula="of:=[.J4]*[Assumptions.$E6]" table:style-name="ce14">
            <text:p>6</text:p>
          </table:table-cell>
          <table:table-cell office:value-type="float" office:value="6.1800000000000006" table:formula="of:=[.K4]*[Assumptions.$E6]" table:style-name="ce14">
            <text:p>6</text:p>
          </table:table-cell>
          <table:table-cell office:value-type="float" office:value="6.1800000000000006" table:formula="of:=[.L4]*[Assumptions.$E6]" table:style-name="ce14">
            <text:p>6</text:p>
          </table:table-cell>
          <table:table-cell office:value-type="float" office:value="6.1800000000000006" table:formula="of:=[.M4]*[Assumptions.$E6]" table:style-name="ce14">
            <text:p>6</text:p>
          </table:table-cell>
          <table:table-cell office:value-type="float" office:value="6.1800000000000006" table:formula="of:=[.N4]*[Assumptions.$E6]" table:style-name="ce14">
            <text:p>6</text:p>
          </table:table-cell>
          <table:table-cell office:value-type="float" office:value="6.1800000000000006" table:formula="of:=[.O4]*[Assumptions.$E6]" table:style-name="ce14">
            <text:p>6</text:p>
          </table:table-cell>
          <table:table-cell office:value-type="float" office:value="6.1800000000000006" table:formula="of:=[.P4]*[Assumptions.$E6]" table:style-name="ce14">
            <text:p>6</text:p>
          </table:table-cell>
          <table:table-cell office:value-type="float" office:value="6.1800000000000006" table:formula="of:=[.Q4]*[Assumptions.$E6]" table:style-name="ce14">
            <text:p>6</text:p>
          </table:table-cell>
          <table:table-cell office:value-type="float" office:value="6.1800000000000006" table:formula="of:=[.R4]*[Assumptions.$E6]" table:style-name="ce14">
            <text:p>6</text:p>
          </table:table-cell>
          <table:table-cell office:value-type="float" office:value="6.1800000000000006" table:formula="of:=[.S4]*[Assumptions.$E6]" table:style-name="ce14">
            <text:p>6</text:p>
          </table:table-cell>
          <table:table-cell office:value-type="float" office:value="6.1800000000000006" table:formula="of:=[.T4]*[Assumptions.$E6]" table:style-name="ce14">
            <text:p>6</text:p>
          </table:table-cell>
          <table:table-cell office:value-type="float" office:value="6.1800000000000006" table:formula="of:=[.U4]*[Assumptions.$E6]" table:style-name="ce14">
            <text:p>6</text:p>
          </table:table-cell>
          <table:table-cell office:value-type="float" office:value="6.1800000000000006" table:formula="of:=[.V4]*[Assumptions.$E6]" table:style-name="ce14">
            <text:p>6</text:p>
          </table:table-cell>
          <table:table-cell office:value-type="float" office:value="6.1800000000000006" table:formula="of:=[.W4]*[Assumptions.$E6]" table:style-name="ce14">
            <text:p>6</text:p>
          </table:table-cell>
          <table:table-cell office:value-type="float" office:value="6.1800000000000006" table:formula="of:=[.X4]*[Assumptions.$E6]" table:style-name="ce14">
            <text:p>6</text:p>
          </table:table-cell>
          <table:table-cell office:value-type="float" office:value="6.1800000000000006" table:formula="of:=[.Y4]*[Assumptions.$E6]" table:style-name="ce14">
            <text:p>6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Milk chocolate</text:p>
          </table:table-cell>
          <table:table-cell office:value-type="float" office:value="7.5" table:formula="of:=[.B5]*[Assumptions.$E7]" table:style-name="ce14">
            <text:p>8</text:p>
          </table:table-cell>
          <table:table-cell office:value-type="float" office:value="7.7249999999999996" table:formula="of:=[.C5]*[Assumptions.$E7]" table:style-name="ce14">
            <text:p>8</text:p>
          </table:table-cell>
          <table:table-cell office:value-type="float" office:value="7.7249999999999996" table:formula="of:=[.D5]*[Assumptions.$E7]" table:style-name="ce14">
            <text:p>8</text:p>
          </table:table-cell>
          <table:table-cell office:value-type="float" office:value="7.7249999999999996" table:formula="of:=[.E5]*[Assumptions.$E7]" table:style-name="ce14">
            <text:p>8</text:p>
          </table:table-cell>
          <table:table-cell office:value-type="float" office:value="7.7249999999999996" table:formula="of:=[.F5]*[Assumptions.$E7]" table:style-name="ce14">
            <text:p>8</text:p>
          </table:table-cell>
          <table:table-cell office:value-type="float" office:value="7.7249999999999996" table:formula="of:=[.G5]*[Assumptions.$E7]" table:style-name="ce14">
            <text:p>8</text:p>
          </table:table-cell>
          <table:table-cell office:value-type="float" office:value="7.7249999999999996" table:formula="of:=[.H5]*[Assumptions.$E7]" table:style-name="ce14">
            <text:p>8</text:p>
          </table:table-cell>
          <table:table-cell office:value-type="float" office:value="7.7249999999999996" table:formula="of:=[.I5]*[Assumptions.$E7]" table:style-name="ce14">
            <text:p>8</text:p>
          </table:table-cell>
          <table:table-cell office:value-type="float" office:value="7.7249999999999996" table:formula="of:=[.J5]*[Assumptions.$E7]" table:style-name="ce14">
            <text:p>8</text:p>
          </table:table-cell>
          <table:table-cell office:value-type="float" office:value="7.7249999999999996" table:formula="of:=[.K5]*[Assumptions.$E7]" table:style-name="ce14">
            <text:p>8</text:p>
          </table:table-cell>
          <table:table-cell office:value-type="float" office:value="7.7249999999999996" table:formula="of:=[.L5]*[Assumptions.$E7]" table:style-name="ce14">
            <text:p>8</text:p>
          </table:table-cell>
          <table:table-cell office:value-type="float" office:value="7.7249999999999996" table:formula="of:=[.M5]*[Assumptions.$E7]" table:style-name="ce14">
            <text:p>8</text:p>
          </table:table-cell>
          <table:table-cell office:value-type="float" office:value="7.7249999999999996" table:formula="of:=[.N5]*[Assumptions.$E7]" table:style-name="ce14">
            <text:p>8</text:p>
          </table:table-cell>
          <table:table-cell office:value-type="float" office:value="7.7249999999999996" table:formula="of:=[.O5]*[Assumptions.$E7]" table:style-name="ce14">
            <text:p>8</text:p>
          </table:table-cell>
          <table:table-cell office:value-type="float" office:value="7.7249999999999996" table:formula="of:=[.P5]*[Assumptions.$E7]" table:style-name="ce14">
            <text:p>8</text:p>
          </table:table-cell>
          <table:table-cell office:value-type="float" office:value="7.7249999999999996" table:formula="of:=[.Q5]*[Assumptions.$E7]" table:style-name="ce14">
            <text:p>8</text:p>
          </table:table-cell>
          <table:table-cell office:value-type="float" office:value="7.7249999999999996" table:formula="of:=[.R5]*[Assumptions.$E7]" table:style-name="ce14">
            <text:p>8</text:p>
          </table:table-cell>
          <table:table-cell office:value-type="float" office:value="7.7249999999999996" table:formula="of:=[.S5]*[Assumptions.$E7]" table:style-name="ce14">
            <text:p>8</text:p>
          </table:table-cell>
          <table:table-cell office:value-type="float" office:value="7.7249999999999996" table:formula="of:=[.T5]*[Assumptions.$E7]" table:style-name="ce14">
            <text:p>8</text:p>
          </table:table-cell>
          <table:table-cell office:value-type="float" office:value="7.7249999999999996" table:formula="of:=[.U5]*[Assumptions.$E7]" table:style-name="ce14">
            <text:p>8</text:p>
          </table:table-cell>
          <table:table-cell office:value-type="float" office:value="7.7249999999999996" table:formula="of:=[.V5]*[Assumptions.$E7]" table:style-name="ce14">
            <text:p>8</text:p>
          </table:table-cell>
          <table:table-cell office:value-type="float" office:value="7.7249999999999996" table:formula="of:=[.W5]*[Assumptions.$E7]" table:style-name="ce14">
            <text:p>8</text:p>
          </table:table-cell>
          <table:table-cell office:value-type="float" office:value="7.7249999999999996" table:formula="of:=[.X5]*[Assumptions.$E7]" table:style-name="ce14">
            <text:p>8</text:p>
          </table:table-cell>
          <table:table-cell office:value-type="float" office:value="7.7249999999999996" table:formula="of:=[.Y5]*[Assumptions.$E7]" table:style-name="ce14">
            <text:p>8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Total</text:p>
          </table:table-cell>
          <table:table-cell office:value-type="float" office:value="20.7" table:formula="of:=SUM([.B28:.B30])" table:style-name="ce14">
            <text:p>21</text:p>
          </table:table-cell>
          <table:table-cell office:value-type="float" office:value="21.177" table:formula="of:=SUM([.C28:.C30])" table:style-name="ce14">
            <text:p>21</text:p>
          </table:table-cell>
          <table:table-cell office:value-type="float" office:value="21.177" table:formula="of:=SUM([.D28:.D30])" table:style-name="ce14">
            <text:p>21</text:p>
          </table:table-cell>
          <table:table-cell office:value-type="float" office:value="21.177" table:formula="of:=SUM([.E28:.E30])" table:style-name="ce14">
            <text:p>21</text:p>
          </table:table-cell>
          <table:table-cell office:value-type="float" office:value="21.177" table:formula="of:=SUM([.F28:.F30])" table:style-name="ce14">
            <text:p>21</text:p>
          </table:table-cell>
          <table:table-cell office:value-type="float" office:value="21.177" table:formula="of:=SUM([.G28:.G30])" table:style-name="ce14">
            <text:p>21</text:p>
          </table:table-cell>
          <table:table-cell office:value-type="float" office:value="21.177" table:formula="of:=SUM([.H28:.H30])" table:style-name="ce14">
            <text:p>21</text:p>
          </table:table-cell>
          <table:table-cell office:value-type="float" office:value="21.177" table:formula="of:=SUM([.I28:.I30])" table:style-name="ce14">
            <text:p>21</text:p>
          </table:table-cell>
          <table:table-cell office:value-type="float" office:value="21.177" table:formula="of:=SUM([.J28:.J30])" table:style-name="ce14">
            <text:p>21</text:p>
          </table:table-cell>
          <table:table-cell office:value-type="float" office:value="21.177" table:formula="of:=SUM([.K28:.K30])" table:style-name="ce14">
            <text:p>21</text:p>
          </table:table-cell>
          <table:table-cell office:value-type="float" office:value="21.177" table:formula="of:=SUM([.L28:.L30])" table:style-name="ce14">
            <text:p>21</text:p>
          </table:table-cell>
          <table:table-cell office:value-type="float" office:value="21.177" table:formula="of:=SUM([.M28:.M30])" table:style-name="ce14">
            <text:p>21</text:p>
          </table:table-cell>
          <table:table-cell office:value-type="float" office:value="21.177" table:formula="of:=SUM([.N28:.N30])" table:style-name="ce14">
            <text:p>21</text:p>
          </table:table-cell>
          <table:table-cell office:value-type="float" office:value="21.177" table:formula="of:=SUM([.O28:.O30])" table:style-name="ce14">
            <text:p>21</text:p>
          </table:table-cell>
          <table:table-cell office:value-type="float" office:value="21.177" table:formula="of:=SUM([.P28:.P30])" table:style-name="ce14">
            <text:p>21</text:p>
          </table:table-cell>
          <table:table-cell office:value-type="float" office:value="21.177" table:formula="of:=SUM([.Q28:.Q30])" table:style-name="ce14">
            <text:p>21</text:p>
          </table:table-cell>
          <table:table-cell office:value-type="float" office:value="21.177" table:formula="of:=SUM([.R28:.R30])" table:style-name="ce14">
            <text:p>21</text:p>
          </table:table-cell>
          <table:table-cell office:value-type="float" office:value="21.177" table:formula="of:=SUM([.S28:.S30])" table:style-name="ce14">
            <text:p>21</text:p>
          </table:table-cell>
          <table:table-cell office:value-type="float" office:value="21.177" table:formula="of:=SUM([.T28:.T30])" table:style-name="ce14">
            <text:p>21</text:p>
          </table:table-cell>
          <table:table-cell office:value-type="float" office:value="21.177" table:formula="of:=SUM([.U28:.U30])" table:style-name="ce14">
            <text:p>21</text:p>
          </table:table-cell>
          <table:table-cell office:value-type="float" office:value="21.177" table:formula="of:=SUM([.V28:.V30])" table:style-name="ce14">
            <text:p>21</text:p>
          </table:table-cell>
          <table:table-cell office:value-type="float" office:value="21.177" table:formula="of:=SUM([.W28:.W30])" table:style-name="ce14">
            <text:p>21</text:p>
          </table:table-cell>
          <table:table-cell office:value-type="float" office:value="21.177" table:formula="of:=SUM([.X28:.X30])" table:style-name="ce14">
            <text:p>21</text:p>
          </table:table-cell>
          <table:table-cell office:value-type="float" office:value="21.177" table:formula="of:=SUM([.Y28:.Y30])" table:style-name="ce14">
            <text:p>21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Total Raw Material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">
            <text:p>Cocoa Powder</text:p>
          </table:table-cell>
          <table:table-cell office:value-type="float" office:value="14" table:formula="of:=[.B13]" table:style-name="ce14">
            <text:p>14</text:p>
          </table:table-cell>
          <table:table-cell office:value-type="float" office:value="14.24" table:formula="of:=[.C13]" table:style-name="ce14">
            <text:p>14</text:p>
          </table:table-cell>
          <table:table-cell office:value-type="float" office:value="14.24" table:formula="of:=[.D13]" table:style-name="ce14">
            <text:p>14</text:p>
          </table:table-cell>
          <table:table-cell office:value-type="float" office:value="14.24" table:formula="of:=[.E13]" table:style-name="ce14">
            <text:p>14</text:p>
          </table:table-cell>
          <table:table-cell office:value-type="float" office:value="14.24" table:formula="of:=[.F13]" table:style-name="ce14">
            <text:p>14</text:p>
          </table:table-cell>
          <table:table-cell office:value-type="float" office:value="14.24" table:formula="of:=[.G13]" table:style-name="ce14">
            <text:p>14</text:p>
          </table:table-cell>
          <table:table-cell office:value-type="float" office:value="14.24" table:formula="of:=[.H13]" table:style-name="ce14">
            <text:p>14</text:p>
          </table:table-cell>
          <table:table-cell office:value-type="float" office:value="14.24" table:formula="of:=[.I13]" table:style-name="ce14">
            <text:p>14</text:p>
          </table:table-cell>
          <table:table-cell office:value-type="float" office:value="14.24" table:formula="of:=[.J13]" table:style-name="ce14">
            <text:p>14</text:p>
          </table:table-cell>
          <table:table-cell office:value-type="float" office:value="14.24" table:formula="of:=[.K13]" table:style-name="ce14">
            <text:p>14</text:p>
          </table:table-cell>
          <table:table-cell office:value-type="float" office:value="14.24" table:formula="of:=[.L13]" table:style-name="ce14">
            <text:p>14</text:p>
          </table:table-cell>
          <table:table-cell office:value-type="float" office:value="14.24" table:formula="of:=[.M13]" table:style-name="ce14">
            <text:p>14</text:p>
          </table:table-cell>
          <table:table-cell office:value-type="float" office:value="14.24" table:formula="of:=[.N13]" table:style-name="ce14">
            <text:p>14</text:p>
          </table:table-cell>
          <table:table-cell office:value-type="float" office:value="14.24" table:formula="of:=[.O13]" table:style-name="ce14">
            <text:p>14</text:p>
          </table:table-cell>
          <table:table-cell office:value-type="float" office:value="14.24" table:formula="of:=[.P13]" table:style-name="ce14">
            <text:p>14</text:p>
          </table:table-cell>
          <table:table-cell office:value-type="float" office:value="14.24" table:formula="of:=[.Q13]" table:style-name="ce14">
            <text:p>14</text:p>
          </table:table-cell>
          <table:table-cell office:value-type="float" office:value="14.24" table:formula="of:=[.R13]" table:style-name="ce14">
            <text:p>14</text:p>
          </table:table-cell>
          <table:table-cell office:value-type="float" office:value="14.24" table:formula="of:=[.S13]" table:style-name="ce14">
            <text:p>14</text:p>
          </table:table-cell>
          <table:table-cell office:value-type="float" office:value="14.24" table:formula="of:=[.T13]" table:style-name="ce14">
            <text:p>14</text:p>
          </table:table-cell>
          <table:table-cell office:value-type="float" office:value="14.24" table:formula="of:=[.U13]" table:style-name="ce14">
            <text:p>14</text:p>
          </table:table-cell>
          <table:table-cell office:value-type="float" office:value="14.24" table:formula="of:=[.V13]" table:style-name="ce14">
            <text:p>14</text:p>
          </table:table-cell>
          <table:table-cell office:value-type="float" office:value="14.24" table:formula="of:=[.W13]" table:style-name="ce14">
            <text:p>14</text:p>
          </table:table-cell>
          <table:table-cell office:value-type="float" office:value="14.24" table:formula="of:=[.X13]" table:style-name="ce14">
            <text:p>14</text:p>
          </table:table-cell>
          <table:table-cell office:value-type="float" office:value="14.24" table:formula="of:=[.Y13]" table:style-name="ce14">
            <text:p>14</text:p>
          </table:table-cell>
          <table:table-cell table:number-columns-repeated="16359"/>
        </table:table-row>
        <table:table-row table:style-name="ro5">
          <table:table-cell office:value-type="string" table:style-name="ce7">
            <text:p>Milk Powder</text:p>
          </table:table-cell>
          <table:table-cell office:value-type="float" office:value="15.5" table:formula="of:=[.B19]" table:style-name="ce14">
            <text:p>16</text:p>
          </table:table-cell>
          <table:table-cell office:value-type="float" office:value="15.965" table:formula="of:=[.C19]" table:style-name="ce14">
            <text:p>16</text:p>
          </table:table-cell>
          <table:table-cell office:value-type="float" office:value="15.965" table:formula="of:=[.D19]" table:style-name="ce14">
            <text:p>16</text:p>
          </table:table-cell>
          <table:table-cell office:value-type="float" office:value="15.965" table:formula="of:=[.E19]" table:style-name="ce14">
            <text:p>16</text:p>
          </table:table-cell>
          <table:table-cell office:value-type="float" office:value="15.965" table:formula="of:=[.F19]" table:style-name="ce14">
            <text:p>16</text:p>
          </table:table-cell>
          <table:table-cell office:value-type="float" office:value="15.965" table:formula="of:=[.G19]" table:style-name="ce14">
            <text:p>16</text:p>
          </table:table-cell>
          <table:table-cell office:value-type="float" office:value="15.965" table:formula="of:=[.H19]" table:style-name="ce14">
            <text:p>16</text:p>
          </table:table-cell>
          <table:table-cell office:value-type="float" office:value="15.965" table:formula="of:=[.I19]" table:style-name="ce14">
            <text:p>16</text:p>
          </table:table-cell>
          <table:table-cell office:value-type="float" office:value="15.965" table:formula="of:=[.J19]" table:style-name="ce14">
            <text:p>16</text:p>
          </table:table-cell>
          <table:table-cell office:value-type="float" office:value="15.965" table:formula="of:=[.K19]" table:style-name="ce14">
            <text:p>16</text:p>
          </table:table-cell>
          <table:table-cell office:value-type="float" office:value="15.965" table:formula="of:=[.L19]" table:style-name="ce14">
            <text:p>16</text:p>
          </table:table-cell>
          <table:table-cell office:value-type="float" office:value="15.965" table:formula="of:=[.M19]" table:style-name="ce14">
            <text:p>16</text:p>
          </table:table-cell>
          <table:table-cell office:value-type="float" office:value="15.965" table:formula="of:=[.N19]" table:style-name="ce14">
            <text:p>16</text:p>
          </table:table-cell>
          <table:table-cell office:value-type="float" office:value="15.965" table:formula="of:=[.O19]" table:style-name="ce14">
            <text:p>16</text:p>
          </table:table-cell>
          <table:table-cell office:value-type="float" office:value="15.965" table:formula="of:=[.P19]" table:style-name="ce14">
            <text:p>16</text:p>
          </table:table-cell>
          <table:table-cell office:value-type="float" office:value="15.965" table:formula="of:=[.Q19]" table:style-name="ce14">
            <text:p>16</text:p>
          </table:table-cell>
          <table:table-cell office:value-type="float" office:value="15.965" table:formula="of:=[.R19]" table:style-name="ce14">
            <text:p>16</text:p>
          </table:table-cell>
          <table:table-cell office:value-type="float" office:value="15.965" table:formula="of:=[.S19]" table:style-name="ce14">
            <text:p>16</text:p>
          </table:table-cell>
          <table:table-cell office:value-type="float" office:value="15.965" table:formula="of:=[.T19]" table:style-name="ce14">
            <text:p>16</text:p>
          </table:table-cell>
          <table:table-cell office:value-type="float" office:value="15.965" table:formula="of:=[.U19]" table:style-name="ce14">
            <text:p>16</text:p>
          </table:table-cell>
          <table:table-cell office:value-type="float" office:value="15.965" table:formula="of:=[.V19]" table:style-name="ce14">
            <text:p>16</text:p>
          </table:table-cell>
          <table:table-cell office:value-type="float" office:value="15.965" table:formula="of:=[.W19]" table:style-name="ce14">
            <text:p>16</text:p>
          </table:table-cell>
          <table:table-cell office:value-type="float" office:value="15.965" table:formula="of:=[.X19]" table:style-name="ce14">
            <text:p>16</text:p>
          </table:table-cell>
          <table:table-cell office:value-type="float" office:value="15.965" table:formula="of:=[.Y19]" table:style-name="ce14">
            <text:p>16</text:p>
          </table:table-cell>
          <table:table-cell table:number-columns-repeated="16359"/>
        </table:table-row>
        <table:table-row table:style-name="ro5">
          <table:table-cell office:value-type="string" table:style-name="ce7">
            <text:p>Sugar</text:p>
          </table:table-cell>
          <table:table-cell office:value-type="float" office:value="12.8" table:formula="of:=[.B25]" table:style-name="ce14">
            <text:p>13</text:p>
          </table:table-cell>
          <table:table-cell office:value-type="float" office:value="13.148000000000001" table:formula="of:=[.C25]" table:style-name="ce14">
            <text:p>13</text:p>
          </table:table-cell>
          <table:table-cell office:value-type="float" office:value="13.148000000000001" table:formula="of:=[.D25]" table:style-name="ce14">
            <text:p>13</text:p>
          </table:table-cell>
          <table:table-cell office:value-type="float" office:value="13.148000000000001" table:formula="of:=[.E25]" table:style-name="ce14">
            <text:p>13</text:p>
          </table:table-cell>
          <table:table-cell office:value-type="float" office:value="13.148000000000001" table:formula="of:=[.F25]" table:style-name="ce14">
            <text:p>13</text:p>
          </table:table-cell>
          <table:table-cell office:value-type="float" office:value="13.148000000000001" table:formula="of:=[.G25]" table:style-name="ce14">
            <text:p>13</text:p>
          </table:table-cell>
          <table:table-cell office:value-type="float" office:value="13.148000000000001" table:formula="of:=[.H25]" table:style-name="ce14">
            <text:p>13</text:p>
          </table:table-cell>
          <table:table-cell office:value-type="float" office:value="13.148000000000001" table:formula="of:=[.I25]" table:style-name="ce14">
            <text:p>13</text:p>
          </table:table-cell>
          <table:table-cell office:value-type="float" office:value="13.148000000000001" table:formula="of:=[.J25]" table:style-name="ce14">
            <text:p>13</text:p>
          </table:table-cell>
          <table:table-cell office:value-type="float" office:value="13.148000000000001" table:formula="of:=[.K25]" table:style-name="ce14">
            <text:p>13</text:p>
          </table:table-cell>
          <table:table-cell office:value-type="float" office:value="13.148000000000001" table:formula="of:=[.L25]" table:style-name="ce14">
            <text:p>13</text:p>
          </table:table-cell>
          <table:table-cell office:value-type="float" office:value="13.148000000000001" table:formula="of:=[.M25]" table:style-name="ce14">
            <text:p>13</text:p>
          </table:table-cell>
          <table:table-cell office:value-type="float" office:value="13.148000000000001" table:formula="of:=[.N25]" table:style-name="ce14">
            <text:p>13</text:p>
          </table:table-cell>
          <table:table-cell office:value-type="float" office:value="13.148000000000001" table:formula="of:=[.O25]" table:style-name="ce14">
            <text:p>13</text:p>
          </table:table-cell>
          <table:table-cell office:value-type="float" office:value="13.148000000000001" table:formula="of:=[.P25]" table:style-name="ce14">
            <text:p>13</text:p>
          </table:table-cell>
          <table:table-cell office:value-type="float" office:value="13.148000000000001" table:formula="of:=[.Q25]" table:style-name="ce14">
            <text:p>13</text:p>
          </table:table-cell>
          <table:table-cell office:value-type="float" office:value="13.148000000000001" table:formula="of:=[.R25]" table:style-name="ce14">
            <text:p>13</text:p>
          </table:table-cell>
          <table:table-cell office:value-type="float" office:value="13.148000000000001" table:formula="of:=[.S25]" table:style-name="ce14">
            <text:p>13</text:p>
          </table:table-cell>
          <table:table-cell office:value-type="float" office:value="13.148000000000001" table:formula="of:=[.T25]" table:style-name="ce14">
            <text:p>13</text:p>
          </table:table-cell>
          <table:table-cell office:value-type="float" office:value="13.148000000000001" table:formula="of:=[.U25]" table:style-name="ce14">
            <text:p>13</text:p>
          </table:table-cell>
          <table:table-cell office:value-type="float" office:value="13.148000000000001" table:formula="of:=[.V25]" table:style-name="ce14">
            <text:p>13</text:p>
          </table:table-cell>
          <table:table-cell office:value-type="float" office:value="13.148000000000001" table:formula="of:=[.W25]" table:style-name="ce14">
            <text:p>13</text:p>
          </table:table-cell>
          <table:table-cell office:value-type="float" office:value="13.148000000000001" table:formula="of:=[.X25]" table:style-name="ce14">
            <text:p>13</text:p>
          </table:table-cell>
          <table:table-cell office:value-type="float" office:value="13.148000000000001" table:formula="of:=[.Y25]" table:style-name="ce14">
            <text:p>13</text:p>
          </table:table-cell>
          <table:table-cell table:number-columns-repeated="16359"/>
        </table:table-row>
        <table:table-row table:style-name="ro5">
          <table:table-cell office:value-type="string" table:style-name="ce7">
            <text:p>Cocoa Butter</text:p>
          </table:table-cell>
          <table:table-cell office:value-type="float" office:value="20.7" table:formula="of:=[.B31]" table:style-name="ce14">
            <text:p>21</text:p>
          </table:table-cell>
          <table:table-cell office:value-type="float" office:value="21.177" table:formula="of:=[.C31]" table:style-name="ce14">
            <text:p>21</text:p>
          </table:table-cell>
          <table:table-cell office:value-type="float" office:value="21.177" table:formula="of:=[.D31]" table:style-name="ce14">
            <text:p>21</text:p>
          </table:table-cell>
          <table:table-cell office:value-type="float" office:value="21.177" table:formula="of:=[.E31]" table:style-name="ce14">
            <text:p>21</text:p>
          </table:table-cell>
          <table:table-cell office:value-type="float" office:value="21.177" table:formula="of:=[.F31]" table:style-name="ce14">
            <text:p>21</text:p>
          </table:table-cell>
          <table:table-cell office:value-type="float" office:value="21.177" table:formula="of:=[.G31]" table:style-name="ce14">
            <text:p>21</text:p>
          </table:table-cell>
          <table:table-cell office:value-type="float" office:value="21.177" table:formula="of:=[.H31]" table:style-name="ce14">
            <text:p>21</text:p>
          </table:table-cell>
          <table:table-cell office:value-type="float" office:value="21.177" table:formula="of:=[.I31]" table:style-name="ce14">
            <text:p>21</text:p>
          </table:table-cell>
          <table:table-cell office:value-type="float" office:value="21.177" table:formula="of:=[.J31]" table:style-name="ce14">
            <text:p>21</text:p>
          </table:table-cell>
          <table:table-cell office:value-type="float" office:value="21.177" table:formula="of:=[.K31]" table:style-name="ce14">
            <text:p>21</text:p>
          </table:table-cell>
          <table:table-cell office:value-type="float" office:value="21.177" table:formula="of:=[.L31]" table:style-name="ce14">
            <text:p>21</text:p>
          </table:table-cell>
          <table:table-cell office:value-type="float" office:value="21.177" table:formula="of:=[.M31]" table:style-name="ce14">
            <text:p>21</text:p>
          </table:table-cell>
          <table:table-cell office:value-type="float" office:value="21.177" table:formula="of:=[.N31]" table:style-name="ce14">
            <text:p>21</text:p>
          </table:table-cell>
          <table:table-cell office:value-type="float" office:value="21.177" table:formula="of:=[.O31]" table:style-name="ce14">
            <text:p>21</text:p>
          </table:table-cell>
          <table:table-cell office:value-type="float" office:value="21.177" table:formula="of:=[.P31]" table:style-name="ce14">
            <text:p>21</text:p>
          </table:table-cell>
          <table:table-cell office:value-type="float" office:value="21.177" table:formula="of:=[.Q31]" table:style-name="ce14">
            <text:p>21</text:p>
          </table:table-cell>
          <table:table-cell office:value-type="float" office:value="21.177" table:formula="of:=[.R31]" table:style-name="ce14">
            <text:p>21</text:p>
          </table:table-cell>
          <table:table-cell office:value-type="float" office:value="21.177" table:formula="of:=[.S31]" table:style-name="ce14">
            <text:p>21</text:p>
          </table:table-cell>
          <table:table-cell office:value-type="float" office:value="21.177" table:formula="of:=[.T31]" table:style-name="ce14">
            <text:p>21</text:p>
          </table:table-cell>
          <table:table-cell office:value-type="float" office:value="21.177" table:formula="of:=[.U31]" table:style-name="ce14">
            <text:p>21</text:p>
          </table:table-cell>
          <table:table-cell office:value-type="float" office:value="21.177" table:formula="of:=[.V31]" table:style-name="ce14">
            <text:p>21</text:p>
          </table:table-cell>
          <table:table-cell office:value-type="float" office:value="21.177" table:formula="of:=[.W31]" table:style-name="ce14">
            <text:p>21</text:p>
          </table:table-cell>
          <table:table-cell office:value-type="float" office:value="21.177" table:formula="of:=[.X31]" table:style-name="ce14">
            <text:p>21</text:p>
          </table:table-cell>
          <table:table-cell office:value-type="float" office:value="21.177" table:formula="of:=[.Y31]" table:style-name="ce14">
            <text:p>21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Total Raw Material</text:p>
          </table:table-cell>
          <table:table-cell office:value-type="float" office:value="63" table:formula="of:=SUM([.B34:.B37])" table:style-name="ce14">
            <text:p>63</text:p>
          </table:table-cell>
          <table:table-cell office:value-type="float" office:value="64.53" table:formula="of:=SUM([.C34:.C37])" table:style-name="ce14">
            <text:p>65</text:p>
          </table:table-cell>
          <table:table-cell office:value-type="float" office:value="64.53" table:formula="of:=SUM([.D34:.D37])" table:style-name="ce14">
            <text:p>65</text:p>
          </table:table-cell>
          <table:table-cell office:value-type="float" office:value="64.53" table:formula="of:=SUM([.E34:.E37])" table:style-name="ce14">
            <text:p>65</text:p>
          </table:table-cell>
          <table:table-cell office:value-type="float" office:value="64.53" table:formula="of:=SUM([.F34:.F37])" table:style-name="ce14">
            <text:p>65</text:p>
          </table:table-cell>
          <table:table-cell office:value-type="float" office:value="64.53" table:formula="of:=SUM([.G34:.G37])" table:style-name="ce14">
            <text:p>65</text:p>
          </table:table-cell>
          <table:table-cell office:value-type="float" office:value="64.53" table:formula="of:=SUM([.H34:.H37])" table:style-name="ce14">
            <text:p>65</text:p>
          </table:table-cell>
          <table:table-cell office:value-type="float" office:value="64.53" table:formula="of:=SUM([.I34:.I37])" table:style-name="ce14">
            <text:p>65</text:p>
          </table:table-cell>
          <table:table-cell office:value-type="float" office:value="64.53" table:formula="of:=SUM([.J34:.J37])" table:style-name="ce14">
            <text:p>65</text:p>
          </table:table-cell>
          <table:table-cell office:value-type="float" office:value="64.53" table:formula="of:=SUM([.K34:.K37])" table:style-name="ce14">
            <text:p>65</text:p>
          </table:table-cell>
          <table:table-cell office:value-type="float" office:value="64.53" table:formula="of:=SUM([.L34:.L37])" table:style-name="ce14">
            <text:p>65</text:p>
          </table:table-cell>
          <table:table-cell office:value-type="float" office:value="64.53" table:formula="of:=SUM([.M34:.M37])" table:style-name="ce14">
            <text:p>65</text:p>
          </table:table-cell>
          <table:table-cell office:value-type="float" office:value="64.53" table:formula="of:=SUM([.N34:.N37])" table:style-name="ce14">
            <text:p>65</text:p>
          </table:table-cell>
          <table:table-cell office:value-type="float" office:value="64.53" table:formula="of:=SUM([.O34:.O37])" table:style-name="ce14">
            <text:p>65</text:p>
          </table:table-cell>
          <table:table-cell office:value-type="float" office:value="64.53" table:formula="of:=SUM([.P34:.P37])" table:style-name="ce14">
            <text:p>65</text:p>
          </table:table-cell>
          <table:table-cell office:value-type="float" office:value="64.53" table:formula="of:=SUM([.Q34:.Q37])" table:style-name="ce14">
            <text:p>65</text:p>
          </table:table-cell>
          <table:table-cell office:value-type="float" office:value="64.53" table:formula="of:=SUM([.R34:.R37])" table:style-name="ce14">
            <text:p>65</text:p>
          </table:table-cell>
          <table:table-cell office:value-type="float" office:value="64.53" table:formula="of:=SUM([.S34:.S37])" table:style-name="ce14">
            <text:p>65</text:p>
          </table:table-cell>
          <table:table-cell office:value-type="float" office:value="64.53" table:formula="of:=SUM([.T34:.T37])" table:style-name="ce14">
            <text:p>65</text:p>
          </table:table-cell>
          <table:table-cell office:value-type="float" office:value="64.53" table:formula="of:=SUM([.U34:.U37])" table:style-name="ce14">
            <text:p>65</text:p>
          </table:table-cell>
          <table:table-cell office:value-type="float" office:value="64.53" table:formula="of:=SUM([.V34:.V37])" table:style-name="ce14">
            <text:p>65</text:p>
          </table:table-cell>
          <table:table-cell office:value-type="float" office:value="64.53" table:formula="of:=SUM([.W34:.W37])" table:style-name="ce14">
            <text:p>65</text:p>
          </table:table-cell>
          <table:table-cell office:value-type="float" office:value="64.53" table:formula="of:=SUM([.X34:.X37])" table:style-name="ce14">
            <text:p>65</text:p>
          </table:table-cell>
          <table:table-cell office:value-type="float" office:value="64.53" table:formula="of:=SUM([.Y34:.Y37])" table:style-name="ce14">
            <text:p>65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Purchase (In '000 Kg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">
            <text:p>Cocoa Powder</text:p>
          </table:table-cell>
          <table:table-cell office:value-type="float" office:value="15" table:formula="of:=[Assumptions.B15]" table:style-name="ce9">
            <text:p>15</text:p>
          </table:table-cell>
          <table:table-cell office:value-type="float" office:value="15.3" table:formula="of:=[.B41]+([.B41]*[Assumptions.$C15])" table:style-name="ce14">
            <text:p>15</text:p>
          </table:table-cell>
          <table:table-cell office:value-type="float" office:value="15.606" table:formula="of:=[.C41]+([.C41]*[Assumptions.$C15])" table:style-name="ce14">
            <text:p>16</text:p>
          </table:table-cell>
          <table:table-cell office:value-type="float" office:value="15.91812" table:formula="of:=[.D41]+([.D41]*[Assumptions.$C15])" table:style-name="ce14">
            <text:p>16</text:p>
          </table:table-cell>
          <table:table-cell office:value-type="float" office:value="16.2364824" table:formula="of:=[.E41]+([.E41]*[Assumptions.$C15])" table:style-name="ce14">
            <text:p>16</text:p>
          </table:table-cell>
          <table:table-cell office:value-type="float" office:value="16.561212048000002" table:formula="of:=[.F41]+([.F41]*[Assumptions.$C15])" table:style-name="ce14">
            <text:p>17</text:p>
          </table:table-cell>
          <table:table-cell office:value-type="float" office:value="16.892436288960003" table:formula="of:=[.G41]+([.G41]*[Assumptions.$C15])" table:style-name="ce14">
            <text:p>17</text:p>
          </table:table-cell>
          <table:table-cell office:value-type="float" office:value="17.230285014739202" table:formula="of:=[.H41]+([.H41]*[Assumptions.$C15])" table:style-name="ce14">
            <text:p>17</text:p>
          </table:table-cell>
          <table:table-cell office:value-type="float" office:value="17.574890715033987" table:formula="of:=[.I41]+([.I41]*[Assumptions.$C15])" table:style-name="ce14">
            <text:p>18</text:p>
          </table:table-cell>
          <table:table-cell office:value-type="float" office:value="17.926388529334666" table:formula="of:=[.J41]+([.J41]*[Assumptions.$C15])" table:style-name="ce14">
            <text:p>18</text:p>
          </table:table-cell>
          <table:table-cell office:value-type="float" office:value="18.28491629992136" table:formula="of:=[.K41]+([.K41]*[Assumptions.$C15])" table:style-name="ce14">
            <text:p>18</text:p>
          </table:table-cell>
          <table:table-cell office:value-type="float" office:value="18.650614625919786" table:formula="of:=[.L41]+([.L41]*[Assumptions.$C15])" table:style-name="ce14">
            <text:p>19</text:p>
          </table:table-cell>
          <table:table-cell office:value-type="float" office:value="19.023626918438183" table:formula="of:=[.M41]+([.M41]*[Assumptions.$C15])" table:style-name="ce14">
            <text:p>19</text:p>
          </table:table-cell>
          <table:table-cell office:value-type="float" office:value="19.404099456806946" table:formula="of:=[.N41]+([.N41]*[Assumptions.$C15])" table:style-name="ce14">
            <text:p>19</text:p>
          </table:table-cell>
          <table:table-cell office:value-type="float" office:value="19.792181445943086" table:formula="of:=[.O41]+([.O41]*[Assumptions.$C15])" table:style-name="ce14">
            <text:p>20</text:p>
          </table:table-cell>
          <table:table-cell office:value-type="float" office:value="20.188025074861947" table:formula="of:=[.P41]+([.P41]*[Assumptions.$C15])" table:style-name="ce14">
            <text:p>20</text:p>
          </table:table-cell>
          <table:table-cell office:value-type="float" office:value="20.591785576359186" table:formula="of:=[.Q41]+([.Q41]*[Assumptions.$C15])" table:style-name="ce14">
            <text:p>21</text:p>
          </table:table-cell>
          <table:table-cell office:value-type="float" office:value="21.003621287886368" table:formula="of:=[.R41]+([.R41]*[Assumptions.$C15])" table:style-name="ce14">
            <text:p>21</text:p>
          </table:table-cell>
          <table:table-cell office:value-type="float" office:value="21.423693713644095" table:formula="of:=[.S41]+([.S41]*[Assumptions.$C15])" table:style-name="ce14">
            <text:p>21</text:p>
          </table:table-cell>
          <table:table-cell office:value-type="float" office:value="21.852167587916977" table:formula="of:=[.T41]+([.T41]*[Assumptions.$C15])" table:style-name="ce14">
            <text:p>22</text:p>
          </table:table-cell>
          <table:table-cell office:value-type="float" office:value="22.289210939675318" table:formula="of:=[.U41]+([.U41]*[Assumptions.$C15])" table:style-name="ce14">
            <text:p>22</text:p>
          </table:table-cell>
          <table:table-cell office:value-type="float" office:value="22.734995158468823" table:formula="of:=[.V41]+([.V41]*[Assumptions.$C15])" table:style-name="ce14">
            <text:p>23</text:p>
          </table:table-cell>
          <table:table-cell office:value-type="float" office:value="23.189695061638201" table:formula="of:=[.W41]+([.W41]*[Assumptions.$C15])" table:style-name="ce14">
            <text:p>23</text:p>
          </table:table-cell>
          <table:table-cell office:value-type="float" office:value="23.653488962870966" table:formula="of:=[.X41]+([.X41]*[Assumptions.$C15])" table:style-name="ce14">
            <text:p>24</text:p>
          </table:table-cell>
          <table:table-cell table:number-columns-repeated="16359"/>
        </table:table-row>
        <table:table-row table:style-name="ro5">
          <table:table-cell office:value-type="string" table:style-name="ce7">
            <text:p>Milk Powder</text:p>
          </table:table-cell>
          <table:table-cell office:value-type="float" office:value="20" table:formula="of:=[Assumptions.B16]" table:style-name="ce9">
            <text:p>20</text:p>
          </table:table-cell>
          <table:table-cell office:value-type="float" office:value="20.399999999999999" table:formula="of:=[.B42]+([.B42]*[Assumptions.$C16])" table:style-name="ce14">
            <text:p>20</text:p>
          </table:table-cell>
          <table:table-cell office:value-type="float" office:value="20.808" table:formula="of:=[.C42]+([.C42]*[Assumptions.$C16])" table:style-name="ce14">
            <text:p>21</text:p>
          </table:table-cell>
          <table:table-cell office:value-type="float" office:value="21.224160000000001" table:formula="of:=[.D42]+([.D42]*[Assumptions.$C16])" table:style-name="ce14">
            <text:p>21</text:p>
          </table:table-cell>
          <table:table-cell office:value-type="float" office:value="21.648643200000002" table:formula="of:=[.E42]+([.E42]*[Assumptions.$C16])" table:style-name="ce14">
            <text:p>22</text:p>
          </table:table-cell>
          <table:table-cell office:value-type="float" office:value="22.081616064000002" table:formula="of:=[.F42]+([.F42]*[Assumptions.$C16])" table:style-name="ce14">
            <text:p>22</text:p>
          </table:table-cell>
          <table:table-cell office:value-type="float" office:value="22.523248385280002" table:formula="of:=[.G42]+([.G42]*[Assumptions.$C16])" table:style-name="ce14">
            <text:p>23</text:p>
          </table:table-cell>
          <table:table-cell office:value-type="float" office:value="22.973713352985602" table:formula="of:=[.H42]+([.H42]*[Assumptions.$C16])" table:style-name="ce14">
            <text:p>23</text:p>
          </table:table-cell>
          <table:table-cell office:value-type="float" office:value="23.433187620045313" table:formula="of:=[.I42]+([.I42]*[Assumptions.$C16])" table:style-name="ce14">
            <text:p>23</text:p>
          </table:table-cell>
          <table:table-cell office:value-type="float" office:value="23.90185137244622" table:formula="of:=[.J42]+([.J42]*[Assumptions.$C16])" table:style-name="ce14">
            <text:p>24</text:p>
          </table:table-cell>
          <table:table-cell office:value-type="float" office:value="24.379888399895144" table:formula="of:=[.K42]+([.K42]*[Assumptions.$C16])" table:style-name="ce14">
            <text:p>24</text:p>
          </table:table-cell>
          <table:table-cell office:value-type="float" office:value="24.867486167893048" table:formula="of:=[.L42]+([.L42]*[Assumptions.$C16])" table:style-name="ce14">
            <text:p>25</text:p>
          </table:table-cell>
          <table:table-cell office:value-type="float" office:value="25.364835891250909" table:formula="of:=[.M42]+([.M42]*[Assumptions.$C16])" table:style-name="ce14">
            <text:p>25</text:p>
          </table:table-cell>
          <table:table-cell office:value-type="float" office:value="25.872132609075926" table:formula="of:=[.N42]+([.N42]*[Assumptions.$C16])" table:style-name="ce14">
            <text:p>26</text:p>
          </table:table-cell>
          <table:table-cell office:value-type="float" office:value="26.389575261257445" table:formula="of:=[.O42]+([.O42]*[Assumptions.$C16])" table:style-name="ce14">
            <text:p>26</text:p>
          </table:table-cell>
          <table:table-cell office:value-type="float" office:value="26.917366766482594" table:formula="of:=[.P42]+([.P42]*[Assumptions.$C16])" table:style-name="ce14">
            <text:p>27</text:p>
          </table:table-cell>
          <table:table-cell office:value-type="float" office:value="27.455714101812244" table:formula="of:=[.Q42]+([.Q42]*[Assumptions.$C16])" table:style-name="ce14">
            <text:p>27</text:p>
          </table:table-cell>
          <table:table-cell office:value-type="float" office:value="28.004828383848491" table:formula="of:=[.R42]+([.R42]*[Assumptions.$C16])" table:style-name="ce14">
            <text:p>28</text:p>
          </table:table-cell>
          <table:table-cell office:value-type="float" office:value="28.564924951525459" table:formula="of:=[.S42]+([.S42]*[Assumptions.$C16])" table:style-name="ce14">
            <text:p>29</text:p>
          </table:table-cell>
          <table:table-cell office:value-type="float" office:value="29.136223450555967" table:formula="of:=[.T42]+([.T42]*[Assumptions.$C16])" table:style-name="ce14">
            <text:p>29</text:p>
          </table:table-cell>
          <table:table-cell office:value-type="float" office:value="29.718947919567086" table:formula="of:=[.U42]+([.U42]*[Assumptions.$C16])" table:style-name="ce14">
            <text:p>30</text:p>
          </table:table-cell>
          <table:table-cell office:value-type="float" office:value="30.313326877958428" table:formula="of:=[.V42]+([.V42]*[Assumptions.$C16])" table:style-name="ce14">
            <text:p>30</text:p>
          </table:table-cell>
          <table:table-cell office:value-type="float" office:value="30.919593415517596" table:formula="of:=[.W42]+([.W42]*[Assumptions.$C16])" table:style-name="ce14">
            <text:p>31</text:p>
          </table:table-cell>
          <table:table-cell office:value-type="float" office:value="31.537985283827947" table:formula="of:=[.X42]+([.X42]*[Assumptions.$C16])" table:style-name="ce14">
            <text:p>32</text:p>
          </table:table-cell>
          <table:table-cell table:number-columns-repeated="16359"/>
        </table:table-row>
        <table:table-row table:style-name="ro5">
          <table:table-cell office:value-type="string" table:style-name="ce7">
            <text:p>Sugar</text:p>
          </table:table-cell>
          <table:table-cell office:value-type="float" office:value="18" table:formula="of:=[Assumptions.B17]" table:style-name="ce9">
            <text:p>18</text:p>
          </table:table-cell>
          <table:table-cell office:value-type="float" office:value="18.54" table:formula="of:=[.B43]+([.B43]*[Assumptions.$C17])" table:style-name="ce14">
            <text:p>19</text:p>
          </table:table-cell>
          <table:table-cell office:value-type="float" office:value="19.0962" table:formula="of:=[.C43]+([.C43]*[Assumptions.$C17])" table:style-name="ce14">
            <text:p>19</text:p>
          </table:table-cell>
          <table:table-cell office:value-type="float" office:value="19.669086" table:formula="of:=[.D43]+([.D43]*[Assumptions.$C17])" table:style-name="ce14">
            <text:p>20</text:p>
          </table:table-cell>
          <table:table-cell office:value-type="float" office:value="20.259158580000001" table:formula="of:=[.E43]+([.E43]*[Assumptions.$C17])" table:style-name="ce14">
            <text:p>20</text:p>
          </table:table-cell>
          <table:table-cell office:value-type="float" office:value="20.866933337400003" table:formula="of:=[.F43]+([.F43]*[Assumptions.$C17])" table:style-name="ce14">
            <text:p>21</text:p>
          </table:table-cell>
          <table:table-cell office:value-type="float" office:value="21.492941337522002" table:formula="of:=[.G43]+([.G43]*[Assumptions.$C17])" table:style-name="ce14">
            <text:p>21</text:p>
          </table:table-cell>
          <table:table-cell office:value-type="float" office:value="22.137729577647661" table:formula="of:=[.H43]+([.H43]*[Assumptions.$C17])" table:style-name="ce14">
            <text:p>22</text:p>
          </table:table-cell>
          <table:table-cell office:value-type="float" office:value="22.80186146497709" table:formula="of:=[.I43]+([.I43]*[Assumptions.$C17])" table:style-name="ce14">
            <text:p>23</text:p>
          </table:table-cell>
          <table:table-cell office:value-type="float" office:value="23.485917308926403" table:formula="of:=[.J43]+([.J43]*[Assumptions.$C17])" table:style-name="ce14">
            <text:p>23</text:p>
          </table:table-cell>
          <table:table-cell office:value-type="float" office:value="24.190494828194197" table:formula="of:=[.K43]+([.K43]*[Assumptions.$C17])" table:style-name="ce14">
            <text:p>24</text:p>
          </table:table-cell>
          <table:table-cell office:value-type="float" office:value="24.916209673040022" table:formula="of:=[.L43]+([.L43]*[Assumptions.$C17])" table:style-name="ce14">
            <text:p>25</text:p>
          </table:table-cell>
          <table:table-cell office:value-type="float" office:value="25.663695963231223" table:formula="of:=[.M43]+([.M43]*[Assumptions.$C17])" table:style-name="ce14">
            <text:p>26</text:p>
          </table:table-cell>
          <table:table-cell office:value-type="float" office:value="26.43360684212816" table:formula="of:=[.N43]+([.N43]*[Assumptions.$C17])" table:style-name="ce14">
            <text:p>26</text:p>
          </table:table-cell>
          <table:table-cell office:value-type="float" office:value="27.226615047392006" table:formula="of:=[.O43]+([.O43]*[Assumptions.$C17])" table:style-name="ce14">
            <text:p>27</text:p>
          </table:table-cell>
          <table:table-cell office:value-type="float" office:value="28.043413498813766" table:formula="of:=[.P43]+([.P43]*[Assumptions.$C17])" table:style-name="ce14">
            <text:p>28</text:p>
          </table:table-cell>
          <table:table-cell office:value-type="float" office:value="28.884715903778179" table:formula="of:=[.Q43]+([.Q43]*[Assumptions.$C17])" table:style-name="ce14">
            <text:p>29</text:p>
          </table:table-cell>
          <table:table-cell office:value-type="float" office:value="29.751257380891523" table:formula="of:=[.R43]+([.R43]*[Assumptions.$C17])" table:style-name="ce14">
            <text:p>30</text:p>
          </table:table-cell>
          <table:table-cell office:value-type="float" office:value="30.643795102318268" table:formula="of:=[.S43]+([.S43]*[Assumptions.$C17])" table:style-name="ce14">
            <text:p>31</text:p>
          </table:table-cell>
          <table:table-cell office:value-type="float" office:value="31.563108955387815" table:formula="of:=[.T43]+([.T43]*[Assumptions.$C17])" table:style-name="ce14">
            <text:p>32</text:p>
          </table:table-cell>
          <table:table-cell office:value-type="float" office:value="32.510002224049451" table:formula="of:=[.U43]+([.U43]*[Assumptions.$C17])" table:style-name="ce14">
            <text:p>33</text:p>
          </table:table-cell>
          <table:table-cell office:value-type="float" office:value="33.485302290770932" table:formula="of:=[.V43]+([.V43]*[Assumptions.$C17])" table:style-name="ce14">
            <text:p>33</text:p>
          </table:table-cell>
          <table:table-cell office:value-type="float" office:value="34.489861359494057" table:formula="of:=[.W43]+([.W43]*[Assumptions.$C17])" table:style-name="ce14">
            <text:p>34</text:p>
          </table:table-cell>
          <table:table-cell office:value-type="float" office:value="35.524557200278878" table:formula="of:=[.X43]+([.X43]*[Assumptions.$C17])" table:style-name="ce14">
            <text:p>36</text:p>
          </table:table-cell>
          <table:table-cell table:number-columns-repeated="16359"/>
        </table:table-row>
        <table:table-row table:style-name="ro5">
          <table:table-cell office:value-type="string" table:style-name="ce7">
            <text:p>Cocoa Butter</text:p>
          </table:table-cell>
          <table:table-cell office:value-type="float" office:value="25" table:formula="of:=[Assumptions.B18]" table:style-name="ce9">
            <text:p>25</text:p>
          </table:table-cell>
          <table:table-cell office:value-type="float" office:value="25.875" table:formula="of:=[.B44]+([.B44]*[Assumptions.$C18])" table:style-name="ce14">
            <text:p>26</text:p>
          </table:table-cell>
          <table:table-cell office:value-type="float" office:value="26.780625000000001" table:formula="of:=[.C44]+([.C44]*[Assumptions.$C18])" table:style-name="ce14">
            <text:p>27</text:p>
          </table:table-cell>
          <table:table-cell office:value-type="float" office:value="27.717946874999999" table:formula="of:=[.D44]+([.D44]*[Assumptions.$C18])" table:style-name="ce14">
            <text:p>28</text:p>
          </table:table-cell>
          <table:table-cell office:value-type="float" office:value="28.688075015625" table:formula="of:=[.E44]+([.E44]*[Assumptions.$C18])" table:style-name="ce14">
            <text:p>29</text:p>
          </table:table-cell>
          <table:table-cell office:value-type="float" office:value="29.692157641171875" table:formula="of:=[.F44]+([.F44]*[Assumptions.$C18])" table:style-name="ce14">
            <text:p>30</text:p>
          </table:table-cell>
          <table:table-cell office:value-type="float" office:value="30.731383158612889" table:formula="of:=[.G44]+([.G44]*[Assumptions.$C18])" table:style-name="ce14">
            <text:p>31</text:p>
          </table:table-cell>
          <table:table-cell office:value-type="float" office:value="31.806981569164339" table:formula="of:=[.H44]+([.H44]*[Assumptions.$C18])" table:style-name="ce14">
            <text:p>32</text:p>
          </table:table-cell>
          <table:table-cell office:value-type="float" office:value="32.920225924085088" table:formula="of:=[.I44]+([.I44]*[Assumptions.$C18])" table:style-name="ce14">
            <text:p>33</text:p>
          </table:table-cell>
          <table:table-cell office:value-type="float" office:value="34.072433831428064" table:formula="of:=[.J44]+([.J44]*[Assumptions.$C18])" table:style-name="ce14">
            <text:p>34</text:p>
          </table:table-cell>
          <table:table-cell office:value-type="float" office:value="35.264969015528045" table:formula="of:=[.K44]+([.K44]*[Assumptions.$C18])" table:style-name="ce14">
            <text:p>35</text:p>
          </table:table-cell>
          <table:table-cell office:value-type="float" office:value="36.499242931071528" table:formula="of:=[.L44]+([.L44]*[Assumptions.$C18])" table:style-name="ce14">
            <text:p>36</text:p>
          </table:table-cell>
          <table:table-cell office:value-type="float" office:value="37.776716433659033" table:formula="of:=[.M44]+([.M44]*[Assumptions.$C18])" table:style-name="ce14">
            <text:p>38</text:p>
          </table:table-cell>
          <table:table-cell office:value-type="float" office:value="39.098901508837102" table:formula="of:=[.N44]+([.N44]*[Assumptions.$C18])" table:style-name="ce14">
            <text:p>39</text:p>
          </table:table-cell>
          <table:table-cell office:value-type="float" office:value="40.467363061646402" table:formula="of:=[.O44]+([.O44]*[Assumptions.$C18])" table:style-name="ce14">
            <text:p>40</text:p>
          </table:table-cell>
          <table:table-cell office:value-type="float" office:value="41.883720768804025" table:formula="of:=[.P44]+([.P44]*[Assumptions.$C18])" table:style-name="ce14">
            <text:p>42</text:p>
          </table:table-cell>
          <table:table-cell office:value-type="float" office:value="43.349650995712167" table:formula="of:=[.Q44]+([.Q44]*[Assumptions.$C18])" table:style-name="ce14">
            <text:p>43</text:p>
          </table:table-cell>
          <table:table-cell office:value-type="float" office:value="44.866888780562093" table:formula="of:=[.R44]+([.R44]*[Assumptions.$C18])" table:style-name="ce14">
            <text:p>45</text:p>
          </table:table-cell>
          <table:table-cell office:value-type="float" office:value="46.437229887881763" table:formula="of:=[.S44]+([.S44]*[Assumptions.$C18])" table:style-name="ce14">
            <text:p>46</text:p>
          </table:table-cell>
          <table:table-cell office:value-type="float" office:value="48.062532933957627" table:formula="of:=[.T44]+([.T44]*[Assumptions.$C18])" table:style-name="ce14">
            <text:p>48</text:p>
          </table:table-cell>
          <table:table-cell office:value-type="float" office:value="49.744721586646143" table:formula="of:=[.U44]+([.U44]*[Assumptions.$C18])" table:style-name="ce14">
            <text:p>50</text:p>
          </table:table-cell>
          <table:table-cell office:value-type="float" office:value="51.485786842178761" table:formula="of:=[.V44]+([.V44]*[Assumptions.$C18])" table:style-name="ce14">
            <text:p>51</text:p>
          </table:table-cell>
          <table:table-cell office:value-type="float" office:value="53.287789381655017" table:formula="of:=[.W44]+([.W44]*[Assumptions.$C18])" table:style-name="ce14">
            <text:p>53</text:p>
          </table:table-cell>
          <table:table-cell office:value-type="float" office:value="55.152862010012946" table:formula="of:=[.X44]+([.X44]*[Assumptions.$C18])" table:style-name="ce14">
            <text:p>55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Total</text:p>
          </table:table-cell>
          <table:table-cell office:value-type="float" office:value="78" table:formula="of:=SUM([.B41:.B44])" table:style-name="ce9">
            <text:p>78</text:p>
          </table:table-cell>
          <table:table-cell office:value-type="float" office:value="80.115000000000009" table:formula="of:=SUM([.C41:.C44])" table:style-name="ce14">
            <text:p>80</text:p>
          </table:table-cell>
          <table:table-cell office:value-type="float" office:value="82.290824999999998" table:formula="of:=SUM([.D41:.D44])" table:style-name="ce14">
            <text:p>82</text:p>
          </table:table-cell>
          <table:table-cell office:value-type="float" office:value="84.529312875000002" table:formula="of:=SUM([.E41:.E44])" table:style-name="ce14">
            <text:p>85</text:p>
          </table:table-cell>
          <table:table-cell office:value-type="float" office:value="86.832359195625003" table:formula="of:=SUM([.F41:.F44])" table:style-name="ce14">
            <text:p>87</text:p>
          </table:table-cell>
          <table:table-cell office:value-type="float" office:value="89.201919090571877" table:formula="of:=SUM([.G41:.G44])" table:style-name="ce14">
            <text:p>89</text:p>
          </table:table-cell>
          <table:table-cell office:value-type="float" office:value="91.640009170374896" table:formula="of:=SUM([.H41:.H44])" table:style-name="ce14">
            <text:p>92</text:p>
          </table:table-cell>
          <table:table-cell office:value-type="float" office:value="94.148709514536804" table:formula="of:=SUM([.I41:.I44])" table:style-name="ce14">
            <text:p>94</text:p>
          </table:table-cell>
          <table:table-cell office:value-type="float" office:value="96.730165724141486" table:formula="of:=SUM([.J41:.J44])" table:style-name="ce14">
            <text:p>97</text:p>
          </table:table-cell>
          <table:table-cell office:value-type="float" office:value="99.386591042135365" table:formula="of:=SUM([.K41:.K44])" table:style-name="ce14">
            <text:p>99</text:p>
          </table:table-cell>
          <table:table-cell office:value-type="float" office:value="102.12026854353874" table:formula="of:=SUM([.L41:.L44])" table:style-name="ce14">
            <text:p>102</text:p>
          </table:table-cell>
          <table:table-cell office:value-type="float" office:value="104.93355339792438" table:formula="of:=SUM([.M41:.M44])" table:style-name="ce14">
            <text:p>105</text:p>
          </table:table-cell>
          <table:table-cell office:value-type="float" office:value="107.82887520657934" table:formula="of:=SUM([.N41:.N44])" table:style-name="ce14">
            <text:p>108</text:p>
          </table:table-cell>
          <table:table-cell office:value-type="float" office:value="110.80874041684814" table:formula="of:=SUM([.O41:.O44])" table:style-name="ce14">
            <text:p>111</text:p>
          </table:table-cell>
          <table:table-cell office:value-type="float" office:value="113.87573481623895" table:formula="of:=SUM([.P41:.P44])" table:style-name="ce14">
            <text:p>114</text:p>
          </table:table-cell>
          <table:table-cell office:value-type="float" office:value="117.03252610896233" table:formula="of:=SUM([.Q41:.Q44])" table:style-name="ce14">
            <text:p>117</text:p>
          </table:table-cell>
          <table:table-cell office:value-type="float" office:value="120.28186657766177" table:formula="of:=SUM([.R41:.R44])" table:style-name="ce14">
            <text:p>120</text:p>
          </table:table-cell>
          <table:table-cell office:value-type="float" office:value="123.62659583318847" table:formula="of:=SUM([.S41:.S44])" table:style-name="ce14">
            <text:p>124</text:p>
          </table:table-cell>
          <table:table-cell office:value-type="float" office:value="127.06964365536959" table:formula="of:=SUM([.T41:.T44])" table:style-name="ce14">
            <text:p>127</text:p>
          </table:table-cell>
          <table:table-cell office:value-type="float" office:value="130.61403292781839" table:formula="of:=SUM([.U41:.U44])" table:style-name="ce14">
            <text:p>131</text:p>
          </table:table-cell>
          <table:table-cell office:value-type="float" office:value="134.26288266993799" table:formula="of:=SUM([.V41:.V44])" table:style-name="ce14">
            <text:p>134</text:p>
          </table:table-cell>
          <table:table-cell office:value-type="float" office:value="138.01941116937695" table:formula="of:=SUM([.W41:.W44])" table:style-name="ce14">
            <text:p>138</text:p>
          </table:table-cell>
          <table:table-cell office:value-type="float" office:value="141.88693921830486" table:formula="of:=SUM([.X41:.X44])" table:style-name="ce14">
            <text:p>142</text:p>
          </table:table-cell>
          <table:table-cell office:value-type="float" office:value="145.86889345699075" table:formula="of:=SUM([.Y41:.Y44])" table:style-name="ce14">
            <text:p>146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Sales (In '000 Kg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Dark Chocolate</text:p>
          </table:table-cell>
          <table:table-cell office:value-type="float" office:value="15" table:formula="of:=[Assumptions.B21]" table:style-name="ce9">
            <text:p>15</text:p>
          </table:table-cell>
          <table:table-cell office:value-type="float" office:value="15.15" table:formula="of:=[.B48]+([.B48]*[Assumptions.$C21])" table:style-name="ce14">
            <text:p>15</text:p>
          </table:table-cell>
          <table:table-cell office:value-type="float" office:value="15.301500000000001" table:formula="of:=[.C48]+([.C48]*[Assumptions.$C21])" table:style-name="ce14">
            <text:p>15</text:p>
          </table:table-cell>
          <table:table-cell office:value-type="float" office:value="15.454515000000001" table:formula="of:=[.D48]+([.D48]*[Assumptions.$C21])" table:style-name="ce14">
            <text:p>15</text:p>
          </table:table-cell>
          <table:table-cell office:value-type="float" office:value="15.609060150000001" table:formula="of:=[.E48]+([.E48]*[Assumptions.$C21])" table:style-name="ce14">
            <text:p>16</text:p>
          </table:table-cell>
          <table:table-cell office:value-type="float" office:value="15.765150751500002" table:formula="of:=[.F48]+([.F48]*[Assumptions.$C21])" table:style-name="ce14">
            <text:p>16</text:p>
          </table:table-cell>
          <table:table-cell office:value-type="float" office:value="15.922802259015002" table:formula="of:=[.G48]+([.G48]*[Assumptions.$C21])" table:style-name="ce14">
            <text:p>16</text:p>
          </table:table-cell>
          <table:table-cell office:value-type="float" office:value="16.082030281605153" table:formula="of:=[.H48]+([.H48]*[Assumptions.$C21])" table:style-name="ce14">
            <text:p>16</text:p>
          </table:table-cell>
          <table:table-cell office:value-type="float" office:value="16.242850584421205" table:formula="of:=[.I48]+([.I48]*[Assumptions.$C21])" table:style-name="ce14">
            <text:p>16</text:p>
          </table:table-cell>
          <table:table-cell office:value-type="float" office:value="16.405279090265417" table:formula="of:=[.J48]+([.J48]*[Assumptions.$C21])" table:style-name="ce14">
            <text:p>16</text:p>
          </table:table-cell>
          <table:table-cell office:value-type="float" office:value="16.569331881168072" table:formula="of:=[.K48]+([.K48]*[Assumptions.$C21])" table:style-name="ce14">
            <text:p>17</text:p>
          </table:table-cell>
          <table:table-cell office:value-type="float" office:value="16.735025199979752" table:formula="of:=[.L48]+([.L48]*[Assumptions.$C21])" table:style-name="ce14">
            <text:p>17</text:p>
          </table:table-cell>
          <table:table-cell office:value-type="float" office:value="16.902375451979548" table:formula="of:=[.M48]+([.M48]*[Assumptions.$C21])" table:style-name="ce14">
            <text:p>17</text:p>
          </table:table-cell>
          <table:table-cell office:value-type="float" office:value="17.071399206499343" table:formula="of:=[.N48]+([.N48]*[Assumptions.$C21])" table:style-name="ce14">
            <text:p>17</text:p>
          </table:table-cell>
          <table:table-cell office:value-type="float" office:value="17.242113198564336" table:formula="of:=[.O48]+([.O48]*[Assumptions.$C21])" table:style-name="ce14">
            <text:p>17</text:p>
          </table:table-cell>
          <table:table-cell office:value-type="float" office:value="17.41453433054998" table:formula="of:=[.P48]+([.P48]*[Assumptions.$C21])" table:style-name="ce14">
            <text:p>17</text:p>
          </table:table-cell>
          <table:table-cell office:value-type="float" office:value="17.588679673855481" table:formula="of:=[.Q48]+([.Q48]*[Assumptions.$C21])" table:style-name="ce14">
            <text:p>18</text:p>
          </table:table-cell>
          <table:table-cell office:value-type="float" office:value="17.764566470594037" table:formula="of:=[.R48]+([.R48]*[Assumptions.$C21])" table:style-name="ce14">
            <text:p>18</text:p>
          </table:table-cell>
          <table:table-cell office:value-type="float" office:value="17.942212135299979" table:formula="of:=[.S48]+([.S48]*[Assumptions.$C21])" table:style-name="ce14">
            <text:p>18</text:p>
          </table:table-cell>
          <table:table-cell office:value-type="float" office:value="18.121634256652978" table:formula="of:=[.T48]+([.T48]*[Assumptions.$C21])" table:style-name="ce14">
            <text:p>18</text:p>
          </table:table-cell>
          <table:table-cell office:value-type="float" office:value="18.302850599219507" table:formula="of:=[.U48]+([.U48]*[Assumptions.$C21])" table:style-name="ce14">
            <text:p>18</text:p>
          </table:table-cell>
          <table:table-cell office:value-type="float" office:value="18.485879105211701" table:formula="of:=[.V48]+([.V48]*[Assumptions.$C21])" table:style-name="ce14">
            <text:p>18</text:p>
          </table:table-cell>
          <table:table-cell office:value-type="float" office:value="18.67073789626382" table:formula="of:=[.W48]+([.W48]*[Assumptions.$C21])" table:style-name="ce14">
            <text:p>19</text:p>
          </table:table-cell>
          <table:table-cell office:value-type="float" office:value="18.857445275226457" table:formula="of:=[.X48]+([.X48]*[Assumptions.$C21])" table:style-name="ce14">
            <text:p>19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White chocolate</text:p>
          </table:table-cell>
          <table:table-cell office:value-type="float" office:value="20" table:formula="of:=[Assumptions.B22]" table:style-name="ce9">
            <text:p>20</text:p>
          </table:table-cell>
          <table:table-cell office:value-type="float" office:value="20.5" table:formula="of:=[.B49]+([.B49]*[Assumptions.$C22])" table:style-name="ce14">
            <text:p>21</text:p>
          </table:table-cell>
          <table:table-cell office:value-type="float" office:value="21.012499999999999" table:formula="of:=[.C49]+([.C49]*[Assumptions.$C22])" table:style-name="ce14">
            <text:p>21</text:p>
          </table:table-cell>
          <table:table-cell office:value-type="float" office:value="21.537812499999998" table:formula="of:=[.D49]+([.D49]*[Assumptions.$C22])" table:style-name="ce14">
            <text:p>22</text:p>
          </table:table-cell>
          <table:table-cell office:value-type="float" office:value="22.076257812499996" table:formula="of:=[.E49]+([.E49]*[Assumptions.$C22])" table:style-name="ce14">
            <text:p>22</text:p>
          </table:table-cell>
          <table:table-cell office:value-type="float" office:value="22.628164257812497" table:formula="of:=[.F49]+([.F49]*[Assumptions.$C22])" table:style-name="ce14">
            <text:p>23</text:p>
          </table:table-cell>
          <table:table-cell office:value-type="float" office:value="23.19386836425781" table:formula="of:=[.G49]+([.G49]*[Assumptions.$C22])" table:style-name="ce14">
            <text:p>23</text:p>
          </table:table-cell>
          <table:table-cell office:value-type="float" office:value="23.773715073364254" table:formula="of:=[.H49]+([.H49]*[Assumptions.$C22])" table:style-name="ce14">
            <text:p>24</text:p>
          </table:table-cell>
          <table:table-cell office:value-type="float" office:value="24.368057950198359" table:formula="of:=[.I49]+([.I49]*[Assumptions.$C22])" table:style-name="ce14">
            <text:p>24</text:p>
          </table:table-cell>
          <table:table-cell office:value-type="float" office:value="24.977259398953318" table:formula="of:=[.J49]+([.J49]*[Assumptions.$C22])" table:style-name="ce14">
            <text:p>25</text:p>
          </table:table-cell>
          <table:table-cell office:value-type="float" office:value="25.601690883927152" table:formula="of:=[.K49]+([.K49]*[Assumptions.$C22])" table:style-name="ce14">
            <text:p>26</text:p>
          </table:table-cell>
          <table:table-cell office:value-type="float" office:value="26.24173315602533" table:formula="of:=[.L49]+([.L49]*[Assumptions.$C22])" table:style-name="ce14">
            <text:p>26</text:p>
          </table:table-cell>
          <table:table-cell office:value-type="float" office:value="26.897776484925963" table:formula="of:=[.M49]+([.M49]*[Assumptions.$C22])" table:style-name="ce14">
            <text:p>27</text:p>
          </table:table-cell>
          <table:table-cell office:value-type="float" office:value="27.570220897049111" table:formula="of:=[.N49]+([.N49]*[Assumptions.$C22])" table:style-name="ce14">
            <text:p>28</text:p>
          </table:table-cell>
          <table:table-cell office:value-type="float" office:value="28.259476419475341" table:formula="of:=[.O49]+([.O49]*[Assumptions.$C22])" table:style-name="ce14">
            <text:p>28</text:p>
          </table:table-cell>
          <table:table-cell office:value-type="float" office:value="28.965963329962225" table:formula="of:=[.P49]+([.P49]*[Assumptions.$C22])" table:style-name="ce14">
            <text:p>29</text:p>
          </table:table-cell>
          <table:table-cell office:value-type="float" office:value="29.690112413211281" table:formula="of:=[.Q49]+([.Q49]*[Assumptions.$C22])" table:style-name="ce14">
            <text:p>30</text:p>
          </table:table-cell>
          <table:table-cell office:value-type="float" office:value="30.432365223541563" table:formula="of:=[.R49]+([.R49]*[Assumptions.$C22])" table:style-name="ce14">
            <text:p>30</text:p>
          </table:table-cell>
          <table:table-cell office:value-type="float" office:value="31.1931743541301" table:formula="of:=[.S49]+([.S49]*[Assumptions.$C22])" table:style-name="ce14">
            <text:p>31</text:p>
          </table:table-cell>
          <table:table-cell office:value-type="float" office:value="31.973003712983353" table:formula="of:=[.T49]+([.T49]*[Assumptions.$C22])" table:style-name="ce14">
            <text:p>32</text:p>
          </table:table-cell>
          <table:table-cell office:value-type="float" office:value="32.772328805807938" table:formula="of:=[.U49]+([.U49]*[Assumptions.$C22])" table:style-name="ce14">
            <text:p>33</text:p>
          </table:table-cell>
          <table:table-cell office:value-type="float" office:value="33.591637025953133" table:formula="of:=[.V49]+([.V49]*[Assumptions.$C22])" table:style-name="ce14">
            <text:p>34</text:p>
          </table:table-cell>
          <table:table-cell office:value-type="float" office:value="34.431427951601961" table:formula="of:=[.W49]+([.W49]*[Assumptions.$C22])" table:style-name="ce14">
            <text:p>34</text:p>
          </table:table-cell>
          <table:table-cell office:value-type="float" office:value="35.292213650392007" table:formula="of:=[.X49]+([.X49]*[Assumptions.$C22])" table:style-name="ce14">
            <text:p>35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Milk chocolate</text:p>
          </table:table-cell>
          <table:table-cell office:value-type="float" office:value="22" table:formula="of:=[Assumptions.B23]" table:style-name="ce9">
            <text:p>22</text:p>
          </table:table-cell>
          <table:table-cell office:value-type="float" office:value="22.66" table:formula="of:=[.B50]+([.B50]*[Assumptions.$C23])" table:style-name="ce14">
            <text:p>23</text:p>
          </table:table-cell>
          <table:table-cell office:value-type="float" office:value="23.3398" table:formula="of:=[.C50]+([.C50]*[Assumptions.$C23])" table:style-name="ce14">
            <text:p>23</text:p>
          </table:table-cell>
          <table:table-cell office:value-type="float" office:value="24.039994" table:formula="of:=[.D50]+([.D50]*[Assumptions.$C23])" table:style-name="ce14">
            <text:p>24</text:p>
          </table:table-cell>
          <table:table-cell office:value-type="float" office:value="24.761193819999999" table:formula="of:=[.E50]+([.E50]*[Assumptions.$C23])" table:style-name="ce14">
            <text:p>25</text:p>
          </table:table-cell>
          <table:table-cell office:value-type="float" office:value="25.504029634599998" table:formula="of:=[.F50]+([.F50]*[Assumptions.$C23])" table:style-name="ce14">
            <text:p>26</text:p>
          </table:table-cell>
          <table:table-cell office:value-type="float" office:value="26.269150523637997" table:formula="of:=[.G50]+([.G50]*[Assumptions.$C23])" table:style-name="ce14">
            <text:p>26</text:p>
          </table:table-cell>
          <table:table-cell office:value-type="float" office:value="27.057225039347138" table:formula="of:=[.H50]+([.H50]*[Assumptions.$C23])" table:style-name="ce14">
            <text:p>27</text:p>
          </table:table-cell>
          <table:table-cell office:value-type="float" office:value="27.86894179052755" table:formula="of:=[.I50]+([.I50]*[Assumptions.$C23])" table:style-name="ce14">
            <text:p>28</text:p>
          </table:table-cell>
          <table:table-cell office:value-type="float" office:value="28.705010044243377" table:formula="of:=[.J50]+([.J50]*[Assumptions.$C23])" table:style-name="ce14">
            <text:p>29</text:p>
          </table:table-cell>
          <table:table-cell office:value-type="float" office:value="29.56616034557068" table:formula="of:=[.K50]+([.K50]*[Assumptions.$C23])" table:style-name="ce14">
            <text:p>30</text:p>
          </table:table-cell>
          <table:table-cell office:value-type="float" office:value="30.453145155937801" table:formula="of:=[.L50]+([.L50]*[Assumptions.$C23])" table:style-name="ce14">
            <text:p>30</text:p>
          </table:table-cell>
          <table:table-cell office:value-type="float" office:value="31.366739510615936" table:formula="of:=[.M50]+([.M50]*[Assumptions.$C23])" table:style-name="ce14">
            <text:p>31</text:p>
          </table:table-cell>
          <table:table-cell office:value-type="float" office:value="32.307741695934411" table:formula="of:=[.N50]+([.N50]*[Assumptions.$C23])" table:style-name="ce14">
            <text:p>32</text:p>
          </table:table-cell>
          <table:table-cell office:value-type="float" office:value="33.27697394681244" table:formula="of:=[.O50]+([.O50]*[Assumptions.$C23])" table:style-name="ce14">
            <text:p>33</text:p>
          </table:table-cell>
          <table:table-cell office:value-type="float" office:value="34.275283165216813" table:formula="of:=[.P50]+([.P50]*[Assumptions.$C23])" table:style-name="ce14">
            <text:p>34</text:p>
          </table:table-cell>
          <table:table-cell office:value-type="float" office:value="35.303541660173316" table:formula="of:=[.Q50]+([.Q50]*[Assumptions.$C23])" table:style-name="ce14">
            <text:p>35</text:p>
          </table:table-cell>
          <table:table-cell office:value-type="float" office:value="36.362647909978513" table:formula="of:=[.R50]+([.R50]*[Assumptions.$C23])" table:style-name="ce14">
            <text:p>36</text:p>
          </table:table-cell>
          <table:table-cell office:value-type="float" office:value="37.45352734727787" table:formula="of:=[.S50]+([.S50]*[Assumptions.$C23])" table:style-name="ce14">
            <text:p>37</text:p>
          </table:table-cell>
          <table:table-cell office:value-type="float" office:value="38.577133167696203" table:formula="of:=[.T50]+([.T50]*[Assumptions.$C23])" table:style-name="ce14">
            <text:p>39</text:p>
          </table:table-cell>
          <table:table-cell office:value-type="float" office:value="39.734447162727086" table:formula="of:=[.U50]+([.U50]*[Assumptions.$C23])" table:style-name="ce14">
            <text:p>40</text:p>
          </table:table-cell>
          <table:table-cell office:value-type="float" office:value="40.926480577608899" table:formula="of:=[.V50]+([.V50]*[Assumptions.$C23])" table:style-name="ce14">
            <text:p>41</text:p>
          </table:table-cell>
          <table:table-cell office:value-type="float" office:value="42.154274994937168" table:formula="of:=[.W50]+([.W50]*[Assumptions.$C23])" table:style-name="ce14">
            <text:p>42</text:p>
          </table:table-cell>
          <table:table-cell office:value-type="float" office:value="43.418903244785284" table:formula="of:=[.X50]+([.X50]*[Assumptions.$C23])" table:style-name="ce14">
            <text:p>43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Total</text:p>
          </table:table-cell>
          <table:table-cell office:value-type="float" office:value="57" table:formula="of:=SUM([.B48:.B50])" table:style-name="ce9">
            <text:p>57</text:p>
          </table:table-cell>
          <table:table-cell office:value-type="float" office:value="58.31" table:formula="of:=SUM([.C48:.C50])" table:style-name="ce14">
            <text:p>58</text:p>
          </table:table-cell>
          <table:table-cell office:value-type="float" office:value="59.653800000000004" table:formula="of:=SUM([.D48:.D50])" table:style-name="ce14">
            <text:p>60</text:p>
          </table:table-cell>
          <table:table-cell office:value-type="float" office:value="61.032321500000002" table:formula="of:=SUM([.E48:.E50])" table:style-name="ce14">
            <text:p>61</text:p>
          </table:table-cell>
          <table:table-cell office:value-type="float" office:value="62.446511782499996" table:formula="of:=SUM([.F48:.F50])" table:style-name="ce14">
            <text:p>62</text:p>
          </table:table-cell>
          <table:table-cell office:value-type="float" office:value="63.897344643912504" table:formula="of:=SUM([.G48:.G50])" table:style-name="ce14">
            <text:p>64</text:p>
          </table:table-cell>
          <table:table-cell office:value-type="float" office:value="65.385821146910814" table:formula="of:=SUM([.H48:.H50])" table:style-name="ce14">
            <text:p>65</text:p>
          </table:table-cell>
          <table:table-cell office:value-type="float" office:value="66.912970394316545" table:formula="of:=SUM([.I48:.I50])" table:style-name="ce14">
            <text:p>67</text:p>
          </table:table-cell>
          <table:table-cell office:value-type="float" office:value="68.479850325147112" table:formula="of:=SUM([.J48:.J50])" table:style-name="ce14">
            <text:p>68</text:p>
          </table:table-cell>
          <table:table-cell office:value-type="float" office:value="70.087548533462112" table:formula="of:=SUM([.K48:.K50])" table:style-name="ce14">
            <text:p>70</text:p>
          </table:table-cell>
          <table:table-cell office:value-type="float" office:value="71.73718311066591" table:formula="of:=SUM([.L48:.L50])" table:style-name="ce14">
            <text:p>72</text:p>
          </table:table-cell>
          <table:table-cell office:value-type="float" office:value="73.429903511942882" table:formula="of:=SUM([.M48:.M50])" table:style-name="ce14">
            <text:p>73</text:p>
          </table:table-cell>
          <table:table-cell office:value-type="float" office:value="75.166891447521436" table:formula="of:=SUM([.N48:.N50])" table:style-name="ce14">
            <text:p>75</text:p>
          </table:table-cell>
          <table:table-cell office:value-type="float" office:value="76.949361799482858" table:formula="of:=SUM([.O48:.O50])" table:style-name="ce14">
            <text:p>77</text:p>
          </table:table-cell>
          <table:table-cell office:value-type="float" office:value="78.778563564852107" table:formula="of:=SUM([.P48:.P50])" table:style-name="ce14">
            <text:p>79</text:p>
          </table:table-cell>
          <table:table-cell office:value-type="float" office:value="80.655780825729011" table:formula="of:=SUM([.Q48:.Q50])" table:style-name="ce14">
            <text:p>81</text:p>
          </table:table-cell>
          <table:table-cell office:value-type="float" office:value="82.582333747240085" table:formula="of:=SUM([.R48:.R50])" table:style-name="ce14">
            <text:p>83</text:p>
          </table:table-cell>
          <table:table-cell office:value-type="float" office:value="84.559579604114106" table:formula="of:=SUM([.S48:.S50])" table:style-name="ce14">
            <text:p>85</text:p>
          </table:table-cell>
          <table:table-cell office:value-type="float" office:value="86.588913836707945" table:formula="of:=SUM([.T48:.T50])" table:style-name="ce14">
            <text:p>87</text:p>
          </table:table-cell>
          <table:table-cell office:value-type="float" office:value="88.671771137332541" table:formula="of:=SUM([.U48:.U50])" table:style-name="ce14">
            <text:p>89</text:p>
          </table:table-cell>
          <table:table-cell office:value-type="float" office:value="90.80962656775452" table:formula="of:=SUM([.V48:.V50])" table:style-name="ce14">
            <text:p>91</text:p>
          </table:table-cell>
          <table:table-cell office:value-type="float" office:value="93.003996708773741" table:formula="of:=SUM([.W48:.W50])" table:style-name="ce14">
            <text:p>93</text:p>
          </table:table-cell>
          <table:table-cell office:value-type="float" office:value="95.256440842802945" table:formula="of:=SUM([.X48:.X50])" table:style-name="ce14">
            <text:p>95</text:p>
          </table:table-cell>
          <table:table-cell office:value-type="float" office:value="97.568562170403752" table:formula="of:=SUM([.Y48:.Y50])" table:style-name="ce14">
            <text:p>98</text:p>
          </table:table-cell>
          <table:table-cell table:number-columns-repeated="16359"/>
        </table:table-row>
        <table:table-row table:number-rows-repeated="1048525" table:style-name="ro4">
          <table:table-cell table:number-columns-repeated="16384"/>
        </table:table-row>
      </table:table>
      <table:table table:name="Calcs_2" table:style-name="ta1">
        <table:table-column table:style-name="co8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5">
          <table:table-cell table:style-name="ce12"/>
          <table:table-cell office:value-type="string" table:style-name="ce13">
            <text:p>M1</text:p>
          </table:table-cell>
          <table:table-cell office:value-type="string" table:style-name="ce13">
            <text:p>M2</text:p>
          </table:table-cell>
          <table:table-cell office:value-type="string" table:style-name="ce13">
            <text:p>M3</text:p>
          </table:table-cell>
          <table:table-cell office:value-type="string" table:style-name="ce13">
            <text:p>M4</text:p>
          </table:table-cell>
          <table:table-cell office:value-type="string" table:style-name="ce13">
            <text:p>M5</text:p>
          </table:table-cell>
          <table:table-cell office:value-type="string" table:style-name="ce13">
            <text:p>M6</text:p>
          </table:table-cell>
          <table:table-cell office:value-type="string" table:style-name="ce13">
            <text:p>M7</text:p>
          </table:table-cell>
          <table:table-cell office:value-type="string" table:style-name="ce13">
            <text:p>M8</text:p>
          </table:table-cell>
          <table:table-cell office:value-type="string" table:style-name="ce13">
            <text:p>M9</text:p>
          </table:table-cell>
          <table:table-cell office:value-type="string" table:style-name="ce13">
            <text:p>M10</text:p>
          </table:table-cell>
          <table:table-cell office:value-type="string" table:style-name="ce13">
            <text:p>M11</text:p>
          </table:table-cell>
          <table:table-cell office:value-type="string" table:style-name="ce13">
            <text:p>M12</text:p>
          </table:table-cell>
          <table:table-cell office:value-type="string" table:style-name="ce13">
            <text:p>M13</text:p>
          </table:table-cell>
          <table:table-cell office:value-type="string" table:style-name="ce13">
            <text:p>M14</text:p>
          </table:table-cell>
          <table:table-cell office:value-type="string" table:style-name="ce13">
            <text:p>M15</text:p>
          </table:table-cell>
          <table:table-cell office:value-type="string" table:style-name="ce13">
            <text:p>M16</text:p>
          </table:table-cell>
          <table:table-cell office:value-type="string" table:style-name="ce13">
            <text:p>M17</text:p>
          </table:table-cell>
          <table:table-cell office:value-type="string" table:style-name="ce13">
            <text:p>M18</text:p>
          </table:table-cell>
          <table:table-cell office:value-type="string" table:style-name="ce13">
            <text:p>M19</text:p>
          </table:table-cell>
          <table:table-cell office:value-type="string" table:style-name="ce13">
            <text:p>M20</text:p>
          </table:table-cell>
          <table:table-cell office:value-type="string" table:style-name="ce13">
            <text:p>M21</text:p>
          </table:table-cell>
          <table:table-cell office:value-type="string" table:style-name="ce13">
            <text:p>M22</text:p>
          </table:table-cell>
          <table:table-cell office:value-type="string" table:style-name="ce13">
            <text:p>M23</text:p>
          </table:table-cell>
          <table:table-cell office:value-type="string" table:style-name="ce13">
            <text:p>M24</text:p>
          </table:table-cell>
          <table:table-cell table:number-columns-repeated="16359"/>
        </table:table-row>
        <table:table-row table:style-name="ro5">
          <table:table-cell office:value-type="string" table:style-name="ce7">
            <text:p>Costs Of Goods sold</text:p>
          </table:table-cell>
          <table:table-cell table:number-columns-repeated="16383" table:style-name="ce1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Dark Chocolate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Cocoa Powder</text:p>
          </table:table-cell>
          <table:table-cell office:value-type="float" office:value="650" table:formula="of:=[Assumptions.$B5]*[Assumptions.$D15]" table:style-name="ce9">
            <text:p>65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8">
            <text:p>Milk Powder</text:p>
          </table:table-cell>
          <table:table-cell office:value-type="float" office:value="0" table:formula="of:=[Assumptions.$C5]*[Assumptions.$D16]" table:style-name="ce9">
            <text:p>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8">
            <text:p>Sugar</text:p>
          </table:table-cell>
          <table:table-cell office:value-type="float" office:value="4.5" table:formula="of:=[Assumptions.$D5]*[Assumptions.$D17]" table:style-name="ce9">
            <text:p>4,5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8">
            <text:p>Cocoa Butter</text:p>
          </table:table-cell>
          <table:table-cell office:value-type="float" office:value="920" table:formula="of:=[Assumptions.$E5]*[Assumptions.$D18]" table:style-name="ce9">
            <text:p>92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8">
            <text:p>Total</text:p>
          </table:table-cell>
          <table:table-cell office:value-type="float" office:value="1574.5" table:formula="of:=SUM([.B5:.B8])" table:style-name="ce9">
            <text:p>1574,5</text:p>
          </table:table-cell>
          <table:table-cell table:number-columns-repeated="16382" table:style-name="ce1"/>
        </table:table-row>
        <table:table-row table:style-name="ro5">
          <table:table-cell table:style-name="ce7"/>
          <table:table-cell table:number-columns-repeated="16383" table:style-name="ce1"/>
        </table:table-row>
        <table:table-row table:style-name="ro5">
          <table:table-cell office:value-type="string" table:style-name="ce7">
            <text:p>White chocolate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Cocoa Powder</text:p>
          </table:table-cell>
          <table:table-cell office:value-type="float" office:value="0" table:formula="of:=[Assumptions.$B6]*[Assumptions.$D15]" table:style-name="ce9">
            <text:p>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8">
            <text:p>Milk Powder</text:p>
          </table:table-cell>
          <table:table-cell office:value-type="float" office:value="280" table:formula="of:=[Assumptions.$C6]*[Assumptions.$D16]" table:style-name="ce9">
            <text:p>28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8">
            <text:p>Sugar</text:p>
          </table:table-cell>
          <table:table-cell office:value-type="float" office:value="13.5" table:formula="of:=[Assumptions.$D6]*[Assumptions.$D17]" table:style-name="ce9">
            <text:p>13,5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8">
            <text:p>Cocoa Butter</text:p>
          </table:table-cell>
          <table:table-cell office:value-type="float" office:value="690" table:formula="of:=[Assumptions.$E6]*[Assumptions.$D18]" table:style-name="ce9">
            <text:p>69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8">
            <text:p>Total</text:p>
          </table:table-cell>
          <table:table-cell office:value-type="float" office:value="983.5" table:formula="of:=SUM([.B12:.B15])" table:style-name="ce9">
            <text:p>983,5</text:p>
          </table:table-cell>
          <table:table-cell table:number-columns-repeated="16382" table:style-name="ce1"/>
        </table:table-row>
        <table:table-row table:style-name="ro5">
          <table:table-cell table:style-name="ce7"/>
          <table:table-cell table:number-columns-repeated="16383" table:style-name="ce1"/>
        </table:table-row>
        <table:table-row table:style-name="ro5">
          <table:table-cell office:value-type="string" table:style-name="ce7">
            <text:p>Milk chocolate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Cocoa Powder</text:p>
          </table:table-cell>
          <table:table-cell office:value-type="float" office:value="260" table:formula="of:=[Assumptions.$B7]*[Assumptions.$D15]" table:style-name="ce9">
            <text:p>260</text:p>
          </table:table-cell>
          <table:table-cell table:number-columns-repeated="16382"/>
        </table:table-row>
        <table:table-row table:style-name="ro5">
          <table:table-cell office:value-type="string" table:style-name="ce8">
            <text:p>Milk Powder</text:p>
          </table:table-cell>
          <table:table-cell office:value-type="float" office:value="210" table:formula="of:=[Assumptions.$C7]*[Assumptions.$D16]" table:style-name="ce9">
            <text:p>210</text:p>
          </table:table-cell>
          <table:table-cell table:number-columns-repeated="16382"/>
        </table:table-row>
        <table:table-row table:style-name="ro5">
          <table:table-cell office:value-type="string" table:style-name="ce8">
            <text:p>Sugar</text:p>
          </table:table-cell>
          <table:table-cell office:value-type="float" office:value="9" table:formula="of:=[Assumptions.$D7]*[Assumptions.$D17]" table:style-name="ce9">
            <text:p>9</text:p>
          </table:table-cell>
          <table:table-cell table:number-columns-repeated="16382"/>
        </table:table-row>
        <table:table-row table:style-name="ro5">
          <table:table-cell office:value-type="string" table:style-name="ce8">
            <text:p>Cocoa Butter</text:p>
          </table:table-cell>
          <table:table-cell office:value-type="float" office:value="690" table:formula="of:=[Assumptions.$E7]*[Assumptions.$D18]" table:style-name="ce9">
            <text:p>690</text:p>
          </table:table-cell>
          <table:table-cell table:number-columns-repeated="16382"/>
        </table:table-row>
        <table:table-row table:style-name="ro5">
          <table:table-cell office:value-type="string" table:style-name="ce8">
            <text:p>Total</text:p>
          </table:table-cell>
          <table:table-cell office:value-type="float" office:value="1169" table:formula="of:=SUM([.B19:.B22])" table:style-name="ce9">
            <text:p>1169</text:p>
          </table:table-cell>
          <table:table-cell table:number-columns-repeated="16382"/>
        </table:table-row>
        <table:table-row table:number-rows-repeated="1048553" table:style-name="ro4">
          <table:table-cell table:number-columns-repeated="16384"/>
        </table:table-row>
      </table:table>
      <table:table table:name="Sales_&amp;_Costs" table:style-name="ta1">
        <table:table-column table:style-name="co9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5">
          <table:table-cell table:style-name="ce12"/>
          <table:table-cell office:value-type="string" table:style-name="ce13">
            <text:p>M1</text:p>
          </table:table-cell>
          <table:table-cell office:value-type="string" table:style-name="ce13">
            <text:p>M2</text:p>
          </table:table-cell>
          <table:table-cell office:value-type="string" table:style-name="ce13">
            <text:p>M3</text:p>
          </table:table-cell>
          <table:table-cell office:value-type="string" table:style-name="ce13">
            <text:p>M4</text:p>
          </table:table-cell>
          <table:table-cell office:value-type="string" table:style-name="ce13">
            <text:p>M5</text:p>
          </table:table-cell>
          <table:table-cell office:value-type="string" table:style-name="ce13">
            <text:p>M6</text:p>
          </table:table-cell>
          <table:table-cell office:value-type="string" table:style-name="ce13">
            <text:p>M7</text:p>
          </table:table-cell>
          <table:table-cell office:value-type="string" table:style-name="ce13">
            <text:p>M8</text:p>
          </table:table-cell>
          <table:table-cell office:value-type="string" table:style-name="ce13">
            <text:p>M9</text:p>
          </table:table-cell>
          <table:table-cell office:value-type="string" table:style-name="ce13">
            <text:p>M10</text:p>
          </table:table-cell>
          <table:table-cell office:value-type="string" table:style-name="ce13">
            <text:p>M11</text:p>
          </table:table-cell>
          <table:table-cell office:value-type="string" table:style-name="ce13">
            <text:p>M12</text:p>
          </table:table-cell>
          <table:table-cell office:value-type="string" table:style-name="ce13">
            <text:p>M13</text:p>
          </table:table-cell>
          <table:table-cell office:value-type="string" table:style-name="ce13">
            <text:p>M14</text:p>
          </table:table-cell>
          <table:table-cell office:value-type="string" table:style-name="ce13">
            <text:p>M15</text:p>
          </table:table-cell>
          <table:table-cell office:value-type="string" table:style-name="ce13">
            <text:p>M16</text:p>
          </table:table-cell>
          <table:table-cell office:value-type="string" table:style-name="ce13">
            <text:p>M17</text:p>
          </table:table-cell>
          <table:table-cell office:value-type="string" table:style-name="ce13">
            <text:p>M18</text:p>
          </table:table-cell>
          <table:table-cell office:value-type="string" table:style-name="ce13">
            <text:p>M19</text:p>
          </table:table-cell>
          <table:table-cell office:value-type="string" table:style-name="ce13">
            <text:p>M20</text:p>
          </table:table-cell>
          <table:table-cell office:value-type="string" table:style-name="ce13">
            <text:p>M21</text:p>
          </table:table-cell>
          <table:table-cell office:value-type="string" table:style-name="ce13">
            <text:p>M22</text:p>
          </table:table-cell>
          <table:table-cell office:value-type="string" table:style-name="ce13">
            <text:p>M23</text:p>
          </table:table-cell>
          <table:table-cell office:value-type="string" table:style-name="ce13">
            <text:p>M24</text:p>
          </table:table-cell>
          <table:table-cell table:number-columns-repeated="16359"/>
        </table:table-row>
        <table:table-row table:style-name="ro5">
          <table:table-cell office:value-type="string" table:style-name="ce7">
            <text:p>Sales (In '000 Kg per Rs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Dark Chocolate</text:p>
          </table:table-cell>
          <table:table-cell office:value-type="float" office:value="37500" table:formula="of:=[Calcs.B48]*[Assumptions.$D21]" table:style-name="ce14">
            <text:p>37500</text:p>
          </table:table-cell>
          <table:table-cell office:value-type="float" office:value="37875" table:formula="of:=[Calcs.C48]*[Assumptions.$D21]" table:style-name="ce14">
            <text:p>37875</text:p>
          </table:table-cell>
          <table:table-cell office:value-type="float" office:value="38253.75" table:formula="of:=[Calcs.D48]*[Assumptions.$D21]" table:style-name="ce14">
            <text:p>38254</text:p>
          </table:table-cell>
          <table:table-cell office:value-type="float" office:value="38636.287499999999" table:formula="of:=[Calcs.E48]*[Assumptions.$D21]" table:style-name="ce14">
            <text:p>38636</text:p>
          </table:table-cell>
          <table:table-cell office:value-type="float" office:value="39022.650375000005" table:formula="of:=[Calcs.F48]*[Assumptions.$D21]" table:style-name="ce14">
            <text:p>39023</text:p>
          </table:table-cell>
          <table:table-cell office:value-type="float" office:value="39412.876878750008" table:formula="of:=[Calcs.G48]*[Assumptions.$D21]" table:style-name="ce14">
            <text:p>39413</text:p>
          </table:table-cell>
          <table:table-cell office:value-type="float" office:value="39807.005647537502" table:formula="of:=[Calcs.H48]*[Assumptions.$D21]" table:style-name="ce14">
            <text:p>39807</text:p>
          </table:table-cell>
          <table:table-cell office:value-type="float" office:value="40205.075704012881" table:formula="of:=[Calcs.I48]*[Assumptions.$D21]" table:style-name="ce14">
            <text:p>40205</text:p>
          </table:table-cell>
          <table:table-cell office:value-type="float" office:value="40607.126461053012" table:formula="of:=[Calcs.J48]*[Assumptions.$D21]" table:style-name="ce14">
            <text:p>40607</text:p>
          </table:table-cell>
          <table:table-cell office:value-type="float" office:value="41013.197725663544" table:formula="of:=[Calcs.K48]*[Assumptions.$D21]" table:style-name="ce14">
            <text:p>41013</text:p>
          </table:table-cell>
          <table:table-cell office:value-type="float" office:value="41423.329702920179" table:formula="of:=[Calcs.L48]*[Assumptions.$D21]" table:style-name="ce14">
            <text:p>41423</text:p>
          </table:table-cell>
          <table:table-cell office:value-type="float" office:value="41837.562999949383" table:formula="of:=[Calcs.M48]*[Assumptions.$D21]" table:style-name="ce14">
            <text:p>41838</text:p>
          </table:table-cell>
          <table:table-cell office:value-type="float" office:value="42255.938629948869" table:formula="of:=[Calcs.N48]*[Assumptions.$D21]" table:style-name="ce14">
            <text:p>42256</text:p>
          </table:table-cell>
          <table:table-cell office:value-type="float" office:value="42678.498016248355" table:formula="of:=[Calcs.O48]*[Assumptions.$D21]" table:style-name="ce14">
            <text:p>42678</text:p>
          </table:table-cell>
          <table:table-cell office:value-type="float" office:value="43105.282996410839" table:formula="of:=[Calcs.P48]*[Assumptions.$D21]" table:style-name="ce14">
            <text:p>43105</text:p>
          </table:table-cell>
          <table:table-cell office:value-type="float" office:value="43536.335826374947" table:formula="of:=[Calcs.Q48]*[Assumptions.$D21]" table:style-name="ce14">
            <text:p>43536</text:p>
          </table:table-cell>
          <table:table-cell office:value-type="float" office:value="43971.699184638703" table:formula="of:=[Calcs.R48]*[Assumptions.$D21]" table:style-name="ce14">
            <text:p>43972</text:p>
          </table:table-cell>
          <table:table-cell office:value-type="float" office:value="44411.416176485094" table:formula="of:=[Calcs.S48]*[Assumptions.$D21]" table:style-name="ce14">
            <text:p>44411</text:p>
          </table:table-cell>
          <table:table-cell office:value-type="float" office:value="44855.530338249948" table:formula="of:=[Calcs.T48]*[Assumptions.$D21]" table:style-name="ce14">
            <text:p>44856</text:p>
          </table:table-cell>
          <table:table-cell office:value-type="float" office:value="45304.085641632446" table:formula="of:=[Calcs.U48]*[Assumptions.$D21]" table:style-name="ce14">
            <text:p>45304</text:p>
          </table:table-cell>
          <table:table-cell office:value-type="float" office:value="45757.126498048769" table:formula="of:=[Calcs.V48]*[Assumptions.$D21]" table:style-name="ce14">
            <text:p>45757</text:p>
          </table:table-cell>
          <table:table-cell office:value-type="float" office:value="46214.697763029253" table:formula="of:=[Calcs.W48]*[Assumptions.$D21]" table:style-name="ce14">
            <text:p>46215</text:p>
          </table:table-cell>
          <table:table-cell office:value-type="float" office:value="46676.844740659551" table:formula="of:=[Calcs.X48]*[Assumptions.$D21]" table:style-name="ce14">
            <text:p>46677</text:p>
          </table:table-cell>
          <table:table-cell office:value-type="float" office:value="47143.613188066141" table:formula="of:=[Calcs.Y48]*[Assumptions.$D21]" table:style-name="ce14">
            <text:p>47144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White chocolate</text:p>
          </table:table-cell>
          <table:table-cell office:value-type="float" office:value="40000" table:formula="of:=[Calcs.B49]*[Assumptions.$D22]" table:style-name="ce14">
            <text:p>40000</text:p>
          </table:table-cell>
          <table:table-cell office:value-type="float" office:value="41000" table:formula="of:=[Calcs.C49]*[Assumptions.$D22]" table:style-name="ce14">
            <text:p>41000</text:p>
          </table:table-cell>
          <table:table-cell office:value-type="float" office:value="42025" table:formula="of:=[Calcs.D49]*[Assumptions.$D22]" table:style-name="ce14">
            <text:p>42025</text:p>
          </table:table-cell>
          <table:table-cell office:value-type="float" office:value="43075.624999999993" table:formula="of:=[Calcs.E49]*[Assumptions.$D22]" table:style-name="ce14">
            <text:p>43076</text:p>
          </table:table-cell>
          <table:table-cell office:value-type="float" office:value="44152.515624999993" table:formula="of:=[Calcs.F49]*[Assumptions.$D22]" table:style-name="ce14">
            <text:p>44153</text:p>
          </table:table-cell>
          <table:table-cell office:value-type="float" office:value="45256.328515624991" table:formula="of:=[Calcs.G49]*[Assumptions.$D22]" table:style-name="ce14">
            <text:p>45256</text:p>
          </table:table-cell>
          <table:table-cell office:value-type="float" office:value="46387.736728515622" table:formula="of:=[Calcs.H49]*[Assumptions.$D22]" table:style-name="ce14">
            <text:p>46388</text:p>
          </table:table-cell>
          <table:table-cell office:value-type="float" office:value="47547.430146728511" table:formula="of:=[Calcs.I49]*[Assumptions.$D22]" table:style-name="ce14">
            <text:p>47547</text:p>
          </table:table-cell>
          <table:table-cell office:value-type="float" office:value="48736.115900396719" table:formula="of:=[Calcs.J49]*[Assumptions.$D22]" table:style-name="ce14">
            <text:p>48736</text:p>
          </table:table-cell>
          <table:table-cell office:value-type="float" office:value="49954.51879790664" table:formula="of:=[Calcs.K49]*[Assumptions.$D22]" table:style-name="ce14">
            <text:p>49955</text:p>
          </table:table-cell>
          <table:table-cell office:value-type="float" office:value="51203.381767854306" table:formula="of:=[Calcs.L49]*[Assumptions.$D22]" table:style-name="ce14">
            <text:p>51203</text:p>
          </table:table-cell>
          <table:table-cell office:value-type="float" office:value="52483.466312050659" table:formula="of:=[Calcs.M49]*[Assumptions.$D22]" table:style-name="ce14">
            <text:p>52483</text:p>
          </table:table-cell>
          <table:table-cell office:value-type="float" office:value="53795.552969851924" table:formula="of:=[Calcs.N49]*[Assumptions.$D22]" table:style-name="ce14">
            <text:p>53796</text:p>
          </table:table-cell>
          <table:table-cell office:value-type="float" office:value="55140.441794098224" table:formula="of:=[Calcs.O49]*[Assumptions.$D22]" table:style-name="ce14">
            <text:p>55140</text:p>
          </table:table-cell>
          <table:table-cell office:value-type="float" office:value="56518.952838950681" table:formula="of:=[Calcs.P49]*[Assumptions.$D22]" table:style-name="ce14">
            <text:p>56519</text:p>
          </table:table-cell>
          <table:table-cell office:value-type="float" office:value="57931.926659924451" table:formula="of:=[Calcs.Q49]*[Assumptions.$D22]" table:style-name="ce14">
            <text:p>57932</text:p>
          </table:table-cell>
          <table:table-cell office:value-type="float" office:value="59380.224826422564" table:formula="of:=[Calcs.R49]*[Assumptions.$D22]" table:style-name="ce14">
            <text:p>59380</text:p>
          </table:table-cell>
          <table:table-cell office:value-type="float" office:value="60864.730447083122" table:formula="of:=[Calcs.S49]*[Assumptions.$D22]" table:style-name="ce14">
            <text:p>60865</text:p>
          </table:table-cell>
          <table:table-cell office:value-type="float" office:value="62386.348708260201" table:formula="of:=[Calcs.T49]*[Assumptions.$D22]" table:style-name="ce14">
            <text:p>62386</text:p>
          </table:table-cell>
          <table:table-cell office:value-type="float" office:value="63946.007425966702" table:formula="of:=[Calcs.U49]*[Assumptions.$D22]" table:style-name="ce14">
            <text:p>63946</text:p>
          </table:table-cell>
          <table:table-cell office:value-type="float" office:value="65544.657611615869" table:formula="of:=[Calcs.V49]*[Assumptions.$D22]" table:style-name="ce14">
            <text:p>65545</text:p>
          </table:table-cell>
          <table:table-cell office:value-type="float" office:value="67183.274051906265" table:formula="of:=[Calcs.W49]*[Assumptions.$D22]" table:style-name="ce14">
            <text:p>67183</text:p>
          </table:table-cell>
          <table:table-cell office:value-type="float" office:value="68862.855903203919" table:formula="of:=[Calcs.X49]*[Assumptions.$D22]" table:style-name="ce14">
            <text:p>68863</text:p>
          </table:table-cell>
          <table:table-cell office:value-type="float" office:value="70584.427300784009" table:formula="of:=[Calcs.Y49]*[Assumptions.$D22]" table:style-name="ce14">
            <text:p>70584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Milk chocolate</text:p>
          </table:table-cell>
          <table:table-cell office:value-type="float" office:value="41800" table:formula="of:=[Calcs.B50]*[Assumptions.$D23]" table:style-name="ce14">
            <text:p>41800</text:p>
          </table:table-cell>
          <table:table-cell office:value-type="float" office:value="43054" table:formula="of:=[Calcs.C50]*[Assumptions.$D23]" table:style-name="ce14">
            <text:p>43054</text:p>
          </table:table-cell>
          <table:table-cell office:value-type="float" office:value="44345.62" table:formula="of:=[Calcs.D50]*[Assumptions.$D23]" table:style-name="ce14">
            <text:p>44346</text:p>
          </table:table-cell>
          <table:table-cell office:value-type="float" office:value="45675.988599999997" table:formula="of:=[Calcs.E50]*[Assumptions.$D23]" table:style-name="ce14">
            <text:p>45676</text:p>
          </table:table-cell>
          <table:table-cell office:value-type="float" office:value="47046.268257999996" table:formula="of:=[Calcs.F50]*[Assumptions.$D23]" table:style-name="ce14">
            <text:p>47046</text:p>
          </table:table-cell>
          <table:table-cell office:value-type="float" office:value="48457.656305739998" table:formula="of:=[Calcs.G50]*[Assumptions.$D23]" table:style-name="ce14">
            <text:p>48458</text:p>
          </table:table-cell>
          <table:table-cell office:value-type="float" office:value="49911.385994912191" table:formula="of:=[Calcs.H50]*[Assumptions.$D23]" table:style-name="ce14">
            <text:p>49911</text:p>
          </table:table-cell>
          <table:table-cell office:value-type="float" office:value="51408.727574759563" table:formula="of:=[Calcs.I50]*[Assumptions.$D23]" table:style-name="ce14">
            <text:p>51409</text:p>
          </table:table-cell>
          <table:table-cell office:value-type="float" office:value="52950.989402002349" table:formula="of:=[Calcs.J50]*[Assumptions.$D23]" table:style-name="ce14">
            <text:p>52951</text:p>
          </table:table-cell>
          <table:table-cell office:value-type="float" office:value="54539.519084062413" table:formula="of:=[Calcs.K50]*[Assumptions.$D23]" table:style-name="ce14">
            <text:p>54540</text:p>
          </table:table-cell>
          <table:table-cell office:value-type="float" office:value="56175.70465658429" table:formula="of:=[Calcs.L50]*[Assumptions.$D23]" table:style-name="ce14">
            <text:p>56176</text:p>
          </table:table-cell>
          <table:table-cell office:value-type="float" office:value="57860.975796281818" table:formula="of:=[Calcs.M50]*[Assumptions.$D23]" table:style-name="ce14">
            <text:p>57861</text:p>
          </table:table-cell>
          <table:table-cell office:value-type="float" office:value="59596.805070170281" table:formula="of:=[Calcs.N50]*[Assumptions.$D23]" table:style-name="ce14">
            <text:p>59597</text:p>
          </table:table-cell>
          <table:table-cell office:value-type="float" office:value="61384.709222275378" table:formula="of:=[Calcs.O50]*[Assumptions.$D23]" table:style-name="ce14">
            <text:p>61385</text:p>
          </table:table-cell>
          <table:table-cell office:value-type="float" office:value="63226.250498943635" table:formula="of:=[Calcs.P50]*[Assumptions.$D23]" table:style-name="ce14">
            <text:p>63226</text:p>
          </table:table-cell>
          <table:table-cell office:value-type="float" office:value="65123.038013911944" table:formula="of:=[Calcs.Q50]*[Assumptions.$D23]" table:style-name="ce14">
            <text:p>65123</text:p>
          </table:table-cell>
          <table:table-cell office:value-type="float" office:value="67076.729154329296" table:formula="of:=[Calcs.R50]*[Assumptions.$D23]" table:style-name="ce14">
            <text:p>67077</text:p>
          </table:table-cell>
          <table:table-cell office:value-type="float" office:value="69089.031028959173" table:formula="of:=[Calcs.S50]*[Assumptions.$D23]" table:style-name="ce14">
            <text:p>69089</text:p>
          </table:table-cell>
          <table:table-cell office:value-type="float" office:value="71161.701959827958" table:formula="of:=[Calcs.T50]*[Assumptions.$D23]" table:style-name="ce14">
            <text:p>71162</text:p>
          </table:table-cell>
          <table:table-cell office:value-type="float" office:value="73296.553018622784" table:formula="of:=[Calcs.U50]*[Assumptions.$D23]" table:style-name="ce14">
            <text:p>73297</text:p>
          </table:table-cell>
          <table:table-cell office:value-type="float" office:value="75495.449609181465" table:formula="of:=[Calcs.V50]*[Assumptions.$D23]" table:style-name="ce14">
            <text:p>75495</text:p>
          </table:table-cell>
          <table:table-cell office:value-type="float" office:value="77760.313097456907" table:formula="of:=[Calcs.W50]*[Assumptions.$D23]" table:style-name="ce14">
            <text:p>77760</text:p>
          </table:table-cell>
          <table:table-cell office:value-type="float" office:value="80093.122490380614" table:formula="of:=[Calcs.X50]*[Assumptions.$D23]" table:style-name="ce14">
            <text:p>80093</text:p>
          </table:table-cell>
          <table:table-cell office:value-type="float" office:value="82495.916165092043" table:formula="of:=[Calcs.Y50]*[Assumptions.$D23]" table:style-name="ce14">
            <text:p>82496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Total</text:p>
          </table:table-cell>
          <table:table-cell office:value-type="float" office:value="119300" table:formula="of:=SUM([.B3:.B5])" table:style-name="ce14">
            <text:p>119300</text:p>
          </table:table-cell>
          <table:table-cell office:value-type="float" office:value="121929" table:formula="of:=SUM([.C3:.C5])" table:style-name="ce14">
            <text:p>121929</text:p>
          </table:table-cell>
          <table:table-cell office:value-type="float" office:value="124624.37" table:formula="of:=SUM([.D3:.D5])" table:style-name="ce14">
            <text:p>124624</text:p>
          </table:table-cell>
          <table:table-cell office:value-type="float" office:value="127387.90109999999" table:formula="of:=SUM([.E3:.E5])" table:style-name="ce14">
            <text:p>127388</text:p>
          </table:table-cell>
          <table:table-cell office:value-type="float" office:value="130221.43425799999" table:formula="of:=SUM([.F3:.F5])" table:style-name="ce14">
            <text:p>130221</text:p>
          </table:table-cell>
          <table:table-cell office:value-type="float" office:value="133126.861700115" table:formula="of:=SUM([.G3:.G5])" table:style-name="ce14">
            <text:p>133127</text:p>
          </table:table-cell>
          <table:table-cell office:value-type="float" office:value="136106.12837096531" table:formula="of:=SUM([.H3:.H5])" table:style-name="ce14">
            <text:p>136106</text:p>
          </table:table-cell>
          <table:table-cell office:value-type="float" office:value="139161.23342550095" table:formula="of:=SUM([.I3:.I5])" table:style-name="ce14">
            <text:p>139161</text:p>
          </table:table-cell>
          <table:table-cell office:value-type="float" office:value="142294.23176345206" table:formula="of:=SUM([.J3:.J5])" table:style-name="ce14">
            <text:p>142294</text:p>
          </table:table-cell>
          <table:table-cell office:value-type="float" office:value="145507.23560763261" table:formula="of:=SUM([.K3:.K5])" table:style-name="ce14">
            <text:p>145507</text:p>
          </table:table-cell>
          <table:table-cell office:value-type="float" office:value="148802.4161273588" table:formula="of:=SUM([.L3:.L5])" table:style-name="ce14">
            <text:p>148802</text:p>
          </table:table-cell>
          <table:table-cell office:value-type="float" office:value="152182.00510828185" table:formula="of:=SUM([.M3:.M5])" table:style-name="ce14">
            <text:p>152182</text:p>
          </table:table-cell>
          <table:table-cell office:value-type="float" office:value="155648.29666997108" table:formula="of:=SUM([.N3:.N5])" table:style-name="ce14">
            <text:p>155648</text:p>
          </table:table-cell>
          <table:table-cell office:value-type="float" office:value="159203.64903262196" table:formula="of:=SUM([.O3:.O5])" table:style-name="ce14">
            <text:p>159204</text:p>
          </table:table-cell>
          <table:table-cell office:value-type="float" office:value="162850.48633430517" table:formula="of:=SUM([.P3:.P5])" table:style-name="ce14">
            <text:p>162850</text:p>
          </table:table-cell>
          <table:table-cell office:value-type="float" office:value="166591.30050021134" table:formula="of:=SUM([.Q3:.Q5])" table:style-name="ce14">
            <text:p>166591</text:p>
          </table:table-cell>
          <table:table-cell office:value-type="float" office:value="170428.65316539054" table:formula="of:=SUM([.R3:.R5])" table:style-name="ce14">
            <text:p>170429</text:p>
          </table:table-cell>
          <table:table-cell office:value-type="float" office:value="174365.1776525274" table:formula="of:=SUM([.S3:.S5])" table:style-name="ce14">
            <text:p>174365</text:p>
          </table:table-cell>
          <table:table-cell office:value-type="float" office:value="178403.58100633812" table:formula="of:=SUM([.T3:.T5])" table:style-name="ce14">
            <text:p>178404</text:p>
          </table:table-cell>
          <table:table-cell office:value-type="float" office:value="182546.64608622191" table:formula="of:=SUM([.U3:.U5])" table:style-name="ce14">
            <text:p>182547</text:p>
          </table:table-cell>
          <table:table-cell office:value-type="float" office:value="186797.23371884611" table:formula="of:=SUM([.V3:.V5])" table:style-name="ce14">
            <text:p>186797</text:p>
          </table:table-cell>
          <table:table-cell office:value-type="float" office:value="191158.28491239244" table:formula="of:=SUM([.W3:.W5])" table:style-name="ce14">
            <text:p>191158</text:p>
          </table:table-cell>
          <table:table-cell office:value-type="float" office:value="195632.82313424407" table:formula="of:=SUM([.X3:.X5])" table:style-name="ce14">
            <text:p>195633</text:p>
          </table:table-cell>
          <table:table-cell office:value-type="float" office:value="200223.95665394218" table:formula="of:=SUM([.Y3:.Y5])" table:style-name="ce14">
            <text:p>200224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Costs of Goods sold (In '000 Kg Per Rs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Dark Chocolate</text:p>
          </table:table-cell>
          <table:table-cell office:value-type="float" office:value="23617.5" table:formula="of:=[Calcs.B48]*[Calcs_2.$B9]" table:style-name="ce14">
            <text:p>23618</text:p>
          </table:table-cell>
          <table:table-cell office:value-type="float" office:value="23853.674999999999" table:formula="of:=[Calcs.C48]*[Calcs_2.$B9]" table:style-name="ce14">
            <text:p>23854</text:p>
          </table:table-cell>
          <table:table-cell office:value-type="float" office:value="24092.211750000002" table:formula="of:=[Calcs.D48]*[Calcs_2.$B9]" table:style-name="ce14">
            <text:p>24092</text:p>
          </table:table-cell>
          <table:table-cell office:value-type="float" office:value="24333.133867500001" table:formula="of:=[Calcs.E48]*[Calcs_2.$B9]" table:style-name="ce14">
            <text:p>24333</text:p>
          </table:table-cell>
          <table:table-cell office:value-type="float" office:value="24576.465206175002" table:formula="of:=[Calcs.F48]*[Calcs_2.$B9]" table:style-name="ce14">
            <text:p>24576</text:p>
          </table:table-cell>
          <table:table-cell office:value-type="float" office:value="24822.229858236755" table:formula="of:=[Calcs.G48]*[Calcs_2.$B9]" table:style-name="ce14">
            <text:p>24822</text:p>
          </table:table-cell>
          <table:table-cell office:value-type="float" office:value="25070.452156819119" table:formula="of:=[Calcs.H48]*[Calcs_2.$B9]" table:style-name="ce14">
            <text:p>25070</text:p>
          </table:table-cell>
          <table:table-cell office:value-type="float" office:value="25321.156678387313" table:formula="of:=[Calcs.I48]*[Calcs_2.$B9]" table:style-name="ce14">
            <text:p>25321</text:p>
          </table:table-cell>
          <table:table-cell office:value-type="float" office:value="25574.368245171187" table:formula="of:=[Calcs.J48]*[Calcs_2.$B9]" table:style-name="ce14">
            <text:p>25574</text:p>
          </table:table-cell>
          <table:table-cell office:value-type="float" office:value="25830.1119276229" table:formula="of:=[Calcs.K48]*[Calcs_2.$B9]" table:style-name="ce14">
            <text:p>25830</text:p>
          </table:table-cell>
          <table:table-cell office:value-type="float" office:value="26088.413046899128" table:formula="of:=[Calcs.L48]*[Calcs_2.$B9]" table:style-name="ce14">
            <text:p>26088</text:p>
          </table:table-cell>
          <table:table-cell office:value-type="float" office:value="26349.29717736812" table:formula="of:=[Calcs.M48]*[Calcs_2.$B9]" table:style-name="ce14">
            <text:p>26349</text:p>
          </table:table-cell>
          <table:table-cell office:value-type="float" office:value="26612.790149141798" table:formula="of:=[Calcs.N48]*[Calcs_2.$B9]" table:style-name="ce14">
            <text:p>26613</text:p>
          </table:table-cell>
          <table:table-cell office:value-type="float" office:value="26878.918050633216" table:formula="of:=[Calcs.O48]*[Calcs_2.$B9]" table:style-name="ce14">
            <text:p>26879</text:p>
          </table:table-cell>
          <table:table-cell office:value-type="float" office:value="27147.707231139546" table:formula="of:=[Calcs.P48]*[Calcs_2.$B9]" table:style-name="ce14">
            <text:p>27148</text:p>
          </table:table-cell>
          <table:table-cell office:value-type="float" office:value="27419.184303450944" table:formula="of:=[Calcs.Q48]*[Calcs_2.$B9]" table:style-name="ce14">
            <text:p>27419</text:p>
          </table:table-cell>
          <table:table-cell office:value-type="float" office:value="27693.376146485454" table:formula="of:=[Calcs.R48]*[Calcs_2.$B9]" table:style-name="ce14">
            <text:p>27693</text:p>
          </table:table-cell>
          <table:table-cell office:value-type="float" office:value="27970.309907950312" table:formula="of:=[Calcs.S48]*[Calcs_2.$B9]" table:style-name="ce14">
            <text:p>27970</text:p>
          </table:table-cell>
          <table:table-cell office:value-type="float" office:value="28250.013007029818" table:formula="of:=[Calcs.T48]*[Calcs_2.$B9]" table:style-name="ce14">
            <text:p>28250</text:p>
          </table:table-cell>
          <table:table-cell office:value-type="float" office:value="28532.513137100115" table:formula="of:=[Calcs.U48]*[Calcs_2.$B9]" table:style-name="ce14">
            <text:p>28533</text:p>
          </table:table-cell>
          <table:table-cell office:value-type="float" office:value="28817.838268471114" table:formula="of:=[Calcs.V48]*[Calcs_2.$B9]" table:style-name="ce14">
            <text:p>28818</text:p>
          </table:table-cell>
          <table:table-cell office:value-type="float" office:value="29106.016651155824" table:formula="of:=[Calcs.W48]*[Calcs_2.$B9]" table:style-name="ce14">
            <text:p>29106</text:p>
          </table:table-cell>
          <table:table-cell office:value-type="float" office:value="29397.076817667385" table:formula="of:=[Calcs.X48]*[Calcs_2.$B9]" table:style-name="ce14">
            <text:p>29397</text:p>
          </table:table-cell>
          <table:table-cell office:value-type="float" office:value="29691.047585844055" table:formula="of:=[Calcs.Y48]*[Calcs_2.$B9]" table:style-name="ce14">
            <text:p>29691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White chocolate</text:p>
          </table:table-cell>
          <table:table-cell office:value-type="float" office:value="19670" table:formula="of:=[Calcs.B49]*[Calcs_2.$B16]" table:style-name="ce14">
            <text:p>19670</text:p>
          </table:table-cell>
          <table:table-cell office:value-type="float" office:value="20161.75" table:formula="of:=[Calcs.C49]*[Calcs_2.$B16]" table:style-name="ce14">
            <text:p>20162</text:p>
          </table:table-cell>
          <table:table-cell office:value-type="float" office:value="20665.793750000001" table:formula="of:=[Calcs.D49]*[Calcs_2.$B16]" table:style-name="ce14">
            <text:p>20666</text:p>
          </table:table-cell>
          <table:table-cell office:value-type="float" office:value="21182.438593749997" table:formula="of:=[Calcs.E49]*[Calcs_2.$B16]" table:style-name="ce14">
            <text:p>21182</text:p>
          </table:table-cell>
          <table:table-cell office:value-type="float" office:value="21711.999558593747" table:formula="of:=[Calcs.F49]*[Calcs_2.$B16]" table:style-name="ce14">
            <text:p>21712</text:p>
          </table:table-cell>
          <table:table-cell office:value-type="float" office:value="22254.799547558592" table:formula="of:=[Calcs.G49]*[Calcs_2.$B16]" table:style-name="ce14">
            <text:p>22255</text:p>
          </table:table-cell>
          <table:table-cell office:value-type="float" office:value="22811.169536247555" table:formula="of:=[Calcs.H49]*[Calcs_2.$B16]" table:style-name="ce14">
            <text:p>22811</text:p>
          </table:table-cell>
          <table:table-cell office:value-type="float" office:value="23381.448774653745" table:formula="of:=[Calcs.I49]*[Calcs_2.$B16]" table:style-name="ce14">
            <text:p>23381</text:p>
          </table:table-cell>
          <table:table-cell office:value-type="float" office:value="23965.984994020087" table:formula="of:=[Calcs.J49]*[Calcs_2.$B16]" table:style-name="ce14">
            <text:p>23966</text:p>
          </table:table-cell>
          <table:table-cell office:value-type="float" office:value="24565.13461887059" table:formula="of:=[Calcs.K49]*[Calcs_2.$B16]" table:style-name="ce14">
            <text:p>24565</text:p>
          </table:table-cell>
          <table:table-cell office:value-type="float" office:value="25179.262984342353" table:formula="of:=[Calcs.L49]*[Calcs_2.$B16]" table:style-name="ce14">
            <text:p>25179</text:p>
          </table:table-cell>
          <table:table-cell office:value-type="float" office:value="25808.744558950912" table:formula="of:=[Calcs.M49]*[Calcs_2.$B16]" table:style-name="ce14">
            <text:p>25809</text:p>
          </table:table-cell>
          <table:table-cell office:value-type="float" office:value="26453.963172924683" table:formula="of:=[Calcs.N49]*[Calcs_2.$B16]" table:style-name="ce14">
            <text:p>26454</text:p>
          </table:table-cell>
          <table:table-cell office:value-type="float" office:value="27115.312252247801" table:formula="of:=[Calcs.O49]*[Calcs_2.$B16]" table:style-name="ce14">
            <text:p>27115</text:p>
          </table:table-cell>
          <table:table-cell office:value-type="float" office:value="27793.195058553996" table:formula="of:=[Calcs.P49]*[Calcs_2.$B16]" table:style-name="ce14">
            <text:p>27793</text:p>
          </table:table-cell>
          <table:table-cell office:value-type="float" office:value="28488.024935017849" table:formula="of:=[Calcs.Q49]*[Calcs_2.$B16]" table:style-name="ce14">
            <text:p>28488</text:p>
          </table:table-cell>
          <table:table-cell office:value-type="float" office:value="29200.225558393297" table:formula="of:=[Calcs.R49]*[Calcs_2.$B16]" table:style-name="ce14">
            <text:p>29200</text:p>
          </table:table-cell>
          <table:table-cell office:value-type="float" office:value="29930.231197353129" table:formula="of:=[Calcs.S49]*[Calcs_2.$B16]" table:style-name="ce14">
            <text:p>29930</text:p>
          </table:table-cell>
          <table:table-cell office:value-type="float" office:value="30678.486977286953" table:formula="of:=[Calcs.T49]*[Calcs_2.$B16]" table:style-name="ce14">
            <text:p>30678</text:p>
          </table:table-cell>
          <table:table-cell office:value-type="float" office:value="31445.449151719127" table:formula="of:=[Calcs.U49]*[Calcs_2.$B16]" table:style-name="ce14">
            <text:p>31445</text:p>
          </table:table-cell>
          <table:table-cell office:value-type="float" office:value="32231.585380512108" table:formula="of:=[Calcs.V49]*[Calcs_2.$B16]" table:style-name="ce14">
            <text:p>32232</text:p>
          </table:table-cell>
          <table:table-cell office:value-type="float" office:value="33037.375015024903" table:formula="of:=[Calcs.W49]*[Calcs_2.$B16]" table:style-name="ce14">
            <text:p>33037</text:p>
          </table:table-cell>
          <table:table-cell office:value-type="float" office:value="33863.309390400529" table:formula="of:=[Calcs.X49]*[Calcs_2.$B16]" table:style-name="ce14">
            <text:p>33863</text:p>
          </table:table-cell>
          <table:table-cell office:value-type="float" office:value="34709.892125160542" table:formula="of:=[Calcs.Y49]*[Calcs_2.$B16]" table:style-name="ce14">
            <text:p>34710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Milk chocolate</text:p>
          </table:table-cell>
          <table:table-cell office:value-type="float" office:value="25718" table:formula="of:=[Calcs.B50]*[Calcs_2.$B23]" table:style-name="ce14">
            <text:p>25718</text:p>
          </table:table-cell>
          <table:table-cell office:value-type="float" office:value="26489.54" table:formula="of:=[Calcs.C50]*[Calcs_2.$B23]" table:style-name="ce14">
            <text:p>26490</text:p>
          </table:table-cell>
          <table:table-cell office:value-type="float" office:value="27284.226200000001" table:formula="of:=[Calcs.D50]*[Calcs_2.$B23]" table:style-name="ce14">
            <text:p>27284</text:p>
          </table:table-cell>
          <table:table-cell office:value-type="float" office:value="28102.752986" table:formula="of:=[Calcs.E50]*[Calcs_2.$B23]" table:style-name="ce14">
            <text:p>28103</text:p>
          </table:table-cell>
          <table:table-cell office:value-type="float" office:value="28945.83557558" table:formula="of:=[Calcs.F50]*[Calcs_2.$B23]" table:style-name="ce14">
            <text:p>28946</text:p>
          </table:table-cell>
          <table:table-cell office:value-type="float" office:value="29814.2106428474" table:formula="of:=[Calcs.G50]*[Calcs_2.$B23]" table:style-name="ce14">
            <text:p>29814</text:p>
          </table:table-cell>
          <table:table-cell office:value-type="float" office:value="30708.636962132819" table:formula="of:=[Calcs.H50]*[Calcs_2.$B23]" table:style-name="ce14">
            <text:p>30709</text:p>
          </table:table-cell>
          <table:table-cell office:value-type="float" office:value="31629.896070996805" table:formula="of:=[Calcs.I50]*[Calcs_2.$B23]" table:style-name="ce14">
            <text:p>31630</text:p>
          </table:table-cell>
          <table:table-cell office:value-type="float" office:value="32578.792953126707" table:formula="of:=[Calcs.J50]*[Calcs_2.$B23]" table:style-name="ce14">
            <text:p>32579</text:p>
          </table:table-cell>
          <table:table-cell office:value-type="float" office:value="33556.156741720508" table:formula="of:=[Calcs.K50]*[Calcs_2.$B23]" table:style-name="ce14">
            <text:p>33556</text:p>
          </table:table-cell>
          <table:table-cell office:value-type="float" office:value="34562.841443972124" table:formula="of:=[Calcs.L50]*[Calcs_2.$B23]" table:style-name="ce14">
            <text:p>34563</text:p>
          </table:table-cell>
          <table:table-cell office:value-type="float" office:value="35599.726687291288" table:formula="of:=[Calcs.M50]*[Calcs_2.$B23]" table:style-name="ce14">
            <text:p>35600</text:p>
          </table:table-cell>
          <table:table-cell office:value-type="float" office:value="36667.718487910031" table:formula="of:=[Calcs.N50]*[Calcs_2.$B23]" table:style-name="ce14">
            <text:p>36668</text:p>
          </table:table-cell>
          <table:table-cell office:value-type="float" office:value="37767.750042547326" table:formula="of:=[Calcs.O50]*[Calcs_2.$B23]" table:style-name="ce14">
            <text:p>37768</text:p>
          </table:table-cell>
          <table:table-cell office:value-type="float" office:value="38900.782543823741" table:formula="of:=[Calcs.P50]*[Calcs_2.$B23]" table:style-name="ce14">
            <text:p>38901</text:p>
          </table:table-cell>
          <table:table-cell office:value-type="float" office:value="40067.806020138451" table:formula="of:=[Calcs.Q50]*[Calcs_2.$B23]" table:style-name="ce14">
            <text:p>40068</text:p>
          </table:table-cell>
          <table:table-cell office:value-type="float" office:value="41269.840200742605" table:formula="of:=[Calcs.R50]*[Calcs_2.$B23]" table:style-name="ce14">
            <text:p>41270</text:p>
          </table:table-cell>
          <table:table-cell office:value-type="float" office:value="42507.935406764882" table:formula="of:=[Calcs.S50]*[Calcs_2.$B23]" table:style-name="ce14">
            <text:p>42508</text:p>
          </table:table-cell>
          <table:table-cell office:value-type="float" office:value="43783.173468967827" table:formula="of:=[Calcs.T50]*[Calcs_2.$B23]" table:style-name="ce14">
            <text:p>43783</text:p>
          </table:table-cell>
          <table:table-cell office:value-type="float" office:value="45096.66867303686" table:formula="of:=[Calcs.U50]*[Calcs_2.$B23]" table:style-name="ce14">
            <text:p>45097</text:p>
          </table:table-cell>
          <table:table-cell office:value-type="float" office:value="46449.568733227963" table:formula="of:=[Calcs.V50]*[Calcs_2.$B23]" table:style-name="ce14">
            <text:p>46450</text:p>
          </table:table-cell>
          <table:table-cell office:value-type="float" office:value="47843.055795224805" table:formula="of:=[Calcs.W50]*[Calcs_2.$B23]" table:style-name="ce14">
            <text:p>47843</text:p>
          </table:table-cell>
          <table:table-cell office:value-type="float" office:value="49278.347469081549" table:formula="of:=[Calcs.X50]*[Calcs_2.$B23]" table:style-name="ce14">
            <text:p>49278</text:p>
          </table:table-cell>
          <table:table-cell office:value-type="float" office:value="50756.697893154" table:formula="of:=[Calcs.Y50]*[Calcs_2.$B23]" table:style-name="ce14">
            <text:p>50757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Total</text:p>
          </table:table-cell>
          <table:table-cell office:value-type="float" office:value="69005.5" table:formula="of:=SUM([.B9:.B11])" table:style-name="ce14">
            <text:p>69006</text:p>
          </table:table-cell>
          <table:table-cell office:value-type="float" office:value="70504.964999999997" table:formula="of:=SUM([.C9:.C11])" table:style-name="ce14">
            <text:p>70505</text:p>
          </table:table-cell>
          <table:table-cell office:value-type="float" office:value="72042.231700000004" table:formula="of:=SUM([.D9:.D11])" table:style-name="ce14">
            <text:p>72042</text:p>
          </table:table-cell>
          <table:table-cell office:value-type="float" office:value="73618.325447249998" table:formula="of:=SUM([.E9:.E11])" table:style-name="ce14">
            <text:p>73618</text:p>
          </table:table-cell>
          <table:table-cell office:value-type="float" office:value="75234.300340348753" table:formula="of:=SUM([.F9:.F11])" table:style-name="ce14">
            <text:p>75234</text:p>
          </table:table-cell>
          <table:table-cell office:value-type="float" office:value="76891.240048642736" table:formula="of:=SUM([.G9:.G11])" table:style-name="ce14">
            <text:p>76891</text:p>
          </table:table-cell>
          <table:table-cell office:value-type="float" office:value="78590.25865519949" table:formula="of:=SUM([.H9:.H11])" table:style-name="ce14">
            <text:p>78590</text:p>
          </table:table-cell>
          <table:table-cell office:value-type="float" office:value="80332.501524037871" table:formula="of:=SUM([.I9:.I11])" table:style-name="ce14">
            <text:p>80333</text:p>
          </table:table-cell>
          <table:table-cell office:value-type="float" office:value="82119.146192317974" table:formula="of:=SUM([.J9:.J11])" table:style-name="ce14">
            <text:p>82119</text:p>
          </table:table-cell>
          <table:table-cell office:value-type="float" office:value="83951.403288214002" table:formula="of:=SUM([.K9:.K11])" table:style-name="ce14">
            <text:p>83951</text:p>
          </table:table-cell>
          <table:table-cell office:value-type="float" office:value="85830.517475213608" table:formula="of:=SUM([.L9:.L11])" table:style-name="ce14">
            <text:p>85831</text:p>
          </table:table-cell>
          <table:table-cell office:value-type="float" office:value="87757.768423610323" table:formula="of:=SUM([.M9:.M11])" table:style-name="ce14">
            <text:p>87758</text:p>
          </table:table-cell>
          <table:table-cell office:value-type="float" office:value="89734.471809976501" table:formula="of:=SUM([.N9:.N11])" table:style-name="ce14">
            <text:p>89734</text:p>
          </table:table-cell>
          <table:table-cell office:value-type="float" office:value="91761.980345428339" table:formula="of:=SUM([.O9:.O11])" table:style-name="ce14">
            <text:p>91762</text:p>
          </table:table-cell>
          <table:table-cell office:value-type="float" office:value="93841.684833517284" table:formula="of:=SUM([.P9:.P11])" table:style-name="ce14">
            <text:p>93842</text:p>
          </table:table-cell>
          <table:table-cell office:value-type="float" office:value="95975.015258607251" table:formula="of:=SUM([.Q9:.Q11])" table:style-name="ce14">
            <text:p>95975</text:p>
          </table:table-cell>
          <table:table-cell office:value-type="float" office:value="98163.441905621352" table:formula="of:=SUM([.R9:.R11])" table:style-name="ce14">
            <text:p>98163</text:p>
          </table:table-cell>
          <table:table-cell office:value-type="float" office:value="100408.47651206833" table:formula="of:=SUM([.S9:.S11])" table:style-name="ce14">
            <text:p>100408</text:p>
          </table:table-cell>
          <table:table-cell office:value-type="float" office:value="102711.6734532846" table:formula="of:=SUM([.T9:.T11])" table:style-name="ce14">
            <text:p>102712</text:p>
          </table:table-cell>
          <table:table-cell office:value-type="float" office:value="105074.63096185611" table:formula="of:=SUM([.U9:.U11])" table:style-name="ce14">
            <text:p>105075</text:p>
          </table:table-cell>
          <table:table-cell office:value-type="float" office:value="107498.99238221119" table:formula="of:=SUM([.V9:.V11])" table:style-name="ce14">
            <text:p>107499</text:p>
          </table:table-cell>
          <table:table-cell office:value-type="float" office:value="109986.44746140554" table:formula="of:=SUM([.W9:.W11])" table:style-name="ce14">
            <text:p>109986</text:p>
          </table:table-cell>
          <table:table-cell office:value-type="float" office:value="112538.73367714946" table:formula="of:=SUM([.X9:.X11])" table:style-name="ce14">
            <text:p>112539</text:p>
          </table:table-cell>
          <table:table-cell office:value-type="float" office:value="115157.6376041586" table:formula="of:=SUM([.Y9:.Y11])" table:style-name="ce14">
            <text:p>115158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8">
            <text:p>Profit</text:p>
          </table:table-cell>
          <table:table-cell office:value-type="float" office:value="50294.5" table:formula="of:=[.B6]-[.B12]" table:style-name="ce14">
            <text:p>50295</text:p>
          </table:table-cell>
          <table:table-cell office:value-type="float" office:value="51424.035000000003" table:formula="of:=[.C6]-[.C12]" table:style-name="ce14">
            <text:p>51424</text:p>
          </table:table-cell>
          <table:table-cell office:value-type="float" office:value="52582.138299999991" table:formula="of:=[.D6]-[.D12]" table:style-name="ce14">
            <text:p>52582</text:p>
          </table:table-cell>
          <table:table-cell office:value-type="float" office:value="53769.575652749991" table:formula="of:=[.E6]-[.E12]" table:style-name="ce14">
            <text:p>53770</text:p>
          </table:table-cell>
          <table:table-cell office:value-type="float" office:value="54987.133917651241" table:formula="of:=[.F6]-[.F12]" table:style-name="ce14">
            <text:p>54987</text:p>
          </table:table-cell>
          <table:table-cell office:value-type="float" office:value="56235.621651472262" table:formula="of:=[.G6]-[.G12]" table:style-name="ce14">
            <text:p>56236</text:p>
          </table:table-cell>
          <table:table-cell office:value-type="float" office:value="57515.869715765817" table:formula="of:=[.H6]-[.H12]" table:style-name="ce14">
            <text:p>57516</text:p>
          </table:table-cell>
          <table:table-cell office:value-type="float" office:value="58828.731901463078" table:formula="of:=[.I6]-[.I12]" table:style-name="ce14">
            <text:p>58829</text:p>
          </table:table-cell>
          <table:table-cell office:value-type="float" office:value="60175.085571134085" table:formula="of:=[.J6]-[.J12]" table:style-name="ce14">
            <text:p>60175</text:p>
          </table:table-cell>
          <table:table-cell office:value-type="float" office:value="61555.832319418609" table:formula="of:=[.K6]-[.K12]" table:style-name="ce14">
            <text:p>61556</text:p>
          </table:table-cell>
          <table:table-cell office:value-type="float" office:value="62971.898652145188" table:formula="of:=[.L6]-[.L12]" table:style-name="ce14">
            <text:p>62972</text:p>
          </table:table-cell>
          <table:table-cell office:value-type="float" office:value="64424.23668467153" table:formula="of:=[.M6]-[.M12]" table:style-name="ce14">
            <text:p>64424</text:p>
          </table:table-cell>
          <table:table-cell office:value-type="float" office:value="65913.82485999458" table:formula="of:=[.N6]-[.N12]" table:style-name="ce14">
            <text:p>65914</text:p>
          </table:table-cell>
          <table:table-cell office:value-type="float" office:value="67441.668687193625" table:formula="of:=[.O6]-[.O12]" table:style-name="ce14">
            <text:p>67442</text:p>
          </table:table-cell>
          <table:table-cell office:value-type="float" office:value="69008.801500787886" table:formula="of:=[.P6]-[.P12]" table:style-name="ce14">
            <text:p>69009</text:p>
          </table:table-cell>
          <table:table-cell office:value-type="float" office:value="70616.285241604084" table:formula="of:=[.Q6]-[.Q12]" table:style-name="ce14">
            <text:p>70616</text:p>
          </table:table-cell>
          <table:table-cell office:value-type="float" office:value="72265.211259769188" table:formula="of:=[.R6]-[.R12]" table:style-name="ce14">
            <text:p>72265</text:p>
          </table:table-cell>
          <table:table-cell office:value-type="float" office:value="73956.701140459074" table:formula="of:=[.S6]-[.S12]" table:style-name="ce14">
            <text:p>73957</text:p>
          </table:table-cell>
          <table:table-cell office:value-type="float" office:value="75691.907553053519" table:formula="of:=[.T6]-[.T12]" table:style-name="ce14">
            <text:p>75692</text:p>
          </table:table-cell>
          <table:table-cell office:value-type="float" office:value="77472.015124365804" table:formula="of:=[.U6]-[.U12]" table:style-name="ce14">
            <text:p>77472</text:p>
          </table:table-cell>
          <table:table-cell office:value-type="float" office:value="79298.241336634921" table:formula="of:=[.V6]-[.V12]" table:style-name="ce14">
            <text:p>79298</text:p>
          </table:table-cell>
          <table:table-cell office:value-type="float" office:value="81171.837450986903" table:formula="of:=[.W6]-[.W12]" table:style-name="ce14">
            <text:p>81172</text:p>
          </table:table-cell>
          <table:table-cell office:value-type="float" office:value="83094.089457094611" table:formula="of:=[.X6]-[.X12]" table:style-name="ce14">
            <text:p>83094</text:p>
          </table:table-cell>
          <table:table-cell office:value-type="float" office:value="85066.319049783575" table:formula="of:=[.Y6]-[.Y12]" table:style-name="ce14">
            <text:p>85066</text:p>
          </table:table-cell>
          <table:table-cell table:number-columns-repeated="16359"/>
        </table:table-row>
        <table:table-row table:number-rows-repeated="1048562" table:style-name="ro4">
          <table:table-cell table:number-columns-repeated="16384"/>
        </table:table-row>
      </table:table>
      <table:table table:name="Purchases_" table:style-name="ta1">
        <table:table-column table:style-name="co10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5">
          <table:table-cell table:style-name="ce12"/>
          <table:table-cell office:value-type="string" table:style-name="ce13">
            <text:p>M1</text:p>
          </table:table-cell>
          <table:table-cell office:value-type="string" table:style-name="ce13">
            <text:p>M2</text:p>
          </table:table-cell>
          <table:table-cell office:value-type="string" table:style-name="ce13">
            <text:p>M3</text:p>
          </table:table-cell>
          <table:table-cell office:value-type="string" table:style-name="ce13">
            <text:p>M4</text:p>
          </table:table-cell>
          <table:table-cell office:value-type="string" table:style-name="ce13">
            <text:p>M5</text:p>
          </table:table-cell>
          <table:table-cell office:value-type="string" table:style-name="ce13">
            <text:p>M6</text:p>
          </table:table-cell>
          <table:table-cell office:value-type="string" table:style-name="ce13">
            <text:p>M7</text:p>
          </table:table-cell>
          <table:table-cell office:value-type="string" table:style-name="ce13">
            <text:p>M8</text:p>
          </table:table-cell>
          <table:table-cell office:value-type="string" table:style-name="ce13">
            <text:p>M9</text:p>
          </table:table-cell>
          <table:table-cell office:value-type="string" table:style-name="ce13">
            <text:p>M10</text:p>
          </table:table-cell>
          <table:table-cell office:value-type="string" table:style-name="ce13">
            <text:p>M11</text:p>
          </table:table-cell>
          <table:table-cell office:value-type="string" table:style-name="ce13">
            <text:p>M12</text:p>
          </table:table-cell>
          <table:table-cell office:value-type="string" table:style-name="ce13">
            <text:p>M13</text:p>
          </table:table-cell>
          <table:table-cell office:value-type="string" table:style-name="ce13">
            <text:p>M14</text:p>
          </table:table-cell>
          <table:table-cell office:value-type="string" table:style-name="ce13">
            <text:p>M15</text:p>
          </table:table-cell>
          <table:table-cell office:value-type="string" table:style-name="ce13">
            <text:p>M16</text:p>
          </table:table-cell>
          <table:table-cell office:value-type="string" table:style-name="ce13">
            <text:p>M17</text:p>
          </table:table-cell>
          <table:table-cell office:value-type="string" table:style-name="ce13">
            <text:p>M18</text:p>
          </table:table-cell>
          <table:table-cell office:value-type="string" table:style-name="ce13">
            <text:p>M19</text:p>
          </table:table-cell>
          <table:table-cell office:value-type="string" table:style-name="ce13">
            <text:p>M20</text:p>
          </table:table-cell>
          <table:table-cell office:value-type="string" table:style-name="ce13">
            <text:p>M21</text:p>
          </table:table-cell>
          <table:table-cell office:value-type="string" table:style-name="ce13">
            <text:p>M22</text:p>
          </table:table-cell>
          <table:table-cell office:value-type="string" table:style-name="ce13">
            <text:p>M23</text:p>
          </table:table-cell>
          <table:table-cell office:value-type="string" table:style-name="ce13">
            <text:p>M24</text:p>
          </table:table-cell>
          <table:table-cell table:number-columns-repeated="16359"/>
        </table:table-row>
        <table:table-row table:style-name="ro5">
          <table:table-cell office:value-type="string" table:style-name="ce7">
            <text:p>Purchase (In '000 Kg Per Rs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Cocoa Powder</text:p>
          </table:table-cell>
          <table:table-cell office:value-type="float" office:value="19500" table:formula="of:=[Calcs.B41]*[Assumptions.$D15]" table:style-name="ce14">
            <text:p>19500</text:p>
          </table:table-cell>
          <table:table-cell office:value-type="float" office:value="19890" table:formula="of:=[Calcs.C41]*[Assumptions.$D15]" table:style-name="ce14">
            <text:p>19890</text:p>
          </table:table-cell>
          <table:table-cell office:value-type="float" office:value="20287.8" table:formula="of:=[Calcs.D41]*[Assumptions.$D15]" table:style-name="ce14">
            <text:p>20288</text:p>
          </table:table-cell>
          <table:table-cell office:value-type="float" office:value="20693.556" table:formula="of:=[Calcs.E41]*[Assumptions.$D15]" table:style-name="ce14">
            <text:p>20694</text:p>
          </table:table-cell>
          <table:table-cell office:value-type="float" office:value="21107.42712" table:formula="of:=[Calcs.F41]*[Assumptions.$D15]" table:style-name="ce14">
            <text:p>21107</text:p>
          </table:table-cell>
          <table:table-cell office:value-type="float" office:value="21529.575662400002" table:formula="of:=[Calcs.G41]*[Assumptions.$D15]" table:style-name="ce14">
            <text:p>21530</text:p>
          </table:table-cell>
          <table:table-cell office:value-type="float" office:value="21960.167175648003" table:formula="of:=[Calcs.H41]*[Assumptions.$D15]" table:style-name="ce14">
            <text:p>21960</text:p>
          </table:table-cell>
          <table:table-cell office:value-type="float" office:value="22399.370519160962" table:formula="of:=[Calcs.I41]*[Assumptions.$D15]" table:style-name="ce14">
            <text:p>22399</text:p>
          </table:table-cell>
          <table:table-cell office:value-type="float" office:value="22847.357929544185" table:formula="of:=[Calcs.J41]*[Assumptions.$D15]" table:style-name="ce14">
            <text:p>22847</text:p>
          </table:table-cell>
          <table:table-cell office:value-type="float" office:value="23304.305088135065" table:formula="of:=[Calcs.K41]*[Assumptions.$D15]" table:style-name="ce14">
            <text:p>23304</text:p>
          </table:table-cell>
          <table:table-cell office:value-type="float" office:value="23770.391189897768" table:formula="of:=[Calcs.L41]*[Assumptions.$D15]" table:style-name="ce14">
            <text:p>23770</text:p>
          </table:table-cell>
          <table:table-cell office:value-type="float" office:value="24245.799013695723" table:formula="of:=[Calcs.M41]*[Assumptions.$D15]" table:style-name="ce14">
            <text:p>24246</text:p>
          </table:table-cell>
          <table:table-cell office:value-type="float" office:value="24730.714993969636" table:formula="of:=[Calcs.N41]*[Assumptions.$D15]" table:style-name="ce14">
            <text:p>24731</text:p>
          </table:table-cell>
          <table:table-cell office:value-type="float" office:value="25225.32929384903" table:formula="of:=[Calcs.O41]*[Assumptions.$D15]" table:style-name="ce14">
            <text:p>25225</text:p>
          </table:table-cell>
          <table:table-cell office:value-type="float" office:value="25729.835879726012" table:formula="of:=[Calcs.P41]*[Assumptions.$D15]" table:style-name="ce14">
            <text:p>25730</text:p>
          </table:table-cell>
          <table:table-cell office:value-type="float" office:value="26244.43259732053" table:formula="of:=[Calcs.Q41]*[Assumptions.$D15]" table:style-name="ce14">
            <text:p>26244</text:p>
          </table:table-cell>
          <table:table-cell office:value-type="float" office:value="26769.321249266941" table:formula="of:=[Calcs.R41]*[Assumptions.$D15]" table:style-name="ce14">
            <text:p>26769</text:p>
          </table:table-cell>
          <table:table-cell office:value-type="float" office:value="27304.707674252277" table:formula="of:=[Calcs.S41]*[Assumptions.$D15]" table:style-name="ce14">
            <text:p>27305</text:p>
          </table:table-cell>
          <table:table-cell office:value-type="float" office:value="27850.801827737323" table:formula="of:=[Calcs.T41]*[Assumptions.$D15]" table:style-name="ce14">
            <text:p>27851</text:p>
          </table:table-cell>
          <table:table-cell office:value-type="float" office:value="28407.817864292068" table:formula="of:=[Calcs.U41]*[Assumptions.$D15]" table:style-name="ce14">
            <text:p>28408</text:p>
          </table:table-cell>
          <table:table-cell office:value-type="float" office:value="28975.974221577912" table:formula="of:=[Calcs.V41]*[Assumptions.$D15]" table:style-name="ce14">
            <text:p>28976</text:p>
          </table:table-cell>
          <table:table-cell office:value-type="float" office:value="29555.493706009471" table:formula="of:=[Calcs.W41]*[Assumptions.$D15]" table:style-name="ce14">
            <text:p>29555</text:p>
          </table:table-cell>
          <table:table-cell office:value-type="float" office:value="30146.60358012966" table:formula="of:=[Calcs.X41]*[Assumptions.$D15]" table:style-name="ce14">
            <text:p>30147</text:p>
          </table:table-cell>
          <table:table-cell office:value-type="float" office:value="30749.535651732258" table:formula="of:=[Calcs.Y41]*[Assumptions.$D15]" table:style-name="ce14">
            <text:p>30750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Milk Powder</text:p>
          </table:table-cell>
          <table:table-cell office:value-type="float" office:value="14000" table:formula="of:=[Calcs.B42]*[Assumptions.$D16]" table:style-name="ce14">
            <text:p>14000</text:p>
          </table:table-cell>
          <table:table-cell office:value-type="float" office:value="14279.999999999998" table:formula="of:=[Calcs.C42]*[Assumptions.$D16]" table:style-name="ce14">
            <text:p>14280</text:p>
          </table:table-cell>
          <table:table-cell office:value-type="float" office:value="14565.6" table:formula="of:=[Calcs.D42]*[Assumptions.$D16]" table:style-name="ce14">
            <text:p>14566</text:p>
          </table:table-cell>
          <table:table-cell office:value-type="float" office:value="14856.912" table:formula="of:=[Calcs.E42]*[Assumptions.$D16]" table:style-name="ce14">
            <text:p>14857</text:p>
          </table:table-cell>
          <table:table-cell office:value-type="float" office:value="15154.050240000002" table:formula="of:=[Calcs.F42]*[Assumptions.$D16]" table:style-name="ce14">
            <text:p>15154</text:p>
          </table:table-cell>
          <table:table-cell office:value-type="float" office:value="15457.131244800001" table:formula="of:=[Calcs.G42]*[Assumptions.$D16]" table:style-name="ce14">
            <text:p>15457</text:p>
          </table:table-cell>
          <table:table-cell office:value-type="float" office:value="15766.273869696002" table:formula="of:=[Calcs.H42]*[Assumptions.$D16]" table:style-name="ce14">
            <text:p>15766</text:p>
          </table:table-cell>
          <table:table-cell office:value-type="float" office:value="16081.599347089921" table:formula="of:=[Calcs.I42]*[Assumptions.$D16]" table:style-name="ce14">
            <text:p>16082</text:p>
          </table:table-cell>
          <table:table-cell office:value-type="float" office:value="16403.23133403172" table:formula="of:=[Calcs.J42]*[Assumptions.$D16]" table:style-name="ce14">
            <text:p>16403</text:p>
          </table:table-cell>
          <table:table-cell office:value-type="float" office:value="16731.295960712356" table:formula="of:=[Calcs.K42]*[Assumptions.$D16]" table:style-name="ce14">
            <text:p>16731</text:p>
          </table:table-cell>
          <table:table-cell office:value-type="float" office:value="17065.921879926602" table:formula="of:=[Calcs.L42]*[Assumptions.$D16]" table:style-name="ce14">
            <text:p>17066</text:p>
          </table:table-cell>
          <table:table-cell office:value-type="float" office:value="17407.240317525135" table:formula="of:=[Calcs.M42]*[Assumptions.$D16]" table:style-name="ce14">
            <text:p>17407</text:p>
          </table:table-cell>
          <table:table-cell office:value-type="float" office:value="17755.385123875636" table:formula="of:=[Calcs.N42]*[Assumptions.$D16]" table:style-name="ce14">
            <text:p>17755</text:p>
          </table:table-cell>
          <table:table-cell office:value-type="float" office:value="18110.492826353147" table:formula="of:=[Calcs.O42]*[Assumptions.$D16]" table:style-name="ce14">
            <text:p>18110</text:p>
          </table:table-cell>
          <table:table-cell office:value-type="float" office:value="18472.702682880212" table:formula="of:=[Calcs.P42]*[Assumptions.$D16]" table:style-name="ce14">
            <text:p>18473</text:p>
          </table:table-cell>
          <table:table-cell office:value-type="float" office:value="18842.156736537814" table:formula="of:=[Calcs.Q42]*[Assumptions.$D16]" table:style-name="ce14">
            <text:p>18842</text:p>
          </table:table-cell>
          <table:table-cell office:value-type="float" office:value="19218.99987126857" table:formula="of:=[Calcs.R42]*[Assumptions.$D16]" table:style-name="ce14">
            <text:p>19219</text:p>
          </table:table-cell>
          <table:table-cell office:value-type="float" office:value="19603.379868693944" table:formula="of:=[Calcs.S42]*[Assumptions.$D16]" table:style-name="ce14">
            <text:p>19603</text:p>
          </table:table-cell>
          <table:table-cell office:value-type="float" office:value="19995.447466067821" table:formula="of:=[Calcs.T42]*[Assumptions.$D16]" table:style-name="ce14">
            <text:p>19995</text:p>
          </table:table-cell>
          <table:table-cell office:value-type="float" office:value="20395.356415389178" table:formula="of:=[Calcs.U42]*[Assumptions.$D16]" table:style-name="ce14">
            <text:p>20395</text:p>
          </table:table-cell>
          <table:table-cell office:value-type="float" office:value="20803.263543696961" table:formula="of:=[Calcs.V42]*[Assumptions.$D16]" table:style-name="ce14">
            <text:p>20803</text:p>
          </table:table-cell>
          <table:table-cell office:value-type="float" office:value="21219.328814570901" table:formula="of:=[Calcs.W42]*[Assumptions.$D16]" table:style-name="ce14">
            <text:p>21219</text:p>
          </table:table-cell>
          <table:table-cell office:value-type="float" office:value="21643.715390862319" table:formula="of:=[Calcs.X42]*[Assumptions.$D16]" table:style-name="ce14">
            <text:p>21644</text:p>
          </table:table-cell>
          <table:table-cell office:value-type="float" office:value="22076.589698679563" table:formula="of:=[Calcs.Y42]*[Assumptions.$D16]" table:style-name="ce14">
            <text:p>22077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Sugar</text:p>
          </table:table-cell>
          <table:table-cell office:value-type="float" office:value="810" table:formula="of:=[Calcs.B43]*[Assumptions.$D17]" table:style-name="ce14">
            <text:p>810</text:p>
          </table:table-cell>
          <table:table-cell office:value-type="float" office:value="834.3" table:formula="of:=[Calcs.C43]*[Assumptions.$D17]" table:style-name="ce14">
            <text:p>834</text:p>
          </table:table-cell>
          <table:table-cell office:value-type="float" office:value="859.32899999999995" table:formula="of:=[Calcs.D43]*[Assumptions.$D17]" table:style-name="ce14">
            <text:p>859</text:p>
          </table:table-cell>
          <table:table-cell office:value-type="float" office:value="885.10887000000002" table:formula="of:=[Calcs.E43]*[Assumptions.$D17]" table:style-name="ce14">
            <text:p>885</text:p>
          </table:table-cell>
          <table:table-cell office:value-type="float" office:value="911.6621361" table:formula="of:=[Calcs.F43]*[Assumptions.$D17]" table:style-name="ce14">
            <text:p>912</text:p>
          </table:table-cell>
          <table:table-cell office:value-type="float" office:value="939.01200018300017" table:formula="of:=[Calcs.G43]*[Assumptions.$D17]" table:style-name="ce14">
            <text:p>939</text:p>
          </table:table-cell>
          <table:table-cell office:value-type="float" office:value="967.18236018849007" table:formula="of:=[Calcs.H43]*[Assumptions.$D17]" table:style-name="ce14">
            <text:p>967</text:p>
          </table:table-cell>
          <table:table-cell office:value-type="float" office:value="996.19783099414474" table:formula="of:=[Calcs.I43]*[Assumptions.$D17]" table:style-name="ce14">
            <text:p>996</text:p>
          </table:table-cell>
          <table:table-cell office:value-type="float" office:value="1026.0837659239692" table:formula="of:=[Calcs.J43]*[Assumptions.$D17]" table:style-name="ce14">
            <text:p>1026</text:p>
          </table:table-cell>
          <table:table-cell office:value-type="float" office:value="1056.8662789016882" table:formula="of:=[Calcs.K43]*[Assumptions.$D17]" table:style-name="ce14">
            <text:p>1057</text:p>
          </table:table-cell>
          <table:table-cell office:value-type="float" office:value="1088.5722672687389" table:formula="of:=[Calcs.L43]*[Assumptions.$D17]" table:style-name="ce14">
            <text:p>1089</text:p>
          </table:table-cell>
          <table:table-cell office:value-type="float" office:value="1121.2294352868009" table:formula="of:=[Calcs.M43]*[Assumptions.$D17]" table:style-name="ce14">
            <text:p>1121</text:p>
          </table:table-cell>
          <table:table-cell office:value-type="float" office:value="1154.866318345405" table:formula="of:=[Calcs.N43]*[Assumptions.$D17]" table:style-name="ce14">
            <text:p>1155</text:p>
          </table:table-cell>
          <table:table-cell office:value-type="float" office:value="1189.5123078957672" table:formula="of:=[Calcs.O43]*[Assumptions.$D17]" table:style-name="ce14">
            <text:p>1190</text:p>
          </table:table-cell>
          <table:table-cell office:value-type="float" office:value="1225.1976771326404" table:formula="of:=[Calcs.P43]*[Assumptions.$D17]" table:style-name="ce14">
            <text:p>1225</text:p>
          </table:table-cell>
          <table:table-cell office:value-type="float" office:value="1261.9536074466196" table:formula="of:=[Calcs.Q43]*[Assumptions.$D17]" table:style-name="ce14">
            <text:p>1262</text:p>
          </table:table-cell>
          <table:table-cell office:value-type="float" office:value="1299.8122156700181" table:formula="of:=[Calcs.R43]*[Assumptions.$D17]" table:style-name="ce14">
            <text:p>1300</text:p>
          </table:table-cell>
          <table:table-cell office:value-type="float" office:value="1338.8065821401185" table:formula="of:=[Calcs.S43]*[Assumptions.$D17]" table:style-name="ce14">
            <text:p>1339</text:p>
          </table:table-cell>
          <table:table-cell office:value-type="float" office:value="1378.9707796043222" table:formula="of:=[Calcs.T43]*[Assumptions.$D17]" table:style-name="ce14">
            <text:p>1379</text:p>
          </table:table-cell>
          <table:table-cell office:value-type="float" office:value="1420.3399029924517" table:formula="of:=[Calcs.U43]*[Assumptions.$D17]" table:style-name="ce14">
            <text:p>1420</text:p>
          </table:table-cell>
          <table:table-cell office:value-type="float" office:value="1462.9501000822254" table:formula="of:=[Calcs.V43]*[Assumptions.$D17]" table:style-name="ce14">
            <text:p>1463</text:p>
          </table:table-cell>
          <table:table-cell office:value-type="float" office:value="1506.8386030846918" table:formula="of:=[Calcs.W43]*[Assumptions.$D17]" table:style-name="ce14">
            <text:p>1507</text:p>
          </table:table-cell>
          <table:table-cell office:value-type="float" office:value="1552.0437611772327" table:formula="of:=[Calcs.X43]*[Assumptions.$D17]" table:style-name="ce14">
            <text:p>1552</text:p>
          </table:table-cell>
          <table:table-cell office:value-type="float" office:value="1598.6050740125495" table:formula="of:=[Calcs.Y43]*[Assumptions.$D17]" table:style-name="ce14">
            <text:p>1599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Cocoa Butter</text:p>
          </table:table-cell>
          <table:table-cell office:value-type="float" office:value="57500" table:formula="of:=[Calcs.B44]*[Assumptions.$D18]" table:style-name="ce14">
            <text:p>57500</text:p>
          </table:table-cell>
          <table:table-cell office:value-type="float" office:value="59512.5" table:formula="of:=[Calcs.C44]*[Assumptions.$D18]" table:style-name="ce14">
            <text:p>59513</text:p>
          </table:table-cell>
          <table:table-cell office:value-type="float" office:value="61595.4375" table:formula="of:=[Calcs.D44]*[Assumptions.$D18]" table:style-name="ce14">
            <text:p>61595</text:p>
          </table:table-cell>
          <table:table-cell office:value-type="float" office:value="63751.277812499997" table:formula="of:=[Calcs.E44]*[Assumptions.$D18]" table:style-name="ce14">
            <text:p>63751</text:p>
          </table:table-cell>
          <table:table-cell office:value-type="float" office:value="65982.572535937492" table:formula="of:=[Calcs.F44]*[Assumptions.$D18]" table:style-name="ce14">
            <text:p>65983</text:p>
          </table:table-cell>
          <table:table-cell office:value-type="float" office:value="68291.96257469531" table:formula="of:=[Calcs.G44]*[Assumptions.$D18]" table:style-name="ce14">
            <text:p>68292</text:p>
          </table:table-cell>
          <table:table-cell office:value-type="float" office:value="70682.181264809638" table:formula="of:=[Calcs.H44]*[Assumptions.$D18]" table:style-name="ce14">
            <text:p>70682</text:p>
          </table:table-cell>
          <table:table-cell office:value-type="float" office:value="73156.05760907798" table:formula="of:=[Calcs.I44]*[Assumptions.$D18]" table:style-name="ce14">
            <text:p>73156</text:p>
          </table:table-cell>
          <table:table-cell office:value-type="float" office:value="75716.519625395696" table:formula="of:=[Calcs.J44]*[Assumptions.$D18]" table:style-name="ce14">
            <text:p>75717</text:p>
          </table:table-cell>
          <table:table-cell office:value-type="float" office:value="78366.597812284541" table:formula="of:=[Calcs.K44]*[Assumptions.$D18]" table:style-name="ce14">
            <text:p>78367</text:p>
          </table:table-cell>
          <table:table-cell office:value-type="float" office:value="81109.428735714508" table:formula="of:=[Calcs.L44]*[Assumptions.$D18]" table:style-name="ce14">
            <text:p>81109</text:p>
          </table:table-cell>
          <table:table-cell office:value-type="float" office:value="83948.25874146451" table:formula="of:=[Calcs.M44]*[Assumptions.$D18]" table:style-name="ce14">
            <text:p>83948</text:p>
          </table:table-cell>
          <table:table-cell office:value-type="float" office:value="86886.447797415778" table:formula="of:=[Calcs.N44]*[Assumptions.$D18]" table:style-name="ce14">
            <text:p>86886</text:p>
          </table:table-cell>
          <table:table-cell office:value-type="float" office:value="89927.473470325334" table:formula="of:=[Calcs.O44]*[Assumptions.$D18]" table:style-name="ce14">
            <text:p>89927</text:p>
          </table:table-cell>
          <table:table-cell office:value-type="float" office:value="93074.935041786724" table:formula="of:=[Calcs.P44]*[Assumptions.$D18]" table:style-name="ce14">
            <text:p>93075</text:p>
          </table:table-cell>
          <table:table-cell office:value-type="float" office:value="96332.557768249259" table:formula="of:=[Calcs.Q44]*[Assumptions.$D18]" table:style-name="ce14">
            <text:p>96333</text:p>
          </table:table-cell>
          <table:table-cell office:value-type="float" office:value="99704.197290137992" table:formula="of:=[Calcs.R44]*[Assumptions.$D18]" table:style-name="ce14">
            <text:p>99704</text:p>
          </table:table-cell>
          <table:table-cell office:value-type="float" office:value="103193.84419529281" table:formula="of:=[Calcs.S44]*[Assumptions.$D18]" table:style-name="ce14">
            <text:p>103194</text:p>
          </table:table-cell>
          <table:table-cell office:value-type="float" office:value="106805.62874212806" table:formula="of:=[Calcs.T44]*[Assumptions.$D18]" table:style-name="ce14">
            <text:p>106806</text:p>
          </table:table-cell>
          <table:table-cell office:value-type="float" office:value="110543.82574810254" table:formula="of:=[Calcs.U44]*[Assumptions.$D18]" table:style-name="ce14">
            <text:p>110544</text:p>
          </table:table-cell>
          <table:table-cell office:value-type="float" office:value="114412.85964928613" table:formula="of:=[Calcs.V44]*[Assumptions.$D18]" table:style-name="ce14">
            <text:p>114413</text:p>
          </table:table-cell>
          <table:table-cell office:value-type="float" office:value="118417.30973701115" table:formula="of:=[Calcs.W44]*[Assumptions.$D18]" table:style-name="ce14">
            <text:p>118417</text:p>
          </table:table-cell>
          <table:table-cell office:value-type="float" office:value="122561.91557780653" table:formula="of:=[Calcs.X44]*[Assumptions.$D18]" table:style-name="ce14">
            <text:p>122562</text:p>
          </table:table-cell>
          <table:table-cell office:value-type="float" office:value="126851.58262302978" table:formula="of:=[Calcs.Y44]*[Assumptions.$D18]" table:style-name="ce14">
            <text:p>126852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Total</text:p>
          </table:table-cell>
          <table:table-cell office:value-type="float" office:value="91810" table:formula="of:=SUM([.B3:.B6])" table:style-name="ce14">
            <text:p>91810</text:p>
          </table:table-cell>
          <table:table-cell office:value-type="float" office:value="94516.800000000003" table:formula="of:=SUM([.C3:.C6])" table:style-name="ce14">
            <text:p>94517</text:p>
          </table:table-cell>
          <table:table-cell office:value-type="float" office:value="97308.166499999992" table:formula="of:=SUM([.D3:.D6])" table:style-name="ce14">
            <text:p>97308</text:p>
          </table:table-cell>
          <table:table-cell office:value-type="float" office:value="100186.85468250001" table:formula="of:=SUM([.E3:.E6])" table:style-name="ce14">
            <text:p>100187</text:p>
          </table:table-cell>
          <table:table-cell office:value-type="float" office:value="103155.7120320375" table:formula="of:=SUM([.F3:.F6])" table:style-name="ce14">
            <text:p>103156</text:p>
          </table:table-cell>
          <table:table-cell office:value-type="float" office:value="106217.6814820783" table:formula="of:=SUM([.G3:.G6])" table:style-name="ce14">
            <text:p>106218</text:p>
          </table:table-cell>
          <table:table-cell office:value-type="float" office:value="109375.80467034213" table:formula="of:=SUM([.H3:.H6])" table:style-name="ce14">
            <text:p>109376</text:p>
          </table:table-cell>
          <table:table-cell office:value-type="float" office:value="112633.225306323" table:formula="of:=SUM([.I3:.I6])" table:style-name="ce14">
            <text:p>112633</text:p>
          </table:table-cell>
          <table:table-cell office:value-type="float" office:value="115993.19265489557" table:formula="of:=SUM([.J3:.J6])" table:style-name="ce14">
            <text:p>115993</text:p>
          </table:table-cell>
          <table:table-cell office:value-type="float" office:value="119459.06514003365" table:formula="of:=SUM([.K3:.K6])" table:style-name="ce14">
            <text:p>119459</text:p>
          </table:table-cell>
          <table:table-cell office:value-type="float" office:value="123034.31407280761" table:formula="of:=SUM([.L3:.L6])" table:style-name="ce14">
            <text:p>123034</text:p>
          </table:table-cell>
          <table:table-cell office:value-type="float" office:value="126722.52750797218" table:formula="of:=SUM([.M3:.M6])" table:style-name="ce14">
            <text:p>126723</text:p>
          </table:table-cell>
          <table:table-cell office:value-type="float" office:value="130527.41423360645" table:formula="of:=SUM([.N3:.N6])" table:style-name="ce14">
            <text:p>130527</text:p>
          </table:table-cell>
          <table:table-cell office:value-type="float" office:value="134452.80789842329" table:formula="of:=SUM([.O3:.O6])" table:style-name="ce14">
            <text:p>134453</text:p>
          </table:table-cell>
          <table:table-cell office:value-type="float" office:value="138502.67128152557" table:formula="of:=SUM([.P3:.P6])" table:style-name="ce14">
            <text:p>138503</text:p>
          </table:table-cell>
          <table:table-cell office:value-type="float" office:value="142681.10070955422" table:formula="of:=SUM([.Q3:.Q6])" table:style-name="ce14">
            <text:p>142681</text:p>
          </table:table-cell>
          <table:table-cell office:value-type="float" office:value="146992.33062634352" table:formula="of:=SUM([.R3:.R6])" table:style-name="ce14">
            <text:p>146992</text:p>
          </table:table-cell>
          <table:table-cell office:value-type="float" office:value="151440.73832037914" table:formula="of:=SUM([.S3:.S6])" table:style-name="ce14">
            <text:p>151441</text:p>
          </table:table-cell>
          <table:table-cell office:value-type="float" office:value="156030.84881553752" table:formula="of:=SUM([.T3:.T6])" table:style-name="ce14">
            <text:p>156031</text:p>
          </table:table-cell>
          <table:table-cell office:value-type="float" office:value="160767.33993077624" table:formula="of:=SUM([.U3:.U6])" table:style-name="ce14">
            <text:p>160767</text:p>
          </table:table-cell>
          <table:table-cell office:value-type="float" office:value="165655.04751464323" table:formula="of:=SUM([.V3:.V6])" table:style-name="ce14">
            <text:p>165655</text:p>
          </table:table-cell>
          <table:table-cell office:value-type="float" office:value="170698.9708606762" table:formula="of:=SUM([.W3:.W6])" table:style-name="ce14">
            <text:p>170699</text:p>
          </table:table-cell>
          <table:table-cell office:value-type="float" office:value="175904.27830997575" table:formula="of:=SUM([.X3:.X6])" table:style-name="ce14">
            <text:p>175904</text:p>
          </table:table-cell>
          <table:table-cell office:value-type="float" office:value="181276.31304745417" table:formula="of:=SUM([.Y3:.Y6])" table:style-name="ce14">
            <text:p>181276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Payments for Purchases (In '000 Rs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Cocoa Powder</text:p>
          </table:table-cell>
          <table:table-cell office:value-type="float" office:value="0" table:style-name="ce8">
            <text:p>0</text:p>
          </table:table-cell>
          <table:table-cell office:value-type="float" office:value="19500" table:formula="of:=[.B3]" table:style-name="ce14">
            <text:p>19500</text:p>
          </table:table-cell>
          <table:table-cell office:value-type="float" office:value="19890" table:formula="of:=[.C3]" table:style-name="ce14">
            <text:p>19890</text:p>
          </table:table-cell>
          <table:table-cell office:value-type="float" office:value="20287.8" table:formula="of:=[.D3]" table:style-name="ce14">
            <text:p>20288</text:p>
          </table:table-cell>
          <table:table-cell office:value-type="float" office:value="20693.556" table:formula="of:=[.E3]" table:style-name="ce14">
            <text:p>20694</text:p>
          </table:table-cell>
          <table:table-cell office:value-type="float" office:value="21107.42712" table:formula="of:=[.F3]" table:style-name="ce14">
            <text:p>21107</text:p>
          </table:table-cell>
          <table:table-cell office:value-type="float" office:value="21529.575662400002" table:formula="of:=[.G3]" table:style-name="ce14">
            <text:p>21530</text:p>
          </table:table-cell>
          <table:table-cell office:value-type="float" office:value="21960.167175648003" table:formula="of:=[.H3]" table:style-name="ce14">
            <text:p>21960</text:p>
          </table:table-cell>
          <table:table-cell office:value-type="float" office:value="22399.370519160962" table:formula="of:=[.I3]" table:style-name="ce14">
            <text:p>22399</text:p>
          </table:table-cell>
          <table:table-cell office:value-type="float" office:value="22847.357929544185" table:formula="of:=[.J3]" table:style-name="ce14">
            <text:p>22847</text:p>
          </table:table-cell>
          <table:table-cell office:value-type="float" office:value="23304.305088135065" table:formula="of:=[.K3]" table:style-name="ce14">
            <text:p>23304</text:p>
          </table:table-cell>
          <table:table-cell office:value-type="float" office:value="23770.391189897768" table:formula="of:=[.L3]" table:style-name="ce14">
            <text:p>23770</text:p>
          </table:table-cell>
          <table:table-cell office:value-type="float" office:value="24245.799013695723" table:formula="of:=[.M3]" table:style-name="ce14">
            <text:p>24246</text:p>
          </table:table-cell>
          <table:table-cell office:value-type="float" office:value="24730.714993969636" table:formula="of:=[.N3]" table:style-name="ce14">
            <text:p>24731</text:p>
          </table:table-cell>
          <table:table-cell office:value-type="float" office:value="25225.32929384903" table:formula="of:=[.O3]" table:style-name="ce14">
            <text:p>25225</text:p>
          </table:table-cell>
          <table:table-cell office:value-type="float" office:value="25729.835879726012" table:formula="of:=[.P3]" table:style-name="ce14">
            <text:p>25730</text:p>
          </table:table-cell>
          <table:table-cell office:value-type="float" office:value="26244.43259732053" table:formula="of:=[.Q3]" table:style-name="ce14">
            <text:p>26244</text:p>
          </table:table-cell>
          <table:table-cell office:value-type="float" office:value="26769.321249266941" table:formula="of:=[.R3]" table:style-name="ce14">
            <text:p>26769</text:p>
          </table:table-cell>
          <table:table-cell office:value-type="float" office:value="27304.707674252277" table:formula="of:=[.S3]" table:style-name="ce14">
            <text:p>27305</text:p>
          </table:table-cell>
          <table:table-cell office:value-type="float" office:value="27850.801827737323" table:formula="of:=[.T3]" table:style-name="ce14">
            <text:p>27851</text:p>
          </table:table-cell>
          <table:table-cell office:value-type="float" office:value="28407.817864292068" table:formula="of:=[.U3]" table:style-name="ce14">
            <text:p>28408</text:p>
          </table:table-cell>
          <table:table-cell office:value-type="float" office:value="28975.974221577912" table:formula="of:=[.V3]" table:style-name="ce14">
            <text:p>28976</text:p>
          </table:table-cell>
          <table:table-cell office:value-type="float" office:value="29555.493706009471" table:formula="of:=[.W3]" table:style-name="ce14">
            <text:p>29555</text:p>
          </table:table-cell>
          <table:table-cell office:value-type="float" office:value="30146.60358012966" table:formula="of:=[.X3]" table:style-name="ce14">
            <text:p>30147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Milk Powder</text:p>
          </table:table-cell>
          <table:table-cell office:value-type="float" office:value="14000" table:formula="of:=[.B4]" table:style-name="ce14">
            <text:p>14000</text:p>
          </table:table-cell>
          <table:table-cell office:value-type="float" office:value="14279.999999999998" table:formula="of:=[.C4]" table:style-name="ce14">
            <text:p>14280</text:p>
          </table:table-cell>
          <table:table-cell office:value-type="float" office:value="14565.6" table:formula="of:=[.D4]" table:style-name="ce14">
            <text:p>14566</text:p>
          </table:table-cell>
          <table:table-cell office:value-type="float" office:value="14856.912" table:formula="of:=[.E4]" table:style-name="ce14">
            <text:p>14857</text:p>
          </table:table-cell>
          <table:table-cell office:value-type="float" office:value="15154.050240000002" table:formula="of:=[.F4]" table:style-name="ce14">
            <text:p>15154</text:p>
          </table:table-cell>
          <table:table-cell office:value-type="float" office:value="15457.131244800001" table:formula="of:=[.G4]" table:style-name="ce14">
            <text:p>15457</text:p>
          </table:table-cell>
          <table:table-cell office:value-type="float" office:value="15766.273869696002" table:formula="of:=[.H4]" table:style-name="ce14">
            <text:p>15766</text:p>
          </table:table-cell>
          <table:table-cell office:value-type="float" office:value="16081.599347089921" table:formula="of:=[.I4]" table:style-name="ce14">
            <text:p>16082</text:p>
          </table:table-cell>
          <table:table-cell office:value-type="float" office:value="16403.23133403172" table:formula="of:=[.J4]" table:style-name="ce14">
            <text:p>16403</text:p>
          </table:table-cell>
          <table:table-cell office:value-type="float" office:value="16731.295960712356" table:formula="of:=[.K4]" table:style-name="ce14">
            <text:p>16731</text:p>
          </table:table-cell>
          <table:table-cell office:value-type="float" office:value="17065.921879926602" table:formula="of:=[.L4]" table:style-name="ce14">
            <text:p>17066</text:p>
          </table:table-cell>
          <table:table-cell office:value-type="float" office:value="17407.240317525135" table:formula="of:=[.M4]" table:style-name="ce14">
            <text:p>17407</text:p>
          </table:table-cell>
          <table:table-cell office:value-type="float" office:value="17755.385123875636" table:formula="of:=[.N4]" table:style-name="ce14">
            <text:p>17755</text:p>
          </table:table-cell>
          <table:table-cell office:value-type="float" office:value="18110.492826353147" table:formula="of:=[.O4]" table:style-name="ce14">
            <text:p>18110</text:p>
          </table:table-cell>
          <table:table-cell office:value-type="float" office:value="18472.702682880212" table:formula="of:=[.P4]" table:style-name="ce14">
            <text:p>18473</text:p>
          </table:table-cell>
          <table:table-cell office:value-type="float" office:value="18842.156736537814" table:formula="of:=[.Q4]" table:style-name="ce14">
            <text:p>18842</text:p>
          </table:table-cell>
          <table:table-cell office:value-type="float" office:value="19218.99987126857" table:formula="of:=[.R4]" table:style-name="ce14">
            <text:p>19219</text:p>
          </table:table-cell>
          <table:table-cell office:value-type="float" office:value="19603.379868693944" table:formula="of:=[.S4]" table:style-name="ce14">
            <text:p>19603</text:p>
          </table:table-cell>
          <table:table-cell office:value-type="float" office:value="19995.447466067821" table:formula="of:=[.T4]" table:style-name="ce14">
            <text:p>19995</text:p>
          </table:table-cell>
          <table:table-cell office:value-type="float" office:value="20395.356415389178" table:formula="of:=[.U4]" table:style-name="ce14">
            <text:p>20395</text:p>
          </table:table-cell>
          <table:table-cell office:value-type="float" office:value="20803.263543696961" table:formula="of:=[.V4]" table:style-name="ce14">
            <text:p>20803</text:p>
          </table:table-cell>
          <table:table-cell office:value-type="float" office:value="21219.328814570901" table:formula="of:=[.W4]" table:style-name="ce14">
            <text:p>21219</text:p>
          </table:table-cell>
          <table:table-cell office:value-type="float" office:value="21643.715390862319" table:formula="of:=[.X4]" table:style-name="ce14">
            <text:p>21644</text:p>
          </table:table-cell>
          <table:table-cell office:value-type="float" office:value="22076.589698679563" table:formula="of:=[.Y4]" table:style-name="ce14">
            <text:p>22077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Sugar</text:p>
          </table:table-cell>
          <table:table-cell office:value-type="float" office:value="810" table:formula="of:=[.B5]" table:style-name="ce14">
            <text:p>810</text:p>
          </table:table-cell>
          <table:table-cell office:value-type="float" office:value="834.3" table:formula="of:=[.C5]" table:style-name="ce14">
            <text:p>834</text:p>
          </table:table-cell>
          <table:table-cell office:value-type="float" office:value="859.32899999999995" table:formula="of:=[.D5]" table:style-name="ce14">
            <text:p>859</text:p>
          </table:table-cell>
          <table:table-cell office:value-type="float" office:value="885.10887000000002" table:formula="of:=[.E5]" table:style-name="ce14">
            <text:p>885</text:p>
          </table:table-cell>
          <table:table-cell office:value-type="float" office:value="911.6621361" table:formula="of:=[.F5]" table:style-name="ce14">
            <text:p>912</text:p>
          </table:table-cell>
          <table:table-cell office:value-type="float" office:value="939.01200018300017" table:formula="of:=[.G5]" table:style-name="ce14">
            <text:p>939</text:p>
          </table:table-cell>
          <table:table-cell office:value-type="float" office:value="967.18236018849007" table:formula="of:=[.H5]" table:style-name="ce14">
            <text:p>967</text:p>
          </table:table-cell>
          <table:table-cell office:value-type="float" office:value="996.19783099414474" table:formula="of:=[.I5]" table:style-name="ce14">
            <text:p>996</text:p>
          </table:table-cell>
          <table:table-cell office:value-type="float" office:value="1026.0837659239692" table:formula="of:=[.J5]" table:style-name="ce14">
            <text:p>1026</text:p>
          </table:table-cell>
          <table:table-cell office:value-type="float" office:value="1056.8662789016882" table:formula="of:=[.K5]" table:style-name="ce14">
            <text:p>1057</text:p>
          </table:table-cell>
          <table:table-cell office:value-type="float" office:value="1088.5722672687389" table:formula="of:=[.L5]" table:style-name="ce14">
            <text:p>1089</text:p>
          </table:table-cell>
          <table:table-cell office:value-type="float" office:value="1121.2294352868009" table:formula="of:=[.M5]" table:style-name="ce14">
            <text:p>1121</text:p>
          </table:table-cell>
          <table:table-cell office:value-type="float" office:value="1154.866318345405" table:formula="of:=[.N5]" table:style-name="ce14">
            <text:p>1155</text:p>
          </table:table-cell>
          <table:table-cell office:value-type="float" office:value="1189.5123078957672" table:formula="of:=[.O5]" table:style-name="ce14">
            <text:p>1190</text:p>
          </table:table-cell>
          <table:table-cell office:value-type="float" office:value="1225.1976771326404" table:formula="of:=[.P5]" table:style-name="ce14">
            <text:p>1225</text:p>
          </table:table-cell>
          <table:table-cell office:value-type="float" office:value="1261.9536074466196" table:formula="of:=[.Q5]" table:style-name="ce14">
            <text:p>1262</text:p>
          </table:table-cell>
          <table:table-cell office:value-type="float" office:value="1299.8122156700181" table:formula="of:=[.R5]" table:style-name="ce14">
            <text:p>1300</text:p>
          </table:table-cell>
          <table:table-cell office:value-type="float" office:value="1338.8065821401185" table:formula="of:=[.S5]" table:style-name="ce14">
            <text:p>1339</text:p>
          </table:table-cell>
          <table:table-cell office:value-type="float" office:value="1378.9707796043222" table:formula="of:=[.T5]" table:style-name="ce14">
            <text:p>1379</text:p>
          </table:table-cell>
          <table:table-cell office:value-type="float" office:value="1420.3399029924517" table:formula="of:=[.U5]" table:style-name="ce14">
            <text:p>1420</text:p>
          </table:table-cell>
          <table:table-cell office:value-type="float" office:value="1462.9501000822254" table:formula="of:=[.V5]" table:style-name="ce14">
            <text:p>1463</text:p>
          </table:table-cell>
          <table:table-cell office:value-type="float" office:value="1506.8386030846918" table:formula="of:=[.W5]" table:style-name="ce14">
            <text:p>1507</text:p>
          </table:table-cell>
          <table:table-cell office:value-type="float" office:value="1552.0437611772327" table:formula="of:=[.X5]" table:style-name="ce14">
            <text:p>1552</text:p>
          </table:table-cell>
          <table:table-cell office:value-type="float" office:value="1598.6050740125495" table:formula="of:=[.Y5]" table:style-name="ce14">
            <text:p>1599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Cocoa Butte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7500" table:formula="of:=[.B6]" table:style-name="ce14">
            <text:p>57500</text:p>
          </table:table-cell>
          <table:table-cell office:value-type="float" office:value="59512.5" table:formula="of:=[.C6]" table:style-name="ce14">
            <text:p>59513</text:p>
          </table:table-cell>
          <table:table-cell office:value-type="float" office:value="61595.4375" table:formula="of:=[.D6]" table:style-name="ce14">
            <text:p>61595</text:p>
          </table:table-cell>
          <table:table-cell office:value-type="float" office:value="63751.277812499997" table:formula="of:=[.E6]" table:style-name="ce14">
            <text:p>63751</text:p>
          </table:table-cell>
          <table:table-cell office:value-type="float" office:value="65982.572535937492" table:formula="of:=[.F6]" table:style-name="ce14">
            <text:p>65983</text:p>
          </table:table-cell>
          <table:table-cell office:value-type="float" office:value="68291.96257469531" table:formula="of:=[.G6]" table:style-name="ce14">
            <text:p>68292</text:p>
          </table:table-cell>
          <table:table-cell office:value-type="float" office:value="70682.181264809638" table:formula="of:=[.H6]" table:style-name="ce14">
            <text:p>70682</text:p>
          </table:table-cell>
          <table:table-cell office:value-type="float" office:value="73156.05760907798" table:formula="of:=[.I6]" table:style-name="ce14">
            <text:p>73156</text:p>
          </table:table-cell>
          <table:table-cell office:value-type="float" office:value="75716.519625395696" table:formula="of:=[.J6]" table:style-name="ce14">
            <text:p>75717</text:p>
          </table:table-cell>
          <table:table-cell office:value-type="float" office:value="78366.597812284541" table:formula="of:=[.K6]" table:style-name="ce14">
            <text:p>78367</text:p>
          </table:table-cell>
          <table:table-cell office:value-type="float" office:value="81109.428735714508" table:formula="of:=[.L6]" table:style-name="ce14">
            <text:p>81109</text:p>
          </table:table-cell>
          <table:table-cell office:value-type="float" office:value="83948.25874146451" table:formula="of:=[.M6]" table:style-name="ce14">
            <text:p>83948</text:p>
          </table:table-cell>
          <table:table-cell office:value-type="float" office:value="86886.447797415778" table:formula="of:=[.N6]" table:style-name="ce14">
            <text:p>86886</text:p>
          </table:table-cell>
          <table:table-cell office:value-type="float" office:value="89927.473470325334" table:formula="of:=[.O6]" table:style-name="ce14">
            <text:p>89927</text:p>
          </table:table-cell>
          <table:table-cell office:value-type="float" office:value="93074.935041786724" table:formula="of:=[.P6]" table:style-name="ce14">
            <text:p>93075</text:p>
          </table:table-cell>
          <table:table-cell office:value-type="float" office:value="96332.557768249259" table:formula="of:=[.Q6]" table:style-name="ce14">
            <text:p>96333</text:p>
          </table:table-cell>
          <table:table-cell office:value-type="float" office:value="99704.197290137992" table:formula="of:=[.R6]" table:style-name="ce14">
            <text:p>99704</text:p>
          </table:table-cell>
          <table:table-cell office:value-type="float" office:value="103193.84419529281" table:formula="of:=[.S6]" table:style-name="ce14">
            <text:p>103194</text:p>
          </table:table-cell>
          <table:table-cell office:value-type="float" office:value="106805.62874212806" table:formula="of:=[.T6]" table:style-name="ce14">
            <text:p>106806</text:p>
          </table:table-cell>
          <table:table-cell office:value-type="float" office:value="110543.82574810254" table:formula="of:=[.U6]" table:style-name="ce14">
            <text:p>110544</text:p>
          </table:table-cell>
          <table:table-cell office:value-type="float" office:value="114412.85964928613" table:formula="of:=[.V6]" table:style-name="ce14">
            <text:p>114413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Total</text:p>
          </table:table-cell>
          <table:table-cell office:value-type="float" office:value="14810" table:formula="of:=SUM([.B10:.B13])" table:style-name="ce9">
            <text:p>14810</text:p>
          </table:table-cell>
          <table:table-cell office:value-type="float" office:value="34614.300000000003" table:formula="of:=SUM([.C10:.C13])" table:style-name="ce14">
            <text:p>34614</text:p>
          </table:table-cell>
          <table:table-cell office:value-type="float" office:value="35314.928999999996" table:formula="of:=SUM([.D10:.D13])" table:style-name="ce14">
            <text:p>35315</text:p>
          </table:table-cell>
          <table:table-cell office:value-type="float" office:value="93529.820869999996" table:formula="of:=SUM([.E10:.E13])" table:style-name="ce14">
            <text:p>93530</text:p>
          </table:table-cell>
          <table:table-cell office:value-type="float" office:value="96271.768376099993" table:formula="of:=SUM([.F10:.F13])" table:style-name="ce14">
            <text:p>96272</text:p>
          </table:table-cell>
          <table:table-cell office:value-type="float" office:value="99099.007864982996" table:formula="of:=SUM([.G10:.G13])" table:style-name="ce14">
            <text:p>99099</text:p>
          </table:table-cell>
          <table:table-cell office:value-type="float" office:value="102014.30970478449" table:formula="of:=SUM([.H10:.H13])" table:style-name="ce14">
            <text:p>102014</text:p>
          </table:table-cell>
          <table:table-cell office:value-type="float" office:value="105020.53688966957" table:formula="of:=SUM([.I10:.I13])" table:style-name="ce14">
            <text:p>105021</text:p>
          </table:table-cell>
          <table:table-cell office:value-type="float" office:value="108120.64819381197" table:formula="of:=SUM([.J10:.J13])" table:style-name="ce14">
            <text:p>108121</text:p>
          </table:table-cell>
          <table:table-cell office:value-type="float" office:value="111317.70143396786" table:formula="of:=SUM([.K10:.K13])" table:style-name="ce14">
            <text:p>111318</text:p>
          </table:table-cell>
          <table:table-cell office:value-type="float" office:value="114614.85684440838" table:formula="of:=SUM([.L10:.L13])" table:style-name="ce14">
            <text:p>114615</text:p>
          </table:table-cell>
          <table:table-cell office:value-type="float" office:value="118015.38056810541" table:formula="of:=SUM([.M10:.M13])" table:style-name="ce14">
            <text:p>118015</text:p>
          </table:table-cell>
          <table:table-cell office:value-type="float" office:value="121522.6482682013" table:formula="of:=SUM([.N10:.N13])" table:style-name="ce14">
            <text:p>121523</text:p>
          </table:table-cell>
          <table:table-cell office:value-type="float" office:value="125140.14886393306" table:formula="of:=SUM([.O10:.O13])" table:style-name="ce14">
            <text:p>125140</text:p>
          </table:table-cell>
          <table:table-cell office:value-type="float" office:value="128871.48839532639" table:formula="of:=SUM([.P10:.P13])" table:style-name="ce14">
            <text:p>128871</text:p>
          </table:table-cell>
          <table:table-cell office:value-type="float" office:value="132720.39402112621" table:formula="of:=SUM([.Q10:.Q13])" table:style-name="ce14">
            <text:p>132720</text:p>
          </table:table-cell>
          <table:table-cell office:value-type="float" office:value="136690.71815458447" table:formula="of:=SUM([.R10:.R13])" table:style-name="ce14">
            <text:p>136691</text:p>
          </table:table-cell>
          <table:table-cell office:value-type="float" office:value="140786.44274188773" table:formula="of:=SUM([.S10:.S13])" table:style-name="ce14">
            <text:p>140786</text:p>
          </table:table-cell>
          <table:table-cell office:value-type="float" office:value="145011.68368817368" table:formula="of:=SUM([.T10:.T13])" table:style-name="ce14">
            <text:p>145012</text:p>
          </table:table-cell>
          <table:table-cell office:value-type="float" office:value="149370.69543625694" table:formula="of:=SUM([.U10:.U13])" table:style-name="ce14">
            <text:p>149371</text:p>
          </table:table-cell>
          <table:table-cell office:value-type="float" office:value="153867.87570336406" table:formula="of:=SUM([.V10:.V13])" table:style-name="ce14">
            <text:p>153868</text:p>
          </table:table-cell>
          <table:table-cell office:value-type="float" office:value="158507.77038136157" table:formula="of:=SUM([.W10:.W13])" table:style-name="ce14">
            <text:p>158508</text:p>
          </table:table-cell>
          <table:table-cell office:value-type="float" office:value="163295.07860615157" table:formula="of:=SUM([.X10:.X13])" table:style-name="ce14">
            <text:p>163295</text:p>
          </table:table-cell>
          <table:table-cell office:value-type="float" office:value="168234.6580021079" table:formula="of:=SUM([.Y10:.Y13])" table:style-name="ce14">
            <text:p>168235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Payments Outstandings (In '000 Rs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Cocoa Powder</text:p>
          </table:table-cell>
          <table:table-cell office:value-type="float" office:value="19500" table:formula="of:=[.B3]-[.B10]" table:style-name="ce14">
            <text:p>19500</text:p>
          </table:table-cell>
          <table:table-cell office:value-type="float" office:value="19890" table:formula="of:=[.B17]+[.C3]-[.C10]" table:style-name="ce14">
            <text:p>19890</text:p>
          </table:table-cell>
          <table:table-cell office:value-type="float" office:value="20287.800000000003" table:formula="of:=[.C17]+[.D3]-[.D10]" table:style-name="ce14">
            <text:p>20288</text:p>
          </table:table-cell>
          <table:table-cell office:value-type="float" office:value="20693.556" table:formula="of:=[.D17]+[.E3]-[.E10]" table:style-name="ce14">
            <text:p>20694</text:p>
          </table:table-cell>
          <table:table-cell office:value-type="float" office:value="21107.427120000004" table:formula="of:=[.E17]+[.F3]-[.F10]" table:style-name="ce14">
            <text:p>21107</text:p>
          </table:table-cell>
          <table:table-cell office:value-type="float" office:value="21529.575662400006" table:formula="of:=[.F17]+[.G3]-[.G10]" table:style-name="ce14">
            <text:p>21530</text:p>
          </table:table-cell>
          <table:table-cell office:value-type="float" office:value="21960.16717564801" table:formula="of:=[.G17]+[.H3]-[.H10]" table:style-name="ce14">
            <text:p>21960</text:p>
          </table:table-cell>
          <table:table-cell office:value-type="float" office:value="22399.370519160966" table:formula="of:=[.H17]+[.I3]-[.I10]" table:style-name="ce14">
            <text:p>22399</text:p>
          </table:table-cell>
          <table:table-cell office:value-type="float" office:value="22847.357929544189" table:formula="of:=[.I17]+[.J3]-[.J10]" table:style-name="ce14">
            <text:p>22847</text:p>
          </table:table-cell>
          <table:table-cell office:value-type="float" office:value="23304.305088135068" table:formula="of:=[.J17]+[.K3]-[.K10]" table:style-name="ce14">
            <text:p>23304</text:p>
          </table:table-cell>
          <table:table-cell office:value-type="float" office:value="23770.391189897768" table:formula="of:=[.K17]+[.L3]-[.L10]" table:style-name="ce14">
            <text:p>23770</text:p>
          </table:table-cell>
          <table:table-cell office:value-type="float" office:value="24245.799013695723" table:formula="of:=[.L17]+[.M3]-[.M10]" table:style-name="ce14">
            <text:p>24246</text:p>
          </table:table-cell>
          <table:table-cell office:value-type="float" office:value="24730.714993969639" table:formula="of:=[.M17]+[.N3]-[.N10]" table:style-name="ce14">
            <text:p>24731</text:p>
          </table:table-cell>
          <table:table-cell office:value-type="float" office:value="25225.329293849038" table:formula="of:=[.N17]+[.O3]-[.O10]" table:style-name="ce14">
            <text:p>25225</text:p>
          </table:table-cell>
          <table:table-cell office:value-type="float" office:value="25729.835879726019" table:formula="of:=[.O17]+[.P3]-[.P10]" table:style-name="ce14">
            <text:p>25730</text:p>
          </table:table-cell>
          <table:table-cell office:value-type="float" office:value="26244.432597320538" table:formula="of:=[.P17]+[.Q3]-[.Q10]" table:style-name="ce14">
            <text:p>26244</text:p>
          </table:table-cell>
          <table:table-cell office:value-type="float" office:value="26769.321249266952" table:formula="of:=[.Q17]+[.R3]-[.R10]" table:style-name="ce14">
            <text:p>26769</text:p>
          </table:table-cell>
          <table:table-cell office:value-type="float" office:value="27304.707674252291" table:formula="of:=[.R17]+[.S3]-[.S10]" table:style-name="ce14">
            <text:p>27305</text:p>
          </table:table-cell>
          <table:table-cell office:value-type="float" office:value="27850.801827737334" table:formula="of:=[.S17]+[.T3]-[.T10]" table:style-name="ce14">
            <text:p>27851</text:p>
          </table:table-cell>
          <table:table-cell office:value-type="float" office:value="28407.817864292079" table:formula="of:=[.T17]+[.U3]-[.U10]" table:style-name="ce14">
            <text:p>28408</text:p>
          </table:table-cell>
          <table:table-cell office:value-type="float" office:value="28975.974221577926" table:formula="of:=[.U17]+[.V3]-[.V10]" table:style-name="ce14">
            <text:p>28976</text:p>
          </table:table-cell>
          <table:table-cell office:value-type="float" office:value="29555.493706009482" table:formula="of:=[.V17]+[.W3]-[.W10]" table:style-name="ce14">
            <text:p>29555</text:p>
          </table:table-cell>
          <table:table-cell office:value-type="float" office:value="30146.603580129671" table:formula="of:=[.W17]+[.X3]-[.X10]" table:style-name="ce14">
            <text:p>30147</text:p>
          </table:table-cell>
          <table:table-cell office:value-type="float" office:value="30749.535651732273" table:formula="of:=[.X17]+[.Y3]-[.Y10]" table:style-name="ce14">
            <text:p>30750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Milk Powder</text:p>
          </table:table-cell>
          <table:table-cell office:value-type="float" office:value="0" table:formula="of:=[.B4]-[.B11]" table:style-name="ce14">
            <text:p>0</text:p>
          </table:table-cell>
          <table:table-cell office:value-type="float" office:value="0" table:formula="of:=[.B18]+[.C4]-[.C11]" table:style-name="ce14">
            <text:p>0</text:p>
          </table:table-cell>
          <table:table-cell office:value-type="float" office:value="0" table:formula="of:=[.C18]+[.D4]-[.D11]" table:style-name="ce14">
            <text:p>0</text:p>
          </table:table-cell>
          <table:table-cell office:value-type="float" office:value="0" table:formula="of:=[.D18]+[.E4]-[.E11]" table:style-name="ce14">
            <text:p>0</text:p>
          </table:table-cell>
          <table:table-cell office:value-type="float" office:value="0" table:formula="of:=[.E18]+[.F4]-[.F11]" table:style-name="ce14">
            <text:p>0</text:p>
          </table:table-cell>
          <table:table-cell office:value-type="float" office:value="0" table:formula="of:=[.F18]+[.G4]-[.G11]" table:style-name="ce14">
            <text:p>0</text:p>
          </table:table-cell>
          <table:table-cell office:value-type="float" office:value="0" table:formula="of:=[.G18]+[.H4]-[.H11]" table:style-name="ce14">
            <text:p>0</text:p>
          </table:table-cell>
          <table:table-cell office:value-type="float" office:value="0" table:formula="of:=[.H18]+[.I4]-[.I11]" table:style-name="ce14">
            <text:p>0</text:p>
          </table:table-cell>
          <table:table-cell office:value-type="float" office:value="0" table:formula="of:=[.I18]+[.J4]-[.J11]" table:style-name="ce14">
            <text:p>0</text:p>
          </table:table-cell>
          <table:table-cell office:value-type="float" office:value="0" table:formula="of:=[.J18]+[.K4]-[.K11]" table:style-name="ce14">
            <text:p>0</text:p>
          </table:table-cell>
          <table:table-cell office:value-type="float" office:value="0" table:formula="of:=[.K18]+[.L4]-[.L11]" table:style-name="ce14">
            <text:p>0</text:p>
          </table:table-cell>
          <table:table-cell office:value-type="float" office:value="0" table:formula="of:=[.L18]+[.M4]-[.M11]" table:style-name="ce14">
            <text:p>0</text:p>
          </table:table-cell>
          <table:table-cell office:value-type="float" office:value="0" table:formula="of:=[.M18]+[.N4]-[.N11]" table:style-name="ce14">
            <text:p>0</text:p>
          </table:table-cell>
          <table:table-cell office:value-type="float" office:value="0" table:formula="of:=[.N18]+[.O4]-[.O11]" table:style-name="ce14">
            <text:p>0</text:p>
          </table:table-cell>
          <table:table-cell office:value-type="float" office:value="0" table:formula="of:=[.O18]+[.P4]-[.P11]" table:style-name="ce14">
            <text:p>0</text:p>
          </table:table-cell>
          <table:table-cell office:value-type="float" office:value="0" table:formula="of:=[.P18]+[.Q4]-[.Q11]" table:style-name="ce14">
            <text:p>0</text:p>
          </table:table-cell>
          <table:table-cell office:value-type="float" office:value="0" table:formula="of:=[.Q18]+[.R4]-[.R11]" table:style-name="ce14">
            <text:p>0</text:p>
          </table:table-cell>
          <table:table-cell office:value-type="float" office:value="0" table:formula="of:=[.R18]+[.S4]-[.S11]" table:style-name="ce14">
            <text:p>0</text:p>
          </table:table-cell>
          <table:table-cell office:value-type="float" office:value="0" table:formula="of:=[.S18]+[.T4]-[.T11]" table:style-name="ce14">
            <text:p>0</text:p>
          </table:table-cell>
          <table:table-cell office:value-type="float" office:value="0" table:formula="of:=[.T18]+[.U4]-[.U11]" table:style-name="ce14">
            <text:p>0</text:p>
          </table:table-cell>
          <table:table-cell office:value-type="float" office:value="0" table:formula="of:=[.U18]+[.V4]-[.V11]" table:style-name="ce14">
            <text:p>0</text:p>
          </table:table-cell>
          <table:table-cell office:value-type="float" office:value="0" table:formula="of:=[.V18]+[.W4]-[.W11]" table:style-name="ce14">
            <text:p>0</text:p>
          </table:table-cell>
          <table:table-cell office:value-type="float" office:value="0" table:formula="of:=[.W18]+[.X4]-[.X11]" table:style-name="ce14">
            <text:p>0</text:p>
          </table:table-cell>
          <table:table-cell office:value-type="float" office:value="0" table:formula="of:=[.X18]+[.Y4]-[.Y11]" table:style-name="ce14">
            <text:p>0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Sugar</text:p>
          </table:table-cell>
          <table:table-cell office:value-type="float" office:value="0" table:formula="of:=[.B5]-[.B12]" table:style-name="ce14">
            <text:p>0</text:p>
          </table:table-cell>
          <table:table-cell office:value-type="float" office:value="0" table:formula="of:=[.B19]+[.C5]-[.C12]" table:style-name="ce14">
            <text:p>0</text:p>
          </table:table-cell>
          <table:table-cell office:value-type="float" office:value="0" table:formula="of:=[.C19]+[.D5]-[.D12]" table:style-name="ce14">
            <text:p>0</text:p>
          </table:table-cell>
          <table:table-cell office:value-type="float" office:value="0" table:formula="of:=[.D19]+[.E5]-[.E12]" table:style-name="ce14">
            <text:p>0</text:p>
          </table:table-cell>
          <table:table-cell office:value-type="float" office:value="0" table:formula="of:=[.E19]+[.F5]-[.F12]" table:style-name="ce14">
            <text:p>0</text:p>
          </table:table-cell>
          <table:table-cell office:value-type="float" office:value="0" table:formula="of:=[.F19]+[.G5]-[.G12]" table:style-name="ce14">
            <text:p>0</text:p>
          </table:table-cell>
          <table:table-cell office:value-type="float" office:value="0" table:formula="of:=[.G19]+[.H5]-[.H12]" table:style-name="ce14">
            <text:p>0</text:p>
          </table:table-cell>
          <table:table-cell office:value-type="float" office:value="0" table:formula="of:=[.H19]+[.I5]-[.I12]" table:style-name="ce14">
            <text:p>0</text:p>
          </table:table-cell>
          <table:table-cell office:value-type="float" office:value="0" table:formula="of:=[.I19]+[.J5]-[.J12]" table:style-name="ce14">
            <text:p>0</text:p>
          </table:table-cell>
          <table:table-cell office:value-type="float" office:value="0" table:formula="of:=[.J19]+[.K5]-[.K12]" table:style-name="ce14">
            <text:p>0</text:p>
          </table:table-cell>
          <table:table-cell office:value-type="float" office:value="0" table:formula="of:=[.K19]+[.L5]-[.L12]" table:style-name="ce14">
            <text:p>0</text:p>
          </table:table-cell>
          <table:table-cell office:value-type="float" office:value="0" table:formula="of:=[.L19]+[.M5]-[.M12]" table:style-name="ce14">
            <text:p>0</text:p>
          </table:table-cell>
          <table:table-cell office:value-type="float" office:value="0" table:formula="of:=[.M19]+[.N5]-[.N12]" table:style-name="ce14">
            <text:p>0</text:p>
          </table:table-cell>
          <table:table-cell office:value-type="float" office:value="0" table:formula="of:=[.N19]+[.O5]-[.O12]" table:style-name="ce14">
            <text:p>0</text:p>
          </table:table-cell>
          <table:table-cell office:value-type="float" office:value="0" table:formula="of:=[.O19]+[.P5]-[.P12]" table:style-name="ce14">
            <text:p>0</text:p>
          </table:table-cell>
          <table:table-cell office:value-type="float" office:value="0" table:formula="of:=[.P19]+[.Q5]-[.Q12]" table:style-name="ce14">
            <text:p>0</text:p>
          </table:table-cell>
          <table:table-cell office:value-type="float" office:value="0" table:formula="of:=[.Q19]+[.R5]-[.R12]" table:style-name="ce14">
            <text:p>0</text:p>
          </table:table-cell>
          <table:table-cell office:value-type="float" office:value="0" table:formula="of:=[.R19]+[.S5]-[.S12]" table:style-name="ce14">
            <text:p>0</text:p>
          </table:table-cell>
          <table:table-cell office:value-type="float" office:value="0" table:formula="of:=[.S19]+[.T5]-[.T12]" table:style-name="ce14">
            <text:p>0</text:p>
          </table:table-cell>
          <table:table-cell office:value-type="float" office:value="0" table:formula="of:=[.T19]+[.U5]-[.U12]" table:style-name="ce14">
            <text:p>0</text:p>
          </table:table-cell>
          <table:table-cell office:value-type="float" office:value="0" table:formula="of:=[.U19]+[.V5]-[.V12]" table:style-name="ce14">
            <text:p>0</text:p>
          </table:table-cell>
          <table:table-cell office:value-type="float" office:value="0" table:formula="of:=[.V19]+[.W5]-[.W12]" table:style-name="ce14">
            <text:p>0</text:p>
          </table:table-cell>
          <table:table-cell office:value-type="float" office:value="0" table:formula="of:=[.W19]+[.X5]-[.X12]" table:style-name="ce14">
            <text:p>0</text:p>
          </table:table-cell>
          <table:table-cell office:value-type="float" office:value="0" table:formula="of:=[.X19]+[.Y5]-[.Y12]" table:style-name="ce14">
            <text:p>0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Cocoa Butter</text:p>
          </table:table-cell>
          <table:table-cell office:value-type="float" office:value="57500" table:formula="of:=[.B6]-[.B13]" table:style-name="ce14">
            <text:p>57500</text:p>
          </table:table-cell>
          <table:table-cell office:value-type="float" office:value="117012.5" table:formula="of:=[.B20]+[.C6]-[.C13]" table:style-name="ce14">
            <text:p>117013</text:p>
          </table:table-cell>
          <table:table-cell office:value-type="float" office:value="178607.9375" table:formula="of:=[.C20]+[.D6]-[.D13]" table:style-name="ce14">
            <text:p>178608</text:p>
          </table:table-cell>
          <table:table-cell office:value-type="float" office:value="184859.21531249999" table:formula="of:=[.D20]+[.E6]-[.E13]" table:style-name="ce14">
            <text:p>184859</text:p>
          </table:table-cell>
          <table:table-cell office:value-type="float" office:value="191329.2878484375" table:formula="of:=[.E20]+[.F6]-[.F13]" table:style-name="ce14">
            <text:p>191329</text:p>
          </table:table-cell>
          <table:table-cell office:value-type="float" office:value="198025.81292313279" table:formula="of:=[.F20]+[.G6]-[.G13]" table:style-name="ce14">
            <text:p>198026</text:p>
          </table:table-cell>
          <table:table-cell office:value-type="float" office:value="204956.71637544243" table:formula="of:=[.G20]+[.H6]-[.H13]" table:style-name="ce14">
            <text:p>204957</text:p>
          </table:table-cell>
          <table:table-cell office:value-type="float" office:value="212130.20144858293" table:formula="of:=[.H20]+[.I6]-[.I13]" table:style-name="ce14">
            <text:p>212130</text:p>
          </table:table-cell>
          <table:table-cell office:value-type="float" office:value="219554.75849928334" table:formula="of:=[.I20]+[.J6]-[.J13]" table:style-name="ce14">
            <text:p>219555</text:p>
          </table:table-cell>
          <table:table-cell office:value-type="float" office:value="227239.17504675826" table:formula="of:=[.J20]+[.K6]-[.K13]" table:style-name="ce14">
            <text:p>227239</text:p>
          </table:table-cell>
          <table:table-cell office:value-type="float" office:value="235192.5461733948" table:formula="of:=[.K20]+[.L6]-[.L13]" table:style-name="ce14">
            <text:p>235193</text:p>
          </table:table-cell>
          <table:table-cell office:value-type="float" office:value="243424.28528946359" table:formula="of:=[.L20]+[.M6]-[.M13]" table:style-name="ce14">
            <text:p>243424</text:p>
          </table:table-cell>
          <table:table-cell office:value-type="float" office:value="251944.13527459482" table:formula="of:=[.M20]+[.N6]-[.N13]" table:style-name="ce14">
            <text:p>251944</text:p>
          </table:table-cell>
          <table:table-cell office:value-type="float" office:value="260762.18000920565" table:formula="of:=[.N20]+[.O6]-[.O13]" table:style-name="ce14">
            <text:p>260762</text:p>
          </table:table-cell>
          <table:table-cell office:value-type="float" office:value="269888.85630952782" table:formula="of:=[.O20]+[.P6]-[.P13]" table:style-name="ce14">
            <text:p>269889</text:p>
          </table:table-cell>
          <table:table-cell office:value-type="float" office:value="279334.96628036129" table:formula="of:=[.P20]+[.Q6]-[.Q13]" table:style-name="ce14">
            <text:p>279335</text:p>
          </table:table-cell>
          <table:table-cell office:value-type="float" office:value="289111.69010017393" table:formula="of:=[.Q20]+[.R6]-[.R13]" table:style-name="ce14">
            <text:p>289112</text:p>
          </table:table-cell>
          <table:table-cell office:value-type="float" office:value="299230.59925367997" table:formula="of:=[.R20]+[.S6]-[.S13]" table:style-name="ce14">
            <text:p>299231</text:p>
          </table:table-cell>
          <table:table-cell office:value-type="float" office:value="309703.67022755876" table:formula="of:=[.S20]+[.T6]-[.T13]" table:style-name="ce14">
            <text:p>309704</text:p>
          </table:table-cell>
          <table:table-cell office:value-type="float" office:value="320543.29868552333" table:formula="of:=[.T20]+[.U6]-[.U13]" table:style-name="ce14">
            <text:p>320543</text:p>
          </table:table-cell>
          <table:table-cell office:value-type="float" office:value="331762.31413951667" table:formula="of:=[.U20]+[.V6]-[.V13]" table:style-name="ce14">
            <text:p>331762</text:p>
          </table:table-cell>
          <table:table-cell office:value-type="float" office:value="343373.99513439974" table:formula="of:=[.V20]+[.W6]-[.W13]" table:style-name="ce14">
            <text:p>343374</text:p>
          </table:table-cell>
          <table:table-cell office:value-type="float" office:value="355392.08496410376" table:formula="of:=[.W20]+[.X6]-[.X13]" table:style-name="ce14">
            <text:p>355392</text:p>
          </table:table-cell>
          <table:table-cell office:value-type="float" office:value="367830.80793784739" table:formula="of:=[.X20]+[.Y6]-[.Y13]" table:style-name="ce14">
            <text:p>367831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Total</text:p>
          </table:table-cell>
          <table:table-cell office:value-type="float" office:value="77000" table:formula="of:=SUM([.B17:.B20])" table:style-name="ce14">
            <text:p>77000</text:p>
          </table:table-cell>
          <table:table-cell office:value-type="float" office:value="136902.5" table:formula="of:=SUM([.C17:.C20])" table:style-name="ce14">
            <text:p>136903</text:p>
          </table:table-cell>
          <table:table-cell office:value-type="float" office:value="198895.73749999999" table:formula="of:=SUM([.D17:.D20])" table:style-name="ce14">
            <text:p>198896</text:p>
          </table:table-cell>
          <table:table-cell office:value-type="float" office:value="205552.7713125" table:formula="of:=SUM([.E17:.E20])" table:style-name="ce14">
            <text:p>205553</text:p>
          </table:table-cell>
          <table:table-cell office:value-type="float" office:value="212436.7149684375" table:formula="of:=SUM([.F17:.F20])" table:style-name="ce14">
            <text:p>212437</text:p>
          </table:table-cell>
          <table:table-cell office:value-type="float" office:value="219555.38858553278" table:formula="of:=SUM([.G17:.G20])" table:style-name="ce14">
            <text:p>219555</text:p>
          </table:table-cell>
          <table:table-cell office:value-type="float" office:value="226916.88355109043" table:formula="of:=SUM([.H17:.H20])" table:style-name="ce14">
            <text:p>226917</text:p>
          </table:table-cell>
          <table:table-cell office:value-type="float" office:value="234529.57196774389" table:formula="of:=SUM([.I17:.I20])" table:style-name="ce14">
            <text:p>234530</text:p>
          </table:table-cell>
          <table:table-cell office:value-type="float" office:value="242402.11642882752" table:formula="of:=SUM([.J17:.J20])" table:style-name="ce14">
            <text:p>242402</text:p>
          </table:table-cell>
          <table:table-cell office:value-type="float" office:value="250543.48013489333" table:formula="of:=SUM([.K17:.K20])" table:style-name="ce14">
            <text:p>250543</text:p>
          </table:table-cell>
          <table:table-cell office:value-type="float" office:value="258962.93736329256" table:formula="of:=SUM([.L17:.L20])" table:style-name="ce14">
            <text:p>258963</text:p>
          </table:table-cell>
          <table:table-cell office:value-type="float" office:value="267670.08430315932" table:formula="of:=SUM([.M17:.M20])" table:style-name="ce14">
            <text:p>267670</text:p>
          </table:table-cell>
          <table:table-cell office:value-type="float" office:value="276674.85026856448" table:formula="of:=SUM([.N17:.N20])" table:style-name="ce14">
            <text:p>276675</text:p>
          </table:table-cell>
          <table:table-cell office:value-type="float" office:value="285987.50930305471" table:formula="of:=SUM([.O17:.O20])" table:style-name="ce14">
            <text:p>285988</text:p>
          </table:table-cell>
          <table:table-cell office:value-type="float" office:value="295618.69218925387" table:formula="of:=SUM([.P17:.P20])" table:style-name="ce14">
            <text:p>295619</text:p>
          </table:table-cell>
          <table:table-cell office:value-type="float" office:value="305579.39887768182" table:formula="of:=SUM([.Q17:.Q20])" table:style-name="ce14">
            <text:p>305579</text:p>
          </table:table-cell>
          <table:table-cell office:value-type="float" office:value="315881.0113494409" table:formula="of:=SUM([.R17:.R20])" table:style-name="ce14">
            <text:p>315881</text:p>
          </table:table-cell>
          <table:table-cell office:value-type="float" office:value="326535.30692793225" table:formula="of:=SUM([.S17:.S20])" table:style-name="ce14">
            <text:p>326535</text:p>
          </table:table-cell>
          <table:table-cell office:value-type="float" office:value="337554.47205529606" table:formula="of:=SUM([.T17:.T20])" table:style-name="ce14">
            <text:p>337554</text:p>
          </table:table-cell>
          <table:table-cell office:value-type="float" office:value="348951.1165498154" table:formula="of:=SUM([.U17:.U20])" table:style-name="ce14">
            <text:p>348951</text:p>
          </table:table-cell>
          <table:table-cell office:value-type="float" office:value="360738.2883610946" table:formula="of:=SUM([.V17:.V20])" table:style-name="ce14">
            <text:p>360738</text:p>
          </table:table-cell>
          <table:table-cell office:value-type="float" office:value="372929.48884040921" table:formula="of:=SUM([.W17:.W20])" table:style-name="ce14">
            <text:p>372929</text:p>
          </table:table-cell>
          <table:table-cell office:value-type="float" office:value="385538.68854423345" table:formula="of:=SUM([.X17:.X20])" table:style-name="ce14">
            <text:p>385539</text:p>
          </table:table-cell>
          <table:table-cell office:value-type="float" office:value="398580.34358957969" table:formula="of:=SUM([.Y17:.Y20])" table:style-name="ce14">
            <text:p>398580</text:p>
          </table:table-cell>
          <table:table-cell table:number-columns-repeated="16359"/>
        </table:table-row>
        <table:table-row table:number-rows-repeated="1048555" table:style-name="ro4">
          <table:table-cell table:number-columns-repeated="16384"/>
        </table:table-row>
      </table:table>
      <table:table table:name="Collection" table:style-name="ta1">
        <table:table-column table:style-name="co1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5">
          <table:table-cell table:style-name="ce12"/>
          <table:table-cell office:value-type="string" table:style-name="ce13">
            <text:p>M1</text:p>
          </table:table-cell>
          <table:table-cell office:value-type="string" table:style-name="ce13">
            <text:p>M2</text:p>
          </table:table-cell>
          <table:table-cell office:value-type="string" table:style-name="ce13">
            <text:p>M3</text:p>
          </table:table-cell>
          <table:table-cell office:value-type="string" table:style-name="ce13">
            <text:p>M4</text:p>
          </table:table-cell>
          <table:table-cell office:value-type="string" table:style-name="ce13">
            <text:p>M5</text:p>
          </table:table-cell>
          <table:table-cell office:value-type="string" table:style-name="ce13">
            <text:p>M6</text:p>
          </table:table-cell>
          <table:table-cell office:value-type="string" table:style-name="ce13">
            <text:p>M7</text:p>
          </table:table-cell>
          <table:table-cell office:value-type="string" table:style-name="ce13">
            <text:p>M8</text:p>
          </table:table-cell>
          <table:table-cell office:value-type="string" table:style-name="ce13">
            <text:p>M9</text:p>
          </table:table-cell>
          <table:table-cell office:value-type="string" table:style-name="ce13">
            <text:p>M10</text:p>
          </table:table-cell>
          <table:table-cell office:value-type="string" table:style-name="ce13">
            <text:p>M11</text:p>
          </table:table-cell>
          <table:table-cell office:value-type="string" table:style-name="ce13">
            <text:p>M12</text:p>
          </table:table-cell>
          <table:table-cell office:value-type="string" table:style-name="ce13">
            <text:p>M13</text:p>
          </table:table-cell>
          <table:table-cell office:value-type="string" table:style-name="ce13">
            <text:p>M14</text:p>
          </table:table-cell>
          <table:table-cell office:value-type="string" table:style-name="ce13">
            <text:p>M15</text:p>
          </table:table-cell>
          <table:table-cell office:value-type="string" table:style-name="ce13">
            <text:p>M16</text:p>
          </table:table-cell>
          <table:table-cell office:value-type="string" table:style-name="ce13">
            <text:p>M17</text:p>
          </table:table-cell>
          <table:table-cell office:value-type="string" table:style-name="ce13">
            <text:p>M18</text:p>
          </table:table-cell>
          <table:table-cell office:value-type="string" table:style-name="ce13">
            <text:p>M19</text:p>
          </table:table-cell>
          <table:table-cell office:value-type="string" table:style-name="ce13">
            <text:p>M20</text:p>
          </table:table-cell>
          <table:table-cell office:value-type="string" table:style-name="ce13">
            <text:p>M21</text:p>
          </table:table-cell>
          <table:table-cell office:value-type="string" table:style-name="ce13">
            <text:p>M22</text:p>
          </table:table-cell>
          <table:table-cell office:value-type="string" table:style-name="ce13">
            <text:p>M23</text:p>
          </table:table-cell>
          <table:table-cell office:value-type="string" table:style-name="ce13">
            <text:p>M24</text:p>
          </table:table-cell>
          <table:table-cell table:number-columns-repeated="16359"/>
        </table:table-row>
        <table:table-row table:style-name="ro5">
          <table:table-cell office:value-type="string" table:style-name="ce7">
            <text:p>Sales (in '000 Rs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Big Wholesaler</text:p>
          </table:table-cell>
          <table:table-cell office:value-type="float" office:value="41755" table:formula="of:=['Sales_&amp;_Costs'.B$6]*[Assumptions.$B27]" table:style-name="ce14">
            <text:p>41755</text:p>
          </table:table-cell>
          <table:table-cell office:value-type="float" office:value="42675.149999999994" table:formula="of:=['Sales_&amp;_Costs'.C$6]*[Assumptions.$B27]" table:style-name="ce14">
            <text:p>42675</text:p>
          </table:table-cell>
          <table:table-cell office:value-type="float" office:value="43618.529499999997" table:formula="of:=['Sales_&amp;_Costs'.D$6]*[Assumptions.$B27]" table:style-name="ce14">
            <text:p>43619</text:p>
          </table:table-cell>
          <table:table-cell office:value-type="float" office:value="44585.765384999992" table:formula="of:=['Sales_&amp;_Costs'.E$6]*[Assumptions.$B27]" table:style-name="ce14">
            <text:p>44586</text:p>
          </table:table-cell>
          <table:table-cell office:value-type="float" office:value="45577.501990299992" table:formula="of:=['Sales_&amp;_Costs'.F$6]*[Assumptions.$B27]" table:style-name="ce14">
            <text:p>45578</text:p>
          </table:table-cell>
          <table:table-cell office:value-type="float" office:value="46594.401595040246" table:formula="of:=['Sales_&amp;_Costs'.G$6]*[Assumptions.$B27]" table:style-name="ce14">
            <text:p>46594</text:p>
          </table:table-cell>
          <table:table-cell office:value-type="float" office:value="47637.144929837857" table:formula="of:=['Sales_&amp;_Costs'.H$6]*[Assumptions.$B27]" table:style-name="ce14">
            <text:p>47637</text:p>
          </table:table-cell>
          <table:table-cell office:value-type="float" office:value="48706.431698925328" table:formula="of:=['Sales_&amp;_Costs'.I$6]*[Assumptions.$B27]" table:style-name="ce14">
            <text:p>48706</text:p>
          </table:table-cell>
          <table:table-cell office:value-type="float" office:value="49802.981117208219" table:formula="of:=['Sales_&amp;_Costs'.J$6]*[Assumptions.$B27]" table:style-name="ce14">
            <text:p>49803</text:p>
          </table:table-cell>
          <table:table-cell office:value-type="float" office:value="50927.532462671414" table:formula="of:=['Sales_&amp;_Costs'.K$6]*[Assumptions.$B27]" table:style-name="ce14">
            <text:p>50928</text:p>
          </table:table-cell>
          <table:table-cell office:value-type="float" office:value="52080.845644575573" table:formula="of:=['Sales_&amp;_Costs'.L$6]*[Assumptions.$B27]" table:style-name="ce14">
            <text:p>52081</text:p>
          </table:table-cell>
          <table:table-cell office:value-type="float" office:value="53263.701787898644" table:formula="of:=['Sales_&amp;_Costs'.M$6]*[Assumptions.$B27]" table:style-name="ce14">
            <text:p>53264</text:p>
          </table:table-cell>
          <table:table-cell office:value-type="float" office:value="54476.903834489873" table:formula="of:=['Sales_&amp;_Costs'.N$6]*[Assumptions.$B27]" table:style-name="ce14">
            <text:p>54477</text:p>
          </table:table-cell>
          <table:table-cell office:value-type="float" office:value="55721.277161417682" table:formula="of:=['Sales_&amp;_Costs'.O$6]*[Assumptions.$B27]" table:style-name="ce14">
            <text:p>55721</text:p>
          </table:table-cell>
          <table:table-cell office:value-type="float" office:value="56997.670217006809" table:formula="of:=['Sales_&amp;_Costs'.P$6]*[Assumptions.$B27]" table:style-name="ce14">
            <text:p>56998</text:p>
          </table:table-cell>
          <table:table-cell office:value-type="float" office:value="58306.955175073963" table:formula="of:=['Sales_&amp;_Costs'.Q$6]*[Assumptions.$B27]" table:style-name="ce14">
            <text:p>58307</text:p>
          </table:table-cell>
          <table:table-cell office:value-type="float" office:value="59650.028607886685" table:formula="of:=['Sales_&amp;_Costs'.R$6]*[Assumptions.$B27]" table:style-name="ce14">
            <text:p>59650</text:p>
          </table:table-cell>
          <table:table-cell office:value-type="float" office:value="61027.812178384585" table:formula="of:=['Sales_&amp;_Costs'.S$6]*[Assumptions.$B27]" table:style-name="ce14">
            <text:p>61028</text:p>
          </table:table-cell>
          <table:table-cell office:value-type="float" office:value="62441.253352218337" table:formula="of:=['Sales_&amp;_Costs'.T$6]*[Assumptions.$B27]" table:style-name="ce14">
            <text:p>62441</text:p>
          </table:table-cell>
          <table:table-cell office:value-type="float" office:value="63891.326130177666" table:formula="of:=['Sales_&amp;_Costs'.U$6]*[Assumptions.$B27]" table:style-name="ce14">
            <text:p>63891</text:p>
          </table:table-cell>
          <table:table-cell office:value-type="float" office:value="65379.031801596131" table:formula="of:=['Sales_&amp;_Costs'.V$6]*[Assumptions.$B27]" table:style-name="ce14">
            <text:p>65379</text:p>
          </table:table-cell>
          <table:table-cell office:value-type="float" office:value="66905.399719337351" table:formula="of:=['Sales_&amp;_Costs'.W$6]*[Assumptions.$B27]" table:style-name="ce14">
            <text:p>66905</text:p>
          </table:table-cell>
          <table:table-cell office:value-type="float" office:value="68471.488096985428" table:formula="of:=['Sales_&amp;_Costs'.X$6]*[Assumptions.$B27]" table:style-name="ce14">
            <text:p>68471</text:p>
          </table:table-cell>
          <table:table-cell office:value-type="float" office:value="70078.38482887976" table:formula="of:=['Sales_&amp;_Costs'.Y$6]*[Assumptions.$B27]" table:style-name="ce14">
            <text:p>70078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Big Retailer</text:p>
          </table:table-cell>
          <table:table-cell office:value-type="float" office:value="41755" table:formula="of:=['Sales_&amp;_Costs'.B$6]*[Assumptions.$B28]" table:style-name="ce14">
            <text:p>41755</text:p>
          </table:table-cell>
          <table:table-cell office:value-type="float" office:value="42675.149999999994" table:formula="of:=['Sales_&amp;_Costs'.C$6]*[Assumptions.$B28]" table:style-name="ce14">
            <text:p>42675</text:p>
          </table:table-cell>
          <table:table-cell office:value-type="float" office:value="43618.529499999997" table:formula="of:=['Sales_&amp;_Costs'.D$6]*[Assumptions.$B28]" table:style-name="ce14">
            <text:p>43619</text:p>
          </table:table-cell>
          <table:table-cell office:value-type="float" office:value="44585.765384999992" table:formula="of:=['Sales_&amp;_Costs'.E$6]*[Assumptions.$B28]" table:style-name="ce14">
            <text:p>44586</text:p>
          </table:table-cell>
          <table:table-cell office:value-type="float" office:value="45577.501990299992" table:formula="of:=['Sales_&amp;_Costs'.F$6]*[Assumptions.$B28]" table:style-name="ce14">
            <text:p>45578</text:p>
          </table:table-cell>
          <table:table-cell office:value-type="float" office:value="46594.401595040246" table:formula="of:=['Sales_&amp;_Costs'.G$6]*[Assumptions.$B28]" table:style-name="ce14">
            <text:p>46594</text:p>
          </table:table-cell>
          <table:table-cell office:value-type="float" office:value="47637.144929837857" table:formula="of:=['Sales_&amp;_Costs'.H$6]*[Assumptions.$B28]" table:style-name="ce14">
            <text:p>47637</text:p>
          </table:table-cell>
          <table:table-cell office:value-type="float" office:value="48706.431698925328" table:formula="of:=['Sales_&amp;_Costs'.I$6]*[Assumptions.$B28]" table:style-name="ce14">
            <text:p>48706</text:p>
          </table:table-cell>
          <table:table-cell office:value-type="float" office:value="49802.981117208219" table:formula="of:=['Sales_&amp;_Costs'.J$6]*[Assumptions.$B28]" table:style-name="ce14">
            <text:p>49803</text:p>
          </table:table-cell>
          <table:table-cell office:value-type="float" office:value="50927.532462671414" table:formula="of:=['Sales_&amp;_Costs'.K$6]*[Assumptions.$B28]" table:style-name="ce14">
            <text:p>50928</text:p>
          </table:table-cell>
          <table:table-cell office:value-type="float" office:value="52080.845644575573" table:formula="of:=['Sales_&amp;_Costs'.L$6]*[Assumptions.$B28]" table:style-name="ce14">
            <text:p>52081</text:p>
          </table:table-cell>
          <table:table-cell office:value-type="float" office:value="53263.701787898644" table:formula="of:=['Sales_&amp;_Costs'.M$6]*[Assumptions.$B28]" table:style-name="ce14">
            <text:p>53264</text:p>
          </table:table-cell>
          <table:table-cell office:value-type="float" office:value="54476.903834489873" table:formula="of:=['Sales_&amp;_Costs'.N$6]*[Assumptions.$B28]" table:style-name="ce14">
            <text:p>54477</text:p>
          </table:table-cell>
          <table:table-cell office:value-type="float" office:value="55721.277161417682" table:formula="of:=['Sales_&amp;_Costs'.O$6]*[Assumptions.$B28]" table:style-name="ce14">
            <text:p>55721</text:p>
          </table:table-cell>
          <table:table-cell office:value-type="float" office:value="56997.670217006809" table:formula="of:=['Sales_&amp;_Costs'.P$6]*[Assumptions.$B28]" table:style-name="ce14">
            <text:p>56998</text:p>
          </table:table-cell>
          <table:table-cell office:value-type="float" office:value="58306.955175073963" table:formula="of:=['Sales_&amp;_Costs'.Q$6]*[Assumptions.$B28]" table:style-name="ce14">
            <text:p>58307</text:p>
          </table:table-cell>
          <table:table-cell office:value-type="float" office:value="59650.028607886685" table:formula="of:=['Sales_&amp;_Costs'.R$6]*[Assumptions.$B28]" table:style-name="ce14">
            <text:p>59650</text:p>
          </table:table-cell>
          <table:table-cell office:value-type="float" office:value="61027.812178384585" table:formula="of:=['Sales_&amp;_Costs'.S$6]*[Assumptions.$B28]" table:style-name="ce14">
            <text:p>61028</text:p>
          </table:table-cell>
          <table:table-cell office:value-type="float" office:value="62441.253352218337" table:formula="of:=['Sales_&amp;_Costs'.T$6]*[Assumptions.$B28]" table:style-name="ce14">
            <text:p>62441</text:p>
          </table:table-cell>
          <table:table-cell office:value-type="float" office:value="63891.326130177666" table:formula="of:=['Sales_&amp;_Costs'.U$6]*[Assumptions.$B28]" table:style-name="ce14">
            <text:p>63891</text:p>
          </table:table-cell>
          <table:table-cell office:value-type="float" office:value="65379.031801596131" table:formula="of:=['Sales_&amp;_Costs'.V$6]*[Assumptions.$B28]" table:style-name="ce14">
            <text:p>65379</text:p>
          </table:table-cell>
          <table:table-cell office:value-type="float" office:value="66905.399719337351" table:formula="of:=['Sales_&amp;_Costs'.W$6]*[Assumptions.$B28]" table:style-name="ce14">
            <text:p>66905</text:p>
          </table:table-cell>
          <table:table-cell office:value-type="float" office:value="68471.488096985428" table:formula="of:=['Sales_&amp;_Costs'.X$6]*[Assumptions.$B28]" table:style-name="ce14">
            <text:p>68471</text:p>
          </table:table-cell>
          <table:table-cell office:value-type="float" office:value="70078.38482887976" table:formula="of:=['Sales_&amp;_Costs'.Y$6]*[Assumptions.$B28]" table:style-name="ce14">
            <text:p>70078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Cash</text:p>
          </table:table-cell>
          <table:table-cell office:value-type="float" office:value="35790" table:formula="of:=['Sales_&amp;_Costs'.B$6]*[Assumptions.$B29]" table:style-name="ce14">
            <text:p>35790</text:p>
          </table:table-cell>
          <table:table-cell office:value-type="float" office:value="36578.699999999997" table:formula="of:=['Sales_&amp;_Costs'.C$6]*[Assumptions.$B29]" table:style-name="ce14">
            <text:p>36579</text:p>
          </table:table-cell>
          <table:table-cell office:value-type="float" office:value="37387.310999999994" table:formula="of:=['Sales_&amp;_Costs'.D$6]*[Assumptions.$B29]" table:style-name="ce14">
            <text:p>37387</text:p>
          </table:table-cell>
          <table:table-cell office:value-type="float" office:value="38216.370329999998" table:formula="of:=['Sales_&amp;_Costs'.E$6]*[Assumptions.$B29]" table:style-name="ce14">
            <text:p>38216</text:p>
          </table:table-cell>
          <table:table-cell office:value-type="float" office:value="39066.430277399995" table:formula="of:=['Sales_&amp;_Costs'.F$6]*[Assumptions.$B29]" table:style-name="ce14">
            <text:p>39066</text:p>
          </table:table-cell>
          <table:table-cell office:value-type="float" office:value="39938.058510034498" table:formula="of:=['Sales_&amp;_Costs'.G$6]*[Assumptions.$B29]" table:style-name="ce14">
            <text:p>39938</text:p>
          </table:table-cell>
          <table:table-cell office:value-type="float" office:value="40831.838511289592" table:formula="of:=['Sales_&amp;_Costs'.H$6]*[Assumptions.$B29]" table:style-name="ce14">
            <text:p>40832</text:p>
          </table:table-cell>
          <table:table-cell office:value-type="float" office:value="41748.370027650286" table:formula="of:=['Sales_&amp;_Costs'.I$6]*[Assumptions.$B29]" table:style-name="ce14">
            <text:p>41748</text:p>
          </table:table-cell>
          <table:table-cell office:value-type="float" office:value="42688.269529035613" table:formula="of:=['Sales_&amp;_Costs'.J$6]*[Assumptions.$B29]" table:style-name="ce14">
            <text:p>42688</text:p>
          </table:table-cell>
          <table:table-cell office:value-type="float" office:value="43652.170682289783" table:formula="of:=['Sales_&amp;_Costs'.K$6]*[Assumptions.$B29]" table:style-name="ce14">
            <text:p>43652</text:p>
          </table:table-cell>
          <table:table-cell office:value-type="float" office:value="44640.724838207636" table:formula="of:=['Sales_&amp;_Costs'.L$6]*[Assumptions.$B29]" table:style-name="ce14">
            <text:p>44641</text:p>
          </table:table-cell>
          <table:table-cell office:value-type="float" office:value="45654.601532484558" table:formula="of:=['Sales_&amp;_Costs'.M$6]*[Assumptions.$B29]" table:style-name="ce14">
            <text:p>45655</text:p>
          </table:table-cell>
          <table:table-cell office:value-type="float" office:value="46694.489000991322" table:formula="of:=['Sales_&amp;_Costs'.N$6]*[Assumptions.$B29]" table:style-name="ce14">
            <text:p>46694</text:p>
          </table:table-cell>
          <table:table-cell office:value-type="float" office:value="47761.094709786586" table:formula="of:=['Sales_&amp;_Costs'.O$6]*[Assumptions.$B29]" table:style-name="ce14">
            <text:p>47761</text:p>
          </table:table-cell>
          <table:table-cell office:value-type="float" office:value="48855.145900291551" table:formula="of:=['Sales_&amp;_Costs'.P$6]*[Assumptions.$B29]" table:style-name="ce14">
            <text:p>48855</text:p>
          </table:table-cell>
          <table:table-cell office:value-type="float" office:value="49977.390150063402" table:formula="of:=['Sales_&amp;_Costs'.Q$6]*[Assumptions.$B29]" table:style-name="ce14">
            <text:p>49977</text:p>
          </table:table-cell>
          <table:table-cell office:value-type="float" office:value="51128.595949617164" table:formula="of:=['Sales_&amp;_Costs'.R$6]*[Assumptions.$B29]" table:style-name="ce14">
            <text:p>51129</text:p>
          </table:table-cell>
          <table:table-cell office:value-type="float" office:value="52309.553295758218" table:formula="of:=['Sales_&amp;_Costs'.S$6]*[Assumptions.$B29]" table:style-name="ce14">
            <text:p>52310</text:p>
          </table:table-cell>
          <table:table-cell office:value-type="float" office:value="53521.074301901434" table:formula="of:=['Sales_&amp;_Costs'.T$6]*[Assumptions.$B29]" table:style-name="ce14">
            <text:p>53521</text:p>
          </table:table-cell>
          <table:table-cell office:value-type="float" office:value="54763.993825866572" table:formula="of:=['Sales_&amp;_Costs'.U$6]*[Assumptions.$B29]" table:style-name="ce14">
            <text:p>54764</text:p>
          </table:table-cell>
          <table:table-cell office:value-type="float" office:value="56039.170115653833" table:formula="of:=['Sales_&amp;_Costs'.V$6]*[Assumptions.$B29]" table:style-name="ce14">
            <text:p>56039</text:p>
          </table:table-cell>
          <table:table-cell office:value-type="float" office:value="57347.48547371773" table:formula="of:=['Sales_&amp;_Costs'.W$6]*[Assumptions.$B29]" table:style-name="ce14">
            <text:p>57347</text:p>
          </table:table-cell>
          <table:table-cell office:value-type="float" office:value="58689.846940273223" table:formula="of:=['Sales_&amp;_Costs'.X$6]*[Assumptions.$B29]" table:style-name="ce14">
            <text:p>58690</text:p>
          </table:table-cell>
          <table:table-cell office:value-type="float" office:value="60067.186996182652" table:formula="of:=['Sales_&amp;_Costs'.Y$6]*[Assumptions.$B29]" table:style-name="ce14">
            <text:p>60067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Total</text:p>
          </table:table-cell>
          <table:table-cell office:value-type="float" office:value="119300" table:formula="of:=SUM([.B3:.B5])" table:style-name="ce14">
            <text:p>119300</text:p>
          </table:table-cell>
          <table:table-cell office:value-type="float" office:value="121928.99999999999" table:formula="of:=SUM([.C3:.C5])" table:style-name="ce14">
            <text:p>121929</text:p>
          </table:table-cell>
          <table:table-cell office:value-type="float" office:value="124624.37" table:formula="of:=SUM([.D3:.D5])" table:style-name="ce14">
            <text:p>124624</text:p>
          </table:table-cell>
          <table:table-cell office:value-type="float" office:value="127387.90109999999" table:formula="of:=SUM([.E3:.E5])" table:style-name="ce14">
            <text:p>127388</text:p>
          </table:table-cell>
          <table:table-cell office:value-type="float" office:value="130221.43425799998" table:formula="of:=SUM([.F3:.F5])" table:style-name="ce14">
            <text:p>130221</text:p>
          </table:table-cell>
          <table:table-cell office:value-type="float" office:value="133126.861700115" table:formula="of:=SUM([.G3:.G5])" table:style-name="ce14">
            <text:p>133127</text:p>
          </table:table-cell>
          <table:table-cell office:value-type="float" office:value="136106.12837096531" table:formula="of:=SUM([.H3:.H5])" table:style-name="ce14">
            <text:p>136106</text:p>
          </table:table-cell>
          <table:table-cell office:value-type="float" office:value="139161.23342550095" table:formula="of:=SUM([.I3:.I5])" table:style-name="ce14">
            <text:p>139161</text:p>
          </table:table-cell>
          <table:table-cell office:value-type="float" office:value="142294.23176345206" table:formula="of:=SUM([.J3:.J5])" table:style-name="ce14">
            <text:p>142294</text:p>
          </table:table-cell>
          <table:table-cell office:value-type="float" office:value="145507.23560763261" table:formula="of:=SUM([.K3:.K5])" table:style-name="ce14">
            <text:p>145507</text:p>
          </table:table-cell>
          <table:table-cell office:value-type="float" office:value="148802.4161273588" table:formula="of:=SUM([.L3:.L5])" table:style-name="ce14">
            <text:p>148802</text:p>
          </table:table-cell>
          <table:table-cell office:value-type="float" office:value="152182.00510828185" table:formula="of:=SUM([.M3:.M5])" table:style-name="ce14">
            <text:p>152182</text:p>
          </table:table-cell>
          <table:table-cell office:value-type="float" office:value="155648.29666997108" table:formula="of:=SUM([.N3:.N5])" table:style-name="ce14">
            <text:p>155648</text:p>
          </table:table-cell>
          <table:table-cell office:value-type="float" office:value="159203.64903262194" table:formula="of:=SUM([.O3:.O5])" table:style-name="ce14">
            <text:p>159204</text:p>
          </table:table-cell>
          <table:table-cell office:value-type="float" office:value="162850.48633430517" table:formula="of:=SUM([.P3:.P5])" table:style-name="ce14">
            <text:p>162850</text:p>
          </table:table-cell>
          <table:table-cell office:value-type="float" office:value="166591.30050021134" table:formula="of:=SUM([.Q3:.Q5])" table:style-name="ce14">
            <text:p>166591</text:p>
          </table:table-cell>
          <table:table-cell office:value-type="float" office:value="170428.65316539054" table:formula="of:=SUM([.R3:.R5])" table:style-name="ce14">
            <text:p>170429</text:p>
          </table:table-cell>
          <table:table-cell office:value-type="float" office:value="174365.1776525274" table:formula="of:=SUM([.S3:.S5])" table:style-name="ce14">
            <text:p>174365</text:p>
          </table:table-cell>
          <table:table-cell office:value-type="float" office:value="178403.58100633812" table:formula="of:=SUM([.T3:.T5])" table:style-name="ce14">
            <text:p>178404</text:p>
          </table:table-cell>
          <table:table-cell office:value-type="float" office:value="182546.64608622191" table:formula="of:=SUM([.U3:.U5])" table:style-name="ce14">
            <text:p>182547</text:p>
          </table:table-cell>
          <table:table-cell office:value-type="float" office:value="186797.23371884611" table:formula="of:=SUM([.V3:.V5])" table:style-name="ce14">
            <text:p>186797</text:p>
          </table:table-cell>
          <table:table-cell office:value-type="float" office:value="191158.28491239244" table:formula="of:=SUM([.W3:.W5])" table:style-name="ce14">
            <text:p>191158</text:p>
          </table:table-cell>
          <table:table-cell office:value-type="float" office:value="195632.82313424407" table:formula="of:=SUM([.X3:.X5])" table:style-name="ce14">
            <text:p>195633</text:p>
          </table:table-cell>
          <table:table-cell office:value-type="float" office:value="200223.95665394218" table:formula="of:=SUM([.Y3:.Y5])" table:style-name="ce14">
            <text:p>200224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Collection Of sales (In '000 Rs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Big Wholesaler</text:p>
          </table:table-cell>
          <table:table-cell office:value-type="float" office:value="0" table:style-name="ce8">
            <text:p>0</text:p>
          </table:table-cell>
          <table:table-cell office:value-type="float" office:value="41755" table:formula="of:=[.B3]" table:style-name="ce14">
            <text:p>41755</text:p>
          </table:table-cell>
          <table:table-cell office:value-type="float" office:value="42675.149999999994" table:formula="of:=[.C3]" table:style-name="ce14">
            <text:p>42675</text:p>
          </table:table-cell>
          <table:table-cell office:value-type="float" office:value="43618.529499999997" table:formula="of:=[.D3]" table:style-name="ce14">
            <text:p>43619</text:p>
          </table:table-cell>
          <table:table-cell office:value-type="float" office:value="44585.765384999992" table:formula="of:=[.E3]" table:style-name="ce14">
            <text:p>44586</text:p>
          </table:table-cell>
          <table:table-cell office:value-type="float" office:value="45577.501990299992" table:formula="of:=[.F3]" table:style-name="ce14">
            <text:p>45578</text:p>
          </table:table-cell>
          <table:table-cell office:value-type="float" office:value="46594.401595040246" table:formula="of:=[.G3]" table:style-name="ce14">
            <text:p>46594</text:p>
          </table:table-cell>
          <table:table-cell office:value-type="float" office:value="47637.144929837857" table:formula="of:=[.H3]" table:style-name="ce14">
            <text:p>47637</text:p>
          </table:table-cell>
          <table:table-cell office:value-type="float" office:value="48706.431698925328" table:formula="of:=[.I3]" table:style-name="ce14">
            <text:p>48706</text:p>
          </table:table-cell>
          <table:table-cell office:value-type="float" office:value="49802.981117208219" table:formula="of:=[.J3]" table:style-name="ce14">
            <text:p>49803</text:p>
          </table:table-cell>
          <table:table-cell office:value-type="float" office:value="50927.532462671414" table:formula="of:=[.K3]" table:style-name="ce14">
            <text:p>50928</text:p>
          </table:table-cell>
          <table:table-cell office:value-type="float" office:value="52080.845644575573" table:formula="of:=[.L3]" table:style-name="ce14">
            <text:p>52081</text:p>
          </table:table-cell>
          <table:table-cell office:value-type="float" office:value="53263.701787898644" table:formula="of:=[.M3]" table:style-name="ce14">
            <text:p>53264</text:p>
          </table:table-cell>
          <table:table-cell office:value-type="float" office:value="54476.903834489873" table:formula="of:=[.N3]" table:style-name="ce14">
            <text:p>54477</text:p>
          </table:table-cell>
          <table:table-cell office:value-type="float" office:value="55721.277161417682" table:formula="of:=[.O3]" table:style-name="ce14">
            <text:p>55721</text:p>
          </table:table-cell>
          <table:table-cell office:value-type="float" office:value="56997.670217006809" table:formula="of:=[.P3]" table:style-name="ce14">
            <text:p>56998</text:p>
          </table:table-cell>
          <table:table-cell office:value-type="float" office:value="58306.955175073963" table:formula="of:=[.Q3]" table:style-name="ce14">
            <text:p>58307</text:p>
          </table:table-cell>
          <table:table-cell office:value-type="float" office:value="59650.028607886685" table:formula="of:=[.R3]" table:style-name="ce14">
            <text:p>59650</text:p>
          </table:table-cell>
          <table:table-cell office:value-type="float" office:value="61027.812178384585" table:formula="of:=[.S3]" table:style-name="ce14">
            <text:p>61028</text:p>
          </table:table-cell>
          <table:table-cell office:value-type="float" office:value="62441.253352218337" table:formula="of:=[.T3]" table:style-name="ce14">
            <text:p>62441</text:p>
          </table:table-cell>
          <table:table-cell office:value-type="float" office:value="63891.326130177666" table:formula="of:=[.U3]" table:style-name="ce14">
            <text:p>63891</text:p>
          </table:table-cell>
          <table:table-cell office:value-type="float" office:value="65379.031801596131" table:formula="of:=[.V3]" table:style-name="ce14">
            <text:p>65379</text:p>
          </table:table-cell>
          <table:table-cell office:value-type="float" office:value="66905.399719337351" table:formula="of:=[.W3]" table:style-name="ce14">
            <text:p>66905</text:p>
          </table:table-cell>
          <table:table-cell office:value-type="float" office:value="68471.488096985428" table:formula="of:=[.X3]" table:style-name="ce14">
            <text:p>68471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Big Retaile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1755" table:formula="of:=[.B4]" table:style-name="ce14">
            <text:p>41755</text:p>
          </table:table-cell>
          <table:table-cell office:value-type="float" office:value="42675.149999999994" table:formula="of:=[.C4]" table:style-name="ce14">
            <text:p>42675</text:p>
          </table:table-cell>
          <table:table-cell office:value-type="float" office:value="43618.529499999997" table:formula="of:=[.D4]" table:style-name="ce14">
            <text:p>43619</text:p>
          </table:table-cell>
          <table:table-cell office:value-type="float" office:value="44585.765384999992" table:formula="of:=[.E4]" table:style-name="ce14">
            <text:p>44586</text:p>
          </table:table-cell>
          <table:table-cell office:value-type="float" office:value="45577.501990299992" table:formula="of:=[.F4]" table:style-name="ce14">
            <text:p>45578</text:p>
          </table:table-cell>
          <table:table-cell office:value-type="float" office:value="46594.401595040246" table:formula="of:=[.G4]" table:style-name="ce14">
            <text:p>46594</text:p>
          </table:table-cell>
          <table:table-cell office:value-type="float" office:value="47637.144929837857" table:formula="of:=[.H4]" table:style-name="ce14">
            <text:p>47637</text:p>
          </table:table-cell>
          <table:table-cell office:value-type="float" office:value="48706.431698925328" table:formula="of:=[.I4]" table:style-name="ce14">
            <text:p>48706</text:p>
          </table:table-cell>
          <table:table-cell office:value-type="float" office:value="49802.981117208219" table:formula="of:=[.J4]" table:style-name="ce14">
            <text:p>49803</text:p>
          </table:table-cell>
          <table:table-cell office:value-type="float" office:value="50927.532462671414" table:formula="of:=[.K4]" table:style-name="ce14">
            <text:p>50928</text:p>
          </table:table-cell>
          <table:table-cell office:value-type="float" office:value="52080.845644575573" table:formula="of:=[.L4]" table:style-name="ce14">
            <text:p>52081</text:p>
          </table:table-cell>
          <table:table-cell office:value-type="float" office:value="53263.701787898644" table:formula="of:=[.M4]" table:style-name="ce14">
            <text:p>53264</text:p>
          </table:table-cell>
          <table:table-cell office:value-type="float" office:value="54476.903834489873" table:formula="of:=[.N4]" table:style-name="ce14">
            <text:p>54477</text:p>
          </table:table-cell>
          <table:table-cell office:value-type="float" office:value="55721.277161417682" table:formula="of:=[.O4]" table:style-name="ce14">
            <text:p>55721</text:p>
          </table:table-cell>
          <table:table-cell office:value-type="float" office:value="56997.670217006809" table:formula="of:=[.P4]" table:style-name="ce14">
            <text:p>56998</text:p>
          </table:table-cell>
          <table:table-cell office:value-type="float" office:value="58306.955175073963" table:formula="of:=[.Q4]" table:style-name="ce14">
            <text:p>58307</text:p>
          </table:table-cell>
          <table:table-cell office:value-type="float" office:value="59650.028607886685" table:formula="of:=[.R4]" table:style-name="ce14">
            <text:p>59650</text:p>
          </table:table-cell>
          <table:table-cell office:value-type="float" office:value="61027.812178384585" table:formula="of:=[.S4]" table:style-name="ce14">
            <text:p>61028</text:p>
          </table:table-cell>
          <table:table-cell office:value-type="float" office:value="62441.253352218337" table:formula="of:=[.T4]" table:style-name="ce14">
            <text:p>62441</text:p>
          </table:table-cell>
          <table:table-cell office:value-type="float" office:value="63891.326130177666" table:formula="of:=[.U4]" table:style-name="ce14">
            <text:p>63891</text:p>
          </table:table-cell>
          <table:table-cell office:value-type="float" office:value="65379.031801596131" table:formula="of:=[.V4]" table:style-name="ce14">
            <text:p>65379</text:p>
          </table:table-cell>
          <table:table-cell office:value-type="float" office:value="66905.399719337351" table:formula="of:=[.W4]" table:style-name="ce14">
            <text:p>66905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Cash</text:p>
          </table:table-cell>
          <table:table-cell office:value-type="float" office:value="35790" table:formula="of:=[.B5]" table:style-name="ce14">
            <text:p>35790</text:p>
          </table:table-cell>
          <table:table-cell office:value-type="float" office:value="36578.699999999997" table:formula="of:=[.C5]" table:style-name="ce14">
            <text:p>36579</text:p>
          </table:table-cell>
          <table:table-cell office:value-type="float" office:value="37387.310999999994" table:formula="of:=[.D5]" table:style-name="ce14">
            <text:p>37387</text:p>
          </table:table-cell>
          <table:table-cell office:value-type="float" office:value="38216.370329999998" table:formula="of:=[.E5]" table:style-name="ce14">
            <text:p>38216</text:p>
          </table:table-cell>
          <table:table-cell office:value-type="float" office:value="39066.430277399995" table:formula="of:=[.F5]" table:style-name="ce14">
            <text:p>39066</text:p>
          </table:table-cell>
          <table:table-cell office:value-type="float" office:value="39938.058510034498" table:formula="of:=[.G5]" table:style-name="ce14">
            <text:p>39938</text:p>
          </table:table-cell>
          <table:table-cell office:value-type="float" office:value="40831.838511289592" table:formula="of:=[.H5]" table:style-name="ce14">
            <text:p>40832</text:p>
          </table:table-cell>
          <table:table-cell office:value-type="float" office:value="41748.370027650286" table:formula="of:=[.I5]" table:style-name="ce14">
            <text:p>41748</text:p>
          </table:table-cell>
          <table:table-cell office:value-type="float" office:value="42688.269529035613" table:formula="of:=[.J5]" table:style-name="ce14">
            <text:p>42688</text:p>
          </table:table-cell>
          <table:table-cell office:value-type="float" office:value="43652.170682289783" table:formula="of:=[.K5]" table:style-name="ce14">
            <text:p>43652</text:p>
          </table:table-cell>
          <table:table-cell office:value-type="float" office:value="44640.724838207636" table:formula="of:=[.L5]" table:style-name="ce14">
            <text:p>44641</text:p>
          </table:table-cell>
          <table:table-cell office:value-type="float" office:value="45654.601532484558" table:formula="of:=[.M5]" table:style-name="ce14">
            <text:p>45655</text:p>
          </table:table-cell>
          <table:table-cell office:value-type="float" office:value="46694.489000991322" table:formula="of:=[.N5]" table:style-name="ce14">
            <text:p>46694</text:p>
          </table:table-cell>
          <table:table-cell office:value-type="float" office:value="47761.094709786586" table:formula="of:=[.O5]" table:style-name="ce14">
            <text:p>47761</text:p>
          </table:table-cell>
          <table:table-cell office:value-type="float" office:value="48855.145900291551" table:formula="of:=[.P5]" table:style-name="ce14">
            <text:p>48855</text:p>
          </table:table-cell>
          <table:table-cell office:value-type="float" office:value="49977.390150063402" table:formula="of:=[.Q5]" table:style-name="ce14">
            <text:p>49977</text:p>
          </table:table-cell>
          <table:table-cell office:value-type="float" office:value="51128.595949617164" table:formula="of:=[.R5]" table:style-name="ce14">
            <text:p>51129</text:p>
          </table:table-cell>
          <table:table-cell office:value-type="float" office:value="52309.553295758218" table:formula="of:=[.S5]" table:style-name="ce14">
            <text:p>52310</text:p>
          </table:table-cell>
          <table:table-cell office:value-type="float" office:value="53521.074301901434" table:formula="of:=[.T5]" table:style-name="ce14">
            <text:p>53521</text:p>
          </table:table-cell>
          <table:table-cell office:value-type="float" office:value="54763.993825866572" table:formula="of:=[.U5]" table:style-name="ce14">
            <text:p>54764</text:p>
          </table:table-cell>
          <table:table-cell office:value-type="float" office:value="56039.170115653833" table:formula="of:=[.V5]" table:style-name="ce14">
            <text:p>56039</text:p>
          </table:table-cell>
          <table:table-cell office:value-type="float" office:value="57347.48547371773" table:formula="of:=[.W5]" table:style-name="ce14">
            <text:p>57347</text:p>
          </table:table-cell>
          <table:table-cell office:value-type="float" office:value="58689.846940273223" table:formula="of:=[.X5]" table:style-name="ce14">
            <text:p>58690</text:p>
          </table:table-cell>
          <table:table-cell office:value-type="float" office:value="60067.186996182652" table:formula="of:=[.Y5]" table:style-name="ce14">
            <text:p>60067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Total</text:p>
          </table:table-cell>
          <table:table-cell office:value-type="float" office:value="35790" table:formula="of:=SUM([.B9:.B11])" table:style-name="ce9">
            <text:p>35790</text:p>
          </table:table-cell>
          <table:table-cell office:value-type="float" office:value="78333.7" table:formula="of:=SUM([.C9:.C11])" table:style-name="ce14">
            <text:p>78334</text:p>
          </table:table-cell>
          <table:table-cell office:value-type="float" office:value="121817.46099999998" table:formula="of:=SUM([.D9:.D11])" table:style-name="ce14">
            <text:p>121817</text:p>
          </table:table-cell>
          <table:table-cell office:value-type="float" office:value="124510.04983" table:formula="of:=SUM([.E9:.E11])" table:style-name="ce14">
            <text:p>124510</text:p>
          </table:table-cell>
          <table:table-cell office:value-type="float" office:value="127270.72516239998" table:formula="of:=SUM([.F9:.F11])" table:style-name="ce14">
            <text:p>127271</text:p>
          </table:table-cell>
          <table:table-cell office:value-type="float" office:value="130101.32588533449" table:formula="of:=SUM([.G9:.G11])" table:style-name="ce14">
            <text:p>130101</text:p>
          </table:table-cell>
          <table:table-cell office:value-type="float" office:value="133003.74209662984" table:formula="of:=SUM([.H9:.H11])" table:style-name="ce14">
            <text:p>133004</text:p>
          </table:table-cell>
          <table:table-cell office:value-type="float" office:value="135979.91655252839" table:formula="of:=SUM([.I9:.I11])" table:style-name="ce14">
            <text:p>135980</text:p>
          </table:table-cell>
          <table:table-cell office:value-type="float" office:value="139031.84615779881" table:formula="of:=SUM([.J9:.J11])" table:style-name="ce14">
            <text:p>139032</text:p>
          </table:table-cell>
          <table:table-cell office:value-type="float" office:value="142161.58349842334" table:formula="of:=SUM([.K9:.K11])" table:style-name="ce14">
            <text:p>142162</text:p>
          </table:table-cell>
          <table:table-cell office:value-type="float" office:value="145371.23841808725" table:formula="of:=SUM([.L9:.L11])" table:style-name="ce14">
            <text:p>145371</text:p>
          </table:table-cell>
          <table:table-cell office:value-type="float" office:value="148662.97963973155" table:formula="of:=SUM([.M9:.M11])" table:style-name="ce14">
            <text:p>148663</text:p>
          </table:table-cell>
          <table:table-cell office:value-type="float" office:value="152039.03643346555" table:formula="of:=SUM([.N9:.N11])" table:style-name="ce14">
            <text:p>152039</text:p>
          </table:table-cell>
          <table:table-cell office:value-type="float" office:value="155501.7003321751" table:formula="of:=SUM([.O9:.O11])" table:style-name="ce14">
            <text:p>155502</text:p>
          </table:table-cell>
          <table:table-cell office:value-type="float" office:value="159053.32689619908" table:formula="of:=SUM([.P9:.P11])" table:style-name="ce14">
            <text:p>159053</text:p>
          </table:table-cell>
          <table:table-cell office:value-type="float" office:value="162696.3375284879" table:formula="of:=SUM([.Q9:.Q11])" table:style-name="ce14">
            <text:p>162696</text:p>
          </table:table-cell>
          <table:table-cell office:value-type="float" office:value="166433.22134169794" table:formula="of:=SUM([.R9:.R11])" table:style-name="ce14">
            <text:p>166433</text:p>
          </table:table-cell>
          <table:table-cell office:value-type="float" office:value="170266.53707871889" table:formula="of:=SUM([.S9:.S11])" table:style-name="ce14">
            <text:p>170267</text:p>
          </table:table-cell>
          <table:table-cell office:value-type="float" office:value="174198.91508817271" table:formula="of:=SUM([.T9:.T11])" table:style-name="ce14">
            <text:p>174199</text:p>
          </table:table-cell>
          <table:table-cell office:value-type="float" office:value="178233.05935646949" table:formula="of:=SUM([.U9:.U11])" table:style-name="ce14">
            <text:p>178233</text:p>
          </table:table-cell>
          <table:table-cell office:value-type="float" office:value="182371.74959804985" table:formula="of:=SUM([.V9:.V11])" table:style-name="ce14">
            <text:p>182372</text:p>
          </table:table-cell>
          <table:table-cell office:value-type="float" office:value="186617.84340549153" table:formula="of:=SUM([.W9:.W11])" table:style-name="ce14">
            <text:p>186618</text:p>
          </table:table-cell>
          <table:table-cell office:value-type="float" office:value="190974.2784612067" table:formula="of:=SUM([.X9:.X11])" table:style-name="ce14">
            <text:p>190974</text:p>
          </table:table-cell>
          <table:table-cell office:value-type="float" office:value="195444.07481250545" table:formula="of:=SUM([.Y9:.Y11])" table:style-name="ce14">
            <text:p>195444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Cash to be collected (In '000 Rs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Big Wholesaler</text:p>
          </table:table-cell>
          <table:table-cell office:value-type="float" office:value="41755" table:formula="of:=[.B3]-[.B9]" table:style-name="ce14">
            <text:p>41755</text:p>
          </table:table-cell>
          <table:table-cell office:value-type="float" office:value="42675.149999999994" table:formula="of:=[.B15]+[.C3]-[.C9]" table:style-name="ce14">
            <text:p>42675</text:p>
          </table:table-cell>
          <table:table-cell office:value-type="float" office:value="43618.529500000004" table:formula="of:=[.C15]+[.D3]-[.D9]" table:style-name="ce14">
            <text:p>43619</text:p>
          </table:table-cell>
          <table:table-cell office:value-type="float" office:value="44585.765384999999" table:formula="of:=[.D15]+[.E3]-[.E9]" table:style-name="ce14">
            <text:p>44586</text:p>
          </table:table-cell>
          <table:table-cell office:value-type="float" office:value="45577.501990300007" table:formula="of:=[.E15]+[.F3]-[.F9]" table:style-name="ce14">
            <text:p>45578</text:p>
          </table:table-cell>
          <table:table-cell office:value-type="float" office:value="46594.401595040254" table:formula="of:=[.F15]+[.G3]-[.G9]" table:style-name="ce14">
            <text:p>46594</text:p>
          </table:table-cell>
          <table:table-cell office:value-type="float" office:value="47637.144929837865" table:formula="of:=[.G15]+[.H3]-[.H9]" table:style-name="ce14">
            <text:p>47637</text:p>
          </table:table-cell>
          <table:table-cell office:value-type="float" office:value="48706.431698925342" table:formula="of:=[.H15]+[.I3]-[.I9]" table:style-name="ce14">
            <text:p>48706</text:p>
          </table:table-cell>
          <table:table-cell office:value-type="float" office:value="49802.981117208226" table:formula="of:=[.I15]+[.J3]-[.J9]" table:style-name="ce14">
            <text:p>49803</text:p>
          </table:table-cell>
          <table:table-cell office:value-type="float" office:value="50927.532462671421" table:formula="of:=[.J15]+[.K3]-[.K9]" table:style-name="ce14">
            <text:p>50928</text:p>
          </table:table-cell>
          <table:table-cell office:value-type="float" office:value="52080.845644575587" table:formula="of:=[.K15]+[.L3]-[.L9]" table:style-name="ce14">
            <text:p>52081</text:p>
          </table:table-cell>
          <table:table-cell office:value-type="float" office:value="53263.701787898666" table:formula="of:=[.L15]+[.M3]-[.M9]" table:style-name="ce14">
            <text:p>53264</text:p>
          </table:table-cell>
          <table:table-cell office:value-type="float" office:value="54476.903834489895" table:formula="of:=[.M15]+[.N3]-[.N9]" table:style-name="ce14">
            <text:p>54477</text:p>
          </table:table-cell>
          <table:table-cell office:value-type="float" office:value="55721.277161417704" table:formula="of:=[.N15]+[.O3]-[.O9]" table:style-name="ce14">
            <text:p>55721</text:p>
          </table:table-cell>
          <table:table-cell office:value-type="float" office:value="56997.670217006838" table:formula="of:=[.O15]+[.P3]-[.P9]" table:style-name="ce14">
            <text:p>56998</text:p>
          </table:table-cell>
          <table:table-cell office:value-type="float" office:value="58306.955175073999" table:formula="of:=[.P15]+[.Q3]-[.Q9]" table:style-name="ce14">
            <text:p>58307</text:p>
          </table:table-cell>
          <table:table-cell office:value-type="float" office:value="59650.028607886721" table:formula="of:=[.Q15]+[.R3]-[.R9]" table:style-name="ce14">
            <text:p>59650</text:p>
          </table:table-cell>
          <table:table-cell office:value-type="float" office:value="61027.812178384622" table:formula="of:=[.R15]+[.S3]-[.S9]" table:style-name="ce14">
            <text:p>61028</text:p>
          </table:table-cell>
          <table:table-cell office:value-type="float" office:value="62441.25335221838" table:formula="of:=[.S15]+[.T3]-[.T9]" table:style-name="ce14">
            <text:p>62441</text:p>
          </table:table-cell>
          <table:table-cell office:value-type="float" office:value="63891.326130177709" table:formula="of:=[.T15]+[.U3]-[.U9]" table:style-name="ce14">
            <text:p>63891</text:p>
          </table:table-cell>
          <table:table-cell office:value-type="float" office:value="65379.031801596182" table:formula="of:=[.U15]+[.V3]-[.V9]" table:style-name="ce14">
            <text:p>65379</text:p>
          </table:table-cell>
          <table:table-cell office:value-type="float" office:value="66905.39971933738" table:formula="of:=[.V15]+[.W3]-[.W9]" table:style-name="ce14">
            <text:p>66905</text:p>
          </table:table-cell>
          <table:table-cell office:value-type="float" office:value="68471.488096985442" table:formula="of:=[.W15]+[.X3]-[.X9]" table:style-name="ce14">
            <text:p>68471</text:p>
          </table:table-cell>
          <table:table-cell office:value-type="float" office:value="70078.384828879774" table:formula="of:=[.X15]+[.Y3]-[.Y9]" table:style-name="ce14">
            <text:p>70078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Big Retailer</text:p>
          </table:table-cell>
          <table:table-cell office:value-type="float" office:value="41755" table:formula="of:=[.B4]-[.B10]" table:style-name="ce14">
            <text:p>41755</text:p>
          </table:table-cell>
          <table:table-cell office:value-type="float" office:value="84430.15" table:formula="of:=[.B16]+[.C4]-[.C10]" table:style-name="ce14">
            <text:p>84430</text:p>
          </table:table-cell>
          <table:table-cell office:value-type="float" office:value="86293.679499999998" table:formula="of:=[.C16]+[.D4]-[.D10]" table:style-name="ce14">
            <text:p>86294</text:p>
          </table:table-cell>
          <table:table-cell office:value-type="float" office:value="88204.294884999996" table:formula="of:=[.D16]+[.E4]-[.E10]" table:style-name="ce14">
            <text:p>88204</text:p>
          </table:table-cell>
          <table:table-cell office:value-type="float" office:value="90163.267375299998" table:formula="of:=[.E16]+[.F4]-[.F10]" table:style-name="ce14">
            <text:p>90163</text:p>
          </table:table-cell>
          <table:table-cell office:value-type="float" office:value="92171.90358534026" table:formula="of:=[.F16]+[.G4]-[.G10]" table:style-name="ce14">
            <text:p>92172</text:p>
          </table:table-cell>
          <table:table-cell office:value-type="float" office:value="94231.546524878126" table:formula="of:=[.G16]+[.H4]-[.H10]" table:style-name="ce14">
            <text:p>94232</text:p>
          </table:table-cell>
          <table:table-cell office:value-type="float" office:value="96343.5766287632" table:formula="of:=[.H16]+[.I4]-[.I10]" table:style-name="ce14">
            <text:p>96344</text:p>
          </table:table-cell>
          <table:table-cell office:value-type="float" office:value="98509.412816133568" table:formula="of:=[.I16]+[.J4]-[.J10]" table:style-name="ce14">
            <text:p>98509</text:p>
          </table:table-cell>
          <table:table-cell office:value-type="float" office:value="100730.51357987965" table:formula="of:=[.J16]+[.K4]-[.K10]" table:style-name="ce14">
            <text:p>100731</text:p>
          </table:table-cell>
          <table:table-cell office:value-type="float" office:value="103008.378107247" table:formula="of:=[.K16]+[.L4]-[.L10]" table:style-name="ce14">
            <text:p>103008</text:p>
          </table:table-cell>
          <table:table-cell office:value-type="float" office:value="105344.54743247422" table:formula="of:=[.L16]+[.M4]-[.M10]" table:style-name="ce14">
            <text:p>105345</text:p>
          </table:table-cell>
          <table:table-cell office:value-type="float" office:value="107740.60562238851" table:formula="of:=[.M16]+[.N4]-[.N10]" table:style-name="ce14">
            <text:p>107741</text:p>
          </table:table-cell>
          <table:table-cell office:value-type="float" office:value="110198.18099590755" table:formula="of:=[.N16]+[.O4]-[.O10]" table:style-name="ce14">
            <text:p>110198</text:p>
          </table:table-cell>
          <table:table-cell office:value-type="float" office:value="112718.94737842449" table:formula="of:=[.O16]+[.P4]-[.P10]" table:style-name="ce14">
            <text:p>112719</text:p>
          </table:table-cell>
          <table:table-cell office:value-type="float" office:value="115304.62539208078" table:formula="of:=[.P16]+[.Q4]-[.Q10]" table:style-name="ce14">
            <text:p>115305</text:p>
          </table:table-cell>
          <table:table-cell office:value-type="float" office:value="117956.98378296065" table:formula="of:=[.Q16]+[.R4]-[.R10]" table:style-name="ce14">
            <text:p>117957</text:p>
          </table:table-cell>
          <table:table-cell office:value-type="float" office:value="120677.84078627129" table:formula="of:=[.R16]+[.S4]-[.S10]" table:style-name="ce14">
            <text:p>120678</text:p>
          </table:table-cell>
          <table:table-cell office:value-type="float" office:value="123469.06553060294" table:formula="of:=[.S16]+[.T4]-[.T10]" table:style-name="ce14">
            <text:p>123469</text:p>
          </table:table-cell>
          <table:table-cell office:value-type="float" office:value="126332.579482396" table:formula="of:=[.T16]+[.U4]-[.U10]" table:style-name="ce14">
            <text:p>126333</text:p>
          </table:table-cell>
          <table:table-cell office:value-type="float" office:value="129270.35793177379" table:formula="of:=[.U16]+[.V4]-[.V10]" table:style-name="ce14">
            <text:p>129270</text:p>
          </table:table-cell>
          <table:table-cell office:value-type="float" office:value="132284.43152093346" table:formula="of:=[.V16]+[.W4]-[.W10]" table:style-name="ce14">
            <text:p>132284</text:p>
          </table:table-cell>
          <table:table-cell office:value-type="float" office:value="135376.88781632276" table:formula="of:=[.W16]+[.X4]-[.X10]" table:style-name="ce14">
            <text:p>135377</text:p>
          </table:table-cell>
          <table:table-cell office:value-type="float" office:value="138549.87292586517" table:formula="of:=[.X16]+[.Y4]-[.Y10]" table:style-name="ce14">
            <text:p>138550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Cash</text:p>
          </table:table-cell>
          <table:table-cell office:value-type="float" office:value="0" table:formula="of:=[.B5]-[.B11]" table:style-name="ce14">
            <text:p>0</text:p>
          </table:table-cell>
          <table:table-cell office:value-type="float" office:value="0" table:formula="of:=[.B17]+[.C5]-[.C11]" table:style-name="ce14">
            <text:p>0</text:p>
          </table:table-cell>
          <table:table-cell office:value-type="float" office:value="0" table:formula="of:=[.C17]+[.D5]-[.D11]" table:style-name="ce14">
            <text:p>0</text:p>
          </table:table-cell>
          <table:table-cell office:value-type="float" office:value="0" table:formula="of:=[.D17]+[.E5]-[.E11]" table:style-name="ce14">
            <text:p>0</text:p>
          </table:table-cell>
          <table:table-cell office:value-type="float" office:value="0" table:formula="of:=[.E17]+[.F5]-[.F11]" table:style-name="ce14">
            <text:p>0</text:p>
          </table:table-cell>
          <table:table-cell office:value-type="float" office:value="0" table:formula="of:=[.F17]+[.G5]-[.G11]" table:style-name="ce14">
            <text:p>0</text:p>
          </table:table-cell>
          <table:table-cell office:value-type="float" office:value="0" table:formula="of:=[.G17]+[.H5]-[.H11]" table:style-name="ce14">
            <text:p>0</text:p>
          </table:table-cell>
          <table:table-cell office:value-type="float" office:value="0" table:formula="of:=[.H17]+[.I5]-[.I11]" table:style-name="ce14">
            <text:p>0</text:p>
          </table:table-cell>
          <table:table-cell office:value-type="float" office:value="0" table:formula="of:=[.I17]+[.J5]-[.J11]" table:style-name="ce14">
            <text:p>0</text:p>
          </table:table-cell>
          <table:table-cell office:value-type="float" office:value="0" table:formula="of:=[.J17]+[.K5]-[.K11]" table:style-name="ce14">
            <text:p>0</text:p>
          </table:table-cell>
          <table:table-cell office:value-type="float" office:value="0" table:formula="of:=[.K17]+[.L5]-[.L11]" table:style-name="ce14">
            <text:p>0</text:p>
          </table:table-cell>
          <table:table-cell office:value-type="float" office:value="0" table:formula="of:=[.L17]+[.M5]-[.M11]" table:style-name="ce14">
            <text:p>0</text:p>
          </table:table-cell>
          <table:table-cell office:value-type="float" office:value="0" table:formula="of:=[.M17]+[.N5]-[.N11]" table:style-name="ce14">
            <text:p>0</text:p>
          </table:table-cell>
          <table:table-cell office:value-type="float" office:value="0" table:formula="of:=[.N17]+[.O5]-[.O11]" table:style-name="ce14">
            <text:p>0</text:p>
          </table:table-cell>
          <table:table-cell office:value-type="float" office:value="0" table:formula="of:=[.O17]+[.P5]-[.P11]" table:style-name="ce14">
            <text:p>0</text:p>
          </table:table-cell>
          <table:table-cell office:value-type="float" office:value="0" table:formula="of:=[.P17]+[.Q5]-[.Q11]" table:style-name="ce14">
            <text:p>0</text:p>
          </table:table-cell>
          <table:table-cell office:value-type="float" office:value="0" table:formula="of:=[.Q17]+[.R5]-[.R11]" table:style-name="ce14">
            <text:p>0</text:p>
          </table:table-cell>
          <table:table-cell office:value-type="float" office:value="0" table:formula="of:=[.R17]+[.S5]-[.S11]" table:style-name="ce14">
            <text:p>0</text:p>
          </table:table-cell>
          <table:table-cell office:value-type="float" office:value="0" table:formula="of:=[.S17]+[.T5]-[.T11]" table:style-name="ce14">
            <text:p>0</text:p>
          </table:table-cell>
          <table:table-cell office:value-type="float" office:value="0" table:formula="of:=[.T17]+[.U5]-[.U11]" table:style-name="ce14">
            <text:p>0</text:p>
          </table:table-cell>
          <table:table-cell office:value-type="float" office:value="0" table:formula="of:=[.U17]+[.V5]-[.V11]" table:style-name="ce14">
            <text:p>0</text:p>
          </table:table-cell>
          <table:table-cell office:value-type="float" office:value="0" table:formula="of:=[.V17]+[.W5]-[.W11]" table:style-name="ce14">
            <text:p>0</text:p>
          </table:table-cell>
          <table:table-cell office:value-type="float" office:value="0" table:formula="of:=[.W17]+[.X5]-[.X11]" table:style-name="ce14">
            <text:p>0</text:p>
          </table:table-cell>
          <table:table-cell office:value-type="float" office:value="0" table:formula="of:=[.X17]+[.Y5]-[.Y11]" table:style-name="ce14">
            <text:p>0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Total</text:p>
          </table:table-cell>
          <table:table-cell office:value-type="float" office:value="83510" table:formula="of:=SUM([.B15:.B17])" table:style-name="ce14">
            <text:p>83510</text:p>
          </table:table-cell>
          <table:table-cell office:value-type="float" office:value="127105.29999999999" table:formula="of:=SUM([.C15:.C17])" table:style-name="ce14">
            <text:p>127105</text:p>
          </table:table-cell>
          <table:table-cell office:value-type="float" office:value="129912.209" table:formula="of:=SUM([.D15:.D17])" table:style-name="ce14">
            <text:p>129912</text:p>
          </table:table-cell>
          <table:table-cell office:value-type="float" office:value="132790.06026999999" table:formula="of:=SUM([.E15:.E17])" table:style-name="ce14">
            <text:p>132790</text:p>
          </table:table-cell>
          <table:table-cell office:value-type="float" office:value="135740.76936560002" table:formula="of:=SUM([.F15:.F17])" table:style-name="ce14">
            <text:p>135741</text:p>
          </table:table-cell>
          <table:table-cell office:value-type="float" office:value="138766.30518038053" table:formula="of:=SUM([.G15:.G17])" table:style-name="ce14">
            <text:p>138766</text:p>
          </table:table-cell>
          <table:table-cell office:value-type="float" office:value="141868.691454716" table:formula="of:=SUM([.H15:.H17])" table:style-name="ce14">
            <text:p>141869</text:p>
          </table:table-cell>
          <table:table-cell office:value-type="float" office:value="145050.00832768856" table:formula="of:=SUM([.I15:.I17])" table:style-name="ce14">
            <text:p>145050</text:p>
          </table:table-cell>
          <table:table-cell office:value-type="float" office:value="148312.39393334178" table:formula="of:=SUM([.J15:.J17])" table:style-name="ce14">
            <text:p>148312</text:p>
          </table:table-cell>
          <table:table-cell office:value-type="float" office:value="151658.04604255108" table:formula="of:=SUM([.K15:.K17])" table:style-name="ce14">
            <text:p>151658</text:p>
          </table:table-cell>
          <table:table-cell office:value-type="float" office:value="155089.2237518226" table:formula="of:=SUM([.L15:.L17])" table:style-name="ce14">
            <text:p>155089</text:p>
          </table:table-cell>
          <table:table-cell office:value-type="float" office:value="158608.24922037288" table:formula="of:=SUM([.M15:.M17])" table:style-name="ce14">
            <text:p>158608</text:p>
          </table:table-cell>
          <table:table-cell office:value-type="float" office:value="162217.50945687841" table:formula="of:=SUM([.N15:.N17])" table:style-name="ce14">
            <text:p>162218</text:p>
          </table:table-cell>
          <table:table-cell office:value-type="float" office:value="165919.45815732525" table:formula="of:=SUM([.O15:.O17])" table:style-name="ce14">
            <text:p>165919</text:p>
          </table:table-cell>
          <table:table-cell office:value-type="float" office:value="169716.61759543134" table:formula="of:=SUM([.P15:.P17])" table:style-name="ce14">
            <text:p>169717</text:p>
          </table:table-cell>
          <table:table-cell office:value-type="float" office:value="173611.58056715477" table:formula="of:=SUM([.Q15:.Q17])" table:style-name="ce14">
            <text:p>173612</text:p>
          </table:table-cell>
          <table:table-cell office:value-type="float" office:value="177607.01239084738" table:formula="of:=SUM([.R15:.R17])" table:style-name="ce14">
            <text:p>177607</text:p>
          </table:table-cell>
          <table:table-cell office:value-type="float" office:value="181705.65296465592" table:formula="of:=SUM([.S15:.S17])" table:style-name="ce14">
            <text:p>181706</text:p>
          </table:table-cell>
          <table:table-cell office:value-type="float" office:value="185910.3188828213" table:formula="of:=SUM([.T15:.T17])" table:style-name="ce14">
            <text:p>185910</text:p>
          </table:table-cell>
          <table:table-cell office:value-type="float" office:value="190223.90561257373" table:formula="of:=SUM([.U15:.U17])" table:style-name="ce14">
            <text:p>190224</text:p>
          </table:table-cell>
          <table:table-cell office:value-type="float" office:value="194649.38973336999" table:formula="of:=SUM([.V15:.V17])" table:style-name="ce14">
            <text:p>194649</text:p>
          </table:table-cell>
          <table:table-cell office:value-type="float" office:value="199189.83124027084" table:formula="of:=SUM([.W15:.W17])" table:style-name="ce14">
            <text:p>199190</text:p>
          </table:table-cell>
          <table:table-cell office:value-type="float" office:value="203848.37591330821" table:formula="of:=SUM([.X15:.X17])" table:style-name="ce14">
            <text:p>203848</text:p>
          </table:table-cell>
          <table:table-cell office:value-type="float" office:value="208628.25775474496" table:formula="of:=SUM([.Y15:.Y17])" table:style-name="ce14">
            <text:p>208628</text:p>
          </table:table-cell>
          <table:table-cell table:number-columns-repeated="16359"/>
        </table:table-row>
        <table:table-row table:number-rows-repeated="1048558" table:style-name="ro4">
          <table:table-cell table:number-columns-repeated="16384"/>
        </table:table-row>
      </table:table>
      <table:table table:name="Stock-_RM" table:style-name="ta1">
        <table:table-column table:style-name="co12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5">
          <table:table-cell table:style-name="ce12"/>
          <table:table-cell office:value-type="string" table:style-name="ce13">
            <text:p>M1</text:p>
          </table:table-cell>
          <table:table-cell office:value-type="string" table:style-name="ce13">
            <text:p>M2</text:p>
          </table:table-cell>
          <table:table-cell office:value-type="string" table:style-name="ce13">
            <text:p>M3</text:p>
          </table:table-cell>
          <table:table-cell office:value-type="string" table:style-name="ce13">
            <text:p>M4</text:p>
          </table:table-cell>
          <table:table-cell office:value-type="string" table:style-name="ce13">
            <text:p>M5</text:p>
          </table:table-cell>
          <table:table-cell office:value-type="string" table:style-name="ce13">
            <text:p>M6</text:p>
          </table:table-cell>
          <table:table-cell office:value-type="string" table:style-name="ce13">
            <text:p>M7</text:p>
          </table:table-cell>
          <table:table-cell office:value-type="string" table:style-name="ce13">
            <text:p>M8</text:p>
          </table:table-cell>
          <table:table-cell office:value-type="string" table:style-name="ce13">
            <text:p>M9</text:p>
          </table:table-cell>
          <table:table-cell office:value-type="string" table:style-name="ce13">
            <text:p>M10</text:p>
          </table:table-cell>
          <table:table-cell office:value-type="string" table:style-name="ce13">
            <text:p>M11</text:p>
          </table:table-cell>
          <table:table-cell office:value-type="string" table:style-name="ce13">
            <text:p>M12</text:p>
          </table:table-cell>
          <table:table-cell office:value-type="string" table:style-name="ce13">
            <text:p>M13</text:p>
          </table:table-cell>
          <table:table-cell office:value-type="string" table:style-name="ce13">
            <text:p>M14</text:p>
          </table:table-cell>
          <table:table-cell office:value-type="string" table:style-name="ce13">
            <text:p>M15</text:p>
          </table:table-cell>
          <table:table-cell office:value-type="string" table:style-name="ce13">
            <text:p>M16</text:p>
          </table:table-cell>
          <table:table-cell office:value-type="string" table:style-name="ce13">
            <text:p>M17</text:p>
          </table:table-cell>
          <table:table-cell office:value-type="string" table:style-name="ce13">
            <text:p>M18</text:p>
          </table:table-cell>
          <table:table-cell office:value-type="string" table:style-name="ce13">
            <text:p>M19</text:p>
          </table:table-cell>
          <table:table-cell office:value-type="string" table:style-name="ce13">
            <text:p>M20</text:p>
          </table:table-cell>
          <table:table-cell office:value-type="string" table:style-name="ce13">
            <text:p>M21</text:p>
          </table:table-cell>
          <table:table-cell office:value-type="string" table:style-name="ce13">
            <text:p>M22</text:p>
          </table:table-cell>
          <table:table-cell office:value-type="string" table:style-name="ce13">
            <text:p>M23</text:p>
          </table:table-cell>
          <table:table-cell office:value-type="string" table:style-name="ce13">
            <text:p>M24</text:p>
          </table:table-cell>
          <table:table-cell table:number-columns-repeated="16359"/>
        </table:table-row>
        <table:table-row table:style-name="ro5">
          <table:table-cell office:value-type="string" table:style-name="ce7">
            <text:p>Opening stock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Cocoa Powder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[.B15]" table:style-name="ce14">
            <text:p>1</text:p>
          </table:table-cell>
          <table:table-cell office:value-type="float" office:value="2.0600000000000005" table:formula="of:=[.C15]" table:style-name="ce14">
            <text:p>2</text:p>
          </table:table-cell>
          <table:table-cell office:value-type="float" office:value="3.4260000000000002" table:formula="of:=[.D15]" table:style-name="ce14">
            <text:p>3</text:p>
          </table:table-cell>
          <table:table-cell office:value-type="float" office:value="5.10412" table:formula="of:=[.E15]" table:style-name="ce14">
            <text:p>5</text:p>
          </table:table-cell>
          <table:table-cell office:value-type="float" office:value="7.1006023999999996" table:formula="of:=[.F15]" table:style-name="ce14">
            <text:p>7</text:p>
          </table:table-cell>
          <table:table-cell office:value-type="float" office:value="9.421814448000001" table:formula="of:=[.G15]" table:style-name="ce14">
            <text:p>9</text:p>
          </table:table-cell>
          <table:table-cell office:value-type="float" office:value="12.074250736960003" table:formula="of:=[.H15]" table:style-name="ce14">
            <text:p>12</text:p>
          </table:table-cell>
          <table:table-cell office:value-type="float" office:value="15.064535751699205" table:formula="of:=[.I15]" table:style-name="ce14">
            <text:p>15</text:p>
          </table:table-cell>
          <table:table-cell office:value-type="float" office:value="18.399426466733193" table:formula="of:=[.J15]" table:style-name="ce14">
            <text:p>18</text:p>
          </table:table-cell>
          <table:table-cell office:value-type="float" office:value="22.08581499606786" table:formula="of:=[.K15]" table:style-name="ce14">
            <text:p>22</text:p>
          </table:table-cell>
          <table:table-cell office:value-type="float" office:value="26.130731295989222" table:formula="of:=[.L15]" table:style-name="ce14">
            <text:p>26</text:p>
          </table:table-cell>
          <table:table-cell office:value-type="float" office:value="30.541345921909006" table:formula="of:=[.M15]" table:style-name="ce14">
            <text:p>31</text:p>
          </table:table-cell>
          <table:table-cell office:value-type="float" office:value="35.324972840347186" table:formula="of:=[.N15]" table:style-name="ce14">
            <text:p>35</text:p>
          </table:table-cell>
          <table:table-cell office:value-type="float" office:value="40.489072297154131" table:formula="of:=[.O15]" table:style-name="ce14">
            <text:p>40</text:p>
          </table:table-cell>
          <table:table-cell office:value-type="float" office:value="46.041253743097215" table:formula="of:=[.P15]" table:style-name="ce14">
            <text:p>46</text:p>
          </table:table-cell>
          <table:table-cell office:value-type="float" office:value="51.989278817959161" table:formula="of:=[.Q15]" table:style-name="ce14">
            <text:p>52</text:p>
          </table:table-cell>
          <table:table-cell office:value-type="float" office:value="58.341064394318344" table:formula="of:=[.R15]" table:style-name="ce14">
            <text:p>58</text:p>
          </table:table-cell>
          <table:table-cell office:value-type="float" office:value="65.104685682204718" table:formula="of:=[.S15]" table:style-name="ce14">
            <text:p>65</text:p>
          </table:table-cell>
          <table:table-cell office:value-type="float" office:value="72.288379395848807" table:formula="of:=[.T15]" table:style-name="ce14">
            <text:p>72</text:p>
          </table:table-cell>
          <table:table-cell office:value-type="float" office:value="79.900546983765778" table:formula="of:=[.U15]" table:style-name="ce14">
            <text:p>80</text:p>
          </table:table-cell>
          <table:table-cell office:value-type="float" office:value="87.949757923441098" table:formula="of:=[.V15]" table:style-name="ce14">
            <text:p>88</text:p>
          </table:table-cell>
          <table:table-cell office:value-type="float" office:value="96.444753081909923" table:formula="of:=[.W15]" table:style-name="ce14">
            <text:p>96</text:p>
          </table:table-cell>
          <table:table-cell office:value-type="float" office:value="105.39444814354812" table:formula="of:=[.X15]" table:style-name="ce14">
            <text:p>105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Milk Powder</text:p>
          </table:table-cell>
          <table:table-cell office:value-type="float" office:value="0" table:style-name="ce8">
            <text:p>0</text:p>
          </table:table-cell>
          <table:table-cell office:value-type="float" office:value="4.5" table:formula="of:=[.B16]" table:style-name="ce14">
            <text:p>5</text:p>
          </table:table-cell>
          <table:table-cell office:value-type="float" office:value="8.9349999999999987" table:formula="of:=[.C16]" table:style-name="ce14">
            <text:p>9</text:p>
          </table:table-cell>
          <table:table-cell office:value-type="float" office:value="13.777999999999999" table:formula="of:=[.D16]" table:style-name="ce14">
            <text:p>14</text:p>
          </table:table-cell>
          <table:table-cell office:value-type="float" office:value="19.03716" table:formula="of:=[.E16]" table:style-name="ce14">
            <text:p>19</text:p>
          </table:table-cell>
          <table:table-cell office:value-type="float" office:value="24.720803200000002" table:formula="of:=[.F16]" table:style-name="ce14">
            <text:p>25</text:p>
          </table:table-cell>
          <table:table-cell office:value-type="float" office:value="30.837419264000005" table:formula="of:=[.G16]" table:style-name="ce14">
            <text:p>31</text:p>
          </table:table-cell>
          <table:table-cell office:value-type="float" office:value="37.395667649280007" table:formula="of:=[.H16]" table:style-name="ce14">
            <text:p>37</text:p>
          </table:table-cell>
          <table:table-cell office:value-type="float" office:value="44.404381002265609" table:formula="of:=[.I16]" table:style-name="ce14">
            <text:p>44</text:p>
          </table:table-cell>
          <table:table-cell office:value-type="float" office:value="51.872568622310922" table:formula="of:=[.J16]" table:style-name="ce14">
            <text:p>52</text:p>
          </table:table-cell>
          <table:table-cell office:value-type="float" office:value="59.809419994757143" table:formula="of:=[.K16]" table:style-name="ce14">
            <text:p>60</text:p>
          </table:table-cell>
          <table:table-cell office:value-type="float" office:value="68.224308394652283" table:formula="of:=[.L16]" table:style-name="ce14">
            <text:p>68</text:p>
          </table:table-cell>
          <table:table-cell office:value-type="float" office:value="77.126794562545328" table:formula="of:=[.M16]" table:style-name="ce14">
            <text:p>77</text:p>
          </table:table-cell>
          <table:table-cell office:value-type="float" office:value="86.52663045379623" table:formula="of:=[.N16]" table:style-name="ce14">
            <text:p>87</text:p>
          </table:table-cell>
          <table:table-cell office:value-type="float" office:value="96.43376306287216" table:formula="of:=[.O16]" table:style-name="ce14">
            <text:p>96</text:p>
          </table:table-cell>
          <table:table-cell office:value-type="float" office:value="106.8583383241296" table:formula="of:=[.P16]" table:style-name="ce14">
            <text:p>107</text:p>
          </table:table-cell>
          <table:table-cell office:value-type="float" office:value="117.8107050906122" table:formula="of:=[.Q16]" table:style-name="ce14">
            <text:p>118</text:p>
          </table:table-cell>
          <table:table-cell office:value-type="float" office:value="129.30141919242445" table:formula="of:=[.R16]" table:style-name="ce14">
            <text:p>129</text:p>
          </table:table-cell>
          <table:table-cell office:value-type="float" office:value="141.34124757627293" table:formula="of:=[.S16]" table:style-name="ce14">
            <text:p>141</text:p>
          </table:table-cell>
          <table:table-cell office:value-type="float" office:value="153.94117252779839" table:formula="of:=[.T16]" table:style-name="ce14">
            <text:p>154</text:p>
          </table:table-cell>
          <table:table-cell office:value-type="float" office:value="167.11239597835436" table:formula="of:=[.U16]" table:style-name="ce14">
            <text:p>167</text:p>
          </table:table-cell>
          <table:table-cell office:value-type="float" office:value="180.86634389792144" table:formula="of:=[.V16]" table:style-name="ce14">
            <text:p>181</text:p>
          </table:table-cell>
          <table:table-cell office:value-type="float" office:value="195.21467077587988" table:formula="of:=[.W16]" table:style-name="ce14">
            <text:p>195</text:p>
          </table:table-cell>
          <table:table-cell office:value-type="float" office:value="210.16926419139747" table:formula="of:=[.X16]" table:style-name="ce14">
            <text:p>210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Sugar</text:p>
          </table:table-cell>
          <table:table-cell office:value-type="float" office:value="0" table:style-name="ce8">
            <text:p>0</text:p>
          </table:table-cell>
          <table:table-cell office:value-type="float" office:value="5.1999999999999993" table:formula="of:=[.B17]" table:style-name="ce14">
            <text:p>5</text:p>
          </table:table-cell>
          <table:table-cell office:value-type="float" office:value="10.591999999999997" table:formula="of:=[.C17]" table:style-name="ce14">
            <text:p>11</text:p>
          </table:table-cell>
          <table:table-cell office:value-type="float" office:value="16.540199999999995" table:formula="of:=[.D17]" table:style-name="ce14">
            <text:p>17</text:p>
          </table:table-cell>
          <table:table-cell office:value-type="float" office:value="23.061285999999996" table:formula="of:=[.E17]" table:style-name="ce14">
            <text:p>23</text:p>
          </table:table-cell>
          <table:table-cell office:value-type="float" office:value="30.172444579999997" table:formula="of:=[.F17]" table:style-name="ce14">
            <text:p>30</text:p>
          </table:table-cell>
          <table:table-cell office:value-type="float" office:value="37.8913779174" table:formula="of:=[.G17]" table:style-name="ce14">
            <text:p>38</text:p>
          </table:table-cell>
          <table:table-cell office:value-type="float" office:value="46.236319254922002" table:formula="of:=[.H17]" table:style-name="ce14">
            <text:p>46</text:p>
          </table:table-cell>
          <table:table-cell office:value-type="float" office:value="55.22604883256966" table:formula="of:=[.I17]" table:style-name="ce14">
            <text:p>55</text:p>
          </table:table-cell>
          <table:table-cell office:value-type="float" office:value="64.879910297546743" table:formula="of:=[.J17]" table:style-name="ce14">
            <text:p>65</text:p>
          </table:table-cell>
          <table:table-cell office:value-type="float" office:value="75.217827606473151" table:formula="of:=[.K17]" table:style-name="ce14">
            <text:p>75</text:p>
          </table:table-cell>
          <table:table-cell office:value-type="float" office:value="86.260322434667344" table:formula="of:=[.L17]" table:style-name="ce14">
            <text:p>86</text:p>
          </table:table-cell>
          <table:table-cell office:value-type="float" office:value="98.028532107707363" table:formula="of:=[.M17]" table:style-name="ce14">
            <text:p>98</text:p>
          </table:table-cell>
          <table:table-cell office:value-type="float" office:value="110.54422807093859" table:formula="of:=[.N17]" table:style-name="ce14">
            <text:p>111</text:p>
          </table:table-cell>
          <table:table-cell office:value-type="float" office:value="123.82983491306675" table:formula="of:=[.O17]" table:style-name="ce14">
            <text:p>124</text:p>
          </table:table-cell>
          <table:table-cell office:value-type="float" office:value="137.90844996045874" table:formula="of:=[.P17]" table:style-name="ce14">
            <text:p>138</text:p>
          </table:table-cell>
          <table:table-cell office:value-type="float" office:value="152.80386345927249" table:formula="of:=[.Q17]" table:style-name="ce14">
            <text:p>153</text:p>
          </table:table-cell>
          <table:table-cell office:value-type="float" office:value="168.54057936305068" table:formula="of:=[.R17]" table:style-name="ce14">
            <text:p>169</text:p>
          </table:table-cell>
          <table:table-cell office:value-type="float" office:value="185.14383674394219" table:formula="of:=[.S17]" table:style-name="ce14">
            <text:p>185</text:p>
          </table:table-cell>
          <table:table-cell office:value-type="float" office:value="202.63963184626044" table:formula="of:=[.T17]" table:style-name="ce14">
            <text:p>203</text:p>
          </table:table-cell>
          <table:table-cell office:value-type="float" office:value="221.05474080164825" table:formula="of:=[.U17]" table:style-name="ce14">
            <text:p>221</text:p>
          </table:table-cell>
          <table:table-cell office:value-type="float" office:value="240.41674302569771" table:formula="of:=[.V17]" table:style-name="ce14">
            <text:p>240</text:p>
          </table:table-cell>
          <table:table-cell office:value-type="float" office:value="260.75404531646865" table:formula="of:=[.W17]" table:style-name="ce14">
            <text:p>261</text:p>
          </table:table-cell>
          <table:table-cell office:value-type="float" office:value="282.09590667596268" table:formula="of:=[.X17]" table:style-name="ce14">
            <text:p>282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Cocoa Butter</text:p>
          </table:table-cell>
          <table:table-cell office:value-type="float" office:value="0" table:style-name="ce8">
            <text:p>0</text:p>
          </table:table-cell>
          <table:table-cell office:value-type="float" office:value="4.3000000000000007" table:formula="of:=[.B18]" table:style-name="ce14">
            <text:p>4</text:p>
          </table:table-cell>
          <table:table-cell office:value-type="float" office:value="8.9980000000000011" table:formula="of:=[.C18]" table:style-name="ce14">
            <text:p>9</text:p>
          </table:table-cell>
          <table:table-cell office:value-type="float" office:value="14.601625000000002" table:formula="of:=[.D18]" table:style-name="ce14">
            <text:p>15</text:p>
          </table:table-cell>
          <table:table-cell office:value-type="float" office:value="21.142571875000002" table:formula="of:=[.E18]" table:style-name="ce14">
            <text:p>21</text:p>
          </table:table-cell>
          <table:table-cell office:value-type="float" office:value="28.653646890625001" table:formula="of:=[.F18]" table:style-name="ce14">
            <text:p>29</text:p>
          </table:table-cell>
          <table:table-cell office:value-type="float" office:value="37.16880453179688" table:formula="of:=[.G18]" table:style-name="ce14">
            <text:p>37</text:p>
          </table:table-cell>
          <table:table-cell office:value-type="float" office:value="46.723187690409773" table:formula="of:=[.H18]" table:style-name="ce14">
            <text:p>47</text:p>
          </table:table-cell>
          <table:table-cell office:value-type="float" office:value="57.353169259574116" table:formula="of:=[.I18]" table:style-name="ce14">
            <text:p>57</text:p>
          </table:table-cell>
          <table:table-cell office:value-type="float" office:value="69.096395183659212" table:formula="of:=[.J18]" table:style-name="ce14">
            <text:p>69</text:p>
          </table:table-cell>
          <table:table-cell office:value-type="float" office:value="81.991829015087276" table:formula="of:=[.K18]" table:style-name="ce14">
            <text:p>82</text:p>
          </table:table-cell>
          <table:table-cell office:value-type="float" office:value="96.079798030615322" table:formula="of:=[.L18]" table:style-name="ce14">
            <text:p>96</text:p>
          </table:table-cell>
          <table:table-cell office:value-type="float" office:value="111.40204096168685" table:formula="of:=[.M18]" table:style-name="ce14">
            <text:p>111</text:p>
          </table:table-cell>
          <table:table-cell office:value-type="float" office:value="128.00175739534589" table:formula="of:=[.N18]" table:style-name="ce14">
            <text:p>128</text:p>
          </table:table-cell>
          <table:table-cell office:value-type="float" office:value="145.92365890418299" table:formula="of:=[.O18]" table:style-name="ce14">
            <text:p>146</text:p>
          </table:table-cell>
          <table:table-cell office:value-type="float" office:value="165.21402196582937" table:formula="of:=[.P18]" table:style-name="ce14">
            <text:p>165</text:p>
          </table:table-cell>
          <table:table-cell office:value-type="float" office:value="185.92074273463339" table:formula="of:=[.Q18]" table:style-name="ce14">
            <text:p>186</text:p>
          </table:table-cell>
          <table:table-cell office:value-type="float" office:value="208.09339373034555" table:formula="of:=[.R18]" table:style-name="ce14">
            <text:p>208</text:p>
          </table:table-cell>
          <table:table-cell office:value-type="float" office:value="231.78328251090764" table:formula="of:=[.S18]" table:style-name="ce14">
            <text:p>232</text:p>
          </table:table-cell>
          <table:table-cell office:value-type="float" office:value="257.0435123987894" table:formula="of:=[.T18]" table:style-name="ce14">
            <text:p>257</text:p>
          </table:table-cell>
          <table:table-cell office:value-type="float" office:value="283.92904533274702" table:formula="of:=[.U18]" table:style-name="ce14">
            <text:p>284</text:p>
          </table:table-cell>
          <table:table-cell office:value-type="float" office:value="312.49676691939317" table:formula="of:=[.V18]" table:style-name="ce14">
            <text:p>312</text:p>
          </table:table-cell>
          <table:table-cell office:value-type="float" office:value="342.8055537615719" table:formula="of:=[.W18]" table:style-name="ce14">
            <text:p>343</text:p>
          </table:table-cell>
          <table:table-cell office:value-type="float" office:value="374.91634314322692" table:formula="of:=[.X18]" table:style-name="ce14">
            <text:p>375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Change In Stock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Cocoa Powder</text:p>
          </table:table-cell>
          <table:table-cell office:value-type="float" office:value="1" table:formula="of:=[Calcs.B41]-[Calcs.B34]" table:style-name="ce14">
            <text:p>1</text:p>
          </table:table-cell>
          <table:table-cell office:value-type="float" office:value="1.0600000000000005" table:formula="of:=[Calcs.C41]-[Calcs.C34]" table:style-name="ce14">
            <text:p>1</text:p>
          </table:table-cell>
          <table:table-cell office:value-type="float" office:value="1.3659999999999997" table:formula="of:=[Calcs.D41]-[Calcs.D34]" table:style-name="ce14">
            <text:p>1</text:p>
          </table:table-cell>
          <table:table-cell office:value-type="float" office:value="1.6781199999999998" table:formula="of:=[Calcs.E41]-[Calcs.E34]" table:style-name="ce14">
            <text:p>2</text:p>
          </table:table-cell>
          <table:table-cell office:value-type="float" office:value="1.9964823999999997" table:formula="of:=[Calcs.F41]-[Calcs.F34]" table:style-name="ce14">
            <text:p>2</text:p>
          </table:table-cell>
          <table:table-cell office:value-type="float" office:value="2.3212120480000014" table:formula="of:=[Calcs.G41]-[Calcs.G34]" table:style-name="ce14">
            <text:p>2</text:p>
          </table:table-cell>
          <table:table-cell office:value-type="float" office:value="2.6524362889600024" table:formula="of:=[Calcs.H41]-[Calcs.H34]" table:style-name="ce14">
            <text:p>3</text:p>
          </table:table-cell>
          <table:table-cell office:value-type="float" office:value="2.9902850147392019" table:formula="of:=[Calcs.I41]-[Calcs.I34]" table:style-name="ce14">
            <text:p>3</text:p>
          </table:table-cell>
          <table:table-cell office:value-type="float" office:value="3.3348907150339873" table:formula="of:=[Calcs.J41]-[Calcs.J34]" table:style-name="ce14">
            <text:p>3</text:p>
          </table:table-cell>
          <table:table-cell office:value-type="float" office:value="3.6863885293346659" table:formula="of:=[Calcs.K41]-[Calcs.K34]" table:style-name="ce14">
            <text:p>4</text:p>
          </table:table-cell>
          <table:table-cell office:value-type="float" office:value="4.0449162999213595" table:formula="of:=[Calcs.L41]-[Calcs.L34]" table:style-name="ce14">
            <text:p>4</text:p>
          </table:table-cell>
          <table:table-cell office:value-type="float" office:value="4.410614625919786" table:formula="of:=[Calcs.M41]-[Calcs.M34]" table:style-name="ce14">
            <text:p>4</text:p>
          </table:table-cell>
          <table:table-cell office:value-type="float" office:value="4.7836269184381823" table:formula="of:=[Calcs.N41]-[Calcs.N34]" table:style-name="ce14">
            <text:p>5</text:p>
          </table:table-cell>
          <table:table-cell office:value-type="float" office:value="5.1640994568069463" table:formula="of:=[Calcs.O41]-[Calcs.O34]" table:style-name="ce14">
            <text:p>5</text:p>
          </table:table-cell>
          <table:table-cell office:value-type="float" office:value="5.552181445943086" table:formula="of:=[Calcs.P41]-[Calcs.P34]" table:style-name="ce14">
            <text:p>6</text:p>
          </table:table-cell>
          <table:table-cell office:value-type="float" office:value="5.9480250748619472" table:formula="of:=[Calcs.Q41]-[Calcs.Q34]" table:style-name="ce14">
            <text:p>6</text:p>
          </table:table-cell>
          <table:table-cell office:value-type="float" office:value="6.3517855763591857" table:formula="of:=[Calcs.R41]-[Calcs.R34]" table:style-name="ce14">
            <text:p>6</text:p>
          </table:table-cell>
          <table:table-cell office:value-type="float" office:value="6.7636212878863677" table:formula="of:=[Calcs.S41]-[Calcs.S34]" table:style-name="ce14">
            <text:p>7</text:p>
          </table:table-cell>
          <table:table-cell office:value-type="float" office:value="7.1836937136440948" table:formula="of:=[Calcs.T41]-[Calcs.T34]" table:style-name="ce14">
            <text:p>7</text:p>
          </table:table-cell>
          <table:table-cell office:value-type="float" office:value="7.6121675879169768" table:formula="of:=[Calcs.U41]-[Calcs.U34]" table:style-name="ce14">
            <text:p>8</text:p>
          </table:table-cell>
          <table:table-cell office:value-type="float" office:value="8.0492109396753175" table:formula="of:=[Calcs.V41]-[Calcs.V34]" table:style-name="ce14">
            <text:p>8</text:p>
          </table:table-cell>
          <table:table-cell office:value-type="float" office:value="8.4949951584688232" table:formula="of:=[Calcs.W41]-[Calcs.W34]" table:style-name="ce14">
            <text:p>8</text:p>
          </table:table-cell>
          <table:table-cell office:value-type="float" office:value="8.9496950616382005" table:formula="of:=[Calcs.X41]-[Calcs.X34]" table:style-name="ce14">
            <text:p>9</text:p>
          </table:table-cell>
          <table:table-cell office:value-type="float" office:value="9.4134889628709661" table:formula="of:=[Calcs.Y41]-[Calcs.Y34]" table:style-name="ce14">
            <text:p>9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Milk Powder</text:p>
          </table:table-cell>
          <table:table-cell office:value-type="float" office:value="4.5" table:formula="of:=[Calcs.B42]-[Calcs.B35]" table:style-name="ce14">
            <text:p>5</text:p>
          </table:table-cell>
          <table:table-cell office:value-type="float" office:value="4.4349999999999987" table:formula="of:=[Calcs.C42]-[Calcs.C35]" table:style-name="ce14">
            <text:p>4</text:p>
          </table:table-cell>
          <table:table-cell office:value-type="float" office:value="4.843" table:formula="of:=[Calcs.D42]-[Calcs.D35]" table:style-name="ce14">
            <text:p>5</text:p>
          </table:table-cell>
          <table:table-cell office:value-type="float" office:value="5.2591600000000014" table:formula="of:=[Calcs.E42]-[Calcs.E35]" table:style-name="ce14">
            <text:p>5</text:p>
          </table:table-cell>
          <table:table-cell office:value-type="float" office:value="5.6836432000000023" table:formula="of:=[Calcs.F42]-[Calcs.F35]" table:style-name="ce14">
            <text:p>6</text:p>
          </table:table-cell>
          <table:table-cell office:value-type="float" office:value="6.1166160640000022" table:formula="of:=[Calcs.G42]-[Calcs.G35]" table:style-name="ce14">
            <text:p>6</text:p>
          </table:table-cell>
          <table:table-cell office:value-type="float" office:value="6.5582483852800024" table:formula="of:=[Calcs.H42]-[Calcs.H35]" table:style-name="ce14">
            <text:p>7</text:p>
          </table:table-cell>
          <table:table-cell office:value-type="float" office:value="7.0087133529856018" table:formula="of:=[Calcs.I42]-[Calcs.I35]" table:style-name="ce14">
            <text:p>7</text:p>
          </table:table-cell>
          <table:table-cell office:value-type="float" office:value="7.4681876200453132" table:formula="of:=[Calcs.J42]-[Calcs.J35]" table:style-name="ce14">
            <text:p>7</text:p>
          </table:table-cell>
          <table:table-cell office:value-type="float" office:value="7.9368513724462204" table:formula="of:=[Calcs.K42]-[Calcs.K35]" table:style-name="ce14">
            <text:p>8</text:p>
          </table:table-cell>
          <table:table-cell office:value-type="float" office:value="8.414888399895144" table:formula="of:=[Calcs.L42]-[Calcs.L35]" table:style-name="ce14">
            <text:p>8</text:p>
          </table:table-cell>
          <table:table-cell office:value-type="float" office:value="8.9024861678930485" table:formula="of:=[Calcs.M42]-[Calcs.M35]" table:style-name="ce14">
            <text:p>9</text:p>
          </table:table-cell>
          <table:table-cell office:value-type="float" office:value="9.399835891250909" table:formula="of:=[Calcs.N42]-[Calcs.N35]" table:style-name="ce14">
            <text:p>9</text:p>
          </table:table-cell>
          <table:table-cell office:value-type="float" office:value="9.9071326090759264" table:formula="of:=[Calcs.O42]-[Calcs.O35]" table:style-name="ce14">
            <text:p>10</text:p>
          </table:table-cell>
          <table:table-cell office:value-type="float" office:value="10.424575261257445" table:formula="of:=[Calcs.P42]-[Calcs.P35]" table:style-name="ce14">
            <text:p>10</text:p>
          </table:table-cell>
          <table:table-cell office:value-type="float" office:value="10.952366766482594" table:formula="of:=[Calcs.Q42]-[Calcs.Q35]" table:style-name="ce14">
            <text:p>11</text:p>
          </table:table-cell>
          <table:table-cell office:value-type="float" office:value="11.490714101812245" table:formula="of:=[Calcs.R42]-[Calcs.R35]" table:style-name="ce14">
            <text:p>11</text:p>
          </table:table-cell>
          <table:table-cell office:value-type="float" office:value="12.039828383848491" table:formula="of:=[Calcs.S42]-[Calcs.S35]" table:style-name="ce14">
            <text:p>12</text:p>
          </table:table-cell>
          <table:table-cell office:value-type="float" office:value="12.599924951525459" table:formula="of:=[Calcs.T42]-[Calcs.T35]" table:style-name="ce14">
            <text:p>13</text:p>
          </table:table-cell>
          <table:table-cell office:value-type="float" office:value="13.171223450555967" table:formula="of:=[Calcs.U42]-[Calcs.U35]" table:style-name="ce14">
            <text:p>13</text:p>
          </table:table-cell>
          <table:table-cell office:value-type="float" office:value="13.753947919567086" table:formula="of:=[Calcs.V42]-[Calcs.V35]" table:style-name="ce14">
            <text:p>14</text:p>
          </table:table-cell>
          <table:table-cell office:value-type="float" office:value="14.348326877958428" table:formula="of:=[Calcs.W42]-[Calcs.W35]" table:style-name="ce14">
            <text:p>14</text:p>
          </table:table-cell>
          <table:table-cell office:value-type="float" office:value="14.954593415517596" table:formula="of:=[Calcs.X42]-[Calcs.X35]" table:style-name="ce14">
            <text:p>15</text:p>
          </table:table-cell>
          <table:table-cell office:value-type="float" office:value="15.572985283827947" table:formula="of:=[Calcs.Y42]-[Calcs.Y35]" table:style-name="ce14">
            <text:p>16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Sugar</text:p>
          </table:table-cell>
          <table:table-cell office:value-type="float" office:value="5.1999999999999993" table:formula="of:=[Calcs.B43]-[Calcs.B36]" table:style-name="ce14">
            <text:p>5</text:p>
          </table:table-cell>
          <table:table-cell office:value-type="float" office:value="5.3919999999999977" table:formula="of:=[Calcs.C43]-[Calcs.C36]" table:style-name="ce14">
            <text:p>5</text:p>
          </table:table-cell>
          <table:table-cell office:value-type="float" office:value="5.9481999999999982" table:formula="of:=[Calcs.D43]-[Calcs.D36]" table:style-name="ce14">
            <text:p>6</text:p>
          </table:table-cell>
          <table:table-cell office:value-type="float" office:value="6.5210859999999986" table:formula="of:=[Calcs.E43]-[Calcs.E36]" table:style-name="ce14">
            <text:p>7</text:p>
          </table:table-cell>
          <table:table-cell office:value-type="float" office:value="7.1111585799999997" table:formula="of:=[Calcs.F43]-[Calcs.F36]" table:style-name="ce14">
            <text:p>7</text:p>
          </table:table-cell>
          <table:table-cell office:value-type="float" office:value="7.7189333374000011" table:formula="of:=[Calcs.G43]-[Calcs.G36]" table:style-name="ce14">
            <text:p>8</text:p>
          </table:table-cell>
          <table:table-cell office:value-type="float" office:value="8.3449413375220001" table:formula="of:=[Calcs.H43]-[Calcs.H36]" table:style-name="ce14">
            <text:p>8</text:p>
          </table:table-cell>
          <table:table-cell office:value-type="float" office:value="8.98972957764766" table:formula="of:=[Calcs.I43]-[Calcs.I36]" table:style-name="ce14">
            <text:p>9</text:p>
          </table:table-cell>
          <table:table-cell office:value-type="float" office:value="9.6538614649770889" table:formula="of:=[Calcs.J43]-[Calcs.J36]" table:style-name="ce14">
            <text:p>10</text:p>
          </table:table-cell>
          <table:table-cell office:value-type="float" office:value="10.337917308926402" table:formula="of:=[Calcs.K43]-[Calcs.K36]" table:style-name="ce14">
            <text:p>10</text:p>
          </table:table-cell>
          <table:table-cell office:value-type="float" office:value="11.042494828194195" table:formula="of:=[Calcs.L43]-[Calcs.L36]" table:style-name="ce14">
            <text:p>11</text:p>
          </table:table-cell>
          <table:table-cell office:value-type="float" office:value="11.768209673040021" table:formula="of:=[Calcs.M43]-[Calcs.M36]" table:style-name="ce14">
            <text:p>12</text:p>
          </table:table-cell>
          <table:table-cell office:value-type="float" office:value="12.515695963231222" table:formula="of:=[Calcs.N43]-[Calcs.N36]" table:style-name="ce14">
            <text:p>13</text:p>
          </table:table-cell>
          <table:table-cell office:value-type="float" office:value="13.285606842128159" table:formula="of:=[Calcs.O43]-[Calcs.O36]" table:style-name="ce14">
            <text:p>13</text:p>
          </table:table-cell>
          <table:table-cell office:value-type="float" office:value="14.078615047392004" table:formula="of:=[Calcs.P43]-[Calcs.P36]" table:style-name="ce14">
            <text:p>14</text:p>
          </table:table-cell>
          <table:table-cell office:value-type="float" office:value="14.895413498813765" table:formula="of:=[Calcs.Q43]-[Calcs.Q36]" table:style-name="ce14">
            <text:p>15</text:p>
          </table:table-cell>
          <table:table-cell office:value-type="float" office:value="15.736715903778178" table:formula="of:=[Calcs.R43]-[Calcs.R36]" table:style-name="ce14">
            <text:p>16</text:p>
          </table:table-cell>
          <table:table-cell office:value-type="float" office:value="16.60325738089152" table:formula="of:=[Calcs.S43]-[Calcs.S36]" table:style-name="ce14">
            <text:p>17</text:p>
          </table:table-cell>
          <table:table-cell office:value-type="float" office:value="17.495795102318269" table:formula="of:=[Calcs.T43]-[Calcs.T36]" table:style-name="ce14">
            <text:p>17</text:p>
          </table:table-cell>
          <table:table-cell office:value-type="float" office:value="18.415108955387815" table:formula="of:=[Calcs.U43]-[Calcs.U36]" table:style-name="ce14">
            <text:p>18</text:p>
          </table:table-cell>
          <table:table-cell office:value-type="float" office:value="19.362002224049448" table:formula="of:=[Calcs.V43]-[Calcs.V36]" table:style-name="ce14">
            <text:p>19</text:p>
          </table:table-cell>
          <table:table-cell office:value-type="float" office:value="20.337302290770928" table:formula="of:=[Calcs.W43]-[Calcs.W36]" table:style-name="ce14">
            <text:p>20</text:p>
          </table:table-cell>
          <table:table-cell office:value-type="float" office:value="21.341861359494054" table:formula="of:=[Calcs.X43]-[Calcs.X36]" table:style-name="ce14">
            <text:p>21</text:p>
          </table:table-cell>
          <table:table-cell office:value-type="float" office:value="22.376557200278874" table:formula="of:=[Calcs.Y43]-[Calcs.Y36]" table:style-name="ce14">
            <text:p>22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Cocoa Butter</text:p>
          </table:table-cell>
          <table:table-cell office:value-type="float" office:value="4.3000000000000007" table:formula="of:=[Calcs.B44]-[Calcs.B37]" table:style-name="ce14">
            <text:p>4</text:p>
          </table:table-cell>
          <table:table-cell office:value-type="float" office:value="4.6980000000000004" table:formula="of:=[Calcs.C44]-[Calcs.C37]" table:style-name="ce14">
            <text:p>5</text:p>
          </table:table-cell>
          <table:table-cell office:value-type="float" office:value="5.603625000000001" table:formula="of:=[Calcs.D44]-[Calcs.D37]" table:style-name="ce14">
            <text:p>6</text:p>
          </table:table-cell>
          <table:table-cell office:value-type="float" office:value="6.5409468749999995" table:formula="of:=[Calcs.E44]-[Calcs.E37]" table:style-name="ce14">
            <text:p>7</text:p>
          </table:table-cell>
          <table:table-cell office:value-type="float" office:value="7.5110750156249999" table:formula="of:=[Calcs.F44]-[Calcs.F37]" table:style-name="ce14">
            <text:p>8</text:p>
          </table:table-cell>
          <table:table-cell office:value-type="float" office:value="8.515157641171875" table:formula="of:=[Calcs.G44]-[Calcs.G37]" table:style-name="ce14">
            <text:p>9</text:p>
          </table:table-cell>
          <table:table-cell office:value-type="float" office:value="9.5543831586128896" table:formula="of:=[Calcs.H44]-[Calcs.H37]" table:style-name="ce14">
            <text:p>10</text:p>
          </table:table-cell>
          <table:table-cell office:value-type="float" office:value="10.62998156916434" table:formula="of:=[Calcs.I44]-[Calcs.I37]" table:style-name="ce14">
            <text:p>11</text:p>
          </table:table-cell>
          <table:table-cell office:value-type="float" office:value="11.743225924085088" table:formula="of:=[Calcs.J44]-[Calcs.J37]" table:style-name="ce14">
            <text:p>12</text:p>
          </table:table-cell>
          <table:table-cell office:value-type="float" office:value="12.895433831428065" table:formula="of:=[Calcs.K44]-[Calcs.K37]" table:style-name="ce14">
            <text:p>13</text:p>
          </table:table-cell>
          <table:table-cell office:value-type="float" office:value="14.087969015528046" table:formula="of:=[Calcs.L44]-[Calcs.L37]" table:style-name="ce14">
            <text:p>14</text:p>
          </table:table-cell>
          <table:table-cell office:value-type="float" office:value="15.322242931071528" table:formula="of:=[Calcs.M44]-[Calcs.M37]" table:style-name="ce14">
            <text:p>15</text:p>
          </table:table-cell>
          <table:table-cell office:value-type="float" office:value="16.599716433659033" table:formula="of:=[Calcs.N44]-[Calcs.N37]" table:style-name="ce14">
            <text:p>17</text:p>
          </table:table-cell>
          <table:table-cell office:value-type="float" office:value="17.921901508837102" table:formula="of:=[Calcs.O44]-[Calcs.O37]" table:style-name="ce14">
            <text:p>18</text:p>
          </table:table-cell>
          <table:table-cell office:value-type="float" office:value="19.290363061646403" table:formula="of:=[Calcs.P44]-[Calcs.P37]" table:style-name="ce14">
            <text:p>19</text:p>
          </table:table-cell>
          <table:table-cell office:value-type="float" office:value="20.706720768804026" table:formula="of:=[Calcs.Q44]-[Calcs.Q37]" table:style-name="ce14">
            <text:p>21</text:p>
          </table:table-cell>
          <table:table-cell office:value-type="float" office:value="22.172650995712168" table:formula="of:=[Calcs.R44]-[Calcs.R37]" table:style-name="ce14">
            <text:p>22</text:p>
          </table:table-cell>
          <table:table-cell office:value-type="float" office:value="23.689888780562093" table:formula="of:=[Calcs.S44]-[Calcs.S37]" table:style-name="ce14">
            <text:p>24</text:p>
          </table:table-cell>
          <table:table-cell office:value-type="float" office:value="25.260229887881763" table:formula="of:=[Calcs.T44]-[Calcs.T37]" table:style-name="ce14">
            <text:p>25</text:p>
          </table:table-cell>
          <table:table-cell office:value-type="float" office:value="26.885532933957627" table:formula="of:=[Calcs.U44]-[Calcs.U37]" table:style-name="ce14">
            <text:p>27</text:p>
          </table:table-cell>
          <table:table-cell office:value-type="float" office:value="28.567721586646144" table:formula="of:=[Calcs.V44]-[Calcs.V37]" table:style-name="ce14">
            <text:p>29</text:p>
          </table:table-cell>
          <table:table-cell office:value-type="float" office:value="30.308786842178762" table:formula="of:=[Calcs.W44]-[Calcs.W37]" table:style-name="ce14">
            <text:p>30</text:p>
          </table:table-cell>
          <table:table-cell office:value-type="float" office:value="32.110789381655017" table:formula="of:=[Calcs.X44]-[Calcs.X37]" table:style-name="ce14">
            <text:p>32</text:p>
          </table:table-cell>
          <table:table-cell office:value-type="float" office:value="33.975862010012946" table:formula="of:=[Calcs.Y44]-[Calcs.Y37]" table:style-name="ce14">
            <text:p>34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Closing Stock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Cocoa Powder</text:p>
          </table:table-cell>
          <table:table-cell office:value-type="float" office:value="1" table:formula="of:=[.B3]+[.B9]" table:style-name="ce14">
            <text:p>1</text:p>
          </table:table-cell>
          <table:table-cell office:value-type="float" office:value="2.0600000000000005" table:formula="of:=[.C3]+[.C9]" table:style-name="ce14">
            <text:p>2</text:p>
          </table:table-cell>
          <table:table-cell office:value-type="float" office:value="3.4260000000000002" table:formula="of:=[.D3]+[.D9]" table:style-name="ce14">
            <text:p>3</text:p>
          </table:table-cell>
          <table:table-cell office:value-type="float" office:value="5.10412" table:formula="of:=[.E3]+[.E9]" table:style-name="ce14">
            <text:p>5</text:p>
          </table:table-cell>
          <table:table-cell office:value-type="float" office:value="7.1006023999999996" table:formula="of:=[.F3]+[.F9]" table:style-name="ce14">
            <text:p>7</text:p>
          </table:table-cell>
          <table:table-cell office:value-type="float" office:value="9.421814448000001" table:formula="of:=[.G3]+[.G9]" table:style-name="ce14">
            <text:p>9</text:p>
          </table:table-cell>
          <table:table-cell office:value-type="float" office:value="12.074250736960003" table:formula="of:=[.H3]+[.H9]" table:style-name="ce14">
            <text:p>12</text:p>
          </table:table-cell>
          <table:table-cell office:value-type="float" office:value="15.064535751699205" table:formula="of:=[.I3]+[.I9]" table:style-name="ce14">
            <text:p>15</text:p>
          </table:table-cell>
          <table:table-cell office:value-type="float" office:value="18.399426466733193" table:formula="of:=[.J3]+[.J9]" table:style-name="ce14">
            <text:p>18</text:p>
          </table:table-cell>
          <table:table-cell office:value-type="float" office:value="22.08581499606786" table:formula="of:=[.K3]+[.K9]" table:style-name="ce14">
            <text:p>22</text:p>
          </table:table-cell>
          <table:table-cell office:value-type="float" office:value="26.130731295989222" table:formula="of:=[.L3]+[.L9]" table:style-name="ce14">
            <text:p>26</text:p>
          </table:table-cell>
          <table:table-cell office:value-type="float" office:value="30.541345921909006" table:formula="of:=[.M3]+[.M9]" table:style-name="ce14">
            <text:p>31</text:p>
          </table:table-cell>
          <table:table-cell office:value-type="float" office:value="35.324972840347186" table:formula="of:=[.N3]+[.N9]" table:style-name="ce14">
            <text:p>35</text:p>
          </table:table-cell>
          <table:table-cell office:value-type="float" office:value="40.489072297154131" table:formula="of:=[.O3]+[.O9]" table:style-name="ce14">
            <text:p>40</text:p>
          </table:table-cell>
          <table:table-cell office:value-type="float" office:value="46.041253743097215" table:formula="of:=[.P3]+[.P9]" table:style-name="ce14">
            <text:p>46</text:p>
          </table:table-cell>
          <table:table-cell office:value-type="float" office:value="51.989278817959161" table:formula="of:=[.Q3]+[.Q9]" table:style-name="ce14">
            <text:p>52</text:p>
          </table:table-cell>
          <table:table-cell office:value-type="float" office:value="58.341064394318344" table:formula="of:=[.R3]+[.R9]" table:style-name="ce14">
            <text:p>58</text:p>
          </table:table-cell>
          <table:table-cell office:value-type="float" office:value="65.104685682204718" table:formula="of:=[.S3]+[.S9]" table:style-name="ce14">
            <text:p>65</text:p>
          </table:table-cell>
          <table:table-cell office:value-type="float" office:value="72.288379395848807" table:formula="of:=[.T3]+[.T9]" table:style-name="ce14">
            <text:p>72</text:p>
          </table:table-cell>
          <table:table-cell office:value-type="float" office:value="79.900546983765778" table:formula="of:=[.U3]+[.U9]" table:style-name="ce14">
            <text:p>80</text:p>
          </table:table-cell>
          <table:table-cell office:value-type="float" office:value="87.949757923441098" table:formula="of:=[.V3]+[.V9]" table:style-name="ce14">
            <text:p>88</text:p>
          </table:table-cell>
          <table:table-cell office:value-type="float" office:value="96.444753081909923" table:formula="of:=[.W3]+[.W9]" table:style-name="ce14">
            <text:p>96</text:p>
          </table:table-cell>
          <table:table-cell office:value-type="float" office:value="105.39444814354812" table:formula="of:=[.X3]+[.X9]" table:style-name="ce14">
            <text:p>105</text:p>
          </table:table-cell>
          <table:table-cell office:value-type="float" office:value="114.80793710641909" table:formula="of:=[.Y3]+[.Y9]" table:style-name="ce14">
            <text:p>115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Milk Powder</text:p>
          </table:table-cell>
          <table:table-cell office:value-type="float" office:value="4.5" table:formula="of:=[.B4]+[.B10]" table:style-name="ce14">
            <text:p>5</text:p>
          </table:table-cell>
          <table:table-cell office:value-type="float" office:value="8.9349999999999987" table:formula="of:=[.C4]+[.C10]" table:style-name="ce14">
            <text:p>9</text:p>
          </table:table-cell>
          <table:table-cell office:value-type="float" office:value="13.777999999999999" table:formula="of:=[.D4]+[.D10]" table:style-name="ce14">
            <text:p>14</text:p>
          </table:table-cell>
          <table:table-cell office:value-type="float" office:value="19.03716" table:formula="of:=[.E4]+[.E10]" table:style-name="ce14">
            <text:p>19</text:p>
          </table:table-cell>
          <table:table-cell office:value-type="float" office:value="24.720803200000002" table:formula="of:=[.F4]+[.F10]" table:style-name="ce14">
            <text:p>25</text:p>
          </table:table-cell>
          <table:table-cell office:value-type="float" office:value="30.837419264000005" table:formula="of:=[.G4]+[.G10]" table:style-name="ce14">
            <text:p>31</text:p>
          </table:table-cell>
          <table:table-cell office:value-type="float" office:value="37.395667649280007" table:formula="of:=[.H4]+[.H10]" table:style-name="ce14">
            <text:p>37</text:p>
          </table:table-cell>
          <table:table-cell office:value-type="float" office:value="44.404381002265609" table:formula="of:=[.I4]+[.I10]" table:style-name="ce14">
            <text:p>44</text:p>
          </table:table-cell>
          <table:table-cell office:value-type="float" office:value="51.872568622310922" table:formula="of:=[.J4]+[.J10]" table:style-name="ce14">
            <text:p>52</text:p>
          </table:table-cell>
          <table:table-cell office:value-type="float" office:value="59.809419994757143" table:formula="of:=[.K4]+[.K10]" table:style-name="ce14">
            <text:p>60</text:p>
          </table:table-cell>
          <table:table-cell office:value-type="float" office:value="68.224308394652283" table:formula="of:=[.L4]+[.L10]" table:style-name="ce14">
            <text:p>68</text:p>
          </table:table-cell>
          <table:table-cell office:value-type="float" office:value="77.126794562545328" table:formula="of:=[.M4]+[.M10]" table:style-name="ce14">
            <text:p>77</text:p>
          </table:table-cell>
          <table:table-cell office:value-type="float" office:value="86.52663045379623" table:formula="of:=[.N4]+[.N10]" table:style-name="ce14">
            <text:p>87</text:p>
          </table:table-cell>
          <table:table-cell office:value-type="float" office:value="96.43376306287216" table:formula="of:=[.O4]+[.O10]" table:style-name="ce14">
            <text:p>96</text:p>
          </table:table-cell>
          <table:table-cell office:value-type="float" office:value="106.8583383241296" table:formula="of:=[.P4]+[.P10]" table:style-name="ce14">
            <text:p>107</text:p>
          </table:table-cell>
          <table:table-cell office:value-type="float" office:value="117.8107050906122" table:formula="of:=[.Q4]+[.Q10]" table:style-name="ce14">
            <text:p>118</text:p>
          </table:table-cell>
          <table:table-cell office:value-type="float" office:value="129.30141919242445" table:formula="of:=[.R4]+[.R10]" table:style-name="ce14">
            <text:p>129</text:p>
          </table:table-cell>
          <table:table-cell office:value-type="float" office:value="141.34124757627293" table:formula="of:=[.S4]+[.S10]" table:style-name="ce14">
            <text:p>141</text:p>
          </table:table-cell>
          <table:table-cell office:value-type="float" office:value="153.94117252779839" table:formula="of:=[.T4]+[.T10]" table:style-name="ce14">
            <text:p>154</text:p>
          </table:table-cell>
          <table:table-cell office:value-type="float" office:value="167.11239597835436" table:formula="of:=[.U4]+[.U10]" table:style-name="ce14">
            <text:p>167</text:p>
          </table:table-cell>
          <table:table-cell office:value-type="float" office:value="180.86634389792144" table:formula="of:=[.V4]+[.V10]" table:style-name="ce14">
            <text:p>181</text:p>
          </table:table-cell>
          <table:table-cell office:value-type="float" office:value="195.21467077587988" table:formula="of:=[.W4]+[.W10]" table:style-name="ce14">
            <text:p>195</text:p>
          </table:table-cell>
          <table:table-cell office:value-type="float" office:value="210.16926419139747" table:formula="of:=[.X4]+[.X10]" table:style-name="ce14">
            <text:p>210</text:p>
          </table:table-cell>
          <table:table-cell office:value-type="float" office:value="225.74224947522544" table:formula="of:=[.Y4]+[.Y10]" table:style-name="ce14">
            <text:p>226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Sugar</text:p>
          </table:table-cell>
          <table:table-cell office:value-type="float" office:value="5.1999999999999993" table:formula="of:=[.B5]+[.B11]" table:style-name="ce14">
            <text:p>5</text:p>
          </table:table-cell>
          <table:table-cell office:value-type="float" office:value="10.591999999999997" table:formula="of:=[.C5]+[.C11]" table:style-name="ce14">
            <text:p>11</text:p>
          </table:table-cell>
          <table:table-cell office:value-type="float" office:value="16.540199999999995" table:formula="of:=[.D5]+[.D11]" table:style-name="ce14">
            <text:p>17</text:p>
          </table:table-cell>
          <table:table-cell office:value-type="float" office:value="23.061285999999996" table:formula="of:=[.E5]+[.E11]" table:style-name="ce14">
            <text:p>23</text:p>
          </table:table-cell>
          <table:table-cell office:value-type="float" office:value="30.172444579999997" table:formula="of:=[.F5]+[.F11]" table:style-name="ce14">
            <text:p>30</text:p>
          </table:table-cell>
          <table:table-cell office:value-type="float" office:value="37.8913779174" table:formula="of:=[.G5]+[.G11]" table:style-name="ce14">
            <text:p>38</text:p>
          </table:table-cell>
          <table:table-cell office:value-type="float" office:value="46.236319254922002" table:formula="of:=[.H5]+[.H11]" table:style-name="ce14">
            <text:p>46</text:p>
          </table:table-cell>
          <table:table-cell office:value-type="float" office:value="55.22604883256966" table:formula="of:=[.I5]+[.I11]" table:style-name="ce14">
            <text:p>55</text:p>
          </table:table-cell>
          <table:table-cell office:value-type="float" office:value="64.879910297546743" table:formula="of:=[.J5]+[.J11]" table:style-name="ce14">
            <text:p>65</text:p>
          </table:table-cell>
          <table:table-cell office:value-type="float" office:value="75.217827606473151" table:formula="of:=[.K5]+[.K11]" table:style-name="ce14">
            <text:p>75</text:p>
          </table:table-cell>
          <table:table-cell office:value-type="float" office:value="86.260322434667344" table:formula="of:=[.L5]+[.L11]" table:style-name="ce14">
            <text:p>86</text:p>
          </table:table-cell>
          <table:table-cell office:value-type="float" office:value="98.028532107707363" table:formula="of:=[.M5]+[.M11]" table:style-name="ce14">
            <text:p>98</text:p>
          </table:table-cell>
          <table:table-cell office:value-type="float" office:value="110.54422807093859" table:formula="of:=[.N5]+[.N11]" table:style-name="ce14">
            <text:p>111</text:p>
          </table:table-cell>
          <table:table-cell office:value-type="float" office:value="123.82983491306675" table:formula="of:=[.O5]+[.O11]" table:style-name="ce14">
            <text:p>124</text:p>
          </table:table-cell>
          <table:table-cell office:value-type="float" office:value="137.90844996045874" table:formula="of:=[.P5]+[.P11]" table:style-name="ce14">
            <text:p>138</text:p>
          </table:table-cell>
          <table:table-cell office:value-type="float" office:value="152.80386345927249" table:formula="of:=[.Q5]+[.Q11]" table:style-name="ce14">
            <text:p>153</text:p>
          </table:table-cell>
          <table:table-cell office:value-type="float" office:value="168.54057936305068" table:formula="of:=[.R5]+[.R11]" table:style-name="ce14">
            <text:p>169</text:p>
          </table:table-cell>
          <table:table-cell office:value-type="float" office:value="185.14383674394219" table:formula="of:=[.S5]+[.S11]" table:style-name="ce14">
            <text:p>185</text:p>
          </table:table-cell>
          <table:table-cell office:value-type="float" office:value="202.63963184626044" table:formula="of:=[.T5]+[.T11]" table:style-name="ce14">
            <text:p>203</text:p>
          </table:table-cell>
          <table:table-cell office:value-type="float" office:value="221.05474080164825" table:formula="of:=[.U5]+[.U11]" table:style-name="ce14">
            <text:p>221</text:p>
          </table:table-cell>
          <table:table-cell office:value-type="float" office:value="240.41674302569771" table:formula="of:=[.V5]+[.V11]" table:style-name="ce14">
            <text:p>240</text:p>
          </table:table-cell>
          <table:table-cell office:value-type="float" office:value="260.75404531646865" table:formula="of:=[.W5]+[.W11]" table:style-name="ce14">
            <text:p>261</text:p>
          </table:table-cell>
          <table:table-cell office:value-type="float" office:value="282.09590667596268" table:formula="of:=[.X5]+[.X11]" table:style-name="ce14">
            <text:p>282</text:p>
          </table:table-cell>
          <table:table-cell office:value-type="float" office:value="304.47246387624153" table:formula="of:=[.Y5]+[.Y11]" table:style-name="ce14">
            <text:p>304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Cocoa Butter</text:p>
          </table:table-cell>
          <table:table-cell office:value-type="float" office:value="4.3000000000000007" table:formula="of:=[.B6]+[.B12]" table:style-name="ce14">
            <text:p>4</text:p>
          </table:table-cell>
          <table:table-cell office:value-type="float" office:value="8.9980000000000011" table:formula="of:=[.C6]+[.C12]" table:style-name="ce14">
            <text:p>9</text:p>
          </table:table-cell>
          <table:table-cell office:value-type="float" office:value="14.601625000000002" table:formula="of:=[.D6]+[.D12]" table:style-name="ce14">
            <text:p>15</text:p>
          </table:table-cell>
          <table:table-cell office:value-type="float" office:value="21.142571875000002" table:formula="of:=[.E6]+[.E12]" table:style-name="ce14">
            <text:p>21</text:p>
          </table:table-cell>
          <table:table-cell office:value-type="float" office:value="28.653646890625001" table:formula="of:=[.F6]+[.F12]" table:style-name="ce14">
            <text:p>29</text:p>
          </table:table-cell>
          <table:table-cell office:value-type="float" office:value="37.16880453179688" table:formula="of:=[.G6]+[.G12]" table:style-name="ce14">
            <text:p>37</text:p>
          </table:table-cell>
          <table:table-cell office:value-type="float" office:value="46.723187690409773" table:formula="of:=[.H6]+[.H12]" table:style-name="ce14">
            <text:p>47</text:p>
          </table:table-cell>
          <table:table-cell office:value-type="float" office:value="57.353169259574116" table:formula="of:=[.I6]+[.I12]" table:style-name="ce14">
            <text:p>57</text:p>
          </table:table-cell>
          <table:table-cell office:value-type="float" office:value="69.096395183659212" table:formula="of:=[.J6]+[.J12]" table:style-name="ce14">
            <text:p>69</text:p>
          </table:table-cell>
          <table:table-cell office:value-type="float" office:value="81.991829015087276" table:formula="of:=[.K6]+[.K12]" table:style-name="ce14">
            <text:p>82</text:p>
          </table:table-cell>
          <table:table-cell office:value-type="float" office:value="96.079798030615322" table:formula="of:=[.L6]+[.L12]" table:style-name="ce14">
            <text:p>96</text:p>
          </table:table-cell>
          <table:table-cell office:value-type="float" office:value="111.40204096168685" table:formula="of:=[.M6]+[.M12]" table:style-name="ce14">
            <text:p>111</text:p>
          </table:table-cell>
          <table:table-cell office:value-type="float" office:value="128.00175739534589" table:formula="of:=[.N6]+[.N12]" table:style-name="ce14">
            <text:p>128</text:p>
          </table:table-cell>
          <table:table-cell office:value-type="float" office:value="145.92365890418299" table:formula="of:=[.O6]+[.O12]" table:style-name="ce14">
            <text:p>146</text:p>
          </table:table-cell>
          <table:table-cell office:value-type="float" office:value="165.21402196582937" table:formula="of:=[.P6]+[.P12]" table:style-name="ce14">
            <text:p>165</text:p>
          </table:table-cell>
          <table:table-cell office:value-type="float" office:value="185.92074273463339" table:formula="of:=[.Q6]+[.Q12]" table:style-name="ce14">
            <text:p>186</text:p>
          </table:table-cell>
          <table:table-cell office:value-type="float" office:value="208.09339373034555" table:formula="of:=[.R6]+[.R12]" table:style-name="ce14">
            <text:p>208</text:p>
          </table:table-cell>
          <table:table-cell office:value-type="float" office:value="231.78328251090764" table:formula="of:=[.S6]+[.S12]" table:style-name="ce14">
            <text:p>232</text:p>
          </table:table-cell>
          <table:table-cell office:value-type="float" office:value="257.0435123987894" table:formula="of:=[.T6]+[.T12]" table:style-name="ce14">
            <text:p>257</text:p>
          </table:table-cell>
          <table:table-cell office:value-type="float" office:value="283.92904533274702" table:formula="of:=[.U6]+[.U12]" table:style-name="ce14">
            <text:p>284</text:p>
          </table:table-cell>
          <table:table-cell office:value-type="float" office:value="312.49676691939317" table:formula="of:=[.V6]+[.V12]" table:style-name="ce14">
            <text:p>312</text:p>
          </table:table-cell>
          <table:table-cell office:value-type="float" office:value="342.8055537615719" table:formula="of:=[.W6]+[.W12]" table:style-name="ce14">
            <text:p>343</text:p>
          </table:table-cell>
          <table:table-cell office:value-type="float" office:value="374.91634314322692" table:formula="of:=[.X6]+[.X12]" table:style-name="ce14">
            <text:p>375</text:p>
          </table:table-cell>
          <table:table-cell office:value-type="float" office:value="408.89220515323984" table:formula="of:=[.Y6]+[.Y12]" table:style-name="ce14">
            <text:p>409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Closing Stock (In '000 Kg per Rs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Cocoa Powder</text:p>
          </table:table-cell>
          <table:table-cell office:value-type="float" office:value="1300" table:formula="of:=[.B15]*[Assumptions.$D15]" table:style-name="ce14">
            <text:p>1300</text:p>
          </table:table-cell>
          <table:table-cell office:value-type="float" office:value="2678.0000000000005" table:formula="of:=[.C15]*[Assumptions.$D15]" table:style-name="ce14">
            <text:p>2678</text:p>
          </table:table-cell>
          <table:table-cell office:value-type="float" office:value="4453.8" table:formula="of:=[.D15]*[Assumptions.$D15]" table:style-name="ce14">
            <text:p>4454</text:p>
          </table:table-cell>
          <table:table-cell office:value-type="float" office:value="6635.3559999999998" table:formula="of:=[.E15]*[Assumptions.$D15]" table:style-name="ce14">
            <text:p>6635</text:p>
          </table:table-cell>
          <table:table-cell office:value-type="float" office:value="9230.7831200000001" table:formula="of:=[.F15]*[Assumptions.$D15]" table:style-name="ce14">
            <text:p>9231</text:p>
          </table:table-cell>
          <table:table-cell office:value-type="float" office:value="12248.358782400001" table:formula="of:=[.G15]*[Assumptions.$D15]" table:style-name="ce14">
            <text:p>12248</text:p>
          </table:table-cell>
          <table:table-cell office:value-type="float" office:value="15696.525958048005" table:formula="of:=[.H15]*[Assumptions.$D15]" table:style-name="ce14">
            <text:p>15697</text:p>
          </table:table-cell>
          <table:table-cell office:value-type="float" office:value="19583.896477208968" table:formula="of:=[.I15]*[Assumptions.$D15]" table:style-name="ce14">
            <text:p>19584</text:p>
          </table:table-cell>
          <table:table-cell office:value-type="float" office:value="23919.254406753149" table:formula="of:=[.J15]*[Assumptions.$D15]" table:style-name="ce14">
            <text:p>23919</text:p>
          </table:table-cell>
          <table:table-cell office:value-type="float" office:value="28711.559494888217" table:formula="of:=[.K15]*[Assumptions.$D15]" table:style-name="ce14">
            <text:p>28712</text:p>
          </table:table-cell>
          <table:table-cell office:value-type="float" office:value="33969.950684785988" table:formula="of:=[.L15]*[Assumptions.$D15]" table:style-name="ce14">
            <text:p>33970</text:p>
          </table:table-cell>
          <table:table-cell office:value-type="float" office:value="39703.749698481704" table:formula="of:=[.M15]*[Assumptions.$D15]" table:style-name="ce14">
            <text:p>39704</text:p>
          </table:table-cell>
          <table:table-cell office:value-type="float" office:value="45922.464692451344" table:formula="of:=[.N15]*[Assumptions.$D15]" table:style-name="ce14">
            <text:p>45922</text:p>
          </table:table-cell>
          <table:table-cell office:value-type="float" office:value="52635.79398630037" table:formula="of:=[.O15]*[Assumptions.$D15]" table:style-name="ce14">
            <text:p>52636</text:p>
          </table:table-cell>
          <table:table-cell office:value-type="float" office:value="59853.629866026378" table:formula="of:=[.P15]*[Assumptions.$D15]" table:style-name="ce14">
            <text:p>59854</text:p>
          </table:table-cell>
          <table:table-cell office:value-type="float" office:value="67586.062463346912" table:formula="of:=[.Q15]*[Assumptions.$D15]" table:style-name="ce14">
            <text:p>67586</text:p>
          </table:table-cell>
          <table:table-cell office:value-type="float" office:value="75843.383712613853" table:formula="of:=[.R15]*[Assumptions.$D15]" table:style-name="ce14">
            <text:p>75843</text:p>
          </table:table-cell>
          <table:table-cell office:value-type="float" office:value="84636.09138686613" table:formula="of:=[.S15]*[Assumptions.$D15]" table:style-name="ce14">
            <text:p>84636</text:p>
          </table:table-cell>
          <table:table-cell office:value-type="float" office:value="93974.893214603449" table:formula="of:=[.T15]*[Assumptions.$D15]" table:style-name="ce14">
            <text:p>93975</text:p>
          </table:table-cell>
          <table:table-cell office:value-type="float" office:value="103870.71107889552" table:formula="of:=[.U15]*[Assumptions.$D15]" table:style-name="ce14">
            <text:p>103871</text:p>
          </table:table-cell>
          <table:table-cell office:value-type="float" office:value="114334.68530047343" table:formula="of:=[.V15]*[Assumptions.$D15]" table:style-name="ce14">
            <text:p>114335</text:p>
          </table:table-cell>
          <table:table-cell office:value-type="float" office:value="125378.1790064829" table:formula="of:=[.W15]*[Assumptions.$D15]" table:style-name="ce14">
            <text:p>125378</text:p>
          </table:table-cell>
          <table:table-cell office:value-type="float" office:value="137012.78258661256" table:formula="of:=[.X15]*[Assumptions.$D15]" table:style-name="ce14">
            <text:p>137013</text:p>
          </table:table-cell>
          <table:table-cell office:value-type="float" office:value="149250.31823834483" table:formula="of:=[.Y15]*[Assumptions.$D15]" table:style-name="ce14">
            <text:p>149250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Milk Powder</text:p>
          </table:table-cell>
          <table:table-cell office:value-type="float" office:value="3150" table:formula="of:=[.B16]*[Assumptions.$D16]" table:style-name="ce14">
            <text:p>3150</text:p>
          </table:table-cell>
          <table:table-cell office:value-type="float" office:value="6254.4999999999991" table:formula="of:=[.C16]*[Assumptions.$D16]" table:style-name="ce14">
            <text:p>6255</text:p>
          </table:table-cell>
          <table:table-cell office:value-type="float" office:value="9644.5999999999985" table:formula="of:=[.D16]*[Assumptions.$D16]" table:style-name="ce14">
            <text:p>9645</text:p>
          </table:table-cell>
          <table:table-cell office:value-type="float" office:value="13326.012000000001" table:formula="of:=[.E16]*[Assumptions.$D16]" table:style-name="ce14">
            <text:p>13326</text:p>
          </table:table-cell>
          <table:table-cell office:value-type="float" office:value="17304.562240000003" table:formula="of:=[.F16]*[Assumptions.$D16]" table:style-name="ce14">
            <text:p>17305</text:p>
          </table:table-cell>
          <table:table-cell office:value-type="float" office:value="21586.193484800002" table:formula="of:=[.G16]*[Assumptions.$D16]" table:style-name="ce14">
            <text:p>21586</text:p>
          </table:table-cell>
          <table:table-cell office:value-type="float" office:value="26176.967354496006" table:formula="of:=[.H16]*[Assumptions.$D16]" table:style-name="ce14">
            <text:p>26177</text:p>
          </table:table-cell>
          <table:table-cell office:value-type="float" office:value="31083.066701585925" table:formula="of:=[.I16]*[Assumptions.$D16]" table:style-name="ce14">
            <text:p>31083</text:p>
          </table:table-cell>
          <table:table-cell office:value-type="float" office:value="36310.798035617649" table:formula="of:=[.J16]*[Assumptions.$D16]" table:style-name="ce14">
            <text:p>36311</text:p>
          </table:table-cell>
          <table:table-cell office:value-type="float" office:value="41866.593996329997" table:formula="of:=[.K16]*[Assumptions.$D16]" table:style-name="ce14">
            <text:p>41867</text:p>
          </table:table-cell>
          <table:table-cell office:value-type="float" office:value="47757.015876256599" table:formula="of:=[.L16]*[Assumptions.$D16]" table:style-name="ce14">
            <text:p>47757</text:p>
          </table:table-cell>
          <table:table-cell office:value-type="float" office:value="53988.75619378173" table:formula="of:=[.M16]*[Assumptions.$D16]" table:style-name="ce14">
            <text:p>53989</text:p>
          </table:table-cell>
          <table:table-cell office:value-type="float" office:value="60568.641317657362" table:formula="of:=[.N16]*[Assumptions.$D16]" table:style-name="ce14">
            <text:p>60569</text:p>
          </table:table-cell>
          <table:table-cell office:value-type="float" office:value="67503.634144010517" table:formula="of:=[.O16]*[Assumptions.$D16]" table:style-name="ce14">
            <text:p>67504</text:p>
          </table:table-cell>
          <table:table-cell office:value-type="float" office:value="74800.836826890722" table:formula="of:=[.P16]*[Assumptions.$D16]" table:style-name="ce14">
            <text:p>74801</text:p>
          </table:table-cell>
          <table:table-cell office:value-type="float" office:value="82467.493563428536" table:formula="of:=[.Q16]*[Assumptions.$D16]" table:style-name="ce14">
            <text:p>82467</text:p>
          </table:table-cell>
          <table:table-cell office:value-type="float" office:value="90510.993434697113" table:formula="of:=[.R16]*[Assumptions.$D16]" table:style-name="ce14">
            <text:p>90511</text:p>
          </table:table-cell>
          <table:table-cell office:value-type="float" office:value="98938.873303391054" table:formula="of:=[.S16]*[Assumptions.$D16]" table:style-name="ce14">
            <text:p>98939</text:p>
          </table:table-cell>
          <table:table-cell office:value-type="float" office:value="107758.82076945886" table:formula="of:=[.T16]*[Assumptions.$D16]" table:style-name="ce14">
            <text:p>107759</text:p>
          </table:table-cell>
          <table:table-cell office:value-type="float" office:value="116978.67718484806" table:formula="of:=[.U16]*[Assumptions.$D16]" table:style-name="ce14">
            <text:p>116979</text:p>
          </table:table-cell>
          <table:table-cell office:value-type="float" office:value="126606.44072854501" table:formula="of:=[.V16]*[Assumptions.$D16]" table:style-name="ce14">
            <text:p>126606</text:p>
          </table:table-cell>
          <table:table-cell office:value-type="float" office:value="136650.26954311592" table:formula="of:=[.W16]*[Assumptions.$D16]" table:style-name="ce14">
            <text:p>136650</text:p>
          </table:table-cell>
          <table:table-cell office:value-type="float" office:value="147118.48493397824" table:formula="of:=[.X16]*[Assumptions.$D16]" table:style-name="ce14">
            <text:p>147118</text:p>
          </table:table-cell>
          <table:table-cell office:value-type="float" office:value="158019.57463265781" table:formula="of:=[.Y16]*[Assumptions.$D16]" table:style-name="ce14">
            <text:p>158020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Sugar</text:p>
          </table:table-cell>
          <table:table-cell office:value-type="float" office:value="233.99999999999997" table:formula="of:=[.B17]*[Assumptions.$D17]" table:style-name="ce14">
            <text:p>234</text:p>
          </table:table-cell>
          <table:table-cell office:value-type="float" office:value="476.63999999999987" table:formula="of:=[.C17]*[Assumptions.$D17]" table:style-name="ce14">
            <text:p>477</text:p>
          </table:table-cell>
          <table:table-cell office:value-type="float" office:value="744.30899999999974" table:formula="of:=[.D17]*[Assumptions.$D17]" table:style-name="ce14">
            <text:p>744</text:p>
          </table:table-cell>
          <table:table-cell office:value-type="float" office:value="1037.7578699999999" table:formula="of:=[.E17]*[Assumptions.$D17]" table:style-name="ce14">
            <text:p>1038</text:p>
          </table:table-cell>
          <table:table-cell office:value-type="float" office:value="1357.7600060999998" table:formula="of:=[.F17]*[Assumptions.$D17]" table:style-name="ce14">
            <text:p>1358</text:p>
          </table:table-cell>
          <table:table-cell office:value-type="float" office:value="1705.112006283" table:formula="of:=[.G17]*[Assumptions.$D17]" table:style-name="ce14">
            <text:p>1705</text:p>
          </table:table-cell>
          <table:table-cell office:value-type="float" office:value="2080.63436647149" table:formula="of:=[.H17]*[Assumptions.$D17]" table:style-name="ce14">
            <text:p>2081</text:p>
          </table:table-cell>
          <table:table-cell office:value-type="float" office:value="2485.1721974656348" table:formula="of:=[.I17]*[Assumptions.$D17]" table:style-name="ce14">
            <text:p>2485</text:p>
          </table:table-cell>
          <table:table-cell office:value-type="float" office:value="2919.5959633896036" table:formula="of:=[.J17]*[Assumptions.$D17]" table:style-name="ce14">
            <text:p>2920</text:p>
          </table:table-cell>
          <table:table-cell office:value-type="float" office:value="3384.8022422912918" table:formula="of:=[.K17]*[Assumptions.$D17]" table:style-name="ce14">
            <text:p>3385</text:p>
          </table:table-cell>
          <table:table-cell office:value-type="float" office:value="3881.7145095600304" table:formula="of:=[.L17]*[Assumptions.$D17]" table:style-name="ce14">
            <text:p>3882</text:p>
          </table:table-cell>
          <table:table-cell office:value-type="float" office:value="4411.2839448468312" table:formula="of:=[.M17]*[Assumptions.$D17]" table:style-name="ce14">
            <text:p>4411</text:p>
          </table:table-cell>
          <table:table-cell office:value-type="float" office:value="4974.4902631922369" table:formula="of:=[.N17]*[Assumptions.$D17]" table:style-name="ce14">
            <text:p>4974</text:p>
          </table:table-cell>
          <table:table-cell office:value-type="float" office:value="5572.3425710880038" table:formula="of:=[.O17]*[Assumptions.$D17]" table:style-name="ce14">
            <text:p>5572</text:p>
          </table:table-cell>
          <table:table-cell office:value-type="float" office:value="6205.8802482206429" table:formula="of:=[.P17]*[Assumptions.$D17]" table:style-name="ce14">
            <text:p>6206</text:p>
          </table:table-cell>
          <table:table-cell office:value-type="float" office:value="6876.1738556672617" table:formula="of:=[.Q17]*[Assumptions.$D17]" table:style-name="ce14">
            <text:p>6876</text:p>
          </table:table-cell>
          <table:table-cell office:value-type="float" office:value="7584.3260713372811" table:formula="of:=[.R17]*[Assumptions.$D17]" table:style-name="ce14">
            <text:p>7584</text:p>
          </table:table-cell>
          <table:table-cell office:value-type="float" office:value="8331.4726534773981" table:formula="of:=[.S17]*[Assumptions.$D17]" table:style-name="ce14">
            <text:p>8331</text:p>
          </table:table-cell>
          <table:table-cell office:value-type="float" office:value="9118.7834330817204" table:formula="of:=[.T17]*[Assumptions.$D17]" table:style-name="ce14">
            <text:p>9119</text:p>
          </table:table-cell>
          <table:table-cell office:value-type="float" office:value="9947.4633360741718" table:formula="of:=[.U17]*[Assumptions.$D17]" table:style-name="ce14">
            <text:p>9947</text:p>
          </table:table-cell>
          <table:table-cell office:value-type="float" office:value="10818.753436156398" table:formula="of:=[.V17]*[Assumptions.$D17]" table:style-name="ce14">
            <text:p>10819</text:p>
          </table:table-cell>
          <table:table-cell office:value-type="float" office:value="11733.93203924109" table:formula="of:=[.W17]*[Assumptions.$D17]" table:style-name="ce14">
            <text:p>11734</text:p>
          </table:table-cell>
          <table:table-cell office:value-type="float" office:value="12694.315800418321" table:formula="of:=[.X17]*[Assumptions.$D17]" table:style-name="ce14">
            <text:p>12694</text:p>
          </table:table-cell>
          <table:table-cell office:value-type="float" office:value="13701.260874430869" table:formula="of:=[.Y17]*[Assumptions.$D17]" table:style-name="ce14">
            <text:p>13701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Cocoa Butter</text:p>
          </table:table-cell>
          <table:table-cell office:value-type="float" office:value="9890.0000000000018" table:formula="of:=[.B18]*[Assumptions.$D18]" table:style-name="ce14">
            <text:p>9890</text:p>
          </table:table-cell>
          <table:table-cell office:value-type="float" office:value="20695.400000000001" table:formula="of:=[.C18]*[Assumptions.$D18]" table:style-name="ce14">
            <text:p>20695</text:p>
          </table:table-cell>
          <table:table-cell office:value-type="float" office:value="33583.737500000003" table:formula="of:=[.D18]*[Assumptions.$D18]" table:style-name="ce14">
            <text:p>33584</text:p>
          </table:table-cell>
          <table:table-cell office:value-type="float" office:value="48627.915312500001" table:formula="of:=[.E18]*[Assumptions.$D18]" table:style-name="ce14">
            <text:p>48628</text:p>
          </table:table-cell>
          <table:table-cell office:value-type="float" office:value="65903.387848437502" table:formula="of:=[.F18]*[Assumptions.$D18]" table:style-name="ce14">
            <text:p>65903</text:p>
          </table:table-cell>
          <table:table-cell office:value-type="float" office:value="85488.25042313282" table:formula="of:=[.G18]*[Assumptions.$D18]" table:style-name="ce14">
            <text:p>85488</text:p>
          </table:table-cell>
          <table:table-cell office:value-type="float" office:value="107463.33168794248" table:formula="of:=[.H18]*[Assumptions.$D18]" table:style-name="ce14">
            <text:p>107463</text:p>
          </table:table-cell>
          <table:table-cell office:value-type="float" office:value="131912.28929702047" table:formula="of:=[.I18]*[Assumptions.$D18]" table:style-name="ce14">
            <text:p>131912</text:p>
          </table:table-cell>
          <table:table-cell office:value-type="float" office:value="158921.70892241618" table:formula="of:=[.J18]*[Assumptions.$D18]" table:style-name="ce14">
            <text:p>158922</text:p>
          </table:table-cell>
          <table:table-cell office:value-type="float" office:value="188581.20673470074" table:formula="of:=[.K18]*[Assumptions.$D18]" table:style-name="ce14">
            <text:p>188581</text:p>
          </table:table-cell>
          <table:table-cell office:value-type="float" office:value="220983.53547041523" table:formula="of:=[.L18]*[Assumptions.$D18]" table:style-name="ce14">
            <text:p>220984</text:p>
          </table:table-cell>
          <table:table-cell office:value-type="float" office:value="256224.69421187975" table:formula="of:=[.M18]*[Assumptions.$D18]" table:style-name="ce14">
            <text:p>256225</text:p>
          </table:table-cell>
          <table:table-cell office:value-type="float" office:value="294404.04200929555" table:formula="of:=[.N18]*[Assumptions.$D18]" table:style-name="ce14">
            <text:p>294404</text:p>
          </table:table-cell>
          <table:table-cell office:value-type="float" office:value="335624.41547962086" table:formula="of:=[.O18]*[Assumptions.$D18]" table:style-name="ce14">
            <text:p>335624</text:p>
          </table:table-cell>
          <table:table-cell office:value-type="float" office:value="379992.25052140758" table:formula="of:=[.P18]*[Assumptions.$D18]" table:style-name="ce14">
            <text:p>379992</text:p>
          </table:table-cell>
          <table:table-cell office:value-type="float" office:value="427617.70828965679" table:formula="of:=[.Q18]*[Assumptions.$D18]" table:style-name="ce14">
            <text:p>427618</text:p>
          </table:table-cell>
          <table:table-cell office:value-type="float" office:value="478614.80557979475" table:formula="of:=[.R18]*[Assumptions.$D18]" table:style-name="ce14">
            <text:p>478615</text:p>
          </table:table-cell>
          <table:table-cell office:value-type="float" office:value="533101.54977508762" table:formula="of:=[.S18]*[Assumptions.$D18]" table:style-name="ce14">
            <text:p>533102</text:p>
          </table:table-cell>
          <table:table-cell office:value-type="float" office:value="591200.07851721568" table:formula="of:=[.T18]*[Assumptions.$D18]" table:style-name="ce14">
            <text:p>591200</text:p>
          </table:table-cell>
          <table:table-cell office:value-type="float" office:value="653036.80426531821" table:formula="of:=[.U18]*[Assumptions.$D18]" table:style-name="ce14">
            <text:p>653037</text:p>
          </table:table-cell>
          <table:table-cell office:value-type="float" office:value="718742.56391460425" table:formula="of:=[.V18]*[Assumptions.$D18]" table:style-name="ce14">
            <text:p>718743</text:p>
          </table:table-cell>
          <table:table-cell office:value-type="float" office:value="788452.77365161537" table:formula="of:=[.W18]*[Assumptions.$D18]" table:style-name="ce14">
            <text:p>788453</text:p>
          </table:table-cell>
          <table:table-cell office:value-type="float" office:value="862307.58922942192" table:formula="of:=[.X18]*[Assumptions.$D18]" table:style-name="ce14">
            <text:p>862308</text:p>
          </table:table-cell>
          <table:table-cell office:value-type="float" office:value="940452.07185245166" table:formula="of:=[.Y18]*[Assumptions.$D18]" table:style-name="ce14">
            <text:p>940452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Total</text:p>
          </table:table-cell>
          <table:table-cell office:value-type="float" office:value="14574.000000000002" table:formula="of:=SUM([.B21:.B24])" table:style-name="ce14">
            <text:p>14574</text:p>
          </table:table-cell>
          <table:table-cell office:value-type="float" office:value="30104.54" table:formula="of:=SUM([.C21:.C24])" table:style-name="ce14">
            <text:p>30105</text:p>
          </table:table-cell>
          <table:table-cell office:value-type="float" office:value="48426.446499999998" table:formula="of:=SUM([.D21:.D24])" table:style-name="ce14">
            <text:p>48426</text:p>
          </table:table-cell>
          <table:table-cell office:value-type="float" office:value="69627.041182500005" table:formula="of:=SUM([.E21:.E24])" table:style-name="ce14">
            <text:p>69627</text:p>
          </table:table-cell>
          <table:table-cell office:value-type="float" office:value="93796.493214537506" table:formula="of:=SUM([.F21:.F24])" table:style-name="ce14">
            <text:p>93796</text:p>
          </table:table-cell>
          <table:table-cell office:value-type="float" office:value="121027.91469661583" table:formula="of:=SUM([.G21:.G24])" table:style-name="ce14">
            <text:p>121028</text:p>
          </table:table-cell>
          <table:table-cell office:value-type="float" office:value="151417.45936695798" table:formula="of:=SUM([.H21:.H24])" table:style-name="ce14">
            <text:p>151417</text:p>
          </table:table-cell>
          <table:table-cell office:value-type="float" office:value="185064.424673281" table:formula="of:=SUM([.I21:.I24])" table:style-name="ce14">
            <text:p>185064</text:p>
          </table:table-cell>
          <table:table-cell office:value-type="float" office:value="222071.35732817659" table:formula="of:=SUM([.J21:.J24])" table:style-name="ce14">
            <text:p>222071</text:p>
          </table:table-cell>
          <table:table-cell office:value-type="float" office:value="262544.16246821021" table:formula="of:=SUM([.K21:.K24])" table:style-name="ce14">
            <text:p>262544</text:p>
          </table:table-cell>
          <table:table-cell office:value-type="float" office:value="306592.21654101787" table:formula="of:=SUM([.L21:.L24])" table:style-name="ce14">
            <text:p>306592</text:p>
          </table:table-cell>
          <table:table-cell office:value-type="float" office:value="354328.48404899001" table:formula="of:=SUM([.M21:.M24])" table:style-name="ce14">
            <text:p>354328</text:p>
          </table:table-cell>
          <table:table-cell office:value-type="float" office:value="405869.63828259648" table:formula="of:=SUM([.N21:.N24])" table:style-name="ce14">
            <text:p>405870</text:p>
          </table:table-cell>
          <table:table-cell office:value-type="float" office:value="461336.18618101976" table:formula="of:=SUM([.O21:.O24])" table:style-name="ce14">
            <text:p>461336</text:p>
          </table:table-cell>
          <table:table-cell office:value-type="float" office:value="520852.59746254532" table:formula="of:=SUM([.P21:.P24])" table:style-name="ce14">
            <text:p>520853</text:p>
          </table:table-cell>
          <table:table-cell office:value-type="float" office:value="584547.43817209953" table:formula="of:=SUM([.Q21:.Q24])" table:style-name="ce14">
            <text:p>584547</text:p>
          </table:table-cell>
          <table:table-cell office:value-type="float" office:value="652553.50879844301" table:formula="of:=SUM([.R21:.R24])" table:style-name="ce14">
            <text:p>652554</text:p>
          </table:table-cell>
          <table:table-cell office:value-type="float" office:value="725007.98711882217" table:formula="of:=SUM([.S21:.S24])" table:style-name="ce14">
            <text:p>725008</text:p>
          </table:table-cell>
          <table:table-cell office:value-type="float" office:value="802052.57593435969" table:formula="of:=SUM([.T21:.T24])" table:style-name="ce14">
            <text:p>802053</text:p>
          </table:table-cell>
          <table:table-cell office:value-type="float" office:value="883833.65586513595" table:formula="of:=SUM([.U21:.U24])" table:style-name="ce14">
            <text:p>883834</text:p>
          </table:table-cell>
          <table:table-cell office:value-type="float" office:value="970502.44337977911" table:formula="of:=SUM([.V21:.V24])" table:style-name="ce14">
            <text:p>970502</text:p>
          </table:table-cell>
          <table:table-cell office:value-type="float" office:value="1062215.1542404552" table:formula="of:=SUM([.W21:.W24])" table:style-name="ce14">
            <text:p>1062215</text:p>
          </table:table-cell>
          <table:table-cell office:value-type="float" office:value="1159133.172550431" table:formula="of:=SUM([.X21:.X24])" table:style-name="ce14">
            <text:p>1159133</text:p>
          </table:table-cell>
          <table:table-cell office:value-type="float" office:value="1261423.2255978852" table:formula="of:=SUM([.Y21:.Y24])" table:style-name="ce14">
            <text:p>1261423</text:p>
          </table:table-cell>
          <table:table-cell table:number-columns-repeated="16359"/>
        </table:table-row>
        <table:table-row table:number-rows-repeated="1048551" table:style-name="ro4">
          <table:table-cell table:number-columns-repeated="16384"/>
        </table:table-row>
      </table:table>
      <table:table table:name="Stock-_Chocolates" table:style-name="ta1">
        <table:table-column table:style-name="co13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5">
          <table:table-cell table:style-name="ce12"/>
          <table:table-cell office:value-type="string" table:style-name="ce13">
            <text:p>M1</text:p>
          </table:table-cell>
          <table:table-cell office:value-type="string" table:style-name="ce13">
            <text:p>M2</text:p>
          </table:table-cell>
          <table:table-cell office:value-type="string" table:style-name="ce13">
            <text:p>M3</text:p>
          </table:table-cell>
          <table:table-cell office:value-type="string" table:style-name="ce13">
            <text:p>M4</text:p>
          </table:table-cell>
          <table:table-cell office:value-type="string" table:style-name="ce13">
            <text:p>M5</text:p>
          </table:table-cell>
          <table:table-cell office:value-type="string" table:style-name="ce13">
            <text:p>M6</text:p>
          </table:table-cell>
          <table:table-cell office:value-type="string" table:style-name="ce13">
            <text:p>M7</text:p>
          </table:table-cell>
          <table:table-cell office:value-type="string" table:style-name="ce13">
            <text:p>M8</text:p>
          </table:table-cell>
          <table:table-cell office:value-type="string" table:style-name="ce13">
            <text:p>M9</text:p>
          </table:table-cell>
          <table:table-cell office:value-type="string" table:style-name="ce13">
            <text:p>M10</text:p>
          </table:table-cell>
          <table:table-cell office:value-type="string" table:style-name="ce13">
            <text:p>M11</text:p>
          </table:table-cell>
          <table:table-cell office:value-type="string" table:style-name="ce13">
            <text:p>M12</text:p>
          </table:table-cell>
          <table:table-cell office:value-type="string" table:style-name="ce13">
            <text:p>M13</text:p>
          </table:table-cell>
          <table:table-cell office:value-type="string" table:style-name="ce13">
            <text:p>M14</text:p>
          </table:table-cell>
          <table:table-cell office:value-type="string" table:style-name="ce13">
            <text:p>M15</text:p>
          </table:table-cell>
          <table:table-cell office:value-type="string" table:style-name="ce13">
            <text:p>M16</text:p>
          </table:table-cell>
          <table:table-cell office:value-type="string" table:style-name="ce13">
            <text:p>M17</text:p>
          </table:table-cell>
          <table:table-cell office:value-type="string" table:style-name="ce13">
            <text:p>M18</text:p>
          </table:table-cell>
          <table:table-cell office:value-type="string" table:style-name="ce13">
            <text:p>M19</text:p>
          </table:table-cell>
          <table:table-cell office:value-type="string" table:style-name="ce13">
            <text:p>M20</text:p>
          </table:table-cell>
          <table:table-cell office:value-type="string" table:style-name="ce13">
            <text:p>M21</text:p>
          </table:table-cell>
          <table:table-cell office:value-type="string" table:style-name="ce13">
            <text:p>M22</text:p>
          </table:table-cell>
          <table:table-cell office:value-type="string" table:style-name="ce13">
            <text:p>M23</text:p>
          </table:table-cell>
          <table:table-cell office:value-type="string" table:style-name="ce13">
            <text:p>M24</text:p>
          </table:table-cell>
          <table:table-cell table:number-columns-repeated="16359"/>
        </table:table-row>
        <table:table-row table:style-name="ro5">
          <table:table-cell office:value-type="string" table:style-name="ce7">
            <text:p>Opening Stock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Dark Chocolate</text:p>
          </table:table-cell>
          <table:table-cell office:value-type="float" office:value="0" table:style-name="ce8">
            <text:p>0</text:p>
          </table:table-cell>
          <table:table-cell office:value-type="float" office:value="3" table:formula="of:=[.B12]" table:style-name="ce9">
            <text:p>3</text:p>
          </table:table-cell>
          <table:table-cell office:value-type="float" office:value="6.0299999999999994" table:formula="of:=[.C12]" table:style-name="ce14">
            <text:p>6</text:p>
          </table:table-cell>
          <table:table-cell office:value-type="float" office:value="8.9084999999999983" table:formula="of:=[.D12]" table:style-name="ce14">
            <text:p>9</text:p>
          </table:table-cell>
          <table:table-cell office:value-type="float" office:value="11.633984999999997" table:formula="of:=[.E12]" table:style-name="ce14">
            <text:p>12</text:p>
          </table:table-cell>
          <table:table-cell office:value-type="float" office:value="14.204924849999996" table:formula="of:=[.F12]" table:style-name="ce14">
            <text:p>14</text:p>
          </table:table-cell>
          <table:table-cell office:value-type="float" office:value="16.619774098499995" table:formula="of:=[.G12]" table:style-name="ce14">
            <text:p>17</text:p>
          </table:table-cell>
          <table:table-cell office:value-type="float" office:value="18.876971839484995" table:formula="of:=[.H12]" table:style-name="ce14">
            <text:p>19</text:p>
          </table:table-cell>
          <table:table-cell office:value-type="float" office:value="20.974941557879841" table:formula="of:=[.I12]" table:style-name="ce14">
            <text:p>21</text:p>
          </table:table-cell>
          <table:table-cell office:value-type="float" office:value="22.912090973458636" table:formula="of:=[.J12]" table:style-name="ce14">
            <text:p>23</text:p>
          </table:table-cell>
          <table:table-cell office:value-type="float" office:value="24.686811883193219" table:formula="of:=[.K12]" table:style-name="ce14">
            <text:p>25</text:p>
          </table:table-cell>
          <table:table-cell office:value-type="float" office:value="26.297480002025146" table:formula="of:=[.L12]" table:style-name="ce14">
            <text:p>26</text:p>
          </table:table-cell>
          <table:table-cell office:value-type="float" office:value="27.742454802045394" table:formula="of:=[.M12]" table:style-name="ce14">
            <text:p>28</text:p>
          </table:table-cell>
          <table:table-cell office:value-type="float" office:value="29.020079350065846" table:formula="of:=[.N12]" table:style-name="ce14">
            <text:p>29</text:p>
          </table:table-cell>
          <table:table-cell office:value-type="float" office:value="30.128680143566502" table:formula="of:=[.O12]" table:style-name="ce14">
            <text:p>30</text:p>
          </table:table-cell>
          <table:table-cell office:value-type="float" office:value="31.066566945002165" table:formula="of:=[.P12]" table:style-name="ce14">
            <text:p>31</text:p>
          </table:table-cell>
          <table:table-cell office:value-type="float" office:value="31.832032614452185" table:formula="of:=[.Q12]" table:style-name="ce14">
            <text:p>32</text:p>
          </table:table-cell>
          <table:table-cell office:value-type="float" office:value="32.4233529405967" table:formula="of:=[.R12]" table:style-name="ce14">
            <text:p>32</text:p>
          </table:table-cell>
          <table:table-cell office:value-type="float" office:value="32.83878647000266" table:formula="of:=[.S12]" table:style-name="ce14">
            <text:p>33</text:p>
          </table:table-cell>
          <table:table-cell office:value-type="float" office:value="33.076574334702684" table:formula="of:=[.T12]" table:style-name="ce14">
            <text:p>33</text:p>
          </table:table-cell>
          <table:table-cell office:value-type="float" office:value="33.134940078049709" table:formula="of:=[.U12]" table:style-name="ce14">
            <text:p>33</text:p>
          </table:table-cell>
          <table:table-cell office:value-type="float" office:value="33.012089478830205" table:formula="of:=[.V12]" table:style-name="ce14">
            <text:p>33</text:p>
          </table:table-cell>
          <table:table-cell office:value-type="float" office:value="32.706210373618504" table:formula="of:=[.W12]" table:style-name="ce14">
            <text:p>33</text:p>
          </table:table-cell>
          <table:table-cell office:value-type="float" office:value="32.21547247735468" table:formula="of:=[.X12]" table:style-name="ce14">
            <text:p>32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White chocolate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[.B13]" table:style-name="ce9">
            <text:p>0</text:p>
          </table:table-cell>
          <table:table-cell office:value-type="float" office:value="0.10000000000000142" table:formula="of:=[.C13]" table:style-name="ce14">
            <text:p>0</text:p>
          </table:table-cell>
          <table:table-cell office:value-type="float" office:value="-0.31249999999999645" table:formula="of:=[.D13]" table:style-name="ce14">
            <text:p>0</text:p>
          </table:table-cell>
          <table:table-cell office:value-type="float" office:value="-1.2503124999999926" table:formula="of:=[.E13]" table:style-name="ce14">
            <text:p>-1</text:p>
          </table:table-cell>
          <table:table-cell office:value-type="float" office:value="-2.7265703124999874" table:formula="of:=[.F13]" table:style-name="ce14">
            <text:p>-3</text:p>
          </table:table-cell>
          <table:table-cell office:value-type="float" office:value="-4.7547345703124826" table:formula="of:=[.G13]" table:style-name="ce14">
            <text:p>-5</text:p>
          </table:table-cell>
          <table:table-cell office:value-type="float" office:value="-7.348602934570291" table:formula="of:=[.H13]" table:style-name="ce14">
            <text:p>-7</text:p>
          </table:table-cell>
          <table:table-cell office:value-type="float" office:value="-10.522318007934544" table:formula="of:=[.I13]" table:style-name="ce14">
            <text:p>-11</text:p>
          </table:table-cell>
          <table:table-cell office:value-type="float" office:value="-14.290375958132902" table:formula="of:=[.J13]" table:style-name="ce14">
            <text:p>-14</text:p>
          </table:table-cell>
          <table:table-cell office:value-type="float" office:value="-18.667635357086219" table:formula="of:=[.K13]" table:style-name="ce14">
            <text:p>-19</text:p>
          </table:table-cell>
          <table:table-cell office:value-type="float" office:value="-23.669326241013369" table:formula="of:=[.L13]" table:style-name="ce14">
            <text:p>-24</text:p>
          </table:table-cell>
          <table:table-cell office:value-type="float" office:value="-29.311059397038697" table:formula="of:=[.M13]" table:style-name="ce14">
            <text:p>-29</text:p>
          </table:table-cell>
          <table:table-cell office:value-type="float" office:value="-35.608835881964659" table:formula="of:=[.N13]" table:style-name="ce14">
            <text:p>-36</text:p>
          </table:table-cell>
          <table:table-cell office:value-type="float" office:value="-42.579056779013769" table:formula="of:=[.O13]" table:style-name="ce14">
            <text:p>-43</text:p>
          </table:table-cell>
          <table:table-cell office:value-type="float" office:value="-50.238533198489108" table:formula="of:=[.P13]" table:style-name="ce14">
            <text:p>-50</text:p>
          </table:table-cell>
          <table:table-cell office:value-type="float" office:value="-58.604496528451335" table:formula="of:=[.Q13]" table:style-name="ce14">
            <text:p>-59</text:p>
          </table:table-cell>
          <table:table-cell office:value-type="float" office:value="-67.694608941662608" table:formula="of:=[.R13]" table:style-name="ce14">
            <text:p>-68</text:p>
          </table:table-cell>
          <table:table-cell office:value-type="float" office:value="-77.526974165204166" table:formula="of:=[.S13]" table:style-name="ce14">
            <text:p>-78</text:p>
          </table:table-cell>
          <table:table-cell office:value-type="float" office:value="-88.120148519334265" table:formula="of:=[.T13]" table:style-name="ce14">
            <text:p>-88</text:p>
          </table:table-cell>
          <table:table-cell office:value-type="float" office:value="-99.493152232317613" table:formula="of:=[.U13]" table:style-name="ce14">
            <text:p>-99</text:p>
          </table:table-cell>
          <table:table-cell office:value-type="float" office:value="-111.66548103812555" table:formula="of:=[.V13]" table:style-name="ce14">
            <text:p>-112</text:p>
          </table:table-cell>
          <table:table-cell office:value-type="float" office:value="-124.65711806407867" table:formula="of:=[.W13]" table:style-name="ce14">
            <text:p>-125</text:p>
          </table:table-cell>
          <table:table-cell office:value-type="float" office:value="-138.48854601568064" table:formula="of:=[.X13]" table:style-name="ce14">
            <text:p>-138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Milk chocolate</text:p>
          </table:table-cell>
          <table:table-cell office:value-type="float" office:value="0" table:style-name="ce8">
            <text:p>0</text:p>
          </table:table-cell>
          <table:table-cell office:value-type="float" office:value="3" table:formula="of:=[.B14]" table:style-name="ce9">
            <text:p>3</text:p>
          </table:table-cell>
          <table:table-cell office:value-type="float" office:value="6.09" table:formula="of:=[.C14]" table:style-name="ce14">
            <text:p>6</text:p>
          </table:table-cell>
          <table:table-cell office:value-type="float" office:value="8.5001999999999995" table:formula="of:=[.D14]" table:style-name="ce14">
            <text:p>9</text:p>
          </table:table-cell>
          <table:table-cell office:value-type="float" office:value="10.210205999999999" table:formula="of:=[.E14]" table:style-name="ce14">
            <text:p>10</text:p>
          </table:table-cell>
          <table:table-cell office:value-type="float" office:value="11.19901218" table:formula="of:=[.F14]" table:style-name="ce14">
            <text:p>11</text:p>
          </table:table-cell>
          <table:table-cell office:value-type="float" office:value="11.444982545400002" table:formula="of:=[.G14]" table:style-name="ce14">
            <text:p>11</text:p>
          </table:table-cell>
          <table:table-cell office:value-type="float" office:value="10.925832021762005" table:formula="of:=[.H14]" table:style-name="ce14">
            <text:p>11</text:p>
          </table:table-cell>
          <table:table-cell office:value-type="float" office:value="9.6186069824148674" table:formula="of:=[.I14]" table:style-name="ce14">
            <text:p>10</text:p>
          </table:table-cell>
          <table:table-cell office:value-type="float" office:value="7.499665191887317" table:formula="of:=[.J14]" table:style-name="ce14">
            <text:p>7</text:p>
          </table:table-cell>
          <table:table-cell office:value-type="float" office:value="4.5446551476439403" table:formula="of:=[.K14]" table:style-name="ce14">
            <text:p>5</text:p>
          </table:table-cell>
          <table:table-cell office:value-type="float" office:value="0.72849480207326067" table:formula="of:=[.L14]" table:style-name="ce14">
            <text:p>1</text:p>
          </table:table-cell>
          <table:table-cell office:value-type="float" office:value="-3.9746503538645399" table:formula="of:=[.M14]" table:style-name="ce14">
            <text:p>-4</text:p>
          </table:table-cell>
          <table:table-cell office:value-type="float" office:value="-9.591389864480476" table:formula="of:=[.N14]" table:style-name="ce14">
            <text:p>-10</text:p>
          </table:table-cell>
          <table:table-cell office:value-type="float" office:value="-16.149131560414887" table:formula="of:=[.O14]" table:style-name="ce14">
            <text:p>-16</text:p>
          </table:table-cell>
          <table:table-cell office:value-type="float" office:value="-23.676105507227327" table:formula="of:=[.P14]" table:style-name="ce14">
            <text:p>-24</text:p>
          </table:table-cell>
          <table:table-cell office:value-type="float" office:value="-32.201388672444139" table:formula="of:=[.Q14]" table:style-name="ce14">
            <text:p>-32</text:p>
          </table:table-cell>
          <table:table-cell office:value-type="float" office:value="-41.754930332617455" table:formula="of:=[.R14]" table:style-name="ce14">
            <text:p>-42</text:p>
          </table:table-cell>
          <table:table-cell office:value-type="float" office:value="-52.367578242595968" table:formula="of:=[.S14]" table:style-name="ce14">
            <text:p>-52</text:p>
          </table:table-cell>
          <table:table-cell office:value-type="float" office:value="-64.071105589873838" table:formula="of:=[.T14]" table:style-name="ce14">
            <text:p>-64</text:p>
          </table:table-cell>
          <table:table-cell office:value-type="float" office:value="-76.898238757570041" table:formula="of:=[.U14]" table:style-name="ce14">
            <text:p>-77</text:p>
          </table:table-cell>
          <table:table-cell office:value-type="float" office:value="-90.882685920297121" table:formula="of:=[.V14]" table:style-name="ce14">
            <text:p>-91</text:p>
          </table:table-cell>
          <table:table-cell office:value-type="float" office:value="-106.05916649790602" table:formula="of:=[.W14]" table:style-name="ce14">
            <text:p>-106</text:p>
          </table:table-cell>
          <table:table-cell office:value-type="float" office:value="-122.46344149284319" table:formula="of:=[.X14]" table:style-name="ce14">
            <text:p>-122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Change In Stock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Dark Chocolate</text:p>
          </table:table-cell>
          <table:table-cell office:value-type="float" office:value="3" table:formula="of:=[Calcs.B3]-[Calcs.B48]" table:style-name="ce9">
            <text:p>3</text:p>
          </table:table-cell>
          <table:table-cell office:value-type="float" office:value="3.0299999999999994" table:formula="of:=[Calcs.C3]-[Calcs.C48]" table:style-name="ce14">
            <text:p>3</text:p>
          </table:table-cell>
          <table:table-cell office:value-type="float" office:value="2.8784999999999989" table:formula="of:=[Calcs.D3]-[Calcs.D48]" table:style-name="ce14">
            <text:p>3</text:p>
          </table:table-cell>
          <table:table-cell office:value-type="float" office:value="2.725484999999999" table:formula="of:=[Calcs.E3]-[Calcs.E48]" table:style-name="ce14">
            <text:p>3</text:p>
          </table:table-cell>
          <table:table-cell office:value-type="float" office:value="2.5709398499999985" table:formula="of:=[Calcs.F3]-[Calcs.F48]" table:style-name="ce14">
            <text:p>3</text:p>
          </table:table-cell>
          <table:table-cell office:value-type="float" office:value="2.4148492484999977" table:formula="of:=[Calcs.G3]-[Calcs.G48]" table:style-name="ce14">
            <text:p>2</text:p>
          </table:table-cell>
          <table:table-cell office:value-type="float" office:value="2.2571977409849975" table:formula="of:=[Calcs.H3]-[Calcs.H48]" table:style-name="ce14">
            <text:p>2</text:p>
          </table:table-cell>
          <table:table-cell office:value-type="float" office:value="2.0979697183948467" table:formula="of:=[Calcs.I3]-[Calcs.I48]" table:style-name="ce14">
            <text:p>2</text:p>
          </table:table-cell>
          <table:table-cell office:value-type="float" office:value="1.9371494155787943" table:formula="of:=[Calcs.J3]-[Calcs.J48]" table:style-name="ce14">
            <text:p>2</text:p>
          </table:table-cell>
          <table:table-cell office:value-type="float" office:value="1.7747209097345831" table:formula="of:=[Calcs.K3]-[Calcs.K48]" table:style-name="ce14">
            <text:p>2</text:p>
          </table:table-cell>
          <table:table-cell office:value-type="float" office:value="1.6106681188319278" table:formula="of:=[Calcs.L3]-[Calcs.L48]" table:style-name="ce14">
            <text:p>2</text:p>
          </table:table-cell>
          <table:table-cell office:value-type="float" office:value="1.4449748000202476" table:formula="of:=[Calcs.M3]-[Calcs.M48]" table:style-name="ce14">
            <text:p>1</text:p>
          </table:table-cell>
          <table:table-cell office:value-type="float" office:value="1.2776245480204516" table:formula="of:=[Calcs.N3]-[Calcs.N48]" table:style-name="ce14">
            <text:p>1</text:p>
          </table:table-cell>
          <table:table-cell office:value-type="float" office:value="1.1086007935006563" table:formula="of:=[Calcs.O3]-[Calcs.O48]" table:style-name="ce14">
            <text:p>1</text:p>
          </table:table-cell>
          <table:table-cell office:value-type="float" office:value="0.93788680143566339" table:formula="of:=[Calcs.P3]-[Calcs.P48]" table:style-name="ce14">
            <text:p>1</text:p>
          </table:table-cell>
          <table:table-cell office:value-type="float" office:value="0.7654656694500197" table:formula="of:=[Calcs.Q3]-[Calcs.Q48]" table:style-name="ce14">
            <text:p>1</text:p>
          </table:table-cell>
          <table:table-cell office:value-type="float" office:value="0.59132032614451902" table:formula="of:=[Calcs.R3]-[Calcs.R48]" table:style-name="ce14">
            <text:p>1</text:p>
          </table:table-cell>
          <table:table-cell office:value-type="float" office:value="0.41543352940596279" table:formula="of:=[Calcs.S3]-[Calcs.S48]" table:style-name="ce14">
            <text:p>0</text:p>
          </table:table-cell>
          <table:table-cell office:value-type="float" office:value="0.23778786470002089" table:formula="of:=[Calcs.T3]-[Calcs.T48]" table:style-name="ce14">
            <text:p>0</text:p>
          </table:table-cell>
          <table:table-cell office:value-type="float" office:value="5.8365743347021493E-2" table:formula="of:=[Calcs.U3]-[Calcs.U48]" table:style-name="ce14">
            <text:p>0</text:p>
          </table:table-cell>
          <table:table-cell office:value-type="float" office:value="-0.12285059921950747" table:formula="of:=[Calcs.V3]-[Calcs.V48]" table:style-name="ce14">
            <text:p>0</text:p>
          </table:table-cell>
          <table:table-cell office:value-type="float" office:value="-0.30587910521170159" table:formula="of:=[Calcs.W3]-[Calcs.W48]" table:style-name="ce14">
            <text:p>0</text:p>
          </table:table-cell>
          <table:table-cell office:value-type="float" office:value="-0.49073789626381981" table:formula="of:=[Calcs.X3]-[Calcs.X48]" table:style-name="ce14">
            <text:p>0</text:p>
          </table:table-cell>
          <table:table-cell office:value-type="float" office:value="-0.67744527522645726" table:formula="of:=[Calcs.Y3]-[Calcs.Y48]" table:style-name="ce14">
            <text:p>-1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White chocolate</text:p>
          </table:table-cell>
          <table:table-cell office:value-type="float" office:value="0" table:formula="of:=[Calcs.B4]-[Calcs.B49]" table:style-name="ce9">
            <text:p>0</text:p>
          </table:table-cell>
          <table:table-cell office:value-type="float" office:value="0.10000000000000142" table:formula="of:=[Calcs.C4]-[Calcs.C49]" table:style-name="ce14">
            <text:p>0</text:p>
          </table:table-cell>
          <table:table-cell office:value-type="float" office:value="-0.41249999999999787" table:formula="of:=[Calcs.D4]-[Calcs.D49]" table:style-name="ce14">
            <text:p>0</text:p>
          </table:table-cell>
          <table:table-cell office:value-type="float" office:value="-0.93781249999999616" table:formula="of:=[Calcs.E4]-[Calcs.E49]" table:style-name="ce14">
            <text:p>-1</text:p>
          </table:table-cell>
          <table:table-cell office:value-type="float" office:value="-1.4762578124999948" table:formula="of:=[Calcs.F4]-[Calcs.F49]" table:style-name="ce14">
            <text:p>-1</text:p>
          </table:table-cell>
          <table:table-cell office:value-type="float" office:value="-2.0281642578124952" table:formula="of:=[Calcs.G4]-[Calcs.G49]" table:style-name="ce14">
            <text:p>-2</text:p>
          </table:table-cell>
          <table:table-cell office:value-type="float" office:value="-2.5938683642578084" table:formula="of:=[Calcs.H4]-[Calcs.H49]" table:style-name="ce14">
            <text:p>-3</text:p>
          </table:table-cell>
          <table:table-cell office:value-type="float" office:value="-3.173715073364253" table:formula="of:=[Calcs.I4]-[Calcs.I49]" table:style-name="ce14">
            <text:p>-3</text:p>
          </table:table-cell>
          <table:table-cell office:value-type="float" office:value="-3.768057950198358" table:formula="of:=[Calcs.J4]-[Calcs.J49]" table:style-name="ce14">
            <text:p>-4</text:p>
          </table:table-cell>
          <table:table-cell office:value-type="float" office:value="-4.3772593989533171" table:formula="of:=[Calcs.K4]-[Calcs.K49]" table:style-name="ce14">
            <text:p>-4</text:p>
          </table:table-cell>
          <table:table-cell office:value-type="float" office:value="-5.0016908839271501" table:formula="of:=[Calcs.L4]-[Calcs.L49]" table:style-name="ce14">
            <text:p>-5</text:p>
          </table:table-cell>
          <table:table-cell office:value-type="float" office:value="-5.6417331560253281" table:formula="of:=[Calcs.M4]-[Calcs.M49]" table:style-name="ce14">
            <text:p>-6</text:p>
          </table:table-cell>
          <table:table-cell office:value-type="float" office:value="-6.2977764849259614" table:formula="of:=[Calcs.N4]-[Calcs.N49]" table:style-name="ce14">
            <text:p>-6</text:p>
          </table:table-cell>
          <table:table-cell office:value-type="float" office:value="-6.97022089704911" table:formula="of:=[Calcs.O4]-[Calcs.O49]" table:style-name="ce14">
            <text:p>-7</text:p>
          </table:table-cell>
          <table:table-cell office:value-type="float" office:value="-7.6594764194753395" table:formula="of:=[Calcs.P4]-[Calcs.P49]" table:style-name="ce14">
            <text:p>-8</text:p>
          </table:table-cell>
          <table:table-cell office:value-type="float" office:value="-8.3659633299622236" table:formula="of:=[Calcs.Q4]-[Calcs.Q49]" table:style-name="ce14">
            <text:p>-8</text:p>
          </table:table-cell>
          <table:table-cell office:value-type="float" office:value="-9.0901124132112798" table:formula="of:=[Calcs.R4]-[Calcs.R49]" table:style-name="ce14">
            <text:p>-9</text:p>
          </table:table-cell>
          <table:table-cell office:value-type="float" office:value="-9.8323652235415615" table:formula="of:=[Calcs.S4]-[Calcs.S49]" table:style-name="ce14">
            <text:p>-10</text:p>
          </table:table-cell>
          <table:table-cell office:value-type="float" office:value="-10.593174354130099" table:formula="of:=[Calcs.T4]-[Calcs.T49]" table:style-name="ce14">
            <text:p>-11</text:p>
          </table:table-cell>
          <table:table-cell office:value-type="float" office:value="-11.373003712983351" table:formula="of:=[Calcs.U4]-[Calcs.U49]" table:style-name="ce14">
            <text:p>-11</text:p>
          </table:table-cell>
          <table:table-cell office:value-type="float" office:value="-12.172328805807936" table:formula="of:=[Calcs.V4]-[Calcs.V49]" table:style-name="ce14">
            <text:p>-12</text:p>
          </table:table-cell>
          <table:table-cell office:value-type="float" office:value="-12.991637025953132" table:formula="of:=[Calcs.W4]-[Calcs.W49]" table:style-name="ce14">
            <text:p>-13</text:p>
          </table:table-cell>
          <table:table-cell office:value-type="float" office:value="-13.83142795160196" table:formula="of:=[Calcs.X4]-[Calcs.X49]" table:style-name="ce14">
            <text:p>-14</text:p>
          </table:table-cell>
          <table:table-cell office:value-type="float" office:value="-14.692213650392006" table:formula="of:=[Calcs.Y4]-[Calcs.Y49]" table:style-name="ce14">
            <text:p>-15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Milk chocolate</text:p>
          </table:table-cell>
          <table:table-cell office:value-type="float" office:value="3" table:formula="of:=[Calcs.B5]-[Calcs.B50]" table:style-name="ce9">
            <text:p>3</text:p>
          </table:table-cell>
          <table:table-cell office:value-type="float" office:value="3.09" table:formula="of:=[Calcs.C5]-[Calcs.C50]" table:style-name="ce14">
            <text:p>3</text:p>
          </table:table-cell>
          <table:table-cell office:value-type="float" office:value="2.4101999999999997" table:formula="of:=[Calcs.D5]-[Calcs.D50]" table:style-name="ce14">
            <text:p>2</text:p>
          </table:table-cell>
          <table:table-cell office:value-type="float" office:value="1.7100059999999999" table:formula="of:=[Calcs.E5]-[Calcs.E50]" table:style-name="ce14">
            <text:p>2</text:p>
          </table:table-cell>
          <table:table-cell office:value-type="float" office:value="0.98880618000000098" table:formula="of:=[Calcs.F5]-[Calcs.F50]" table:style-name="ce14">
            <text:p>1</text:p>
          </table:table-cell>
          <table:table-cell office:value-type="float" office:value="0.24597036540000161" table:formula="of:=[Calcs.G5]-[Calcs.G50]" table:style-name="ce14">
            <text:p>0</text:p>
          </table:table-cell>
          <table:table-cell office:value-type="float" office:value="-0.51915052363799674" table:formula="of:=[Calcs.H5]-[Calcs.H50]" table:style-name="ce14">
            <text:p>-1</text:p>
          </table:table-cell>
          <table:table-cell office:value-type="float" office:value="-1.3072250393471379" table:formula="of:=[Calcs.I5]-[Calcs.I50]" table:style-name="ce14">
            <text:p>-1</text:p>
          </table:table-cell>
          <table:table-cell office:value-type="float" office:value="-2.1189417905275505" table:formula="of:=[Calcs.J5]-[Calcs.J50]" table:style-name="ce14">
            <text:p>-2</text:p>
          </table:table-cell>
          <table:table-cell office:value-type="float" office:value="-2.9550100442433767" table:formula="of:=[Calcs.K5]-[Calcs.K50]" table:style-name="ce14">
            <text:p>-3</text:p>
          </table:table-cell>
          <table:table-cell office:value-type="float" office:value="-3.8161603455706796" table:formula="of:=[Calcs.L5]-[Calcs.L50]" table:style-name="ce14">
            <text:p>-4</text:p>
          </table:table-cell>
          <table:table-cell office:value-type="float" office:value="-4.7031451559378006" table:formula="of:=[Calcs.M5]-[Calcs.M50]" table:style-name="ce14">
            <text:p>-5</text:p>
          </table:table-cell>
          <table:table-cell office:value-type="float" office:value="-5.6167395106159361" table:formula="of:=[Calcs.N5]-[Calcs.N50]" table:style-name="ce14">
            <text:p>-6</text:p>
          </table:table-cell>
          <table:table-cell office:value-type="float" office:value="-6.5577416959344106" table:formula="of:=[Calcs.O5]-[Calcs.O50]" table:style-name="ce14">
            <text:p>-7</text:p>
          </table:table-cell>
          <table:table-cell office:value-type="float" office:value="-7.5269739468124399" table:formula="of:=[Calcs.P5]-[Calcs.P50]" table:style-name="ce14">
            <text:p>-8</text:p>
          </table:table-cell>
          <table:table-cell office:value-type="float" office:value="-8.5252831652168126" table:formula="of:=[Calcs.Q5]-[Calcs.Q50]" table:style-name="ce14">
            <text:p>-9</text:p>
          </table:table-cell>
          <table:table-cell office:value-type="float" office:value="-9.5535416601733161" table:formula="of:=[Calcs.R5]-[Calcs.R50]" table:style-name="ce14">
            <text:p>-10</text:p>
          </table:table-cell>
          <table:table-cell office:value-type="float" office:value="-10.612647909978513" table:formula="of:=[Calcs.S5]-[Calcs.S50]" table:style-name="ce14">
            <text:p>-11</text:p>
          </table:table-cell>
          <table:table-cell office:value-type="float" office:value="-11.70352734727787" table:formula="of:=[Calcs.T5]-[Calcs.T50]" table:style-name="ce14">
            <text:p>-12</text:p>
          </table:table-cell>
          <table:table-cell office:value-type="float" office:value="-12.827133167696203" table:formula="of:=[Calcs.U5]-[Calcs.U50]" table:style-name="ce14">
            <text:p>-13</text:p>
          </table:table-cell>
          <table:table-cell office:value-type="float" office:value="-13.984447162727086" table:formula="of:=[Calcs.V5]-[Calcs.V50]" table:style-name="ce14">
            <text:p>-14</text:p>
          </table:table-cell>
          <table:table-cell office:value-type="float" office:value="-15.176480577608899" table:formula="of:=[Calcs.W5]-[Calcs.W50]" table:style-name="ce14">
            <text:p>-15</text:p>
          </table:table-cell>
          <table:table-cell office:value-type="float" office:value="-16.404274994937168" table:formula="of:=[Calcs.X5]-[Calcs.X50]" table:style-name="ce14">
            <text:p>-16</text:p>
          </table:table-cell>
          <table:table-cell office:value-type="float" office:value="-17.668903244785284" table:formula="of:=[Calcs.Y5]-[Calcs.Y50]" table:style-name="ce14">
            <text:p>-18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Closing Stock</text:p>
          </table:table-cell>
          <table:table-cell office:value-type="float" office:value="3" table:formula="of:=[.B3]+[.B8]" table:style-name="ce9">
            <text:p>3</text:p>
          </table:table-cell>
          <table:table-cell office:value-type="float" office:value="6.0299999999999994" table:formula="of:=[.C3]+[.C8]" table:style-name="ce14">
            <text:p>6</text:p>
          </table:table-cell>
          <table:table-cell office:value-type="float" office:value="8.9084999999999983" table:formula="of:=[.D3]+[.D8]" table:style-name="ce14">
            <text:p>9</text:p>
          </table:table-cell>
          <table:table-cell office:value-type="float" office:value="11.633984999999997" table:formula="of:=[.E3]+[.E8]" table:style-name="ce14">
            <text:p>12</text:p>
          </table:table-cell>
          <table:table-cell office:value-type="float" office:value="14.204924849999996" table:formula="of:=[.F3]+[.F8]" table:style-name="ce14">
            <text:p>14</text:p>
          </table:table-cell>
          <table:table-cell office:value-type="float" office:value="16.619774098499995" table:formula="of:=[.G3]+[.G8]" table:style-name="ce14">
            <text:p>17</text:p>
          </table:table-cell>
          <table:table-cell office:value-type="float" office:value="18.876971839484995" table:formula="of:=[.H3]+[.H8]" table:style-name="ce14">
            <text:p>19</text:p>
          </table:table-cell>
          <table:table-cell office:value-type="float" office:value="20.974941557879841" table:formula="of:=[.I3]+[.I8]" table:style-name="ce14">
            <text:p>21</text:p>
          </table:table-cell>
          <table:table-cell office:value-type="float" office:value="22.912090973458636" table:formula="of:=[.J3]+[.J8]" table:style-name="ce14">
            <text:p>23</text:p>
          </table:table-cell>
          <table:table-cell office:value-type="float" office:value="24.686811883193219" table:formula="of:=[.K3]+[.K8]" table:style-name="ce14">
            <text:p>25</text:p>
          </table:table-cell>
          <table:table-cell office:value-type="float" office:value="26.297480002025146" table:formula="of:=[.L3]+[.L8]" table:style-name="ce14">
            <text:p>26</text:p>
          </table:table-cell>
          <table:table-cell office:value-type="float" office:value="27.742454802045394" table:formula="of:=[.M3]+[.M8]" table:style-name="ce14">
            <text:p>28</text:p>
          </table:table-cell>
          <table:table-cell office:value-type="float" office:value="29.020079350065846" table:formula="of:=[.N3]+[.N8]" table:style-name="ce14">
            <text:p>29</text:p>
          </table:table-cell>
          <table:table-cell office:value-type="float" office:value="30.128680143566502" table:formula="of:=[.O3]+[.O8]" table:style-name="ce14">
            <text:p>30</text:p>
          </table:table-cell>
          <table:table-cell office:value-type="float" office:value="31.066566945002165" table:formula="of:=[.P3]+[.P8]" table:style-name="ce14">
            <text:p>31</text:p>
          </table:table-cell>
          <table:table-cell office:value-type="float" office:value="31.832032614452185" table:formula="of:=[.Q3]+[.Q8]" table:style-name="ce14">
            <text:p>32</text:p>
          </table:table-cell>
          <table:table-cell office:value-type="float" office:value="32.4233529405967" table:formula="of:=[.R3]+[.R8]" table:style-name="ce14">
            <text:p>32</text:p>
          </table:table-cell>
          <table:table-cell office:value-type="float" office:value="32.83878647000266" table:formula="of:=[.S3]+[.S8]" table:style-name="ce14">
            <text:p>33</text:p>
          </table:table-cell>
          <table:table-cell office:value-type="float" office:value="33.076574334702684" table:formula="of:=[.T3]+[.T8]" table:style-name="ce14">
            <text:p>33</text:p>
          </table:table-cell>
          <table:table-cell office:value-type="float" office:value="33.134940078049709" table:formula="of:=[.U3]+[.U8]" table:style-name="ce14">
            <text:p>33</text:p>
          </table:table-cell>
          <table:table-cell office:value-type="float" office:value="33.012089478830205" table:formula="of:=[.V3]+[.V8]" table:style-name="ce14">
            <text:p>33</text:p>
          </table:table-cell>
          <table:table-cell office:value-type="float" office:value="32.706210373618504" table:formula="of:=[.W3]+[.W8]" table:style-name="ce14">
            <text:p>33</text:p>
          </table:table-cell>
          <table:table-cell office:value-type="float" office:value="32.21547247735468" table:formula="of:=[.X3]+[.X8]" table:style-name="ce14">
            <text:p>32</text:p>
          </table:table-cell>
          <table:table-cell office:value-type="float" office:value="31.538027202128223" table:formula="of:=[.Y3]+[.Y8]" table:style-name="ce14">
            <text:p>32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Dark Chocolate</text:p>
          </table:table-cell>
          <table:table-cell office:value-type="float" office:value="0" table:formula="of:=[.B4]+[.B9]" table:style-name="ce9">
            <text:p>0</text:p>
          </table:table-cell>
          <table:table-cell office:value-type="float" office:value="0.10000000000000142" table:formula="of:=[.C4]+[.C9]" table:style-name="ce14">
            <text:p>0</text:p>
          </table:table-cell>
          <table:table-cell office:value-type="float" office:value="-0.31249999999999645" table:formula="of:=[.D4]+[.D9]" table:style-name="ce14">
            <text:p>0</text:p>
          </table:table-cell>
          <table:table-cell office:value-type="float" office:value="-1.2503124999999926" table:formula="of:=[.E4]+[.E9]" table:style-name="ce14">
            <text:p>-1</text:p>
          </table:table-cell>
          <table:table-cell office:value-type="float" office:value="-2.7265703124999874" table:formula="of:=[.F4]+[.F9]" table:style-name="ce14">
            <text:p>-3</text:p>
          </table:table-cell>
          <table:table-cell office:value-type="float" office:value="-4.7547345703124826" table:formula="of:=[.G4]+[.G9]" table:style-name="ce14">
            <text:p>-5</text:p>
          </table:table-cell>
          <table:table-cell office:value-type="float" office:value="-7.348602934570291" table:formula="of:=[.H4]+[.H9]" table:style-name="ce14">
            <text:p>-7</text:p>
          </table:table-cell>
          <table:table-cell office:value-type="float" office:value="-10.522318007934544" table:formula="of:=[.I4]+[.I9]" table:style-name="ce14">
            <text:p>-11</text:p>
          </table:table-cell>
          <table:table-cell office:value-type="float" office:value="-14.290375958132902" table:formula="of:=[.J4]+[.J9]" table:style-name="ce14">
            <text:p>-14</text:p>
          </table:table-cell>
          <table:table-cell office:value-type="float" office:value="-18.667635357086219" table:formula="of:=[.K4]+[.K9]" table:style-name="ce14">
            <text:p>-19</text:p>
          </table:table-cell>
          <table:table-cell office:value-type="float" office:value="-23.669326241013369" table:formula="of:=[.L4]+[.L9]" table:style-name="ce14">
            <text:p>-24</text:p>
          </table:table-cell>
          <table:table-cell office:value-type="float" office:value="-29.311059397038697" table:formula="of:=[.M4]+[.M9]" table:style-name="ce14">
            <text:p>-29</text:p>
          </table:table-cell>
          <table:table-cell office:value-type="float" office:value="-35.608835881964659" table:formula="of:=[.N4]+[.N9]" table:style-name="ce14">
            <text:p>-36</text:p>
          </table:table-cell>
          <table:table-cell office:value-type="float" office:value="-42.579056779013769" table:formula="of:=[.O4]+[.O9]" table:style-name="ce14">
            <text:p>-43</text:p>
          </table:table-cell>
          <table:table-cell office:value-type="float" office:value="-50.238533198489108" table:formula="of:=[.P4]+[.P9]" table:style-name="ce14">
            <text:p>-50</text:p>
          </table:table-cell>
          <table:table-cell office:value-type="float" office:value="-58.604496528451335" table:formula="of:=[.Q4]+[.Q9]" table:style-name="ce14">
            <text:p>-59</text:p>
          </table:table-cell>
          <table:table-cell office:value-type="float" office:value="-67.694608941662608" table:formula="of:=[.R4]+[.R9]" table:style-name="ce14">
            <text:p>-68</text:p>
          </table:table-cell>
          <table:table-cell office:value-type="float" office:value="-77.526974165204166" table:formula="of:=[.S4]+[.S9]" table:style-name="ce14">
            <text:p>-78</text:p>
          </table:table-cell>
          <table:table-cell office:value-type="float" office:value="-88.120148519334265" table:formula="of:=[.T4]+[.T9]" table:style-name="ce14">
            <text:p>-88</text:p>
          </table:table-cell>
          <table:table-cell office:value-type="float" office:value="-99.493152232317613" table:formula="of:=[.U4]+[.U9]" table:style-name="ce14">
            <text:p>-99</text:p>
          </table:table-cell>
          <table:table-cell office:value-type="float" office:value="-111.66548103812555" table:formula="of:=[.V4]+[.V9]" table:style-name="ce14">
            <text:p>-112</text:p>
          </table:table-cell>
          <table:table-cell office:value-type="float" office:value="-124.65711806407867" table:formula="of:=[.W4]+[.W9]" table:style-name="ce14">
            <text:p>-125</text:p>
          </table:table-cell>
          <table:table-cell office:value-type="float" office:value="-138.48854601568064" table:formula="of:=[.X4]+[.X9]" table:style-name="ce14">
            <text:p>-138</text:p>
          </table:table-cell>
          <table:table-cell office:value-type="float" office:value="-153.18075966607265" table:formula="of:=[.Y4]+[.Y9]" table:style-name="ce14">
            <text:p>-153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White chocolate</text:p>
          </table:table-cell>
          <table:table-cell office:value-type="float" office:value="3" table:formula="of:=[.B5]+[.B10]" table:style-name="ce9">
            <text:p>3</text:p>
          </table:table-cell>
          <table:table-cell office:value-type="float" office:value="6.09" table:formula="of:=[.C5]+[.C10]" table:style-name="ce14">
            <text:p>6</text:p>
          </table:table-cell>
          <table:table-cell office:value-type="float" office:value="8.5001999999999995" table:formula="of:=[.D5]+[.D10]" table:style-name="ce14">
            <text:p>9</text:p>
          </table:table-cell>
          <table:table-cell office:value-type="float" office:value="10.210205999999999" table:formula="of:=[.E5]+[.E10]" table:style-name="ce14">
            <text:p>10</text:p>
          </table:table-cell>
          <table:table-cell office:value-type="float" office:value="11.19901218" table:formula="of:=[.F5]+[.F10]" table:style-name="ce14">
            <text:p>11</text:p>
          </table:table-cell>
          <table:table-cell office:value-type="float" office:value="11.444982545400002" table:formula="of:=[.G5]+[.G10]" table:style-name="ce14">
            <text:p>11</text:p>
          </table:table-cell>
          <table:table-cell office:value-type="float" office:value="10.925832021762005" table:formula="of:=[.H5]+[.H10]" table:style-name="ce14">
            <text:p>11</text:p>
          </table:table-cell>
          <table:table-cell office:value-type="float" office:value="9.6186069824148674" table:formula="of:=[.I5]+[.I10]" table:style-name="ce14">
            <text:p>10</text:p>
          </table:table-cell>
          <table:table-cell office:value-type="float" office:value="7.499665191887317" table:formula="of:=[.J5]+[.J10]" table:style-name="ce14">
            <text:p>7</text:p>
          </table:table-cell>
          <table:table-cell office:value-type="float" office:value="4.5446551476439403" table:formula="of:=[.K5]+[.K10]" table:style-name="ce14">
            <text:p>5</text:p>
          </table:table-cell>
          <table:table-cell office:value-type="float" office:value="0.72849480207326067" table:formula="of:=[.L5]+[.L10]" table:style-name="ce14">
            <text:p>1</text:p>
          </table:table-cell>
          <table:table-cell office:value-type="float" office:value="-3.9746503538645399" table:formula="of:=[.M5]+[.M10]" table:style-name="ce14">
            <text:p>-4</text:p>
          </table:table-cell>
          <table:table-cell office:value-type="float" office:value="-9.591389864480476" table:formula="of:=[.N5]+[.N10]" table:style-name="ce14">
            <text:p>-10</text:p>
          </table:table-cell>
          <table:table-cell office:value-type="float" office:value="-16.149131560414887" table:formula="of:=[.O5]+[.O10]" table:style-name="ce14">
            <text:p>-16</text:p>
          </table:table-cell>
          <table:table-cell office:value-type="float" office:value="-23.676105507227327" table:formula="of:=[.P5]+[.P10]" table:style-name="ce14">
            <text:p>-24</text:p>
          </table:table-cell>
          <table:table-cell office:value-type="float" office:value="-32.201388672444139" table:formula="of:=[.Q5]+[.Q10]" table:style-name="ce14">
            <text:p>-32</text:p>
          </table:table-cell>
          <table:table-cell office:value-type="float" office:value="-41.754930332617455" table:formula="of:=[.R5]+[.R10]" table:style-name="ce14">
            <text:p>-42</text:p>
          </table:table-cell>
          <table:table-cell office:value-type="float" office:value="-52.367578242595968" table:formula="of:=[.S5]+[.S10]" table:style-name="ce14">
            <text:p>-52</text:p>
          </table:table-cell>
          <table:table-cell office:value-type="float" office:value="-64.071105589873838" table:formula="of:=[.T5]+[.T10]" table:style-name="ce14">
            <text:p>-64</text:p>
          </table:table-cell>
          <table:table-cell office:value-type="float" office:value="-76.898238757570041" table:formula="of:=[.U5]+[.U10]" table:style-name="ce14">
            <text:p>-77</text:p>
          </table:table-cell>
          <table:table-cell office:value-type="float" office:value="-90.882685920297121" table:formula="of:=[.V5]+[.V10]" table:style-name="ce14">
            <text:p>-91</text:p>
          </table:table-cell>
          <table:table-cell office:value-type="float" office:value="-106.05916649790602" table:formula="of:=[.W5]+[.W10]" table:style-name="ce14">
            <text:p>-106</text:p>
          </table:table-cell>
          <table:table-cell office:value-type="float" office:value="-122.46344149284319" table:formula="of:=[.X5]+[.X10]" table:style-name="ce14">
            <text:p>-122</text:p>
          </table:table-cell>
          <table:table-cell office:value-type="float" office:value="-140.13234473762847" table:formula="of:=[.Y5]+[.Y10]" table:style-name="ce14">
            <text:p>-140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Milk chocolate</text:p>
          </table:table-cell>
          <table:table-cell table:number-columns-repeated="16383" table:style-name="ce1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Closing Stock (In '000 Kg Per Rs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Dark Chocolate</text:p>
          </table:table-cell>
          <table:table-cell office:value-type="float" office:value="4723.5" table:formula="of:=[.B12]*[Calcs_2.$B9]" table:style-name="ce14">
            <text:p>4724</text:p>
          </table:table-cell>
          <table:table-cell office:value-type="float" office:value="9494.2349999999988" table:formula="of:=[.C12]*[Calcs_2.$B9]" table:style-name="ce14">
            <text:p>9494</text:p>
          </table:table-cell>
          <table:table-cell office:value-type="float" office:value="14026.433249999998" table:formula="of:=[.D12]*[Calcs_2.$B9]" table:style-name="ce14">
            <text:p>14026</text:p>
          </table:table-cell>
          <table:table-cell office:value-type="float" office:value="18317.709382499997" table:formula="of:=[.E12]*[Calcs_2.$B9]" table:style-name="ce14">
            <text:p>18318</text:p>
          </table:table-cell>
          <table:table-cell office:value-type="float" office:value="22365.654176324995" table:formula="of:=[.F12]*[Calcs_2.$B9]" table:style-name="ce14">
            <text:p>22366</text:p>
          </table:table-cell>
          <table:table-cell office:value-type="float" office:value="26167.834318088244" table:formula="of:=[.G12]*[Calcs_2.$B9]" table:style-name="ce14">
            <text:p>26168</text:p>
          </table:table-cell>
          <table:table-cell office:value-type="float" office:value="29721.792161269124" table:formula="of:=[.H12]*[Calcs_2.$B9]" table:style-name="ce14">
            <text:p>29722</text:p>
          </table:table-cell>
          <table:table-cell office:value-type="float" office:value="33025.045482881811" table:formula="of:=[.I12]*[Calcs_2.$B9]" table:style-name="ce14">
            <text:p>33025</text:p>
          </table:table-cell>
          <table:table-cell office:value-type="float" office:value="36075.087237710621" table:formula="of:=[.J12]*[Calcs_2.$B9]" table:style-name="ce14">
            <text:p>36075</text:p>
          </table:table-cell>
          <table:table-cell office:value-type="float" office:value="38869.385310087724" table:formula="of:=[.K12]*[Calcs_2.$B9]" table:style-name="ce14">
            <text:p>38869</text:p>
          </table:table-cell>
          <table:table-cell office:value-type="float" office:value="41405.382263188592" table:formula="of:=[.L12]*[Calcs_2.$B9]" table:style-name="ce14">
            <text:p>41405</text:p>
          </table:table-cell>
          <table:table-cell office:value-type="float" office:value="43680.495085820476" table:formula="of:=[.M12]*[Calcs_2.$B9]" table:style-name="ce14">
            <text:p>43680</text:p>
          </table:table-cell>
          <table:table-cell office:value-type="float" office:value="45692.11493667867" table:formula="of:=[.N12]*[Calcs_2.$B9]" table:style-name="ce14">
            <text:p>45692</text:p>
          </table:table-cell>
          <table:table-cell office:value-type="float" office:value="47437.606886045454" table:formula="of:=[.O12]*[Calcs_2.$B9]" table:style-name="ce14">
            <text:p>47438</text:p>
          </table:table-cell>
          <table:table-cell office:value-type="float" office:value="48914.309654905912" table:formula="of:=[.P12]*[Calcs_2.$B9]" table:style-name="ce14">
            <text:p>48914</text:p>
          </table:table-cell>
          <table:table-cell office:value-type="float" office:value="50119.535351454964" table:formula="of:=[.Q12]*[Calcs_2.$B9]" table:style-name="ce14">
            <text:p>50120</text:p>
          </table:table-cell>
          <table:table-cell office:value-type="float" office:value="51050.569204969506" table:formula="of:=[.R12]*[Calcs_2.$B9]" table:style-name="ce14">
            <text:p>51051</text:p>
          </table:table-cell>
          <table:table-cell office:value-type="float" office:value="51704.669297019187" table:formula="of:=[.S12]*[Calcs_2.$B9]" table:style-name="ce14">
            <text:p>51705</text:p>
          </table:table-cell>
          <table:table-cell office:value-type="float" office:value="52079.06628998938" table:formula="of:=[.T12]*[Calcs_2.$B9]" table:style-name="ce14">
            <text:p>52079</text:p>
          </table:table-cell>
          <table:table-cell office:value-type="float" office:value="52170.963152889264" table:formula="of:=[.U12]*[Calcs_2.$B9]" table:style-name="ce14">
            <text:p>52171</text:p>
          </table:table-cell>
          <table:table-cell office:value-type="float" office:value="51977.534884418157" table:formula="of:=[.V12]*[Calcs_2.$B9]" table:style-name="ce14">
            <text:p>51978</text:p>
          </table:table-cell>
          <table:table-cell office:value-type="float" office:value="51495.928233262333" table:formula="of:=[.W12]*[Calcs_2.$B9]" table:style-name="ce14">
            <text:p>51496</text:p>
          </table:table-cell>
          <table:table-cell office:value-type="float" office:value="50723.261415594941" table:formula="of:=[.X12]*[Calcs_2.$B9]" table:style-name="ce14">
            <text:p>50723</text:p>
          </table:table-cell>
          <table:table-cell office:value-type="float" office:value="49656.62382975089" table:formula="of:=[.Y12]*[Calcs_2.$B9]" table:style-name="ce14">
            <text:p>49657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White chocolate</text:p>
          </table:table-cell>
          <table:table-cell office:value-type="float" office:value="0" table:formula="of:=[.B13]*[Calcs_2.$B16]" table:style-name="ce14">
            <text:p>0</text:p>
          </table:table-cell>
          <table:table-cell office:value-type="float" office:value="98.350000000001401" table:formula="of:=[.C13]*[Calcs_2.$B16]" table:style-name="ce14">
            <text:p>98</text:p>
          </table:table-cell>
          <table:table-cell office:value-type="float" office:value="-307.34374999999653" table:formula="of:=[.D13]*[Calcs_2.$B16]" table:style-name="ce14">
            <text:p>-307</text:p>
          </table:table-cell>
          <table:table-cell office:value-type="float" office:value="-1229.6823437499927" table:formula="of:=[.E13]*[Calcs_2.$B16]" table:style-name="ce14">
            <text:p>-1230</text:p>
          </table:table-cell>
          <table:table-cell office:value-type="float" office:value="-2681.5819023437375" table:formula="of:=[.F13]*[Calcs_2.$B16]" table:style-name="ce14">
            <text:p>-2682</text:p>
          </table:table-cell>
          <table:table-cell office:value-type="float" office:value="-4676.281449902327" table:formula="of:=[.G13]*[Calcs_2.$B16]" table:style-name="ce14">
            <text:p>-4676</text:p>
          </table:table-cell>
          <table:table-cell office:value-type="float" office:value="-7227.3509861498815" table:formula="of:=[.H13]*[Calcs_2.$B16]" table:style-name="ce14">
            <text:p>-7227</text:p>
          </table:table-cell>
          <table:table-cell office:value-type="float" office:value="-10348.699760803624" table:formula="of:=[.I13]*[Calcs_2.$B16]" table:style-name="ce14">
            <text:p>-10349</text:p>
          </table:table-cell>
          <table:table-cell office:value-type="float" office:value="-14054.584754823709" table:formula="of:=[.J13]*[Calcs_2.$B16]" table:style-name="ce14">
            <text:p>-14055</text:p>
          </table:table-cell>
          <table:table-cell office:value-type="float" office:value="-18359.619373694295" table:formula="of:=[.K13]*[Calcs_2.$B16]" table:style-name="ce14">
            <text:p>-18360</text:p>
          </table:table-cell>
          <table:table-cell office:value-type="float" office:value="-23278.782358036649" table:formula="of:=[.L13]*[Calcs_2.$B16]" table:style-name="ce14">
            <text:p>-23279</text:p>
          </table:table-cell>
          <table:table-cell office:value-type="float" office:value="-28827.426916987559" table:formula="of:=[.M13]*[Calcs_2.$B16]" table:style-name="ce14">
            <text:p>-28827</text:p>
          </table:table-cell>
          <table:table-cell office:value-type="float" office:value="-35021.29008991224" table:formula="of:=[.N13]*[Calcs_2.$B16]" table:style-name="ce14">
            <text:p>-35021</text:p>
          </table:table-cell>
          <table:table-cell office:value-type="float" office:value="-41876.502342160042" table:formula="of:=[.O13]*[Calcs_2.$B16]" table:style-name="ce14">
            <text:p>-41877</text:p>
          </table:table-cell>
          <table:table-cell office:value-type="float" office:value="-49409.597400714039" table:formula="of:=[.P13]*[Calcs_2.$B16]" table:style-name="ce14">
            <text:p>-49410</text:p>
          </table:table-cell>
          <table:table-cell office:value-type="float" office:value="-57637.52233573189" table:formula="of:=[.Q13]*[Calcs_2.$B16]" table:style-name="ce14">
            <text:p>-57638</text:p>
          </table:table-cell>
          <table:table-cell office:value-type="float" office:value="-66577.64789412517" table:formula="of:=[.R13]*[Calcs_2.$B16]" table:style-name="ce14">
            <text:p>-66578</text:p>
          </table:table-cell>
          <table:table-cell office:value-type="float" office:value="-76247.779091478296" table:formula="of:=[.S13]*[Calcs_2.$B16]" table:style-name="ce14">
            <text:p>-76248</text:p>
          </table:table-cell>
          <table:table-cell office:value-type="float" office:value="-86666.166068765247" table:formula="of:=[.T13]*[Calcs_2.$B16]" table:style-name="ce14">
            <text:p>-86666</text:p>
          </table:table-cell>
          <table:table-cell office:value-type="float" office:value="-97851.515220484376" table:formula="of:=[.U13]*[Calcs_2.$B16]" table:style-name="ce14">
            <text:p>-97852</text:p>
          </table:table-cell>
          <table:table-cell office:value-type="float" office:value="-109823.00060099647" table:formula="of:=[.V13]*[Calcs_2.$B16]" table:style-name="ce14">
            <text:p>-109823</text:p>
          </table:table-cell>
          <table:table-cell office:value-type="float" office:value="-122600.27561602138" table:formula="of:=[.W13]*[Calcs_2.$B16]" table:style-name="ce14">
            <text:p>-122600</text:p>
          </table:table-cell>
          <table:table-cell office:value-type="float" office:value="-136203.48500642192" table:formula="of:=[.X13]*[Calcs_2.$B16]" table:style-name="ce14">
            <text:p>-136203</text:p>
          </table:table-cell>
          <table:table-cell office:value-type="float" office:value="-150653.27713158244" table:formula="of:=[.Y13]*[Calcs_2.$B16]" table:style-name="ce14">
            <text:p>-150653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Milk chocolate</text:p>
          </table:table-cell>
          <table:table-cell office:value-type="float" office:value="3507" table:formula="of:=[.B14]*[Calcs_2.$B23]" table:style-name="ce14">
            <text:p>3507</text:p>
          </table:table-cell>
          <table:table-cell office:value-type="float" office:value="7119.21" table:formula="of:=[.C14]*[Calcs_2.$B23]" table:style-name="ce14">
            <text:p>7119</text:p>
          </table:table-cell>
          <table:table-cell office:value-type="float" office:value="9936.7338" table:formula="of:=[.D14]*[Calcs_2.$B23]" table:style-name="ce14">
            <text:p>9937</text:p>
          </table:table-cell>
          <table:table-cell office:value-type="float" office:value="11935.730813999999" table:formula="of:=[.E14]*[Calcs_2.$B23]" table:style-name="ce14">
            <text:p>11936</text:p>
          </table:table-cell>
          <table:table-cell office:value-type="float" office:value="13091.64523842" table:formula="of:=[.F14]*[Calcs_2.$B23]" table:style-name="ce14">
            <text:p>13092</text:p>
          </table:table-cell>
          <table:table-cell office:value-type="float" office:value="13379.184595572602" table:formula="of:=[.G14]*[Calcs_2.$B23]" table:style-name="ce14">
            <text:p>13379</text:p>
          </table:table-cell>
          <table:table-cell office:value-type="float" office:value="12772.297633439784" table:formula="of:=[.H14]*[Calcs_2.$B23]" table:style-name="ce14">
            <text:p>12772</text:p>
          </table:table-cell>
          <table:table-cell office:value-type="float" office:value="11244.151562442979" table:formula="of:=[.I14]*[Calcs_2.$B23]" table:style-name="ce14">
            <text:p>11244</text:p>
          </table:table-cell>
          <table:table-cell office:value-type="float" office:value="8767.1086093162739" table:formula="of:=[.J14]*[Calcs_2.$B23]" table:style-name="ce14">
            <text:p>8767</text:p>
          </table:table-cell>
          <table:table-cell office:value-type="float" office:value="5312.7018675957661" table:formula="of:=[.K14]*[Calcs_2.$B23]" table:style-name="ce14">
            <text:p>5313</text:p>
          </table:table-cell>
          <table:table-cell office:value-type="float" office:value="851.61042362364174" table:formula="of:=[.L14]*[Calcs_2.$B23]" table:style-name="ce14">
            <text:p>852</text:p>
          </table:table-cell>
          <table:table-cell office:value-type="float" office:value="-4646.3662636676472" table:formula="of:=[.M14]*[Calcs_2.$B23]" table:style-name="ce14">
            <text:p>-4646</text:p>
          </table:table-cell>
          <table:table-cell office:value-type="float" office:value="-11212.334751577677" table:formula="of:=[.N14]*[Calcs_2.$B23]" table:style-name="ce14">
            <text:p>-11212</text:p>
          </table:table-cell>
          <table:table-cell office:value-type="float" office:value="-18878.334794125003" table:formula="of:=[.O14]*[Calcs_2.$B23]" table:style-name="ce14">
            <text:p>-18878</text:p>
          </table:table-cell>
          <table:table-cell office:value-type="float" office:value="-27677.367337948745" table:formula="of:=[.P14]*[Calcs_2.$B23]" table:style-name="ce14">
            <text:p>-27677</text:p>
          </table:table-cell>
          <table:table-cell office:value-type="float" office:value="-37643.423358087195" table:formula="of:=[.Q14]*[Calcs_2.$B23]" table:style-name="ce14">
            <text:p>-37643</text:p>
          </table:table-cell>
          <table:table-cell office:value-type="float" office:value="-48811.513558829807" table:formula="of:=[.R14]*[Calcs_2.$B23]" table:style-name="ce14">
            <text:p>-48812</text:p>
          </table:table-cell>
          <table:table-cell office:value-type="float" office:value="-61217.698965594689" table:formula="of:=[.S14]*[Calcs_2.$B23]" table:style-name="ce14">
            <text:p>-61218</text:p>
          </table:table-cell>
          <table:table-cell office:value-type="float" office:value="-74899.122434562523" table:formula="of:=[.T14]*[Calcs_2.$B23]" table:style-name="ce14">
            <text:p>-74899</text:p>
          </table:table-cell>
          <table:table-cell office:value-type="float" office:value="-89894.041107599376" table:formula="of:=[.U14]*[Calcs_2.$B23]" table:style-name="ce14">
            <text:p>-89894</text:p>
          </table:table-cell>
          <table:table-cell office:value-type="float" office:value="-106241.85984082734" table:formula="of:=[.V14]*[Calcs_2.$B23]" table:style-name="ce14">
            <text:p>-106242</text:p>
          </table:table-cell>
          <table:table-cell office:value-type="float" office:value="-123983.16563605213" table:formula="of:=[.W14]*[Calcs_2.$B23]" table:style-name="ce14">
            <text:p>-123983</text:p>
          </table:table-cell>
          <table:table-cell office:value-type="float" office:value="-143159.76310513369" table:formula="of:=[.X14]*[Calcs_2.$B23]" table:style-name="ce14">
            <text:p>-143160</text:p>
          </table:table-cell>
          <table:table-cell office:value-type="float" office:value="-163814.71099828769" table:formula="of:=[.Y14]*[Calcs_2.$B23]" table:style-name="ce14">
            <text:p>-163815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Total</text:p>
          </table:table-cell>
          <table:table-cell office:value-type="float" office:value="8230.5" table:formula="of:=SUM([.B18:.B20])" table:style-name="ce14">
            <text:p>8231</text:p>
          </table:table-cell>
          <table:table-cell office:value-type="float" office:value="16711.795000000002" table:formula="of:=SUM([.C18:.C20])" table:style-name="ce14">
            <text:p>16712</text:p>
          </table:table-cell>
          <table:table-cell office:value-type="float" office:value="23655.823300000004" table:formula="of:=SUM([.D18:.D20])" table:style-name="ce14">
            <text:p>23656</text:p>
          </table:table-cell>
          <table:table-cell office:value-type="float" office:value="29023.757852750005" table:formula="of:=SUM([.E18:.E20])" table:style-name="ce14">
            <text:p>29024</text:p>
          </table:table-cell>
          <table:table-cell office:value-type="float" office:value="32775.717512401257" table:formula="of:=SUM([.F18:.F20])" table:style-name="ce14">
            <text:p>32776</text:p>
          </table:table-cell>
          <table:table-cell office:value-type="float" office:value="34870.737463758516" table:formula="of:=SUM([.G18:.G20])" table:style-name="ce14">
            <text:p>34871</text:p>
          </table:table-cell>
          <table:table-cell office:value-type="float" office:value="35266.738808559028" table:formula="of:=SUM([.H18:.H20])" table:style-name="ce14">
            <text:p>35267</text:p>
          </table:table-cell>
          <table:table-cell office:value-type="float" office:value="33920.497284521167" table:formula="of:=SUM([.I18:.I20])" table:style-name="ce14">
            <text:p>33920</text:p>
          </table:table-cell>
          <table:table-cell office:value-type="float" office:value="30787.611092203188" table:formula="of:=SUM([.J18:.J20])" table:style-name="ce14">
            <text:p>30788</text:p>
          </table:table-cell>
          <table:table-cell office:value-type="float" office:value="25822.467803989195" table:formula="of:=SUM([.K18:.K20])" table:style-name="ce14">
            <text:p>25822</text:p>
          </table:table-cell>
          <table:table-cell office:value-type="float" office:value="18978.210328775585" table:formula="of:=SUM([.L18:.L20])" table:style-name="ce14">
            <text:p>18978</text:p>
          </table:table-cell>
          <table:table-cell office:value-type="float" office:value="10206.70190516527" table:formula="of:=SUM([.M18:.M20])" table:style-name="ce14">
            <text:p>10207</text:p>
          </table:table-cell>
          <table:table-cell office:value-type="float" office:value="-541.50990481124609" table:formula="of:=SUM([.N18:.N20])" table:style-name="ce14">
            <text:p>-542</text:p>
          </table:table-cell>
          <table:table-cell office:value-type="float" office:value="-13317.230250239591" table:formula="of:=SUM([.O18:.O20])" table:style-name="ce14">
            <text:p>-13317</text:p>
          </table:table-cell>
          <table:table-cell office:value-type="float" office:value="-28172.655083756872" table:formula="of:=SUM([.P18:.P20])" table:style-name="ce14">
            <text:p>-28173</text:p>
          </table:table-cell>
          <table:table-cell office:value-type="float" office:value="-45161.410342364121" table:formula="of:=SUM([.Q18:.Q20])" table:style-name="ce14">
            <text:p>-45161</text:p>
          </table:table-cell>
          <table:table-cell office:value-type="float" office:value="-64338.592247985471" table:formula="of:=SUM([.R18:.R20])" table:style-name="ce14">
            <text:p>-64339</text:p>
          </table:table-cell>
          <table:table-cell office:value-type="float" office:value="-85760.808760053798" table:formula="of:=SUM([.S18:.S20])" table:style-name="ce14">
            <text:p>-85761</text:p>
          </table:table-cell>
          <table:table-cell office:value-type="float" office:value="-109486.22221333839" table:formula="of:=SUM([.T18:.T20])" table:style-name="ce14">
            <text:p>-109486</text:p>
          </table:table-cell>
          <table:table-cell office:value-type="float" office:value="-135574.59317519449" table:formula="of:=SUM([.U18:.U20])" table:style-name="ce14">
            <text:p>-135575</text:p>
          </table:table-cell>
          <table:table-cell office:value-type="float" office:value="-164087.32555740565" table:formula="of:=SUM([.V18:.V20])" table:style-name="ce14">
            <text:p>-164087</text:p>
          </table:table-cell>
          <table:table-cell office:value-type="float" office:value="-195087.51301881118" table:formula="of:=SUM([.W18:.W20])" table:style-name="ce14">
            <text:p>-195088</text:p>
          </table:table-cell>
          <table:table-cell office:value-type="float" office:value="-228639.98669596069" table:formula="of:=SUM([.X18:.X20])" table:style-name="ce14">
            <text:p>-228640</text:p>
          </table:table-cell>
          <table:table-cell office:value-type="float" office:value="-264811.36430011922" table:formula="of:=SUM([.Y18:.Y20])" table:style-name="ce14">
            <text:p>-264811</text:p>
          </table:table-cell>
          <table:table-cell table:number-columns-repeated="16359"/>
        </table:table-row>
        <table:table-row table:number-rows-repeated="1048555" table:style-name="ro4">
          <table:table-cell table:number-columns-repeated="16384"/>
        </table:table-row>
      </table:table>
      <table:table table:name="Cash" table:style-name="ta1">
        <table:table-column table:style-name="co14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5">
          <table:table-cell table:style-name="ce12"/>
          <table:table-cell office:value-type="string" table:style-name="ce13">
            <text:p>M1</text:p>
          </table:table-cell>
          <table:table-cell office:value-type="string" table:style-name="ce13">
            <text:p>M2</text:p>
          </table:table-cell>
          <table:table-cell office:value-type="string" table:style-name="ce13">
            <text:p>M3</text:p>
          </table:table-cell>
          <table:table-cell office:value-type="string" table:style-name="ce13">
            <text:p>M4</text:p>
          </table:table-cell>
          <table:table-cell office:value-type="string" table:style-name="ce13">
            <text:p>M5</text:p>
          </table:table-cell>
          <table:table-cell office:value-type="string" table:style-name="ce13">
            <text:p>M6</text:p>
          </table:table-cell>
          <table:table-cell office:value-type="string" table:style-name="ce13">
            <text:p>M7</text:p>
          </table:table-cell>
          <table:table-cell office:value-type="string" table:style-name="ce13">
            <text:p>M8</text:p>
          </table:table-cell>
          <table:table-cell office:value-type="string" table:style-name="ce13">
            <text:p>M9</text:p>
          </table:table-cell>
          <table:table-cell office:value-type="string" table:style-name="ce13">
            <text:p>M10</text:p>
          </table:table-cell>
          <table:table-cell office:value-type="string" table:style-name="ce13">
            <text:p>M11</text:p>
          </table:table-cell>
          <table:table-cell office:value-type="string" table:style-name="ce13">
            <text:p>M12</text:p>
          </table:table-cell>
          <table:table-cell office:value-type="string" table:style-name="ce13">
            <text:p>M13</text:p>
          </table:table-cell>
          <table:table-cell office:value-type="string" table:style-name="ce13">
            <text:p>M14</text:p>
          </table:table-cell>
          <table:table-cell office:value-type="string" table:style-name="ce13">
            <text:p>M15</text:p>
          </table:table-cell>
          <table:table-cell office:value-type="string" table:style-name="ce13">
            <text:p>M16</text:p>
          </table:table-cell>
          <table:table-cell office:value-type="string" table:style-name="ce13">
            <text:p>M17</text:p>
          </table:table-cell>
          <table:table-cell office:value-type="string" table:style-name="ce13">
            <text:p>M18</text:p>
          </table:table-cell>
          <table:table-cell office:value-type="string" table:style-name="ce13">
            <text:p>M19</text:p>
          </table:table-cell>
          <table:table-cell office:value-type="string" table:style-name="ce13">
            <text:p>M20</text:p>
          </table:table-cell>
          <table:table-cell office:value-type="string" table:style-name="ce13">
            <text:p>M21</text:p>
          </table:table-cell>
          <table:table-cell office:value-type="string" table:style-name="ce13">
            <text:p>M22</text:p>
          </table:table-cell>
          <table:table-cell office:value-type="string" table:style-name="ce13">
            <text:p>M23</text:p>
          </table:table-cell>
          <table:table-cell office:value-type="string" table:style-name="ce13">
            <text:p>M24</text:p>
          </table:table-cell>
          <table:table-cell table:number-columns-repeated="16359"/>
        </table:table-row>
        <table:table-row table:style-name="ro5">
          <table:table-cell office:value-type="string" table:style-name="ce7">
            <text:p>Cash Inflow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Cash Collected</text:p>
          </table:table-cell>
          <table:table-cell office:value-type="float" office:value="35790" table:formula="of:=[Collection.B12]" table:style-name="ce9">
            <text:p>35790</text:p>
          </table:table-cell>
          <table:table-cell office:value-type="float" office:value="78333.7" table:formula="of:=[Collection.C12]" table:style-name="ce14">
            <text:p>78334</text:p>
          </table:table-cell>
          <table:table-cell office:value-type="float" office:value="121817.46099999998" table:formula="of:=[Collection.D12]" table:style-name="ce14">
            <text:p>121817</text:p>
          </table:table-cell>
          <table:table-cell office:value-type="float" office:value="124510.04983" table:formula="of:=[Collection.E12]" table:style-name="ce14">
            <text:p>124510</text:p>
          </table:table-cell>
          <table:table-cell office:value-type="float" office:value="127270.72516239998" table:formula="of:=[Collection.F12]" table:style-name="ce14">
            <text:p>127271</text:p>
          </table:table-cell>
          <table:table-cell office:value-type="float" office:value="130101.32588533449" table:formula="of:=[Collection.G12]" table:style-name="ce14">
            <text:p>130101</text:p>
          </table:table-cell>
          <table:table-cell office:value-type="float" office:value="133003.74209662984" table:formula="of:=[Collection.H12]" table:style-name="ce14">
            <text:p>133004</text:p>
          </table:table-cell>
          <table:table-cell office:value-type="float" office:value="135979.91655252839" table:formula="of:=[Collection.I12]" table:style-name="ce14">
            <text:p>135980</text:p>
          </table:table-cell>
          <table:table-cell office:value-type="float" office:value="139031.84615779881" table:formula="of:=[Collection.J12]" table:style-name="ce14">
            <text:p>139032</text:p>
          </table:table-cell>
          <table:table-cell office:value-type="float" office:value="142161.58349842334" table:formula="of:=[Collection.K12]" table:style-name="ce14">
            <text:p>142162</text:p>
          </table:table-cell>
          <table:table-cell office:value-type="float" office:value="145371.23841808725" table:formula="of:=[Collection.L12]" table:style-name="ce14">
            <text:p>145371</text:p>
          </table:table-cell>
          <table:table-cell office:value-type="float" office:value="148662.97963973155" table:formula="of:=[Collection.M12]" table:style-name="ce14">
            <text:p>148663</text:p>
          </table:table-cell>
          <table:table-cell office:value-type="float" office:value="152039.03643346555" table:formula="of:=[Collection.N12]" table:style-name="ce14">
            <text:p>152039</text:p>
          </table:table-cell>
          <table:table-cell office:value-type="float" office:value="155501.7003321751" table:formula="of:=[Collection.O12]" table:style-name="ce14">
            <text:p>155502</text:p>
          </table:table-cell>
          <table:table-cell office:value-type="float" office:value="159053.32689619908" table:formula="of:=[Collection.P12]" table:style-name="ce14">
            <text:p>159053</text:p>
          </table:table-cell>
          <table:table-cell office:value-type="float" office:value="162696.3375284879" table:formula="of:=[Collection.Q12]" table:style-name="ce14">
            <text:p>162696</text:p>
          </table:table-cell>
          <table:table-cell office:value-type="float" office:value="166433.22134169794" table:formula="of:=[Collection.R12]" table:style-name="ce14">
            <text:p>166433</text:p>
          </table:table-cell>
          <table:table-cell office:value-type="float" office:value="170266.53707871889" table:formula="of:=[Collection.S12]" table:style-name="ce14">
            <text:p>170267</text:p>
          </table:table-cell>
          <table:table-cell office:value-type="float" office:value="174198.91508817271" table:formula="of:=[Collection.T12]" table:style-name="ce14">
            <text:p>174199</text:p>
          </table:table-cell>
          <table:table-cell office:value-type="float" office:value="178233.05935646949" table:formula="of:=[Collection.U12]" table:style-name="ce14">
            <text:p>178233</text:p>
          </table:table-cell>
          <table:table-cell office:value-type="float" office:value="182371.74959804985" table:formula="of:=[Collection.V12]" table:style-name="ce14">
            <text:p>182372</text:p>
          </table:table-cell>
          <table:table-cell office:value-type="float" office:value="186617.84340549153" table:formula="of:=[Collection.W12]" table:style-name="ce14">
            <text:p>186618</text:p>
          </table:table-cell>
          <table:table-cell office:value-type="float" office:value="190974.2784612067" table:formula="of:=[Collection.X12]" table:style-name="ce14">
            <text:p>190974</text:p>
          </table:table-cell>
          <table:table-cell office:value-type="float" office:value="195444.07481250545" table:formula="of:=[Collection.Y12]" table:style-name="ce14">
            <text:p>195444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Cash Outflow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Cash To Be Paid</text:p>
          </table:table-cell>
          <table:table-cell office:value-type="float" office:value="14810" table:formula="of:=[Purchases_.B14]" table:style-name="ce9">
            <text:p>14810</text:p>
          </table:table-cell>
          <table:table-cell office:value-type="float" office:value="34614.300000000003" table:formula="of:=[Purchases_.C14]" table:style-name="ce14">
            <text:p>34614</text:p>
          </table:table-cell>
          <table:table-cell office:value-type="float" office:value="35314.928999999996" table:formula="of:=[Purchases_.D14]" table:style-name="ce14">
            <text:p>35315</text:p>
          </table:table-cell>
          <table:table-cell office:value-type="float" office:value="93529.820869999996" table:formula="of:=[Purchases_.E14]" table:style-name="ce14">
            <text:p>93530</text:p>
          </table:table-cell>
          <table:table-cell office:value-type="float" office:value="96271.768376099993" table:formula="of:=[Purchases_.F14]" table:style-name="ce14">
            <text:p>96272</text:p>
          </table:table-cell>
          <table:table-cell office:value-type="float" office:value="99099.007864982996" table:formula="of:=[Purchases_.G14]" table:style-name="ce14">
            <text:p>99099</text:p>
          </table:table-cell>
          <table:table-cell office:value-type="float" office:value="102014.30970478449" table:formula="of:=[Purchases_.H14]" table:style-name="ce14">
            <text:p>102014</text:p>
          </table:table-cell>
          <table:table-cell office:value-type="float" office:value="105020.53688966957" table:formula="of:=[Purchases_.I14]" table:style-name="ce14">
            <text:p>105021</text:p>
          </table:table-cell>
          <table:table-cell office:value-type="float" office:value="108120.64819381197" table:formula="of:=[Purchases_.J14]" table:style-name="ce14">
            <text:p>108121</text:p>
          </table:table-cell>
          <table:table-cell office:value-type="float" office:value="111317.70143396786" table:formula="of:=[Purchases_.K14]" table:style-name="ce14">
            <text:p>111318</text:p>
          </table:table-cell>
          <table:table-cell office:value-type="float" office:value="114614.85684440838" table:formula="of:=[Purchases_.L14]" table:style-name="ce14">
            <text:p>114615</text:p>
          </table:table-cell>
          <table:table-cell office:value-type="float" office:value="118015.38056810541" table:formula="of:=[Purchases_.M14]" table:style-name="ce14">
            <text:p>118015</text:p>
          </table:table-cell>
          <table:table-cell office:value-type="float" office:value="121522.6482682013" table:formula="of:=[Purchases_.N14]" table:style-name="ce14">
            <text:p>121523</text:p>
          </table:table-cell>
          <table:table-cell office:value-type="float" office:value="125140.14886393306" table:formula="of:=[Purchases_.O14]" table:style-name="ce14">
            <text:p>125140</text:p>
          </table:table-cell>
          <table:table-cell office:value-type="float" office:value="128871.48839532639" table:formula="of:=[Purchases_.P14]" table:style-name="ce14">
            <text:p>128871</text:p>
          </table:table-cell>
          <table:table-cell office:value-type="float" office:value="132720.39402112621" table:formula="of:=[Purchases_.Q14]" table:style-name="ce14">
            <text:p>132720</text:p>
          </table:table-cell>
          <table:table-cell office:value-type="float" office:value="136690.71815458447" table:formula="of:=[Purchases_.R14]" table:style-name="ce14">
            <text:p>136691</text:p>
          </table:table-cell>
          <table:table-cell office:value-type="float" office:value="140786.44274188773" table:formula="of:=[Purchases_.S14]" table:style-name="ce14">
            <text:p>140786</text:p>
          </table:table-cell>
          <table:table-cell office:value-type="float" office:value="145011.68368817368" table:formula="of:=[Purchases_.T14]" table:style-name="ce14">
            <text:p>145012</text:p>
          </table:table-cell>
          <table:table-cell office:value-type="float" office:value="149370.69543625694" table:formula="of:=[Purchases_.U14]" table:style-name="ce14">
            <text:p>149371</text:p>
          </table:table-cell>
          <table:table-cell office:value-type="float" office:value="153867.87570336406" table:formula="of:=[Purchases_.V14]" table:style-name="ce14">
            <text:p>153868</text:p>
          </table:table-cell>
          <table:table-cell office:value-type="float" office:value="158507.77038136157" table:formula="of:=[Purchases_.W14]" table:style-name="ce14">
            <text:p>158508</text:p>
          </table:table-cell>
          <table:table-cell office:value-type="float" office:value="163295.07860615157" table:formula="of:=[Purchases_.X14]" table:style-name="ce14">
            <text:p>163295</text:p>
          </table:table-cell>
          <table:table-cell office:value-type="float" office:value="168234.6580021079" table:formula="of:=[Purchases_.Y14]" table:style-name="ce14">
            <text:p>168235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Net Cashflow</text:p>
          </table:table-cell>
          <table:table-cell office:value-type="float" office:value="20980" table:formula="of:=[.B3]-[.B6]" table:style-name="ce9">
            <text:p>20980</text:p>
          </table:table-cell>
          <table:table-cell office:value-type="float" office:value="43719.399999999994" table:formula="of:=[.C3]-[.C6]" table:style-name="ce14">
            <text:p>43719</text:p>
          </table:table-cell>
          <table:table-cell office:value-type="float" office:value="86502.531999999977" table:formula="of:=[.D3]-[.D6]" table:style-name="ce14">
            <text:p>86503</text:p>
          </table:table-cell>
          <table:table-cell office:value-type="float" office:value="30980.228960000008" table:formula="of:=[.E3]-[.E6]" table:style-name="ce14">
            <text:p>30980</text:p>
          </table:table-cell>
          <table:table-cell office:value-type="float" office:value="30998.956786299983" table:formula="of:=[.F3]-[.F6]" table:style-name="ce14">
            <text:p>30999</text:p>
          </table:table-cell>
          <table:table-cell office:value-type="float" office:value="31002.318020351493" table:formula="of:=[.G3]-[.G6]" table:style-name="ce14">
            <text:p>31002</text:p>
          </table:table-cell>
          <table:table-cell office:value-type="float" office:value="30989.432391845345" table:formula="of:=[.H3]-[.H6]" table:style-name="ce14">
            <text:p>30989</text:p>
          </table:table-cell>
          <table:table-cell office:value-type="float" office:value="30959.379662858817" table:formula="of:=[.I3]-[.I6]" table:style-name="ce14">
            <text:p>30959</text:p>
          </table:table-cell>
          <table:table-cell office:value-type="float" office:value="30911.197963986837" table:formula="of:=[.J3]-[.J6]" table:style-name="ce14">
            <text:p>30911</text:p>
          </table:table-cell>
          <table:table-cell office:value-type="float" office:value="30843.88206445548" table:formula="of:=[.K3]-[.K6]" table:style-name="ce14">
            <text:p>30844</text:p>
          </table:table-cell>
          <table:table-cell office:value-type="float" office:value="30756.381573678867" table:formula="of:=[.L3]-[.L6]" table:style-name="ce14">
            <text:p>30756</text:p>
          </table:table-cell>
          <table:table-cell office:value-type="float" office:value="30647.599071626144" table:formula="of:=[.M3]-[.M6]" table:style-name="ce14">
            <text:p>30648</text:p>
          </table:table-cell>
          <table:table-cell office:value-type="float" office:value="30516.388165264245" table:formula="of:=[.N3]-[.N6]" table:style-name="ce14">
            <text:p>30516</text:p>
          </table:table-cell>
          <table:table-cell office:value-type="float" office:value="30361.551468242033" table:formula="of:=[.O3]-[.O6]" table:style-name="ce14">
            <text:p>30362</text:p>
          </table:table-cell>
          <table:table-cell office:value-type="float" office:value="30181.838500872691" table:formula="of:=[.P3]-[.P6]" table:style-name="ce14">
            <text:p>30182</text:p>
          </table:table-cell>
          <table:table-cell office:value-type="float" office:value="29975.943507361691" table:formula="of:=[.Q3]-[.Q6]" table:style-name="ce14">
            <text:p>29976</text:p>
          </table:table-cell>
          <table:table-cell office:value-type="float" office:value="29742.503187113471" table:formula="of:=[.R3]-[.R6]" table:style-name="ce14">
            <text:p>29743</text:p>
          </table:table-cell>
          <table:table-cell office:value-type="float" office:value="29480.094336831156" table:formula="of:=[.S3]-[.S6]" table:style-name="ce14">
            <text:p>29480</text:p>
          </table:table-cell>
          <table:table-cell office:value-type="float" office:value="29187.231399999029" table:formula="of:=[.T3]-[.T6]" table:style-name="ce14">
            <text:p>29187</text:p>
          </table:table-cell>
          <table:table-cell office:value-type="float" office:value="28862.363920212549" table:formula="of:=[.U3]-[.U6]" table:style-name="ce14">
            <text:p>28862</text:p>
          </table:table-cell>
          <table:table-cell office:value-type="float" office:value="28503.873894685792" table:formula="of:=[.V3]-[.V6]" table:style-name="ce14">
            <text:p>28504</text:p>
          </table:table-cell>
          <table:table-cell office:value-type="float" office:value="28110.073024129961" table:formula="of:=[.W3]-[.W6]" table:style-name="ce14">
            <text:p>28110</text:p>
          </table:table-cell>
          <table:table-cell office:value-type="float" office:value="27679.199855055136" table:formula="of:=[.X3]-[.X6]" table:style-name="ce14">
            <text:p>27679</text:p>
          </table:table-cell>
          <table:table-cell office:value-type="float" office:value="27209.416810397553" table:formula="of:=[.Y3]-[.Y6]" table:style-name="ce14">
            <text:p>27209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Opening Cash</text:p>
          </table:table-cell>
          <table:table-cell office:value-type="float" office:value="0" table:style-name="ce8">
            <text:p>0</text:p>
          </table:table-cell>
          <table:table-cell office:value-type="float" office:value="20980" table:formula="of:=[.B12]" table:style-name="ce14">
            <text:p>20980</text:p>
          </table:table-cell>
          <table:table-cell office:value-type="float" office:value="64699.399999999994" table:formula="of:=[.C12]" table:style-name="ce14">
            <text:p>64699</text:p>
          </table:table-cell>
          <table:table-cell office:value-type="float" office:value="151201.93199999997" table:formula="of:=[.D12]" table:style-name="ce14">
            <text:p>151202</text:p>
          </table:table-cell>
          <table:table-cell office:value-type="float" office:value="182182.16095999998" table:formula="of:=[.E12]" table:style-name="ce14">
            <text:p>182182</text:p>
          </table:table-cell>
          <table:table-cell office:value-type="float" office:value="213181.11774629995" table:formula="of:=[.F12]" table:style-name="ce14">
            <text:p>213181</text:p>
          </table:table-cell>
          <table:table-cell office:value-type="float" office:value="244183.43576665144" table:formula="of:=[.G12]" table:style-name="ce14">
            <text:p>244183</text:p>
          </table:table-cell>
          <table:table-cell office:value-type="float" office:value="275172.8681584968" table:formula="of:=[.H12]" table:style-name="ce14">
            <text:p>275173</text:p>
          </table:table-cell>
          <table:table-cell office:value-type="float" office:value="306132.24782135559" table:formula="of:=[.I12]" table:style-name="ce14">
            <text:p>306132</text:p>
          </table:table-cell>
          <table:table-cell office:value-type="float" office:value="337043.44578534242" table:formula="of:=[.J12]" table:style-name="ce14">
            <text:p>337043</text:p>
          </table:table-cell>
          <table:table-cell office:value-type="float" office:value="367887.3278497979" table:formula="of:=[.K12]" table:style-name="ce14">
            <text:p>367887</text:p>
          </table:table-cell>
          <table:table-cell office:value-type="float" office:value="398643.70942347677" table:formula="of:=[.L12]" table:style-name="ce14">
            <text:p>398644</text:p>
          </table:table-cell>
          <table:table-cell office:value-type="float" office:value="429291.30849510292" table:formula="of:=[.M12]" table:style-name="ce14">
            <text:p>429291</text:p>
          </table:table-cell>
          <table:table-cell office:value-type="float" office:value="459807.69666036719" table:formula="of:=[.N12]" table:style-name="ce14">
            <text:p>459808</text:p>
          </table:table-cell>
          <table:table-cell office:value-type="float" office:value="490169.24812860921" table:formula="of:=[.O12]" table:style-name="ce14">
            <text:p>490169</text:p>
          </table:table-cell>
          <table:table-cell office:value-type="float" office:value="520351.08662948187" table:formula="of:=[.P12]" table:style-name="ce14">
            <text:p>520351</text:p>
          </table:table-cell>
          <table:table-cell office:value-type="float" office:value="550327.03013684356" table:formula="of:=[.Q12]" table:style-name="ce14">
            <text:p>550327</text:p>
          </table:table-cell>
          <table:table-cell office:value-type="float" office:value="580069.533323957" table:formula="of:=[.R12]" table:style-name="ce14">
            <text:p>580070</text:p>
          </table:table-cell>
          <table:table-cell office:value-type="float" office:value="609549.62766078813" table:formula="of:=[.S12]" table:style-name="ce14">
            <text:p>609550</text:p>
          </table:table-cell>
          <table:table-cell office:value-type="float" office:value="638736.85906078713" table:formula="of:=[.T12]" table:style-name="ce14">
            <text:p>638737</text:p>
          </table:table-cell>
          <table:table-cell office:value-type="float" office:value="667599.22298099962" table:formula="of:=[.U12]" table:style-name="ce14">
            <text:p>667599</text:p>
          </table:table-cell>
          <table:table-cell office:value-type="float" office:value="696103.09687568538" table:formula="of:=[.V12]" table:style-name="ce14">
            <text:p>696103</text:p>
          </table:table-cell>
          <table:table-cell office:value-type="float" office:value="724213.16989981534" table:formula="of:=[.W12]" table:style-name="ce14">
            <text:p>724213</text:p>
          </table:table-cell>
          <table:table-cell office:value-type="float" office:value="751892.36975487042" table:formula="of:=[.X12]" table:style-name="ce14">
            <text:p>751892</text:p>
          </table:table-cell>
          <table:table-cell table:number-columns-repeated="16359"/>
        </table:table-row>
        <table:table-row table:style-name="ro5">
          <table:table-cell office:value-type="string" table:style-name="ce7">
            <text:p>Net Cashflow</text:p>
          </table:table-cell>
          <table:table-cell office:value-type="float" office:value="20980" table:formula="of:=[.B8]" table:style-name="ce9">
            <text:p>20980</text:p>
          </table:table-cell>
          <table:table-cell office:value-type="float" office:value="43719.399999999994" table:formula="of:=[.C8]" table:style-name="ce14">
            <text:p>43719</text:p>
          </table:table-cell>
          <table:table-cell office:value-type="float" office:value="86502.531999999977" table:formula="of:=[.D8]" table:style-name="ce14">
            <text:p>86503</text:p>
          </table:table-cell>
          <table:table-cell office:value-type="float" office:value="30980.228960000008" table:formula="of:=[.E8]" table:style-name="ce14">
            <text:p>30980</text:p>
          </table:table-cell>
          <table:table-cell office:value-type="float" office:value="30998.956786299983" table:formula="of:=[.F8]" table:style-name="ce14">
            <text:p>30999</text:p>
          </table:table-cell>
          <table:table-cell office:value-type="float" office:value="31002.318020351493" table:formula="of:=[.G8]" table:style-name="ce14">
            <text:p>31002</text:p>
          </table:table-cell>
          <table:table-cell office:value-type="float" office:value="30989.432391845345" table:formula="of:=[.H8]" table:style-name="ce14">
            <text:p>30989</text:p>
          </table:table-cell>
          <table:table-cell office:value-type="float" office:value="30959.379662858817" table:formula="of:=[.I8]" table:style-name="ce14">
            <text:p>30959</text:p>
          </table:table-cell>
          <table:table-cell office:value-type="float" office:value="30911.197963986837" table:formula="of:=[.J8]" table:style-name="ce14">
            <text:p>30911</text:p>
          </table:table-cell>
          <table:table-cell office:value-type="float" office:value="30843.88206445548" table:formula="of:=[.K8]" table:style-name="ce14">
            <text:p>30844</text:p>
          </table:table-cell>
          <table:table-cell office:value-type="float" office:value="30756.381573678867" table:formula="of:=[.L8]" table:style-name="ce14">
            <text:p>30756</text:p>
          </table:table-cell>
          <table:table-cell office:value-type="float" office:value="30647.599071626144" table:formula="of:=[.M8]" table:style-name="ce14">
            <text:p>30648</text:p>
          </table:table-cell>
          <table:table-cell office:value-type="float" office:value="30516.388165264245" table:formula="of:=[.N8]" table:style-name="ce14">
            <text:p>30516</text:p>
          </table:table-cell>
          <table:table-cell office:value-type="float" office:value="30361.551468242033" table:formula="of:=[.O8]" table:style-name="ce14">
            <text:p>30362</text:p>
          </table:table-cell>
          <table:table-cell office:value-type="float" office:value="30181.838500872691" table:formula="of:=[.P8]" table:style-name="ce14">
            <text:p>30182</text:p>
          </table:table-cell>
          <table:table-cell office:value-type="float" office:value="29975.943507361691" table:formula="of:=[.Q8]" table:style-name="ce14">
            <text:p>29976</text:p>
          </table:table-cell>
          <table:table-cell office:value-type="float" office:value="29742.503187113471" table:formula="of:=[.R8]" table:style-name="ce14">
            <text:p>29743</text:p>
          </table:table-cell>
          <table:table-cell office:value-type="float" office:value="29480.094336831156" table:formula="of:=[.S8]" table:style-name="ce14">
            <text:p>29480</text:p>
          </table:table-cell>
          <table:table-cell office:value-type="float" office:value="29187.231399999029" table:formula="of:=[.T8]" table:style-name="ce14">
            <text:p>29187</text:p>
          </table:table-cell>
          <table:table-cell office:value-type="float" office:value="28862.363920212549" table:formula="of:=[.U8]" table:style-name="ce14">
            <text:p>28862</text:p>
          </table:table-cell>
          <table:table-cell office:value-type="float" office:value="28503.873894685792" table:formula="of:=[.V8]" table:style-name="ce14">
            <text:p>28504</text:p>
          </table:table-cell>
          <table:table-cell office:value-type="float" office:value="28110.073024129961" table:formula="of:=[.W8]" table:style-name="ce14">
            <text:p>28110</text:p>
          </table:table-cell>
          <table:table-cell office:value-type="float" office:value="27679.199855055136" table:formula="of:=[.X8]" table:style-name="ce14">
            <text:p>27679</text:p>
          </table:table-cell>
          <table:table-cell office:value-type="float" office:value="27209.416810397553" table:formula="of:=[.Y8]" table:style-name="ce14">
            <text:p>27209</text:p>
          </table:table-cell>
          <table:table-cell table:number-columns-repeated="16359"/>
        </table:table-row>
        <table:table-row table:style-name="ro5">
          <table:table-cell office:value-type="string" table:style-name="ce7">
            <text:p>Closing cash</text:p>
          </table:table-cell>
          <table:table-cell office:value-type="float" office:value="20980" table:formula="of:=SUM([.B10:.B11])" table:style-name="ce9">
            <text:p>20980</text:p>
          </table:table-cell>
          <table:table-cell office:value-type="float" office:value="64699.399999999994" table:formula="of:=SUM([.C10:.C11])" table:style-name="ce14">
            <text:p>64699</text:p>
          </table:table-cell>
          <table:table-cell office:value-type="float" office:value="151201.93199999997" table:formula="of:=SUM([.D10:.D11])" table:style-name="ce14">
            <text:p>151202</text:p>
          </table:table-cell>
          <table:table-cell office:value-type="float" office:value="182182.16095999998" table:formula="of:=SUM([.E10:.E11])" table:style-name="ce14">
            <text:p>182182</text:p>
          </table:table-cell>
          <table:table-cell office:value-type="float" office:value="213181.11774629995" table:formula="of:=SUM([.F10:.F11])" table:style-name="ce14">
            <text:p>213181</text:p>
          </table:table-cell>
          <table:table-cell office:value-type="float" office:value="244183.43576665144" table:formula="of:=SUM([.G10:.G11])" table:style-name="ce14">
            <text:p>244183</text:p>
          </table:table-cell>
          <table:table-cell office:value-type="float" office:value="275172.8681584968" table:formula="of:=SUM([.H10:.H11])" table:style-name="ce14">
            <text:p>275173</text:p>
          </table:table-cell>
          <table:table-cell office:value-type="float" office:value="306132.24782135559" table:formula="of:=SUM([.I10:.I11])" table:style-name="ce14">
            <text:p>306132</text:p>
          </table:table-cell>
          <table:table-cell office:value-type="float" office:value="337043.44578534242" table:formula="of:=SUM([.J10:.J11])" table:style-name="ce14">
            <text:p>337043</text:p>
          </table:table-cell>
          <table:table-cell office:value-type="float" office:value="367887.3278497979" table:formula="of:=SUM([.K10:.K11])" table:style-name="ce14">
            <text:p>367887</text:p>
          </table:table-cell>
          <table:table-cell office:value-type="float" office:value="398643.70942347677" table:formula="of:=SUM([.L10:.L11])" table:style-name="ce14">
            <text:p>398644</text:p>
          </table:table-cell>
          <table:table-cell office:value-type="float" office:value="429291.30849510292" table:formula="of:=SUM([.M10:.M11])" table:style-name="ce14">
            <text:p>429291</text:p>
          </table:table-cell>
          <table:table-cell office:value-type="float" office:value="459807.69666036719" table:formula="of:=SUM([.N10:.N11])" table:style-name="ce14">
            <text:p>459808</text:p>
          </table:table-cell>
          <table:table-cell office:value-type="float" office:value="490169.24812860921" table:formula="of:=SUM([.O10:.O11])" table:style-name="ce14">
            <text:p>490169</text:p>
          </table:table-cell>
          <table:table-cell office:value-type="float" office:value="520351.08662948187" table:formula="of:=SUM([.P10:.P11])" table:style-name="ce14">
            <text:p>520351</text:p>
          </table:table-cell>
          <table:table-cell office:value-type="float" office:value="550327.03013684356" table:formula="of:=SUM([.Q10:.Q11])" table:style-name="ce14">
            <text:p>550327</text:p>
          </table:table-cell>
          <table:table-cell office:value-type="float" office:value="580069.533323957" table:formula="of:=SUM([.R10:.R11])" table:style-name="ce14">
            <text:p>580070</text:p>
          </table:table-cell>
          <table:table-cell office:value-type="float" office:value="609549.62766078813" table:formula="of:=SUM([.S10:.S11])" table:style-name="ce14">
            <text:p>609550</text:p>
          </table:table-cell>
          <table:table-cell office:value-type="float" office:value="638736.85906078713" table:formula="of:=SUM([.T10:.T11])" table:style-name="ce14">
            <text:p>638737</text:p>
          </table:table-cell>
          <table:table-cell office:value-type="float" office:value="667599.22298099962" table:formula="of:=SUM([.U10:.U11])" table:style-name="ce14">
            <text:p>667599</text:p>
          </table:table-cell>
          <table:table-cell office:value-type="float" office:value="696103.09687568538" table:formula="of:=SUM([.V10:.V11])" table:style-name="ce14">
            <text:p>696103</text:p>
          </table:table-cell>
          <table:table-cell office:value-type="float" office:value="724213.16989981534" table:formula="of:=SUM([.W10:.W11])" table:style-name="ce14">
            <text:p>724213</text:p>
          </table:table-cell>
          <table:table-cell office:value-type="float" office:value="751892.36975487042" table:formula="of:=SUM([.X10:.X11])" table:style-name="ce14">
            <text:p>751892</text:p>
          </table:table-cell>
          <table:table-cell office:value-type="float" office:value="779101.78656526795" table:formula="of:=SUM([.Y10:.Y11])" table:style-name="ce14">
            <text:p>779102</text:p>
          </table:table-cell>
          <table:table-cell table:number-columns-repeated="16359"/>
        </table:table-row>
        <table:table-row table:number-rows-repeated="1048564" table:style-name="ro4">
          <table:table-cell table:number-columns-repeated="16384"/>
        </table:table-row>
      </table:table>
      <table:table table:name="Balances" table:style-name="ta1">
        <table:table-column table:style-name="co15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5">
          <table:table-cell table:style-name="ce12"/>
          <table:table-cell office:value-type="string" table:style-name="ce13">
            <text:p>M1</text:p>
          </table:table-cell>
          <table:table-cell office:value-type="string" table:style-name="ce13">
            <text:p>M2</text:p>
          </table:table-cell>
          <table:table-cell office:value-type="string" table:style-name="ce13">
            <text:p>M3</text:p>
          </table:table-cell>
          <table:table-cell office:value-type="string" table:style-name="ce13">
            <text:p>M4</text:p>
          </table:table-cell>
          <table:table-cell office:value-type="string" table:style-name="ce13">
            <text:p>M5</text:p>
          </table:table-cell>
          <table:table-cell office:value-type="string" table:style-name="ce13">
            <text:p>M6</text:p>
          </table:table-cell>
          <table:table-cell office:value-type="string" table:style-name="ce13">
            <text:p>M7</text:p>
          </table:table-cell>
          <table:table-cell office:value-type="string" table:style-name="ce13">
            <text:p>M8</text:p>
          </table:table-cell>
          <table:table-cell office:value-type="string" table:style-name="ce13">
            <text:p>M9</text:p>
          </table:table-cell>
          <table:table-cell office:value-type="string" table:style-name="ce13">
            <text:p>M10</text:p>
          </table:table-cell>
          <table:table-cell office:value-type="string" table:style-name="ce13">
            <text:p>M11</text:p>
          </table:table-cell>
          <table:table-cell office:value-type="string" table:style-name="ce13">
            <text:p>M12</text:p>
          </table:table-cell>
          <table:table-cell office:value-type="string" table:style-name="ce13">
            <text:p>M13</text:p>
          </table:table-cell>
          <table:table-cell office:value-type="string" table:style-name="ce13">
            <text:p>M14</text:p>
          </table:table-cell>
          <table:table-cell office:value-type="string" table:style-name="ce13">
            <text:p>M15</text:p>
          </table:table-cell>
          <table:table-cell office:value-type="string" table:style-name="ce13">
            <text:p>M16</text:p>
          </table:table-cell>
          <table:table-cell office:value-type="string" table:style-name="ce13">
            <text:p>M17</text:p>
          </table:table-cell>
          <table:table-cell office:value-type="string" table:style-name="ce13">
            <text:p>M18</text:p>
          </table:table-cell>
          <table:table-cell office:value-type="string" table:style-name="ce13">
            <text:p>M19</text:p>
          </table:table-cell>
          <table:table-cell office:value-type="string" table:style-name="ce13">
            <text:p>M20</text:p>
          </table:table-cell>
          <table:table-cell office:value-type="string" table:style-name="ce13">
            <text:p>M21</text:p>
          </table:table-cell>
          <table:table-cell office:value-type="string" table:style-name="ce13">
            <text:p>M22</text:p>
          </table:table-cell>
          <table:table-cell office:value-type="string" table:style-name="ce13">
            <text:p>M23</text:p>
          </table:table-cell>
          <table:table-cell office:value-type="string" table:style-name="ce13">
            <text:p>M24</text:p>
          </table:table-cell>
          <table:table-cell table:number-columns-repeated="16359"/>
        </table:table-row>
        <table:table-row table:style-name="ro5">
          <table:table-cell office:value-type="string" table:style-name="ce7">
            <text:p>Asset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Cash Collection</text:p>
          </table:table-cell>
          <table:table-cell office:value-type="float" office:value="20980" table:formula="of:=[Cash.B12]" table:style-name="ce9">
            <text:p>20980</text:p>
          </table:table-cell>
          <table:table-cell office:value-type="float" office:value="64699.399999999994" table:formula="of:=[Cash.C12]" table:style-name="ce14">
            <text:p>64699</text:p>
          </table:table-cell>
          <table:table-cell office:value-type="float" office:value="151201.93199999997" table:formula="of:=[Cash.D12]" table:style-name="ce14">
            <text:p>151202</text:p>
          </table:table-cell>
          <table:table-cell office:value-type="float" office:value="182182.16095999998" table:formula="of:=[Cash.E12]" table:style-name="ce14">
            <text:p>182182</text:p>
          </table:table-cell>
          <table:table-cell office:value-type="float" office:value="213181.11774629995" table:formula="of:=[Cash.F12]" table:style-name="ce14">
            <text:p>213181</text:p>
          </table:table-cell>
          <table:table-cell office:value-type="float" office:value="244183.43576665144" table:formula="of:=[Cash.G12]" table:style-name="ce14">
            <text:p>244183</text:p>
          </table:table-cell>
          <table:table-cell office:value-type="float" office:value="275172.8681584968" table:formula="of:=[Cash.H12]" table:style-name="ce14">
            <text:p>275173</text:p>
          </table:table-cell>
          <table:table-cell office:value-type="float" office:value="306132.24782135559" table:formula="of:=[Cash.I12]" table:style-name="ce14">
            <text:p>306132</text:p>
          </table:table-cell>
          <table:table-cell office:value-type="float" office:value="337043.44578534242" table:formula="of:=[Cash.J12]" table:style-name="ce14">
            <text:p>337043</text:p>
          </table:table-cell>
          <table:table-cell office:value-type="float" office:value="367887.3278497979" table:formula="of:=[Cash.K12]" table:style-name="ce14">
            <text:p>367887</text:p>
          </table:table-cell>
          <table:table-cell office:value-type="float" office:value="398643.70942347677" table:formula="of:=[Cash.L12]" table:style-name="ce14">
            <text:p>398644</text:p>
          </table:table-cell>
          <table:table-cell office:value-type="float" office:value="429291.30849510292" table:formula="of:=[Cash.M12]" table:style-name="ce14">
            <text:p>429291</text:p>
          </table:table-cell>
          <table:table-cell office:value-type="float" office:value="459807.69666036719" table:formula="of:=[Cash.N12]" table:style-name="ce14">
            <text:p>459808</text:p>
          </table:table-cell>
          <table:table-cell office:value-type="float" office:value="490169.24812860921" table:formula="of:=[Cash.O12]" table:style-name="ce14">
            <text:p>490169</text:p>
          </table:table-cell>
          <table:table-cell office:value-type="float" office:value="520351.08662948187" table:formula="of:=[Cash.P12]" table:style-name="ce14">
            <text:p>520351</text:p>
          </table:table-cell>
          <table:table-cell office:value-type="float" office:value="550327.03013684356" table:formula="of:=[Cash.Q12]" table:style-name="ce14">
            <text:p>550327</text:p>
          </table:table-cell>
          <table:table-cell office:value-type="float" office:value="580069.533323957" table:formula="of:=[Cash.R12]" table:style-name="ce14">
            <text:p>580070</text:p>
          </table:table-cell>
          <table:table-cell office:value-type="float" office:value="609549.62766078813" table:formula="of:=[Cash.S12]" table:style-name="ce14">
            <text:p>609550</text:p>
          </table:table-cell>
          <table:table-cell office:value-type="float" office:value="638736.85906078713" table:formula="of:=[Cash.T12]" table:style-name="ce14">
            <text:p>638737</text:p>
          </table:table-cell>
          <table:table-cell office:value-type="float" office:value="667599.22298099962" table:formula="of:=[Cash.U12]" table:style-name="ce14">
            <text:p>667599</text:p>
          </table:table-cell>
          <table:table-cell office:value-type="float" office:value="696103.09687568538" table:formula="of:=[Cash.V12]" table:style-name="ce14">
            <text:p>696103</text:p>
          </table:table-cell>
          <table:table-cell office:value-type="float" office:value="724213.16989981534" table:formula="of:=[Cash.W12]" table:style-name="ce14">
            <text:p>724213</text:p>
          </table:table-cell>
          <table:table-cell office:value-type="float" office:value="751892.36975487042" table:formula="of:=[Cash.X12]" table:style-name="ce14">
            <text:p>751892</text:p>
          </table:table-cell>
          <table:table-cell office:value-type="float" office:value="779101.78656526795" table:formula="of:=[Cash.Y12]" table:style-name="ce14">
            <text:p>779102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8">
            <text:p>Stock- RM</text:p>
          </table:table-cell>
          <table:table-cell office:value-type="float" office:value="14574.000000000002" table:formula="of:=['Stock-_RM'.B25]" table:style-name="ce14">
            <text:p>14574</text:p>
          </table:table-cell>
          <table:table-cell office:value-type="float" office:value="30104.54" table:formula="of:=['Stock-_RM'.C25]" table:style-name="ce14">
            <text:p>30105</text:p>
          </table:table-cell>
          <table:table-cell office:value-type="float" office:value="48426.446499999998" table:formula="of:=['Stock-_RM'.D25]" table:style-name="ce14">
            <text:p>48426</text:p>
          </table:table-cell>
          <table:table-cell office:value-type="float" office:value="69627.041182500005" table:formula="of:=['Stock-_RM'.E25]" table:style-name="ce14">
            <text:p>69627</text:p>
          </table:table-cell>
          <table:table-cell office:value-type="float" office:value="93796.493214537506" table:formula="of:=['Stock-_RM'.F25]" table:style-name="ce14">
            <text:p>93796</text:p>
          </table:table-cell>
          <table:table-cell office:value-type="float" office:value="121027.91469661583" table:formula="of:=['Stock-_RM'.G25]" table:style-name="ce14">
            <text:p>121028</text:p>
          </table:table-cell>
          <table:table-cell office:value-type="float" office:value="151417.45936695798" table:formula="of:=['Stock-_RM'.H25]" table:style-name="ce14">
            <text:p>151417</text:p>
          </table:table-cell>
          <table:table-cell office:value-type="float" office:value="185064.424673281" table:formula="of:=['Stock-_RM'.I25]" table:style-name="ce14">
            <text:p>185064</text:p>
          </table:table-cell>
          <table:table-cell office:value-type="float" office:value="222071.35732817659" table:formula="of:=['Stock-_RM'.J25]" table:style-name="ce14">
            <text:p>222071</text:p>
          </table:table-cell>
          <table:table-cell office:value-type="float" office:value="262544.16246821021" table:formula="of:=['Stock-_RM'.K25]" table:style-name="ce14">
            <text:p>262544</text:p>
          </table:table-cell>
          <table:table-cell office:value-type="float" office:value="306592.21654101787" table:formula="of:=['Stock-_RM'.L25]" table:style-name="ce14">
            <text:p>306592</text:p>
          </table:table-cell>
          <table:table-cell office:value-type="float" office:value="354328.48404899001" table:formula="of:=['Stock-_RM'.M25]" table:style-name="ce14">
            <text:p>354328</text:p>
          </table:table-cell>
          <table:table-cell office:value-type="float" office:value="405869.63828259648" table:formula="of:=['Stock-_RM'.N25]" table:style-name="ce14">
            <text:p>405870</text:p>
          </table:table-cell>
          <table:table-cell office:value-type="float" office:value="461336.18618101976" table:formula="of:=['Stock-_RM'.O25]" table:style-name="ce14">
            <text:p>461336</text:p>
          </table:table-cell>
          <table:table-cell office:value-type="float" office:value="520852.59746254532" table:formula="of:=['Stock-_RM'.P25]" table:style-name="ce14">
            <text:p>520853</text:p>
          </table:table-cell>
          <table:table-cell office:value-type="float" office:value="584547.43817209953" table:formula="of:=['Stock-_RM'.Q25]" table:style-name="ce14">
            <text:p>584547</text:p>
          </table:table-cell>
          <table:table-cell office:value-type="float" office:value="652553.50879844301" table:formula="of:=['Stock-_RM'.R25]" table:style-name="ce14">
            <text:p>652554</text:p>
          </table:table-cell>
          <table:table-cell office:value-type="float" office:value="725007.98711882217" table:formula="of:=['Stock-_RM'.S25]" table:style-name="ce14">
            <text:p>725008</text:p>
          </table:table-cell>
          <table:table-cell office:value-type="float" office:value="802052.57593435969" table:formula="of:=['Stock-_RM'.T25]" table:style-name="ce14">
            <text:p>802053</text:p>
          </table:table-cell>
          <table:table-cell office:value-type="float" office:value="883833.65586513595" table:formula="of:=['Stock-_RM'.U25]" table:style-name="ce14">
            <text:p>883834</text:p>
          </table:table-cell>
          <table:table-cell office:value-type="float" office:value="970502.44337977911" table:formula="of:=['Stock-_RM'.V25]" table:style-name="ce14">
            <text:p>970502</text:p>
          </table:table-cell>
          <table:table-cell office:value-type="float" office:value="1062215.1542404552" table:formula="of:=['Stock-_RM'.W25]" table:style-name="ce14">
            <text:p>1062215</text:p>
          </table:table-cell>
          <table:table-cell office:value-type="float" office:value="1159133.172550431" table:formula="of:=['Stock-_RM'.X25]" table:style-name="ce14">
            <text:p>1159133</text:p>
          </table:table-cell>
          <table:table-cell office:value-type="float" office:value="1261423.2255978852" table:formula="of:=['Stock-_RM'.Y25]" table:style-name="ce14">
            <text:p>1261423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8">
            <text:p>Stock- Chocolates</text:p>
          </table:table-cell>
          <table:table-cell office:value-type="float" office:value="8230.5" table:formula="of:=['Stock-_Chocolates'.B21]" table:style-name="ce14">
            <text:p>8231</text:p>
          </table:table-cell>
          <table:table-cell office:value-type="float" office:value="16711.795000000002" table:formula="of:=['Stock-_Chocolates'.C21]" table:style-name="ce14">
            <text:p>16712</text:p>
          </table:table-cell>
          <table:table-cell office:value-type="float" office:value="23655.823300000004" table:formula="of:=['Stock-_Chocolates'.D21]" table:style-name="ce14">
            <text:p>23656</text:p>
          </table:table-cell>
          <table:table-cell office:value-type="float" office:value="29023.757852750005" table:formula="of:=['Stock-_Chocolates'.E21]" table:style-name="ce14">
            <text:p>29024</text:p>
          </table:table-cell>
          <table:table-cell office:value-type="float" office:value="32775.717512401257" table:formula="of:=['Stock-_Chocolates'.F21]" table:style-name="ce14">
            <text:p>32776</text:p>
          </table:table-cell>
          <table:table-cell office:value-type="float" office:value="34870.737463758516" table:formula="of:=['Stock-_Chocolates'.G21]" table:style-name="ce14">
            <text:p>34871</text:p>
          </table:table-cell>
          <table:table-cell office:value-type="float" office:value="35266.738808559028" table:formula="of:=['Stock-_Chocolates'.H21]" table:style-name="ce14">
            <text:p>35267</text:p>
          </table:table-cell>
          <table:table-cell office:value-type="float" office:value="33920.497284521167" table:formula="of:=['Stock-_Chocolates'.I21]" table:style-name="ce14">
            <text:p>33920</text:p>
          </table:table-cell>
          <table:table-cell office:value-type="float" office:value="30787.611092203188" table:formula="of:=['Stock-_Chocolates'.J21]" table:style-name="ce14">
            <text:p>30788</text:p>
          </table:table-cell>
          <table:table-cell office:value-type="float" office:value="25822.467803989195" table:formula="of:=['Stock-_Chocolates'.K21]" table:style-name="ce14">
            <text:p>25822</text:p>
          </table:table-cell>
          <table:table-cell office:value-type="float" office:value="18978.210328775585" table:formula="of:=['Stock-_Chocolates'.L21]" table:style-name="ce14">
            <text:p>18978</text:p>
          </table:table-cell>
          <table:table-cell office:value-type="float" office:value="10206.70190516527" table:formula="of:=['Stock-_Chocolates'.M21]" table:style-name="ce14">
            <text:p>10207</text:p>
          </table:table-cell>
          <table:table-cell office:value-type="float" office:value="-541.50990481124609" table:formula="of:=['Stock-_Chocolates'.N21]" table:style-name="ce14">
            <text:p>-542</text:p>
          </table:table-cell>
          <table:table-cell office:value-type="float" office:value="-13317.230250239591" table:formula="of:=['Stock-_Chocolates'.O21]" table:style-name="ce14">
            <text:p>-13317</text:p>
          </table:table-cell>
          <table:table-cell office:value-type="float" office:value="-28172.655083756872" table:formula="of:=['Stock-_Chocolates'.P21]" table:style-name="ce14">
            <text:p>-28173</text:p>
          </table:table-cell>
          <table:table-cell office:value-type="float" office:value="-45161.410342364121" table:formula="of:=['Stock-_Chocolates'.Q21]" table:style-name="ce14">
            <text:p>-45161</text:p>
          </table:table-cell>
          <table:table-cell office:value-type="float" office:value="-64338.592247985471" table:formula="of:=['Stock-_Chocolates'.R21]" table:style-name="ce14">
            <text:p>-64339</text:p>
          </table:table-cell>
          <table:table-cell office:value-type="float" office:value="-85760.808760053798" table:formula="of:=['Stock-_Chocolates'.S21]" table:style-name="ce14">
            <text:p>-85761</text:p>
          </table:table-cell>
          <table:table-cell office:value-type="float" office:value="-109486.22221333839" table:formula="of:=['Stock-_Chocolates'.T21]" table:style-name="ce14">
            <text:p>-109486</text:p>
          </table:table-cell>
          <table:table-cell office:value-type="float" office:value="-135574.59317519449" table:formula="of:=['Stock-_Chocolates'.U21]" table:style-name="ce14">
            <text:p>-135575</text:p>
          </table:table-cell>
          <table:table-cell office:value-type="float" office:value="-164087.32555740565" table:formula="of:=['Stock-_Chocolates'.V21]" table:style-name="ce14">
            <text:p>-164087</text:p>
          </table:table-cell>
          <table:table-cell office:value-type="float" office:value="-195087.51301881118" table:formula="of:=['Stock-_Chocolates'.W21]" table:style-name="ce14">
            <text:p>-195088</text:p>
          </table:table-cell>
          <table:table-cell office:value-type="float" office:value="-228639.98669596069" table:formula="of:=['Stock-_Chocolates'.X21]" table:style-name="ce14">
            <text:p>-228640</text:p>
          </table:table-cell>
          <table:table-cell office:value-type="float" office:value="-264811.36430011922" table:formula="of:=['Stock-_Chocolates'.Y21]" table:style-name="ce14">
            <text:p>-264811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8">
            <text:p>Cash to be collected</text:p>
          </table:table-cell>
          <table:table-cell office:value-type="float" office:value="83510" table:formula="of:=[Collection.B18]" table:style-name="ce14">
            <text:p>83510</text:p>
          </table:table-cell>
          <table:table-cell office:value-type="float" office:value="127105.29999999999" table:formula="of:=[Collection.C18]" table:style-name="ce14">
            <text:p>127105</text:p>
          </table:table-cell>
          <table:table-cell office:value-type="float" office:value="129912.209" table:formula="of:=[Collection.D18]" table:style-name="ce14">
            <text:p>129912</text:p>
          </table:table-cell>
          <table:table-cell office:value-type="float" office:value="132790.06026999999" table:formula="of:=[Collection.E18]" table:style-name="ce14">
            <text:p>132790</text:p>
          </table:table-cell>
          <table:table-cell office:value-type="float" office:value="135740.76936560002" table:formula="of:=[Collection.F18]" table:style-name="ce14">
            <text:p>135741</text:p>
          </table:table-cell>
          <table:table-cell office:value-type="float" office:value="138766.30518038053" table:formula="of:=[Collection.G18]" table:style-name="ce14">
            <text:p>138766</text:p>
          </table:table-cell>
          <table:table-cell office:value-type="float" office:value="141868.691454716" table:formula="of:=[Collection.H18]" table:style-name="ce14">
            <text:p>141869</text:p>
          </table:table-cell>
          <table:table-cell office:value-type="float" office:value="145050.00832768856" table:formula="of:=[Collection.I18]" table:style-name="ce14">
            <text:p>145050</text:p>
          </table:table-cell>
          <table:table-cell office:value-type="float" office:value="148312.39393334178" table:formula="of:=[Collection.J18]" table:style-name="ce14">
            <text:p>148312</text:p>
          </table:table-cell>
          <table:table-cell office:value-type="float" office:value="151658.04604255108" table:formula="of:=[Collection.K18]" table:style-name="ce14">
            <text:p>151658</text:p>
          </table:table-cell>
          <table:table-cell office:value-type="float" office:value="155089.2237518226" table:formula="of:=[Collection.L18]" table:style-name="ce14">
            <text:p>155089</text:p>
          </table:table-cell>
          <table:table-cell office:value-type="float" office:value="158608.24922037288" table:formula="of:=[Collection.M18]" table:style-name="ce14">
            <text:p>158608</text:p>
          </table:table-cell>
          <table:table-cell office:value-type="float" office:value="162217.50945687841" table:formula="of:=[Collection.N18]" table:style-name="ce14">
            <text:p>162218</text:p>
          </table:table-cell>
          <table:table-cell office:value-type="float" office:value="165919.45815732525" table:formula="of:=[Collection.O18]" table:style-name="ce14">
            <text:p>165919</text:p>
          </table:table-cell>
          <table:table-cell office:value-type="float" office:value="169716.61759543134" table:formula="of:=[Collection.P18]" table:style-name="ce14">
            <text:p>169717</text:p>
          </table:table-cell>
          <table:table-cell office:value-type="float" office:value="173611.58056715477" table:formula="of:=[Collection.Q18]" table:style-name="ce14">
            <text:p>173612</text:p>
          </table:table-cell>
          <table:table-cell office:value-type="float" office:value="177607.01239084738" table:formula="of:=[Collection.R18]" table:style-name="ce14">
            <text:p>177607</text:p>
          </table:table-cell>
          <table:table-cell office:value-type="float" office:value="181705.65296465592" table:formula="of:=[Collection.S18]" table:style-name="ce14">
            <text:p>181706</text:p>
          </table:table-cell>
          <table:table-cell office:value-type="float" office:value="185910.3188828213" table:formula="of:=[Collection.T18]" table:style-name="ce14">
            <text:p>185910</text:p>
          </table:table-cell>
          <table:table-cell office:value-type="float" office:value="190223.90561257373" table:formula="of:=[Collection.U18]" table:style-name="ce14">
            <text:p>190224</text:p>
          </table:table-cell>
          <table:table-cell office:value-type="float" office:value="194649.38973336999" table:formula="of:=[Collection.V18]" table:style-name="ce14">
            <text:p>194649</text:p>
          </table:table-cell>
          <table:table-cell office:value-type="float" office:value="199189.83124027084" table:formula="of:=[Collection.W18]" table:style-name="ce14">
            <text:p>199190</text:p>
          </table:table-cell>
          <table:table-cell office:value-type="float" office:value="203848.37591330821" table:formula="of:=[Collection.X18]" table:style-name="ce14">
            <text:p>203848</text:p>
          </table:table-cell>
          <table:table-cell office:value-type="float" office:value="208628.25775474496" table:formula="of:=[Collection.Y18]" table:style-name="ce14">
            <text:p>208628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Total Assets</text:p>
          </table:table-cell>
          <table:table-cell office:value-type="float" office:value="127294.5" table:formula="of:=SUM([.B3:.B9])" table:style-name="ce9">
            <text:p>127294,5</text:p>
          </table:table-cell>
          <table:table-cell office:value-type="float" office:value="238621.03499999997" table:formula="of:=SUM([.C3:.C9])" table:style-name="ce14">
            <text:p>238621</text:p>
          </table:table-cell>
          <table:table-cell office:value-type="float" office:value="353196.41079999995" table:formula="of:=SUM([.D3:.D9])" table:style-name="ce14">
            <text:p>353196</text:p>
          </table:table-cell>
          <table:table-cell office:value-type="float" office:value="413623.02026525" table:formula="of:=SUM([.E3:.E9])" table:style-name="ce14">
            <text:p>413623</text:p>
          </table:table-cell>
          <table:table-cell office:value-type="float" office:value="475494.09783883876" table:formula="of:=SUM([.F3:.F9])" table:style-name="ce14">
            <text:p>475494</text:p>
          </table:table-cell>
          <table:table-cell office:value-type="float" office:value="538848.39310740633" table:formula="of:=SUM([.G3:.G9])" table:style-name="ce14">
            <text:p>538848</text:p>
          </table:table-cell>
          <table:table-cell office:value-type="float" office:value="603725.75778872985" table:formula="of:=SUM([.H3:.H9])" table:style-name="ce14">
            <text:p>603726</text:p>
          </table:table-cell>
          <table:table-cell office:value-type="float" office:value="670167.17810684629" table:formula="of:=SUM([.I3:.I9])" table:style-name="ce14">
            <text:p>670167</text:p>
          </table:table-cell>
          <table:table-cell office:value-type="float" office:value="738214.80813906388" table:formula="of:=SUM([.J3:.J9])" table:style-name="ce14">
            <text:p>738215</text:p>
          </table:table-cell>
          <table:table-cell office:value-type="float" office:value="807912.00416454836" table:formula="of:=SUM([.K3:.K9])" table:style-name="ce14">
            <text:p>807912</text:p>
          </table:table-cell>
          <table:table-cell office:value-type="float" office:value="879303.36004509288" table:formula="of:=SUM([.L3:.L9])" table:style-name="ce14">
            <text:p>879303</text:p>
          </table:table-cell>
          <table:table-cell office:value-type="float" office:value="952434.74366963108" table:formula="of:=SUM([.M3:.M9])" table:style-name="ce14">
            <text:p>952435</text:p>
          </table:table-cell>
          <table:table-cell office:value-type="float" office:value="1027353.3344950308" table:formula="of:=SUM([.N3:.N9])" table:style-name="ce14">
            <text:p>1027353</text:p>
          </table:table-cell>
          <table:table-cell office:value-type="float" office:value="1104107.6622167146" table:formula="of:=SUM([.O3:.O9])" table:style-name="ce14">
            <text:p>1104108</text:p>
          </table:table-cell>
          <table:table-cell office:value-type="float" office:value="1182747.6466037016" table:formula="of:=SUM([.P3:.P9])" table:style-name="ce14">
            <text:p>1182748</text:p>
          </table:table-cell>
          <table:table-cell office:value-type="float" office:value="1263324.6385337338" table:formula="of:=SUM([.Q3:.Q9])" table:style-name="ce14">
            <text:p>1263325</text:p>
          </table:table-cell>
          <table:table-cell office:value-type="float" office:value="1345891.4622652617" table:formula="of:=SUM([.R3:.R9])" table:style-name="ce14">
            <text:p>1345891</text:p>
          </table:table-cell>
          <table:table-cell office:value-type="float" office:value="1430502.4589842125" table:formula="of:=SUM([.S3:.S9])" table:style-name="ce14">
            <text:p>1430502</text:p>
          </table:table-cell>
          <table:table-cell office:value-type="float" office:value="1517213.5316646299" table:formula="of:=SUM([.T3:.T9])" table:style-name="ce14">
            <text:p>1517214</text:p>
          </table:table-cell>
          <table:table-cell office:value-type="float" office:value="1606082.1912835147" table:formula="of:=SUM([.U3:.U9])" table:style-name="ce14">
            <text:p>1606082</text:p>
          </table:table-cell>
          <table:table-cell office:value-type="float" office:value="1697167.6044314289" table:formula="of:=SUM([.V3:.V9])" table:style-name="ce14">
            <text:p>1697168</text:p>
          </table:table-cell>
          <table:table-cell office:value-type="float" office:value="1790530.6423617303" table:formula="of:=SUM([.W3:.W9])" table:style-name="ce14">
            <text:p>1790531</text:p>
          </table:table-cell>
          <table:table-cell office:value-type="float" office:value="1886233.931522649" table:formula="of:=SUM([.X3:.X9])" table:style-name="ce14">
            <text:p>1886234</text:p>
          </table:table-cell>
          <table:table-cell office:value-type="float" office:value="1984341.9056177789" table:formula="of:=SUM([.Y3:.Y9])" table:style-name="ce14">
            <text:p>1984342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Liabilitie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Payments Outstadings</text:p>
          </table:table-cell>
          <table:table-cell office:value-type="float" office:value="77000" table:formula="of:=[Purchases_.B21]" table:style-name="ce14">
            <text:p>77000</text:p>
          </table:table-cell>
          <table:table-cell office:value-type="float" office:value="136902.5" table:formula="of:=[Purchases_.C21]" table:style-name="ce14">
            <text:p>136903</text:p>
          </table:table-cell>
          <table:table-cell office:value-type="float" office:value="198895.73749999999" table:formula="of:=[Purchases_.D21]" table:style-name="ce14">
            <text:p>198896</text:p>
          </table:table-cell>
          <table:table-cell office:value-type="float" office:value="205552.7713125" table:formula="of:=[Purchases_.E21]" table:style-name="ce14">
            <text:p>205553</text:p>
          </table:table-cell>
          <table:table-cell office:value-type="float" office:value="212436.7149684375" table:formula="of:=[Purchases_.F21]" table:style-name="ce14">
            <text:p>212437</text:p>
          </table:table-cell>
          <table:table-cell office:value-type="float" office:value="219555.38858553278" table:formula="of:=[Purchases_.G21]" table:style-name="ce14">
            <text:p>219555</text:p>
          </table:table-cell>
          <table:table-cell office:value-type="float" office:value="226916.88355109043" table:formula="of:=[Purchases_.H21]" table:style-name="ce14">
            <text:p>226917</text:p>
          </table:table-cell>
          <table:table-cell office:value-type="float" office:value="234529.57196774389" table:formula="of:=[Purchases_.I21]" table:style-name="ce14">
            <text:p>234530</text:p>
          </table:table-cell>
          <table:table-cell office:value-type="float" office:value="242402.11642882752" table:formula="of:=[Purchases_.J21]" table:style-name="ce14">
            <text:p>242402</text:p>
          </table:table-cell>
          <table:table-cell office:value-type="float" office:value="250543.48013489333" table:formula="of:=[Purchases_.K21]" table:style-name="ce14">
            <text:p>250543</text:p>
          </table:table-cell>
          <table:table-cell office:value-type="float" office:value="258962.93736329256" table:formula="of:=[Purchases_.L21]" table:style-name="ce14">
            <text:p>258963</text:p>
          </table:table-cell>
          <table:table-cell office:value-type="float" office:value="267670.08430315932" table:formula="of:=[Purchases_.M21]" table:style-name="ce14">
            <text:p>267670</text:p>
          </table:table-cell>
          <table:table-cell office:value-type="float" office:value="276674.85026856448" table:formula="of:=[Purchases_.N21]" table:style-name="ce14">
            <text:p>276675</text:p>
          </table:table-cell>
          <table:table-cell office:value-type="float" office:value="285987.50930305471" table:formula="of:=[Purchases_.O21]" table:style-name="ce14">
            <text:p>285988</text:p>
          </table:table-cell>
          <table:table-cell office:value-type="float" office:value="295618.69218925387" table:formula="of:=[Purchases_.P21]" table:style-name="ce14">
            <text:p>295619</text:p>
          </table:table-cell>
          <table:table-cell office:value-type="float" office:value="305579.39887768182" table:formula="of:=[Purchases_.Q21]" table:style-name="ce14">
            <text:p>305579</text:p>
          </table:table-cell>
          <table:table-cell office:value-type="float" office:value="315881.0113494409" table:formula="of:=[Purchases_.R21]" table:style-name="ce14">
            <text:p>315881</text:p>
          </table:table-cell>
          <table:table-cell office:value-type="float" office:value="326535.30692793225" table:formula="of:=[Purchases_.S21]" table:style-name="ce14">
            <text:p>326535</text:p>
          </table:table-cell>
          <table:table-cell office:value-type="float" office:value="337554.47205529606" table:formula="of:=[Purchases_.T21]" table:style-name="ce14">
            <text:p>337554</text:p>
          </table:table-cell>
          <table:table-cell office:value-type="float" office:value="348951.1165498154" table:formula="of:=[Purchases_.U21]" table:style-name="ce14">
            <text:p>348951</text:p>
          </table:table-cell>
          <table:table-cell office:value-type="float" office:value="360738.2883610946" table:formula="of:=[Purchases_.V21]" table:style-name="ce14">
            <text:p>360738</text:p>
          </table:table-cell>
          <table:table-cell office:value-type="float" office:value="372929.48884040921" table:formula="of:=[Purchases_.W21]" table:style-name="ce14">
            <text:p>372929</text:p>
          </table:table-cell>
          <table:table-cell office:value-type="float" office:value="385538.68854423345" table:formula="of:=[Purchases_.X21]" table:style-name="ce14">
            <text:p>385539</text:p>
          </table:table-cell>
          <table:table-cell office:value-type="float" office:value="398580.34358957969" table:formula="of:=[Purchases_.Y21]" table:style-name="ce14">
            <text:p>398580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Total Liabilities</text:p>
          </table:table-cell>
          <table:table-cell office:value-type="float" office:value="77000" table:formula="of:=[.B15]" table:style-name="ce14">
            <text:p>77000</text:p>
          </table:table-cell>
          <table:table-cell office:value-type="float" office:value="136902.5" table:formula="of:=[.C15]" table:style-name="ce14">
            <text:p>136903</text:p>
          </table:table-cell>
          <table:table-cell office:value-type="float" office:value="198895.73749999999" table:formula="of:=[.D15]" table:style-name="ce14">
            <text:p>198896</text:p>
          </table:table-cell>
          <table:table-cell office:value-type="float" office:value="205552.7713125" table:formula="of:=[.E15]" table:style-name="ce14">
            <text:p>205553</text:p>
          </table:table-cell>
          <table:table-cell office:value-type="float" office:value="212436.7149684375" table:formula="of:=[.F15]" table:style-name="ce14">
            <text:p>212437</text:p>
          </table:table-cell>
          <table:table-cell office:value-type="float" office:value="219555.38858553278" table:formula="of:=[.G15]" table:style-name="ce14">
            <text:p>219555</text:p>
          </table:table-cell>
          <table:table-cell office:value-type="float" office:value="226916.88355109043" table:formula="of:=[.H15]" table:style-name="ce14">
            <text:p>226917</text:p>
          </table:table-cell>
          <table:table-cell office:value-type="float" office:value="234529.57196774389" table:formula="of:=[.I15]" table:style-name="ce14">
            <text:p>234530</text:p>
          </table:table-cell>
          <table:table-cell office:value-type="float" office:value="242402.11642882752" table:formula="of:=[.J15]" table:style-name="ce14">
            <text:p>242402</text:p>
          </table:table-cell>
          <table:table-cell office:value-type="float" office:value="250543.48013489333" table:formula="of:=[.K15]" table:style-name="ce14">
            <text:p>250543</text:p>
          </table:table-cell>
          <table:table-cell office:value-type="float" office:value="258962.93736329256" table:formula="of:=[.L15]" table:style-name="ce14">
            <text:p>258963</text:p>
          </table:table-cell>
          <table:table-cell office:value-type="float" office:value="267670.08430315932" table:formula="of:=[.M15]" table:style-name="ce14">
            <text:p>267670</text:p>
          </table:table-cell>
          <table:table-cell office:value-type="float" office:value="276674.85026856448" table:formula="of:=[.N15]" table:style-name="ce14">
            <text:p>276675</text:p>
          </table:table-cell>
          <table:table-cell office:value-type="float" office:value="285987.50930305471" table:formula="of:=[.O15]" table:style-name="ce14">
            <text:p>285988</text:p>
          </table:table-cell>
          <table:table-cell office:value-type="float" office:value="295618.69218925387" table:formula="of:=[.P15]" table:style-name="ce14">
            <text:p>295619</text:p>
          </table:table-cell>
          <table:table-cell office:value-type="float" office:value="305579.39887768182" table:formula="of:=[.Q15]" table:style-name="ce14">
            <text:p>305579</text:p>
          </table:table-cell>
          <table:table-cell office:value-type="float" office:value="315881.0113494409" table:formula="of:=[.R15]" table:style-name="ce14">
            <text:p>315881</text:p>
          </table:table-cell>
          <table:table-cell office:value-type="float" office:value="326535.30692793225" table:formula="of:=[.S15]" table:style-name="ce14">
            <text:p>326535</text:p>
          </table:table-cell>
          <table:table-cell office:value-type="float" office:value="337554.47205529606" table:formula="of:=[.T15]" table:style-name="ce14">
            <text:p>337554</text:p>
          </table:table-cell>
          <table:table-cell office:value-type="float" office:value="348951.1165498154" table:formula="of:=[.U15]" table:style-name="ce14">
            <text:p>348951</text:p>
          </table:table-cell>
          <table:table-cell office:value-type="float" office:value="360738.2883610946" table:formula="of:=[.V15]" table:style-name="ce14">
            <text:p>360738</text:p>
          </table:table-cell>
          <table:table-cell office:value-type="float" office:value="372929.48884040921" table:formula="of:=[.W15]" table:style-name="ce14">
            <text:p>372929</text:p>
          </table:table-cell>
          <table:table-cell office:value-type="float" office:value="385538.68854423345" table:formula="of:=[.X15]" table:style-name="ce14">
            <text:p>385539</text:p>
          </table:table-cell>
          <table:table-cell office:value-type="float" office:value="398580.34358957969" table:formula="of:=[.Y15]" table:style-name="ce14">
            <text:p>398580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Difference 1</text:p>
          </table:table-cell>
          <table:table-cell office:value-type="float" office:value="50294.5" table:formula="of:=[.B11]-[.B17]" table:style-name="ce14">
            <text:p>50295</text:p>
          </table:table-cell>
          <table:table-cell office:value-type="float" office:value="101718.53499999997" table:formula="of:=[.C11]-[.C17]" table:style-name="ce14">
            <text:p>101719</text:p>
          </table:table-cell>
          <table:table-cell office:value-type="float" office:value="154300.67329999997" table:formula="of:=[.D11]-[.D17]" table:style-name="ce14">
            <text:p>154301</text:p>
          </table:table-cell>
          <table:table-cell office:value-type="float" office:value="208070.24895275" table:formula="of:=[.E11]-[.E17]" table:style-name="ce14">
            <text:p>208070</text:p>
          </table:table-cell>
          <table:table-cell office:value-type="float" office:value="263057.38287040126" table:formula="of:=[.F11]-[.F17]" table:style-name="ce14">
            <text:p>263057</text:p>
          </table:table-cell>
          <table:table-cell office:value-type="float" office:value="319293.00452187355" table:formula="of:=[.G11]-[.G17]" table:style-name="ce14">
            <text:p>319293</text:p>
          </table:table-cell>
          <table:table-cell office:value-type="float" office:value="376808.87423763942" table:formula="of:=[.H11]-[.H17]" table:style-name="ce14">
            <text:p>376809</text:p>
          </table:table-cell>
          <table:table-cell office:value-type="float" office:value="435637.60613910237" table:formula="of:=[.I11]-[.I17]" table:style-name="ce14">
            <text:p>435638</text:p>
          </table:table-cell>
          <table:table-cell office:value-type="float" office:value="495812.69171023637" table:formula="of:=[.J11]-[.J17]" table:style-name="ce14">
            <text:p>495813</text:p>
          </table:table-cell>
          <table:table-cell office:value-type="float" office:value="557368.52402965503" table:formula="of:=[.K11]-[.K17]" table:style-name="ce14">
            <text:p>557369</text:p>
          </table:table-cell>
          <table:table-cell office:value-type="float" office:value="620340.42268180032" table:formula="of:=[.L11]-[.L17]" table:style-name="ce14">
            <text:p>620340</text:p>
          </table:table-cell>
          <table:table-cell office:value-type="float" office:value="684764.65936647169" table:formula="of:=[.M11]-[.M17]" table:style-name="ce14">
            <text:p>684765</text:p>
          </table:table-cell>
          <table:table-cell office:value-type="float" office:value="750678.48422646639" table:formula="of:=[.N11]-[.N17]" table:style-name="ce14">
            <text:p>750678</text:p>
          </table:table-cell>
          <table:table-cell office:value-type="float" office:value="818120.15291365981" table:formula="of:=[.O11]-[.O17]" table:style-name="ce14">
            <text:p>818120</text:p>
          </table:table-cell>
          <table:table-cell office:value-type="float" office:value="887128.95441444777" table:formula="of:=[.P11]-[.P17]" table:style-name="ce14">
            <text:p>887129</text:p>
          </table:table-cell>
          <table:table-cell office:value-type="float" office:value="957745.23965605197" table:formula="of:=[.Q11]-[.Q17]" table:style-name="ce14">
            <text:p>957745</text:p>
          </table:table-cell>
          <table:table-cell office:value-type="float" office:value="1030010.4509158208" table:formula="of:=[.R11]-[.R17]" table:style-name="ce14">
            <text:p>1030010</text:p>
          </table:table-cell>
          <table:table-cell office:value-type="float" office:value="1103967.1520562803" table:formula="of:=[.S11]-[.S17]" table:style-name="ce14">
            <text:p>1103967</text:p>
          </table:table-cell>
          <table:table-cell office:value-type="float" office:value="1179659.059609334" table:formula="of:=[.T11]-[.T17]" table:style-name="ce14">
            <text:p>1179659</text:p>
          </table:table-cell>
          <table:table-cell office:value-type="float" office:value="1257131.0747336992" table:formula="of:=[.U11]-[.U17]" table:style-name="ce14">
            <text:p>1257131</text:p>
          </table:table-cell>
          <table:table-cell office:value-type="float" office:value="1336429.3160703343" table:formula="of:=[.V11]-[.V17]" table:style-name="ce14">
            <text:p>1336429</text:p>
          </table:table-cell>
          <table:table-cell office:value-type="float" office:value="1417601.1535213212" table:formula="of:=[.W11]-[.W17]" table:style-name="ce14">
            <text:p>1417601</text:p>
          </table:table-cell>
          <table:table-cell office:value-type="float" office:value="1500695.2429784155" table:formula="of:=[.X11]-[.X17]" table:style-name="ce14">
            <text:p>1500695</text:p>
          </table:table-cell>
          <table:table-cell office:value-type="float" office:value="1585761.5620281992" table:formula="of:=[.Y11]-[.Y17]" table:style-name="ce14">
            <text:p>1585762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8">
            <text:p>Opening Balance</text:p>
          </table:table-cell>
          <table:table-cell office:value-type="float" office:value="0" table:style-name="ce8">
            <text:p>0</text:p>
          </table:table-cell>
          <table:table-cell office:value-type="float" office:value="50294.5" table:formula="of:=[.B23]" table:style-name="ce14">
            <text:p>50295</text:p>
          </table:table-cell>
          <table:table-cell office:value-type="float" office:value="101718.535" table:formula="of:=[.C23]" table:style-name="ce14">
            <text:p>101719</text:p>
          </table:table-cell>
          <table:table-cell office:value-type="float" office:value="154300.67329999999" table:formula="of:=[.D23]" table:style-name="ce14">
            <text:p>154301</text:p>
          </table:table-cell>
          <table:table-cell office:value-type="float" office:value="208070.24895275" table:formula="of:=[.E23]" table:style-name="ce14">
            <text:p>208070</text:p>
          </table:table-cell>
          <table:table-cell office:value-type="float" office:value="263057.38287040126" table:formula="of:=[.F23]" table:style-name="ce14">
            <text:p>263057</text:p>
          </table:table-cell>
          <table:table-cell office:value-type="float" office:value="319293.00452187355" table:formula="of:=[.G23]" table:style-name="ce14">
            <text:p>319293</text:p>
          </table:table-cell>
          <table:table-cell office:value-type="float" office:value="376808.87423763936" table:formula="of:=[.H23]" table:style-name="ce14">
            <text:p>376809</text:p>
          </table:table-cell>
          <table:table-cell office:value-type="float" office:value="435637.60613910243" table:formula="of:=[.I23]" table:style-name="ce14">
            <text:p>435638</text:p>
          </table:table-cell>
          <table:table-cell office:value-type="float" office:value="495812.69171023648" table:formula="of:=[.J23]" table:style-name="ce14">
            <text:p>495813</text:p>
          </table:table-cell>
          <table:table-cell office:value-type="float" office:value="557368.52402965515" table:formula="of:=[.K23]" table:style-name="ce14">
            <text:p>557369</text:p>
          </table:table-cell>
          <table:table-cell office:value-type="float" office:value="620340.42268180032" table:formula="of:=[.L23]" table:style-name="ce14">
            <text:p>620340</text:p>
          </table:table-cell>
          <table:table-cell office:value-type="float" office:value="684764.65936647181" table:formula="of:=[.M23]" table:style-name="ce14">
            <text:p>684765</text:p>
          </table:table-cell>
          <table:table-cell office:value-type="float" office:value="750678.48422646639" table:formula="of:=[.N23]" table:style-name="ce14">
            <text:p>750678</text:p>
          </table:table-cell>
          <table:table-cell office:value-type="float" office:value="818120.15291366004" table:formula="of:=[.O23]" table:style-name="ce14">
            <text:p>818120</text:p>
          </table:table-cell>
          <table:table-cell office:value-type="float" office:value="887128.95441444789" table:formula="of:=[.P23]" table:style-name="ce14">
            <text:p>887129</text:p>
          </table:table-cell>
          <table:table-cell office:value-type="float" office:value="957745.23965605197" table:formula="of:=[.Q23]" table:style-name="ce14">
            <text:p>957745</text:p>
          </table:table-cell>
          <table:table-cell office:value-type="float" office:value="1030010.4509158211" table:formula="of:=[.R23]" table:style-name="ce14">
            <text:p>1030010</text:p>
          </table:table-cell>
          <table:table-cell office:value-type="float" office:value="1103967.1520562803" table:formula="of:=[.S23]" table:style-name="ce14">
            <text:p>1103967</text:p>
          </table:table-cell>
          <table:table-cell office:value-type="float" office:value="1179659.0596093338" table:formula="of:=[.T23]" table:style-name="ce14">
            <text:p>1179659</text:p>
          </table:table-cell>
          <table:table-cell office:value-type="float" office:value="1257131.0747336997" table:formula="of:=[.U23]" table:style-name="ce14">
            <text:p>1257131</text:p>
          </table:table-cell>
          <table:table-cell office:value-type="float" office:value="1336429.3160703345" table:formula="of:=[.V23]" table:style-name="ce14">
            <text:p>1336429</text:p>
          </table:table-cell>
          <table:table-cell office:value-type="float" office:value="1417601.1535213215" table:formula="of:=[.W23]" table:style-name="ce14">
            <text:p>1417601</text:p>
          </table:table-cell>
          <table:table-cell office:value-type="float" office:value="1500695.2429784162" table:formula="of:=[.X23]" table:style-name="ce14">
            <text:p>1500695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Profit for the month</text:p>
          </table:table-cell>
          <table:table-cell office:value-type="float" office:value="50294.5" table:formula="of:=['Sales_&amp;_Costs'.B14]" table:style-name="ce14">
            <text:p>50295</text:p>
          </table:table-cell>
          <table:table-cell office:value-type="float" office:value="51424.035000000003" table:formula="of:=['Sales_&amp;_Costs'.C14]" table:style-name="ce14">
            <text:p>51424</text:p>
          </table:table-cell>
          <table:table-cell office:value-type="float" office:value="52582.138299999991" table:formula="of:=['Sales_&amp;_Costs'.D14]" table:style-name="ce14">
            <text:p>52582</text:p>
          </table:table-cell>
          <table:table-cell office:value-type="float" office:value="53769.575652749991" table:formula="of:=['Sales_&amp;_Costs'.E14]" table:style-name="ce14">
            <text:p>53770</text:p>
          </table:table-cell>
          <table:table-cell office:value-type="float" office:value="54987.133917651241" table:formula="of:=['Sales_&amp;_Costs'.F14]" table:style-name="ce14">
            <text:p>54987</text:p>
          </table:table-cell>
          <table:table-cell office:value-type="float" office:value="56235.621651472262" table:formula="of:=['Sales_&amp;_Costs'.G14]" table:style-name="ce14">
            <text:p>56236</text:p>
          </table:table-cell>
          <table:table-cell office:value-type="float" office:value="57515.869715765817" table:formula="of:=['Sales_&amp;_Costs'.H14]" table:style-name="ce14">
            <text:p>57516</text:p>
          </table:table-cell>
          <table:table-cell office:value-type="float" office:value="58828.731901463078" table:formula="of:=['Sales_&amp;_Costs'.I14]" table:style-name="ce14">
            <text:p>58829</text:p>
          </table:table-cell>
          <table:table-cell office:value-type="float" office:value="60175.085571134085" table:formula="of:=['Sales_&amp;_Costs'.J14]" table:style-name="ce14">
            <text:p>60175</text:p>
          </table:table-cell>
          <table:table-cell office:value-type="float" office:value="61555.832319418609" table:formula="of:=['Sales_&amp;_Costs'.K14]" table:style-name="ce14">
            <text:p>61556</text:p>
          </table:table-cell>
          <table:table-cell office:value-type="float" office:value="62971.898652145188" table:formula="of:=['Sales_&amp;_Costs'.L14]" table:style-name="ce14">
            <text:p>62972</text:p>
          </table:table-cell>
          <table:table-cell office:value-type="float" office:value="64424.23668467153" table:formula="of:=['Sales_&amp;_Costs'.M14]" table:style-name="ce14">
            <text:p>64424</text:p>
          </table:table-cell>
          <table:table-cell office:value-type="float" office:value="65913.82485999458" table:formula="of:=['Sales_&amp;_Costs'.N14]" table:style-name="ce14">
            <text:p>65914</text:p>
          </table:table-cell>
          <table:table-cell office:value-type="float" office:value="67441.668687193625" table:formula="of:=['Sales_&amp;_Costs'.O14]" table:style-name="ce14">
            <text:p>67442</text:p>
          </table:table-cell>
          <table:table-cell office:value-type="float" office:value="69008.801500787886" table:formula="of:=['Sales_&amp;_Costs'.P14]" table:style-name="ce14">
            <text:p>69009</text:p>
          </table:table-cell>
          <table:table-cell office:value-type="float" office:value="70616.285241604084" table:formula="of:=['Sales_&amp;_Costs'.Q14]" table:style-name="ce14">
            <text:p>70616</text:p>
          </table:table-cell>
          <table:table-cell office:value-type="float" office:value="72265.211259769188" table:formula="of:=['Sales_&amp;_Costs'.R14]" table:style-name="ce14">
            <text:p>72265</text:p>
          </table:table-cell>
          <table:table-cell office:value-type="float" office:value="73956.701140459074" table:formula="of:=['Sales_&amp;_Costs'.S14]" table:style-name="ce14">
            <text:p>73957</text:p>
          </table:table-cell>
          <table:table-cell office:value-type="float" office:value="75691.907553053519" table:formula="of:=['Sales_&amp;_Costs'.T14]" table:style-name="ce14">
            <text:p>75692</text:p>
          </table:table-cell>
          <table:table-cell office:value-type="float" office:value="77472.015124365804" table:formula="of:=['Sales_&amp;_Costs'.U14]" table:style-name="ce14">
            <text:p>77472</text:p>
          </table:table-cell>
          <table:table-cell office:value-type="float" office:value="79298.241336634921" table:formula="of:=['Sales_&amp;_Costs'.V14]" table:style-name="ce14">
            <text:p>79298</text:p>
          </table:table-cell>
          <table:table-cell office:value-type="float" office:value="81171.837450986903" table:formula="of:=['Sales_&amp;_Costs'.W14]" table:style-name="ce14">
            <text:p>81172</text:p>
          </table:table-cell>
          <table:table-cell office:value-type="float" office:value="83094.089457094611" table:formula="of:=['Sales_&amp;_Costs'.X14]" table:style-name="ce14">
            <text:p>83094</text:p>
          </table:table-cell>
          <table:table-cell office:value-type="float" office:value="85066.319049783575" table:formula="of:=['Sales_&amp;_Costs'.Y14]" table:style-name="ce14">
            <text:p>85066</text:p>
          </table:table-cell>
          <table:table-cell table:number-columns-repeated="16359"/>
        </table:table-row>
        <table:table-row table:style-name="ro5">
          <table:table-cell office:value-type="string" table:style-name="ce8">
            <text:p>Accumultaed Profit</text:p>
          </table:table-cell>
          <table:table-cell office:value-type="float" office:value="50294.5" table:formula="of:=SUM([.B21:.B22])" table:style-name="ce9">
            <text:p>50294,5</text:p>
          </table:table-cell>
          <table:table-cell office:value-type="float" office:value="101718.535" table:formula="of:=SUM([.C21:.C22])" table:style-name="ce14">
            <text:p>101719</text:p>
          </table:table-cell>
          <table:table-cell office:value-type="float" office:value="154300.67329999999" table:formula="of:=SUM([.D21:.D22])" table:style-name="ce14">
            <text:p>154301</text:p>
          </table:table-cell>
          <table:table-cell office:value-type="float" office:value="208070.24895275" table:formula="of:=SUM([.E21:.E22])" table:style-name="ce14">
            <text:p>208070</text:p>
          </table:table-cell>
          <table:table-cell office:value-type="float" office:value="263057.38287040126" table:formula="of:=SUM([.F21:.F22])" table:style-name="ce14">
            <text:p>263057</text:p>
          </table:table-cell>
          <table:table-cell office:value-type="float" office:value="319293.00452187355" table:formula="of:=SUM([.G21:.G22])" table:style-name="ce14">
            <text:p>319293</text:p>
          </table:table-cell>
          <table:table-cell office:value-type="float" office:value="376808.87423763936" table:formula="of:=SUM([.H21:.H22])" table:style-name="ce14">
            <text:p>376809</text:p>
          </table:table-cell>
          <table:table-cell office:value-type="float" office:value="435637.60613910243" table:formula="of:=SUM([.I21:.I22])" table:style-name="ce14">
            <text:p>435638</text:p>
          </table:table-cell>
          <table:table-cell office:value-type="float" office:value="495812.69171023648" table:formula="of:=SUM([.J21:.J22])" table:style-name="ce14">
            <text:p>495813</text:p>
          </table:table-cell>
          <table:table-cell office:value-type="float" office:value="557368.52402965515" table:formula="of:=SUM([.K21:.K22])" table:style-name="ce14">
            <text:p>557369</text:p>
          </table:table-cell>
          <table:table-cell office:value-type="float" office:value="620340.42268180032" table:formula="of:=SUM([.L21:.L22])" table:style-name="ce14">
            <text:p>620340</text:p>
          </table:table-cell>
          <table:table-cell office:value-type="float" office:value="684764.65936647181" table:formula="of:=SUM([.M21:.M22])" table:style-name="ce14">
            <text:p>684765</text:p>
          </table:table-cell>
          <table:table-cell office:value-type="float" office:value="750678.48422646639" table:formula="of:=SUM([.N21:.N22])" table:style-name="ce14">
            <text:p>750678</text:p>
          </table:table-cell>
          <table:table-cell office:value-type="float" office:value="818120.15291366004" table:formula="of:=SUM([.O21:.O22])" table:style-name="ce14">
            <text:p>818120</text:p>
          </table:table-cell>
          <table:table-cell office:value-type="float" office:value="887128.95441444789" table:formula="of:=SUM([.P21:.P22])" table:style-name="ce14">
            <text:p>887129</text:p>
          </table:table-cell>
          <table:table-cell office:value-type="float" office:value="957745.23965605197" table:formula="of:=SUM([.Q21:.Q22])" table:style-name="ce14">
            <text:p>957745</text:p>
          </table:table-cell>
          <table:table-cell office:value-type="float" office:value="1030010.4509158211" table:formula="of:=SUM([.R21:.R22])" table:style-name="ce14">
            <text:p>1030010</text:p>
          </table:table-cell>
          <table:table-cell office:value-type="float" office:value="1103967.1520562803" table:formula="of:=SUM([.S21:.S22])" table:style-name="ce14">
            <text:p>1103967</text:p>
          </table:table-cell>
          <table:table-cell office:value-type="float" office:value="1179659.0596093338" table:formula="of:=SUM([.T21:.T22])" table:style-name="ce14">
            <text:p>1179659</text:p>
          </table:table-cell>
          <table:table-cell office:value-type="float" office:value="1257131.0747336997" table:formula="of:=SUM([.U21:.U22])" table:style-name="ce14">
            <text:p>1257131</text:p>
          </table:table-cell>
          <table:table-cell office:value-type="float" office:value="1336429.3160703345" table:formula="of:=SUM([.V21:.V22])" table:style-name="ce14">
            <text:p>1336429</text:p>
          </table:table-cell>
          <table:table-cell office:value-type="float" office:value="1417601.1535213215" table:formula="of:=SUM([.W21:.W22])" table:style-name="ce14">
            <text:p>1417601</text:p>
          </table:table-cell>
          <table:table-cell office:value-type="float" office:value="1500695.2429784162" table:formula="of:=SUM([.X21:.X22])" table:style-name="ce14">
            <text:p>1500695</text:p>
          </table:table-cell>
          <table:table-cell office:value-type="float" office:value="1585761.5620281997" table:formula="of:=SUM([.Y21:.Y22])" table:style-name="ce14">
            <text:p>1585762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">
            <text:p>Difference 2</text:p>
          </table:table-cell>
          <table:table-cell office:value-type="float" office:value="0" table:formula="of:=[.B19]-[.B23]" table:style-name="ce14">
            <text:p>0</text:p>
          </table:table-cell>
          <table:table-cell office:value-type="float" office:value="0" table:formula="of:=[.C19]-[.C23]" table:style-name="ce14">
            <text:p>0</text:p>
          </table:table-cell>
          <table:table-cell office:value-type="float" office:value="0" table:formula="of:=[.D19]-[.D23]" table:style-name="ce14">
            <text:p>0</text:p>
          </table:table-cell>
          <table:table-cell office:value-type="float" office:value="0" table:formula="of:=[.E19]-[.E23]" table:style-name="ce14">
            <text:p>0</text:p>
          </table:table-cell>
          <table:table-cell office:value-type="float" office:value="0" table:formula="of:=[.F19]-[.F23]" table:style-name="ce14">
            <text:p>0</text:p>
          </table:table-cell>
          <table:table-cell office:value-type="float" office:value="0" table:formula="of:=[.G19]-[.G23]" table:style-name="ce14">
            <text:p>0</text:p>
          </table:table-cell>
          <table:table-cell office:value-type="float" office:value="0" table:formula="of:=[.H19]-[.H23]" table:style-name="ce14">
            <text:p>0</text:p>
          </table:table-cell>
          <table:table-cell office:value-type="float" office:value="0" table:formula="of:=[.I19]-[.I23]" table:style-name="ce14">
            <text:p>0</text:p>
          </table:table-cell>
          <table:table-cell office:value-type="float" office:value="0" table:formula="of:=[.J19]-[.J23]" table:style-name="ce14">
            <text:p>0</text:p>
          </table:table-cell>
          <table:table-cell office:value-type="float" office:value="0" table:formula="of:=[.K19]-[.K23]" table:style-name="ce14">
            <text:p>0</text:p>
          </table:table-cell>
          <table:table-cell office:value-type="float" office:value="0" table:formula="of:=[.L19]-[.L23]" table:style-name="ce14">
            <text:p>0</text:p>
          </table:table-cell>
          <table:table-cell office:value-type="float" office:value="0" table:formula="of:=[.M19]-[.M23]" table:style-name="ce14">
            <text:p>0</text:p>
          </table:table-cell>
          <table:table-cell office:value-type="float" office:value="0" table:formula="of:=[.N19]-[.N23]" table:style-name="ce14">
            <text:p>0</text:p>
          </table:table-cell>
          <table:table-cell office:value-type="float" office:value="0" table:formula="of:=[.O19]-[.O23]" table:style-name="ce14">
            <text:p>0</text:p>
          </table:table-cell>
          <table:table-cell office:value-type="float" office:value="0" table:formula="of:=[.P19]-[.P23]" table:style-name="ce14">
            <text:p>0</text:p>
          </table:table-cell>
          <table:table-cell office:value-type="float" office:value="0" table:formula="of:=[.Q19]-[.Q23]" table:style-name="ce14">
            <text:p>0</text:p>
          </table:table-cell>
          <table:table-cell office:value-type="float" office:value="0" table:formula="of:=[.R19]-[.R23]" table:style-name="ce14">
            <text:p>0</text:p>
          </table:table-cell>
          <table:table-cell office:value-type="float" office:value="0" table:formula="of:=[.S19]-[.S23]" table:style-name="ce14">
            <text:p>0</text:p>
          </table:table-cell>
          <table:table-cell office:value-type="float" office:value="0" table:formula="of:=[.T19]-[.T23]" table:style-name="ce14">
            <text:p>0</text:p>
          </table:table-cell>
          <table:table-cell office:value-type="float" office:value="0" table:formula="of:=[.U19]-[.U23]" table:style-name="ce14">
            <text:p>0</text:p>
          </table:table-cell>
          <table:table-cell office:value-type="float" office:value="0" table:formula="of:=[.V19]-[.V23]" table:style-name="ce14">
            <text:p>0</text:p>
          </table:table-cell>
          <table:table-cell office:value-type="float" office:value="0" table:formula="of:=[.W19]-[.W23]" table:style-name="ce14">
            <text:p>0</text:p>
          </table:table-cell>
          <table:table-cell office:value-type="float" office:value="0" table:formula="of:=[.X19]-[.X23]" table:style-name="ce14">
            <text:p>0</text:p>
          </table:table-cell>
          <table:table-cell office:value-type="float" office:value="0" table:formula="of:=[.Y19]-[.Y23]" table:style-name="ce14">
            <text:p>0</text:p>
          </table:table-cell>
          <table:table-cell table:number-columns-repeated="16359"/>
        </table:table-row>
        <table:table-row table:number-rows-repeated="104855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himesh rana</meta:initial-creator>
    <dc:creator>Rana, Himesh</dc:creator>
    <meta:creation-date>2025-07-04T12:37:59Z</meta:creation-date>
    <dc:date>2025-07-04T12:38:00Z</dc:date>
    <meta:editing-duration>PT0S</meta:editing-duration>
  </office:meta>
</office:document-meta>
</file>